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50" style:family="table-column">
      <style:table-column-properties fo:break-before="auto" style:column-width="0.318cm"/>
    </style:style>
    <style:style style:name="co51" style:family="table-column">
      <style:table-column-properties fo:break-before="auto" style:column-width="6.826cm"/>
    </style:style>
    <style:style style:name="co56" style:family="table-column">
      <style:table-column-properties fo:break-before="auto" style:column-width="0.291cm"/>
    </style:style>
    <style:style style:name="co44" style:family="table-column">
      <style:table-column-properties fo:break-before="auto" style:column-width="1.879cm"/>
    </style:style>
    <style:style style:name="co57" style:family="table-column">
      <style:table-column-properties fo:break-before="auto" style:column-width="0.873cm"/>
    </style:style>
    <style:style style:name="co58" style:family="table-column">
      <style:table-column-properties fo:break-before="auto" style:column-width="2.607cm"/>
    </style:style>
    <style:style style:name="co59" style:family="table-column">
      <style:table-column-properties fo:break-before="auto" style:column-width="2.355cm"/>
    </style:style>
    <style:style style:name="co60" style:family="table-column">
      <style:table-column-properties fo:break-before="auto" style:column-width="2.037cm"/>
    </style:style>
    <style:style style:name="co61" style:family="table-column">
      <style:table-column-properties fo:break-before="auto" style:column-width="1.164cm"/>
    </style:style>
    <style:style style:name="co62" style:family="table-column">
      <style:table-column-properties fo:break-before="auto" style:column-width="1.323cm"/>
    </style:style>
    <style:style style:name="co63" style:family="table-column">
      <style:table-column-properties fo:break-before="auto" style:column-width="4.05cm"/>
    </style:style>
    <style:style style:name="co64" style:family="table-column">
      <style:table-column-properties fo:break-before="auto" style:column-width="4.329cm"/>
    </style:style>
    <style:style style:name="co48" style:family="table-column">
      <style:table-column-properties fo:break-before="auto" style:column-width="0.609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2.136cm"/>
    </style:style>
    <style:style style:name="co27" style:family="table-column">
      <style:table-column-properties fo:break-before="auto" style:column-width="0.185cm"/>
    </style:style>
    <style:style style:name="co28" style:family="table-column">
      <style:table-column-properties fo:break-before="auto" style:column-width="6.165cm"/>
    </style:style>
    <style:style style:name="co29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auto" style:column-width="2.17cm"/>
    </style:style>
    <style:style style:name="co32" style:family="table-column">
      <style:table-column-properties fo:break-before="auto" style:column-width="3.217cm"/>
    </style:style>
    <style:style style:name="co33" style:family="table-column">
      <style:table-column-properties fo:break-before="auto" style:column-width="4.272cm"/>
    </style:style>
    <style:style style:name="co34" style:family="table-column">
      <style:table-column-properties fo:break-before="auto" style:column-width="5.438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552cm"/>
    </style:style>
    <style:style style:name="co38" style:family="table-column">
      <style:table-column-properties fo:break-before="auto" style:column-width="3.163cm"/>
    </style:style>
    <style:style style:name="co39" style:family="table-column">
      <style:table-column-properties fo:break-before="auto" style:column-width="5.604cm"/>
    </style:style>
    <style:style style:name="co40" style:family="table-column">
      <style:table-column-properties fo:break-before="auto" style:column-width="5.66cm"/>
    </style:style>
    <style:style style:name="co41" style:family="table-column">
      <style:table-column-properties fo:break-before="auto" style:column-width="3.579cm"/>
    </style:style>
    <style:style style:name="co42" style:family="table-column">
      <style:table-column-properties fo:break-before="auto" style:column-width="6.216cm"/>
    </style:style>
    <style:style style:name="co43" style:family="table-column">
      <style:table-column-properties fo:break-before="auto" style:column-width="2.969cm"/>
    </style:style>
    <style:style style:name="co45" style:family="table-column">
      <style:table-column-properties fo:break-before="auto" style:column-width="3.357cm"/>
    </style:style>
    <style:style style:name="co46" style:family="table-column">
      <style:table-column-properties fo:break-before="auto" style:column-width="1.508cm"/>
    </style:style>
    <style:style style:name="co47" style:family="table-column">
      <style:table-column-properties fo:break-before="auto" style:column-width="2.275cm"/>
    </style:style>
    <style:style style:name="co49" style:family="table-column">
      <style:table-column-properties fo:break-before="auto" style:column-width="1.455cm"/>
    </style:style>
    <style:style style:name="co52" style:family="table-column">
      <style:table-column-properties fo:break-before="auto" style:column-width="5.076cm"/>
    </style:style>
    <style:style style:name="co53" style:family="table-column">
      <style:table-column-properties fo:break-before="auto" style:column-width="2.441cm"/>
    </style:style>
    <style:style style:name="co54" style:family="table-column">
      <style:table-column-properties fo:break-before="auto" style:column-width="4.078cm"/>
    </style:style>
    <style:style style:name="co55" style:family="table-column">
      <style:table-column-properties fo:break-before="auto" style:column-width="2.408cm"/>
    </style:style>
    <style:style style:name="co65" style:family="table-column">
      <style:table-column-properties fo:break-before="auto" style:column-width="4.217cm"/>
    </style:style>
    <style:style style:name="co66" style:family="table-column">
      <style:table-column-properties fo:break-before="auto" style:column-width="1.275cm"/>
    </style:style>
    <style:style style:name="co67" style:family="table-column">
      <style:table-column-properties fo:break-before="auto" style:column-width="4.471cm"/>
    </style:style>
    <style:style style:name="co68" style:family="table-column">
      <style:table-column-properties fo:break-before="auto" style:column-width="2.775cm"/>
    </style:style>
    <style:style style:name="co69" style:family="table-column">
      <style:table-column-properties fo:break-before="auto" style:column-width="2.33cm"/>
    </style:style>
    <style:style style:name="co70" style:family="table-column">
      <style:table-column-properties fo:break-before="auto" style:column-width="2.064cm"/>
    </style:style>
    <style:style style:name="co71" style:family="table-column">
      <style:table-column-properties fo:break-before="auto" style:column-width="3.634cm"/>
    </style:style>
    <style:style style:name="co72" style:family="table-column">
      <style:table-column-properties fo:break-before="auto" style:column-width="0.503cm"/>
    </style:style>
    <style:style style:name="co73" style:family="table-column">
      <style:table-column-properties fo:break-before="auto" style:column-width="4.911cm"/>
    </style:style>
    <style:style style:name="co74" style:family="table-column">
      <style:table-column-properties fo:break-before="auto" style:column-width="0.079cm"/>
    </style:style>
    <style:style style:name="co75" style:family="table-column">
      <style:table-column-properties fo:break-before="auto" style:column-width="0.106cm"/>
    </style:style>
    <style:style style:name="co76" style:family="table-column">
      <style:table-column-properties fo:break-before="auto" style:column-width="0.397cm"/>
    </style:style>
    <style:style style:name="co77" style:family="table-column">
      <style:table-column-properties fo:break-before="auto" style:column-width="0.277cm"/>
    </style:style>
    <style:style style:name="co78" style:family="table-column">
      <style:table-column-properties fo:break-before="auto" style:column-width="0.265cm"/>
    </style:style>
    <style:style style:name="co79" style:family="table-column">
      <style:table-column-properties fo:break-before="auto" style:column-width="1.429cm"/>
    </style:style>
    <style:style style:name="co80" style:family="table-column">
      <style:table-column-properties fo:break-before="auto" style:column-width="1.482cm"/>
    </style:style>
    <style:style style:name="co81" style:family="table-column">
      <style:table-column-properties fo:break-before="auto" style:column-width="3.745cm"/>
    </style:style>
    <style:style style:name="ro10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2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369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5cm" fo:break-before="auto" style:use-optimal-row-height="false"/>
    </style:style>
    <style:style style:name="ro33" style:family="table-row">
      <style:table-row-properties style:row-height="0.9cm" fo:break-before="auto" style:use-optimal-row-height="false"/>
    </style:style>
    <style:style style:name="ro34" style:family="table-row">
      <style:table-row-properties style:row-height="0.635cm" fo:break-before="auto" style:use-optimal-row-height="false"/>
    </style:style>
    <style:style style:name="ro35" style:family="table-row">
      <style:table-row-properties style:row-height="0.582cm" fo:break-before="auto" style:use-optimal-row-height="false"/>
    </style:style>
    <style:style style:name="ro36" style:family="table-row">
      <style:table-row-properties style:row-height="0.286cm" fo:break-before="auto" style:use-optimal-row-height="false"/>
    </style:style>
    <style:style style:name="ro37" style:family="table-row">
      <style:table-row-properties style:row-height="0.497cm" fo:break-before="auto" style:use-optimal-row-height="false"/>
    </style:style>
    <style:style style:name="ro38" style:family="table-row">
      <style:table-row-properties style:row-height="0.318cm" fo:break-before="auto" style:use-optimal-row-height="false"/>
    </style:style>
    <style:style style:name="ro39" style:family="table-row">
      <style:table-row-properties style:row-height="0.139cm" fo:break-before="auto" style:use-optimal-row-height="false"/>
    </style:style>
    <style:style style:name="ro40" style:family="table-row">
      <style:table-row-properties style:row-height="0.404cm" fo:break-before="auto" style:use-optimal-row-height="false"/>
    </style:style>
    <style:style style:name="ro41" style:family="table-row">
      <style:table-row-properties style:row-height="0.074cm" fo:break-before="auto" style:use-optimal-row-height="false"/>
    </style:style>
    <style:style style:name="ro43" style:family="table-row">
      <style:table-row-properties style:row-height="0.106cm" fo:break-before="auto" style:use-optimal-row-height="false"/>
    </style:style>
    <style:style style:name="ro44" style:family="table-row">
      <style:table-row-properties style:row-height="0.392cm" fo:break-before="auto" style:use-optimal-row-height="false"/>
    </style:style>
    <style:style style:name="ro45" style:family="table-row">
      <style:table-row-properties style:row-height="0.351cm" fo:break-before="auto" style:use-optimal-row-height="false"/>
    </style:style>
    <style:style style:name="ro46" style:family="table-row">
      <style:table-row-properties style:row-height="0.026cm" fo:break-before="auto" style:use-optimal-row-height="false"/>
    </style:style>
    <style:style style:name="ro47" style:family="table-row">
      <style:table-row-properties style:row-height="0.563cm" fo:break-before="auto" style:use-optimal-row-height="false"/>
    </style:style>
    <style:style style:name="ro48" style:family="table-row">
      <style:table-row-properties style:row-height="0.709cm" fo:break-before="auto" style:use-optimal-row-height="false"/>
    </style:style>
    <style:style style:name="ro49" style:family="table-row">
      <style:table-row-properties style:row-height="0.1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2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59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0" style:family="table-cell" style:parent-style-name="Default" style:data-style-name="N107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7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7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7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07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5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113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07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0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3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5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 style:data-style-name="N3">
      <style:text-properties fo:font-size="9pt" style:font-size-asian="9pt" style:font-size-complex="9pt"/>
    </style:style>
    <style:style style:name="ce207" style:family="table-cell" style:parent-style-name="Default" style:data-style-name="N0">
      <style:text-properties fo:font-size="9pt" style:font-size-asian="9pt" style:font-size-complex="9pt"/>
    </style:style>
    <style:style style:name="ce20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1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10">
      <style:text-properties fo:font-size="9pt" style:font-size-asian="9pt" style:font-size-complex="9pt"/>
    </style:style>
    <style:style style:name="ce23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0"/>
    <style:style style:name="ce2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4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7" style:family="table-cell" style:parent-style-name="Default" style:data-style-name="N0"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7" style:family="table-cell" style:parent-style-name="Default" style:data-style-name="N0"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59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7" style:family="table-cell" style:parent-style-name="Default" style:data-style-name="N3">
      <style:text-properties style:font-name="Verdana" style:font-name-asian="Verdana" style:font-name-complex="Verdana"/>
    </style:style>
    <style:style style:name="ce2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0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1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ackground-color="transparent" style:vertical-align="automatic"/>
    </style:style>
    <style:style style:name="ce276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7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8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3" style:family="table-cell" style:parent-style-name="Default" style:data-style-name="N0">
      <style:table-cell-properties fo:background-color="#ffffcc" style:vertical-align="automatic"/>
    </style:style>
    <style:style style:name="ce284" style:family="table-cell" style:parent-style-name="Default" style:data-style-name="N114"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7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7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2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3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5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3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1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5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6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7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0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2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3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4" style:family="table-cell" style:parent-style-name="Default" style:data-style-name="N0">
      <style:table-cell-properties style:vertical-align="automatic"/>
    </style:style>
    <style:style style:name="ce355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ccffff"/>
    </style:style>
    <style:style style:name="ce360" style:family="table-cell" style:parent-style-name="Default" style:data-style-name="N0">
      <style:table-cell-properties fo:background-color="#ffffff" style:vertical-align="automatic"/>
    </style:style>
    <style:style style:name="ce36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4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7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0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6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2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4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5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6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18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0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1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29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0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1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2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3" style:family="table-cell" style:parent-style-name="Default" style:data-style-name="N0">
      <style:table-cell-properties fo:background-color="#ccffff" style:vertical-align="automatic"/>
    </style:style>
    <style:style style:name="ce4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38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39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1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2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3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49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0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4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56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0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3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5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0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2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3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1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17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18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2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3" style:family="table-cell" style:parent-style-name="Default" style:data-style-name="N0">
      <style:table-cell-properties fo:background-color="transparent"/>
    </style:style>
    <style:style style:name="ce524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2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2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7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7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3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3" table:default-cell-style-name="ce129"/>
        <table:table-column table:style-name="co24" table:default-cell-style-name="ce129"/>
        <table:table-column table:style-name="co1" table:default-cell-style-name="ce129"/>
        <table:table-column table:style-name="co25" table:default-cell-style-name="ce129"/>
        <table:table-column table:style-name="co1" table:default-cell-style-name="ce129"/>
        <table:table-column table:style-name="co25" table:number-columns-repeated="5" table:default-cell-style-name="ce129"/>
        <table:table-column table:style-name="co1" table:default-cell-style-name="ce129"/>
        <table:table-column table:style-name="co25" table:number-columns-repeated="3" table:default-cell-style-name="ce129"/>
        <table:table-column table:style-name="co26" table:default-cell-style-name="ce129"/>
        <table:table-column table:style-name="co25" table:default-cell-style-name="ce129"/>
        <table:table-column table:style-name="co1" table:default-cell-style-name="ce129"/>
        <table:table-column table:style-name="co6" table:number-columns-repeated="1006" table:default-cell-style-name="ce129"/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4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6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1006"/>
        </table:table-row>
        <table:table-row table:style-name="ro17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4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8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6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4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6">
          <table:table-cell table:style-name="ce127" table:number-columns-repeated="8"/>
          <table:table-cell table:style-name="ce150" table:number-columns-repeated="1016"/>
        </table:table-row>
        <table:table-row table:style-name="ro15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 table:number-columns-repeated="7"/>
          <table:table-cell table:number-columns-repeated="1016"/>
        </table:table-row>
        <table:table-row table:style-name="ro14" table:number-rows-repeated="6544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rialBalance" table:style-name="ta6" table:protected="true">
        <table:table-column table:style-name="co27" table:default-cell-style-name="ce44"/>
        <table:table-column table:style-name="co28" table:default-cell-style-name="ce44"/>
        <table:table-column table:style-name="co29" table:default-cell-style-name="ce52"/>
        <table:table-column table:style-name="co10" table:default-cell-style-name="ce44"/>
        <table:table-column table:style-name="co1" table:default-cell-style-name="ce44"/>
        <table:table-column table:style-name="co30" table:number-columns-repeated="7" table:default-cell-style-name="ce44"/>
        <table:table-column table:style-name="co3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1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6" table:number-columns-repeated="883" table:default-cell-style-name="ce44"/>
        <table:table-row table:style-name="ro7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25]" office:value-type="date" office:date-value="2010-12-01">
            <text:p>01-Dec-10</text:p>
          </table:table-cell>
          <table:table-cell table:style-name="ce171" table:number-columns-spanned="1" table:number-rows-spanned="2"/>
          <table:table-cell table:style-name="ce178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10-12-31">
            <text:p>31-Dec-10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11-01-31">
            <text:p>31-Jan-11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1-02-28">
            <text:p>28-Feb-11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1-03-31">
            <text:p>31-Mar-11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1-04-30">
            <text:p>30-Apr-11</text:p>
          </table:table-cell>
          <table:table-cell table:style-name="ce171" table:number-columns-spanned="1" table:number-rows-spanned="2"/>
          <table:table-cell table:style-name="ce171" table:formula="of:=[$Admin.B36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1-05-31">
            <text:p>31-May-11</text:p>
          </table:table-cell>
          <table:table-cell table:style-name="ce171" table:number-columns-spanned="1" table:number-rows-spanned="2"/>
          <table:table-cell table:style-name="ce171" table:formula="of:=[$Admin.B38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1-06-30">
            <text:p>30-Jun-11</text:p>
          </table:table-cell>
          <table:table-cell table:style-name="ce171" table:number-columns-spanned="1" table:number-rows-spanned="2"/>
          <table:table-cell table:style-name="ce171" table:formula="of:=[$Admin.B40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1-07-31">
            <text:p>31-Jul-11</text:p>
          </table:table-cell>
          <table:table-cell table:style-name="ce171" table:number-columns-spanned="1" table:number-rows-spanned="2"/>
          <table:table-cell table:style-name="ce171" table:formula="of:=[$Admin.B42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1-08-31">
            <text:p>31-Aug-11</text:p>
          </table:table-cell>
          <table:table-cell table:style-name="ce171" table:number-columns-spanned="1" table:number-rows-spanned="2"/>
          <table:table-cell table:style-name="ce171" table:formula="of:=[$Admin.B44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1-09-30">
            <text:p>30-Sep-11</text:p>
          </table:table-cell>
          <table:table-cell table:style-name="ce171" table:number-columns-spanned="1" table:number-rows-spanned="2"/>
          <table:table-cell table:style-name="ce171" table:formula="of:=[$Admin.B46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1-10-31">
            <text:p>31-Oct-11</text:p>
          </table:table-cell>
          <table:table-cell table:style-name="ce171" table:number-columns-spanned="1" table:number-rows-spanned="2"/>
          <table:table-cell table:style-name="ce171" table:formula="of:=[$Admin.B48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1-11-30">
            <text:p>30-Nov-11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1-11-30">
            <text:p>30-Nov-11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19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9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9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E$64]-(['file:///C:/Users/acartwright/Personal/diy/GB%20Accounts/GB%20Accounts%202011/GB%20Accounts%20Company%202011-11-30%20(Nov11)%20OpenOffice/Fixedassets.ods'#$Schedule.$W$11]+['file:///C:/Users/acartwright/Personal/diy/GB%20Accounts/GB%20Accounts%202011/GB%20Accounts%20Company%202011-11-30%20(Nov11)%20OpenOffice/Fixedassets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E$75]-(['file:///C:/Users/acartwright/Personal/diy/GB%20Accounts/GB%20Accounts%202011/GB%20Accounts%20Company%202011-11-30%20(Nov11)%20OpenOffice/Fixedassets.ods'#$Schedule.$W$22]+['file:///C:/Users/acartwright/Personal/diy/GB%20Accounts/GB%20Accounts%202011/GB%20Accounts%20Company%202011-11-30%20(Nov11)%20OpenOffice/Fixedassets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E$83]-(['file:///C:/Users/acartwright/Personal/diy/GB%20Accounts/GB%20Accounts%202011/GB%20Accounts%20Company%202011-11-30%20(Nov11)%20OpenOffice/Fixedassets.ods'#$Schedule.$W$30]+['file:///C:/Users/acartwright/Personal/diy/GB%20Accounts/GB%20Accounts%202011/GB%20Accounts%20Company%202011-11-30%20(Nov11)%20OpenOffice/Fixedassets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E$94]-(['file:///C:/Users/acartwright/Personal/diy/GB%20Accounts/GB%20Accounts%202011/GB%20Accounts%20Company%202011-11-30%20(Nov11)%20OpenOffice/Fixedassets.ods'#$Schedule.$W$41]+['file:///C:/Users/acartwright/Personal/diy/GB%20Accounts/GB%20Accounts%202011/GB%20Accounts%20Company%202011-11-30%20(Nov11)%20OpenOffice/Fixedassets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E$108]-(['file:///C:/Users/acartwright/Personal/diy/GB%20Accounts/GB%20Accounts%202011/GB%20Accounts%20Company%202011-11-30%20(Nov11)%20OpenOffice/Fixedassets.ods'#$Schedule.$W$55]+['file:///C:/Users/acartwright/Personal/diy/GB%20Accounts/GB%20Accounts%202011/GB%20Accounts%20Company%202011-11-30%20(Nov11)%20OpenOffice/Fixedassets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X$11]+['file:///C:/Users/acartwright/Personal/diy/GB%20Accounts/GB%20Accounts%202011/GB%20Accounts%20Company%202011-11-30%20(Nov11)%20OpenOffice/Fixedassets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X$22]+['file:///C:/Users/acartwright/Personal/diy/GB%20Accounts/GB%20Accounts%202011/GB%20Accounts%20Company%202011-11-30%20(Nov11)%20OpenOffice/Fixedassets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X$30]+['file:///C:/Users/acartwright/Personal/diy/GB%20Accounts/GB%20Accounts%202011/GB%20Accounts%20Company%202011-11-30%20(Nov11)%20OpenOffice/Fixedassets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X$41]+['file:///C:/Users/acartwright/Personal/diy/GB%20Accounts/GB%20Accounts%202011/GB%20Accounts%20Company%202011-11-30%20(Nov11)%20OpenOffice/Fixedassets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X$55]+['file:///C:/Users/acartwright/Personal/diy/GB%20Accounts/GB%20Accounts%202011/GB%20Accounts%20Company%202011-11-30%20(Nov11)%20OpenOffice/Fixedassets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1-30%20(Nov11)%20OpenOffice/Fixedassets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1/GB%20Accounts%20Company%202011-11-30%20(Nov11)%20OpenOffice/Sales.ods'#$Dec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Dec10.$F$1]-['file:///C:/Users/acartwright/Personal/diy/GB%20Accounts/GB%20Accounts%202011/GB%20Accounts%20Company%202011-11-30%20(Nov11)%20OpenOffice/Sales.ods'#$Dec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Dec10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an11.$F$1]-['file:///C:/Users/acartwright/Personal/diy/GB%20Accounts/GB%20Accounts%202011/GB%20Accounts%20Company%202011-11-30%20(Nov11)%20OpenOffice/Sales.ods'#$Ja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an11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Feb11.$F$1]-['file:///C:/Users/acartwright/Personal/diy/GB%20Accounts/GB%20Accounts%202011/GB%20Accounts%20Company%202011-11-30%20(Nov11)%20OpenOffice/Sales.ods'#$Feb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Feb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Mar11.$F$1]-['file:///C:/Users/acartwright/Personal/diy/GB%20Accounts/GB%20Accounts%202011/GB%20Accounts%20Company%202011-11-30%20(Nov11)%20OpenOffice/Sales.ods'#$Ma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Apr11.$F$1]-['file:///C:/Users/acartwright/Personal/diy/GB%20Accounts/GB%20Accounts%202011/GB%20Accounts%20Company%202011-11-30%20(Nov11)%20OpenOffice/Sales.ods'#$Ap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p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May11.$F$1]-['file:///C:/Users/acartwright/Personal/diy/GB%20Accounts/GB%20Accounts%202011/GB%20Accounts%20Company%202011-11-30%20(Nov11)%20OpenOffice/Sales.ods'#$May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y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un11.$F$1]-['file:///C:/Users/acartwright/Personal/diy/GB%20Accounts/GB%20Accounts%202011/GB%20Accounts%20Company%202011-11-30%20(Nov11)%20OpenOffice/Sales.ods'#$Ju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ul11.$F$1]-['file:///C:/Users/acartwright/Personal/diy/GB%20Accounts/GB%20Accounts%202011/GB%20Accounts%20Company%202011-11-30%20(Nov11)%20OpenOffice/Sales.ods'#$Jul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l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Aug11.$F$1]-['file:///C:/Users/acartwright/Personal/diy/GB%20Accounts/GB%20Accounts%202011/GB%20Accounts%20Company%202011-11-30%20(Nov11)%20OpenOffice/Sales.ods'#$Aug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ug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Sep11.$F$1]-['file:///C:/Users/acartwright/Personal/diy/GB%20Accounts/GB%20Accounts%202011/GB%20Accounts%20Company%202011-11-30%20(Nov11)%20OpenOffice/Sales.ods'#$Sep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Sep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Oct11.$F$1]-['file:///C:/Users/acartwright/Personal/diy/GB%20Accounts/GB%20Accounts%202011/GB%20Accounts%20Company%202011-11-30%20(Nov11)%20OpenOffice/Sales.ods'#$Oct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Oct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Nov11.$F$1]-['file:///C:/Users/acartwright/Personal/diy/GB%20Accounts/GB%20Accounts%202011/GB%20Accounts%20Company%202011-11-30%20(Nov11)%20OpenOffice/Sales.ods'#$Nov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1-30%20(Nov11)%20OpenOffice/Currentaccount.ods'#$Nov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Nov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urrent Accoun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Dec10.$F$1]-['file:///C:/Users/acartwright/Personal/diy/GB%20Accounts/GB%20Accounts%202011/GB%20Accounts%20Company%202011-11-30%20(Nov11)%20OpenOffice/Currentaccount.ods'#$Dec10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Jan11.$F$1]-['file:///C:/Users/acartwright/Personal/diy/GB%20Accounts/GB%20Accounts%202011/GB%20Accounts%20Company%202011-11-30%20(Nov11)%20OpenOffice/Currentaccount.ods'#$Ja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Feb11.$F$1]-['file:///C:/Users/acartwright/Personal/diy/GB%20Accounts/GB%20Accounts%202011/GB%20Accounts%20Company%202011-11-30%20(Nov11)%20OpenOffice/Currentaccount.ods'#$Feb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Mar11.$F$1]-['file:///C:/Users/acartwright/Personal/diy/GB%20Accounts/GB%20Accounts%202011/GB%20Accounts%20Company%202011-11-30%20(Nov11)%20OpenOffice/Currentaccount.ods'#$Ma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Apr11.$F$1]-['file:///C:/Users/acartwright/Personal/diy/GB%20Accounts/GB%20Accounts%202011/GB%20Accounts%20Company%202011-11-30%20(Nov11)%20OpenOffice/Currentaccount.ods'#$Ap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May11.$F$1]-['file:///C:/Users/acartwright/Personal/diy/GB%20Accounts/GB%20Accounts%202011/GB%20Accounts%20Company%202011-11-30%20(Nov11)%20OpenOffice/Currentaccount.ods'#$May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Jun11.$F$1]-['file:///C:/Users/acartwright/Personal/diy/GB%20Accounts/GB%20Accounts%202011/GB%20Accounts%20Company%202011-11-30%20(Nov11)%20OpenOffice/Currentaccount.ods'#$Ju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Jul11.$F$1]-['file:///C:/Users/acartwright/Personal/diy/GB%20Accounts/GB%20Accounts%202011/GB%20Accounts%20Company%202011-11-30%20(Nov11)%20OpenOffice/Currentaccount.ods'#$Jul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Aug11.$F$1]-['file:///C:/Users/acartwright/Personal/diy/GB%20Accounts/GB%20Accounts%202011/GB%20Accounts%20Company%202011-11-30%20(Nov11)%20OpenOffice/Currentaccount.ods'#$Aug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Sep11.$F$1]-['file:///C:/Users/acartwright/Personal/diy/GB%20Accounts/GB%20Accounts%202011/GB%20Accounts%20Company%202011-11-30%20(Nov11)%20OpenOffice/Currentaccount.ods'#$Sep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Oct11.$F$1]-['file:///C:/Users/acartwright/Personal/diy/GB%20Accounts/GB%20Accounts%202011/GB%20Accounts%20Company%202011-11-30%20(Nov11)%20OpenOffice/Currentaccount.ods'#$Oct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1-30%20(Nov11)%20OpenOffice/Currentaccount.ods'#$Nov11.$F$1]-['file:///C:/Users/acartwright/Personal/diy/GB%20Accounts/GB%20Accounts%202011/GB%20Accounts%20Company%202011-11-30%20(Nov11)%20OpenOffice/Currentaccount.ods'#$Nov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Dec10.$F$1]-['file:///C:/Users/acartwright/Personal/diy/GB%20Accounts/GB%20Accounts%202011/GB%20Accounts%20Company%202011-11-30%20(Nov11)%20OpenOffice/Savingaccount.ods'#$Dec10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Jan11.$F$1]-['file:///C:/Users/acartwright/Personal/diy/GB%20Accounts/GB%20Accounts%202011/GB%20Accounts%20Company%202011-11-30%20(Nov11)%20OpenOffice/Savingaccount.ods'#$Ja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Feb11.$F$1]-['file:///C:/Users/acartwright/Personal/diy/GB%20Accounts/GB%20Accounts%202011/GB%20Accounts%20Company%202011-11-30%20(Nov11)%20OpenOffice/Savingaccount.ods'#$Feb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Mar11.$F$1]-['file:///C:/Users/acartwright/Personal/diy/GB%20Accounts/GB%20Accounts%202011/GB%20Accounts%20Company%202011-11-30%20(Nov11)%20OpenOffice/Savingaccount.ods'#$Ma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Apr11.$F$1]-['file:///C:/Users/acartwright/Personal/diy/GB%20Accounts/GB%20Accounts%202011/GB%20Accounts%20Company%202011-11-30%20(Nov11)%20OpenOffice/Savingaccount.ods'#$Ap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May11.$F$1]-['file:///C:/Users/acartwright/Personal/diy/GB%20Accounts/GB%20Accounts%202011/GB%20Accounts%20Company%202011-11-30%20(Nov11)%20OpenOffice/Savingaccount.ods'#$May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Jun11.$F$1]-['file:///C:/Users/acartwright/Personal/diy/GB%20Accounts/GB%20Accounts%202011/GB%20Accounts%20Company%202011-11-30%20(Nov11)%20OpenOffice/Savingaccount.ods'#$Ju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Jul11.$F$1]-['file:///C:/Users/acartwright/Personal/diy/GB%20Accounts/GB%20Accounts%202011/GB%20Accounts%20Company%202011-11-30%20(Nov11)%20OpenOffice/Savingaccount.ods'#$Jul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Aug11.$F$1]-['file:///C:/Users/acartwright/Personal/diy/GB%20Accounts/GB%20Accounts%202011/GB%20Accounts%20Company%202011-11-30%20(Nov11)%20OpenOffice/Savingaccount.ods'#$Aug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Sep11.$F$1]-['file:///C:/Users/acartwright/Personal/diy/GB%20Accounts/GB%20Accounts%202011/GB%20Accounts%20Company%202011-11-30%20(Nov11)%20OpenOffice/Savingaccount.ods'#$Sep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Oct11.$F$1]-['file:///C:/Users/acartwright/Personal/diy/GB%20Accounts/GB%20Accounts%202011/GB%20Accounts%20Company%202011-11-30%20(Nov11)%20OpenOffice/Savingaccount.ods'#$Oct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1-30%20(Nov11)%20OpenOffice/Savingaccount.ods'#$Nov11.$F$1]-['file:///C:/Users/acartwright/Personal/diy/GB%20Accounts/GB%20Accounts%202011/GB%20Accounts%20Company%202011-11-30%20(Nov11)%20OpenOffice/Savingaccount.ods'#$Nov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Dec10.$F$1]-['file:///C:/Users/acartwright/Personal/diy/GB%20Accounts/GB%20Accounts%202011/GB%20Accounts%20Company%202011-11-30%20(Nov11)%20OpenOffice/Creditcardaccount.ods'#$Dec10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Jan11.$F$1]-['file:///C:/Users/acartwright/Personal/diy/GB%20Accounts/GB%20Accounts%202011/GB%20Accounts%20Company%202011-11-30%20(Nov11)%20OpenOffice/Creditcardaccount.ods'#$Ja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Feb11.$F$1]-['file:///C:/Users/acartwright/Personal/diy/GB%20Accounts/GB%20Accounts%202011/GB%20Accounts%20Company%202011-11-30%20(Nov11)%20OpenOffice/Creditcardaccount.ods'#$Feb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Mar11.$F$1]-['file:///C:/Users/acartwright/Personal/diy/GB%20Accounts/GB%20Accounts%202011/GB%20Accounts%20Company%202011-11-30%20(Nov11)%20OpenOffice/Creditcardaccount.ods'#$Ma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Apr11.$F$1]-['file:///C:/Users/acartwright/Personal/diy/GB%20Accounts/GB%20Accounts%202011/GB%20Accounts%20Company%202011-11-30%20(Nov11)%20OpenOffice/Creditcardaccount.ods'#$Ap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May11.$F$1]-['file:///C:/Users/acartwright/Personal/diy/GB%20Accounts/GB%20Accounts%202011/GB%20Accounts%20Company%202011-11-30%20(Nov11)%20OpenOffice/Creditcardaccount.ods'#$May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Jun11.$F$1]-['file:///C:/Users/acartwright/Personal/diy/GB%20Accounts/GB%20Accounts%202011/GB%20Accounts%20Company%202011-11-30%20(Nov11)%20OpenOffice/Creditcardaccount.ods'#$Ju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Jul11.$F$1]-['file:///C:/Users/acartwright/Personal/diy/GB%20Accounts/GB%20Accounts%202011/GB%20Accounts%20Company%202011-11-30%20(Nov11)%20OpenOffice/Creditcardaccount.ods'#$Jul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Aug11.$F$1]-['file:///C:/Users/acartwright/Personal/diy/GB%20Accounts/GB%20Accounts%202011/GB%20Accounts%20Company%202011-11-30%20(Nov11)%20OpenOffice/Creditcardaccount.ods'#$Aug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Sep11.$F$1]-['file:///C:/Users/acartwright/Personal/diy/GB%20Accounts/GB%20Accounts%202011/GB%20Accounts%20Company%202011-11-30%20(Nov11)%20OpenOffice/Creditcardaccount.ods'#$Sep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Oct11.$F$1]-['file:///C:/Users/acartwright/Personal/diy/GB%20Accounts/GB%20Accounts%202011/GB%20Accounts%20Company%202011-11-30%20(Nov11)%20OpenOffice/Creditcardaccount.ods'#$Oct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1-30%20(Nov11)%20OpenOffice/Creditcardaccount.ods'#$Nov11.$F$1]-['file:///C:/Users/acartwright/Personal/diy/GB%20Accounts/GB%20Accounts%202011/GB%20Accounts%20Company%202011-11-30%20(Nov11)%20OpenOffice/Creditcardaccount.ods'#$Nov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Dec10.$F$1]-['file:///C:/Users/acartwright/Personal/diy/GB%20Accounts/GB%20Accounts%202011/GB%20Accounts%20Company%202011-11-30%20(Nov11)%20OpenOffice/Cashaccount.ods'#$Dec10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Jan11.$F$1]-['file:///C:/Users/acartwright/Personal/diy/GB%20Accounts/GB%20Accounts%202011/GB%20Accounts%20Company%202011-11-30%20(Nov11)%20OpenOffice/Cashaccount.ods'#$Ja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Feb11.$F$1]-['file:///C:/Users/acartwright/Personal/diy/GB%20Accounts/GB%20Accounts%202011/GB%20Accounts%20Company%202011-11-30%20(Nov11)%20OpenOffice/Cashaccount.ods'#$Feb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Mar11.$F$1]-['file:///C:/Users/acartwright/Personal/diy/GB%20Accounts/GB%20Accounts%202011/GB%20Accounts%20Company%202011-11-30%20(Nov11)%20OpenOffice/Cashaccount.ods'#$Ma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Apr11.$F$1]-['file:///C:/Users/acartwright/Personal/diy/GB%20Accounts/GB%20Accounts%202011/GB%20Accounts%20Company%202011-11-30%20(Nov11)%20OpenOffice/Cashaccount.ods'#$Ap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May11.$F$1]-['file:///C:/Users/acartwright/Personal/diy/GB%20Accounts/GB%20Accounts%202011/GB%20Accounts%20Company%202011-11-30%20(Nov11)%20OpenOffice/Cashaccount.ods'#$May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Jun11.$F$1]-['file:///C:/Users/acartwright/Personal/diy/GB%20Accounts/GB%20Accounts%202011/GB%20Accounts%20Company%202011-11-30%20(Nov11)%20OpenOffice/Cashaccount.ods'#$Ju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Jul11.$F$1]-['file:///C:/Users/acartwright/Personal/diy/GB%20Accounts/GB%20Accounts%202011/GB%20Accounts%20Company%202011-11-30%20(Nov11)%20OpenOffice/Cashaccount.ods'#$Jul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Aug11.$F$1]-['file:///C:/Users/acartwright/Personal/diy/GB%20Accounts/GB%20Accounts%202011/GB%20Accounts%20Company%202011-11-30%20(Nov11)%20OpenOffice/Cashaccount.ods'#$Aug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Sep11.$F$1]-['file:///C:/Users/acartwright/Personal/diy/GB%20Accounts/GB%20Accounts%202011/GB%20Accounts%20Company%202011-11-30%20(Nov11)%20OpenOffice/Cashaccount.ods'#$Sep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Oct11.$F$1]-['file:///C:/Users/acartwright/Personal/diy/GB%20Accounts/GB%20Accounts%202011/GB%20Accounts%20Company%202011-11-30%20(Nov11)%20OpenOffice/Cashaccount.ods'#$Oct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1-30%20(Nov11)%20OpenOffice/Cashaccount.ods'#$Nov11.$F$1]-['file:///C:/Users/acartwright/Personal/diy/GB%20Accounts/GB%20Accounts%202011/GB%20Accounts%20Company%202011-11-30%20(Nov11)%20OpenOffice/Cashaccount.ods'#$Nov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Dec10.$G$1]-['file:///C:/Users/acartwright/Personal/diy/GB%20Accounts/GB%20Accounts%202011/GB%20Accounts%20Company%202011-11-30%20(Nov11)%20OpenOffice/Currentaccount.ods'#$Dec10.$H$1]-['file:///C:/Users/acartwright/Personal/diy/GB%20Accounts/GB%20Accounts%202011/GB%20Accounts%20Company%202011-11-30%20(Nov11)%20OpenOffice/Currentaccount.ods'#$Dec10.$I$1]+['file:///C:/Users/acartwright/Personal/diy/GB%20Accounts/GB%20Accounts%202011/GB%20Accounts%20Company%202011-11-30%20(Nov11)%20OpenOffice/Currentaccount.ods'#$Dec10.$Y$1]+['file:///C:/Users/acartwright/Personal/diy/GB%20Accounts/GB%20Accounts%202011/GB%20Accounts%20Company%202011-11-30%20(Nov11)%20OpenOffice/Currentaccount.ods'#$Dec10.$Z$1]+['file:///C:/Users/acartwright/Personal/diy/GB%20Accounts/GB%20Accounts%202011/GB%20Accounts%20Company%202011-11-30%20(Nov11)%20OpenOffice/Current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Dec10.$G$1]-['file:///C:/Users/acartwright/Personal/diy/GB%20Accounts/GB%20Accounts%202011/GB%20Accounts%20Company%202011-11-30%20(Nov11)%20OpenOffice/Savingaccount.ods'#$Dec10.$H$1]-['file:///C:/Users/acartwright/Personal/diy/GB%20Accounts/GB%20Accounts%202011/GB%20Accounts%20Company%202011-11-30%20(Nov11)%20OpenOffice/Savingaccount.ods'#$Dec10.$I$1]+['file:///C:/Users/acartwright/Personal/diy/GB%20Accounts/GB%20Accounts%202011/GB%20Accounts%20Company%202011-11-30%20(Nov11)%20OpenOffice/Savingaccount.ods'#$Dec10.$Y$1]+['file:///C:/Users/acartwright/Personal/diy/GB%20Accounts/GB%20Accounts%202011/GB%20Accounts%20Company%202011-11-30%20(Nov11)%20OpenOffice/Savingaccount.ods'#$Dec10.$Z$1]+['file:///C:/Users/acartwright/Personal/diy/GB%20Accounts/GB%20Accounts%202011/GB%20Accounts%20Company%202011-11-30%20(Nov11)%20OpenOffice/Saving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Dec10.$G$1]-['file:///C:/Users/acartwright/Personal/diy/GB%20Accounts/GB%20Accounts%202011/GB%20Accounts%20Company%202011-11-30%20(Nov11)%20OpenOffice/Creditcardaccount.ods'#$Dec10.$H$1]-['file:///C:/Users/acartwright/Personal/diy/GB%20Accounts/GB%20Accounts%202011/GB%20Accounts%20Company%202011-11-30%20(Nov11)%20OpenOffice/Creditcardaccount.ods'#$Dec10.$I$1]+['file:///C:/Users/acartwright/Personal/diy/GB%20Accounts/GB%20Accounts%202011/GB%20Accounts%20Company%202011-11-30%20(Nov11)%20OpenOffice/Creditcardaccount.ods'#$Dec10.$Y$1]+['file:///C:/Users/acartwright/Personal/diy/GB%20Accounts/GB%20Accounts%202011/GB%20Accounts%20Company%202011-11-30%20(Nov11)%20OpenOffice/Creditcardaccount.ods'#$Dec10.$Z$1]+['file:///C:/Users/acartwright/Personal/diy/GB%20Accounts/GB%20Accounts%202011/GB%20Accounts%20Company%202011-11-30%20(Nov11)%20OpenOffice/Creditcard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Dec10.$G$1]-['file:///C:/Users/acartwright/Personal/diy/GB%20Accounts/GB%20Accounts%202011/GB%20Accounts%20Company%202011-11-30%20(Nov11)%20OpenOffice/Cashaccount.ods'#$Dec10.$H$1]-['file:///C:/Users/acartwright/Personal/diy/GB%20Accounts/GB%20Accounts%202011/GB%20Accounts%20Company%202011-11-30%20(Nov11)%20OpenOffice/Cashaccount.ods'#$Dec10.$I$1]+['file:///C:/Users/acartwright/Personal/diy/GB%20Accounts/GB%20Accounts%202011/GB%20Accounts%20Company%202011-11-30%20(Nov11)%20OpenOffice/Cashaccount.ods'#$Dec10.$V$1]+['file:///C:/Users/acartwright/Personal/diy/GB%20Accounts/GB%20Accounts%202011/GB%20Accounts%20Company%202011-11-30%20(Nov11)%20OpenOffice/Cashaccount.ods'#$Dec10.$W$1]+['file:///C:/Users/acartwright/Personal/diy/GB%20Accounts/GB%20Accounts%202011/GB%20Accounts%20Company%202011-11-30%20(Nov11)%20OpenOffice/Cashaccount.ods'#$Dec10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Jan11.$G$1]-['file:///C:/Users/acartwright/Personal/diy/GB%20Accounts/GB%20Accounts%202011/GB%20Accounts%20Company%202011-11-30%20(Nov11)%20OpenOffice/Currentaccount.ods'#$Jan11.$H$1]-['file:///C:/Users/acartwright/Personal/diy/GB%20Accounts/GB%20Accounts%202011/GB%20Accounts%20Company%202011-11-30%20(Nov11)%20OpenOffice/Currentaccount.ods'#$Jan11.$I$1]+['file:///C:/Users/acartwright/Personal/diy/GB%20Accounts/GB%20Accounts%202011/GB%20Accounts%20Company%202011-11-30%20(Nov11)%20OpenOffice/Currentaccount.ods'#$Jan11.$Y$1]+['file:///C:/Users/acartwright/Personal/diy/GB%20Accounts/GB%20Accounts%202011/GB%20Accounts%20Company%202011-11-30%20(Nov11)%20OpenOffice/Currentaccount.ods'#$Jan11.$Z$1]+['file:///C:/Users/acartwright/Personal/diy/GB%20Accounts/GB%20Accounts%202011/GB%20Accounts%20Company%202011-11-30%20(Nov11)%20OpenOffice/Current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Jan11.$G$1]-['file:///C:/Users/acartwright/Personal/diy/GB%20Accounts/GB%20Accounts%202011/GB%20Accounts%20Company%202011-11-30%20(Nov11)%20OpenOffice/Savingaccount.ods'#$Jan11.$H$1]-['file:///C:/Users/acartwright/Personal/diy/GB%20Accounts/GB%20Accounts%202011/GB%20Accounts%20Company%202011-11-30%20(Nov11)%20OpenOffice/Savingaccount.ods'#$Jan11.$I$1]+['file:///C:/Users/acartwright/Personal/diy/GB%20Accounts/GB%20Accounts%202011/GB%20Accounts%20Company%202011-11-30%20(Nov11)%20OpenOffice/Savingaccount.ods'#$Jan11.$Y$1]+['file:///C:/Users/acartwright/Personal/diy/GB%20Accounts/GB%20Accounts%202011/GB%20Accounts%20Company%202011-11-30%20(Nov11)%20OpenOffice/Savingaccount.ods'#$Jan11.$Z$1]+['file:///C:/Users/acartwright/Personal/diy/GB%20Accounts/GB%20Accounts%202011/GB%20Accounts%20Company%202011-11-30%20(Nov11)%20OpenOffice/Saving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Jan11.$G$1]-['file:///C:/Users/acartwright/Personal/diy/GB%20Accounts/GB%20Accounts%202011/GB%20Accounts%20Company%202011-11-30%20(Nov11)%20OpenOffice/Creditcardaccount.ods'#$Jan11.$H$1]-['file:///C:/Users/acartwright/Personal/diy/GB%20Accounts/GB%20Accounts%202011/GB%20Accounts%20Company%202011-11-30%20(Nov11)%20OpenOffice/Creditcardaccount.ods'#$Jan11.$I$1]+['file:///C:/Users/acartwright/Personal/diy/GB%20Accounts/GB%20Accounts%202011/GB%20Accounts%20Company%202011-11-30%20(Nov11)%20OpenOffice/Creditcardaccount.ods'#$Jan11.$Y$1]+['file:///C:/Users/acartwright/Personal/diy/GB%20Accounts/GB%20Accounts%202011/GB%20Accounts%20Company%202011-11-30%20(Nov11)%20OpenOffice/Creditcardaccount.ods'#$Jan11.$Z$1]+['file:///C:/Users/acartwright/Personal/diy/GB%20Accounts/GB%20Accounts%202011/GB%20Accounts%20Company%202011-11-30%20(Nov11)%20OpenOffice/Creditcard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Jan11.$G$1]-['file:///C:/Users/acartwright/Personal/diy/GB%20Accounts/GB%20Accounts%202011/GB%20Accounts%20Company%202011-11-30%20(Nov11)%20OpenOffice/Cashaccount.ods'#$Jan11.$H$1]-['file:///C:/Users/acartwright/Personal/diy/GB%20Accounts/GB%20Accounts%202011/GB%20Accounts%20Company%202011-11-30%20(Nov11)%20OpenOffice/Cashaccount.ods'#$Jan11.$I$1]+['file:///C:/Users/acartwright/Personal/diy/GB%20Accounts/GB%20Accounts%202011/GB%20Accounts%20Company%202011-11-30%20(Nov11)%20OpenOffice/Cashaccount.ods'#$Jan11.$V$1]+['file:///C:/Users/acartwright/Personal/diy/GB%20Accounts/GB%20Accounts%202011/GB%20Accounts%20Company%202011-11-30%20(Nov11)%20OpenOffice/Cashaccount.ods'#$Jan11.$W$1]+['file:///C:/Users/acartwright/Personal/diy/GB%20Accounts/GB%20Accounts%202011/GB%20Accounts%20Company%202011-11-30%20(Nov11)%20OpenOffice/Cashaccount.ods'#$Ja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Feb11.$G$1]-['file:///C:/Users/acartwright/Personal/diy/GB%20Accounts/GB%20Accounts%202011/GB%20Accounts%20Company%202011-11-30%20(Nov11)%20OpenOffice/Currentaccount.ods'#$Feb11.$H$1]-['file:///C:/Users/acartwright/Personal/diy/GB%20Accounts/GB%20Accounts%202011/GB%20Accounts%20Company%202011-11-30%20(Nov11)%20OpenOffice/Currentaccount.ods'#$Feb11.$I$1]+['file:///C:/Users/acartwright/Personal/diy/GB%20Accounts/GB%20Accounts%202011/GB%20Accounts%20Company%202011-11-30%20(Nov11)%20OpenOffice/Currentaccount.ods'#$Feb11.$Y$1]+['file:///C:/Users/acartwright/Personal/diy/GB%20Accounts/GB%20Accounts%202011/GB%20Accounts%20Company%202011-11-30%20(Nov11)%20OpenOffice/Currentaccount.ods'#$Feb11.$Z$1]+['file:///C:/Users/acartwright/Personal/diy/GB%20Accounts/GB%20Accounts%202011/GB%20Accounts%20Company%202011-11-30%20(Nov11)%20OpenOffice/Current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Feb11.$G$1]-['file:///C:/Users/acartwright/Personal/diy/GB%20Accounts/GB%20Accounts%202011/GB%20Accounts%20Company%202011-11-30%20(Nov11)%20OpenOffice/Savingaccount.ods'#$Feb11.$H$1]-['file:///C:/Users/acartwright/Personal/diy/GB%20Accounts/GB%20Accounts%202011/GB%20Accounts%20Company%202011-11-30%20(Nov11)%20OpenOffice/Savingaccount.ods'#$Feb11.$I$1]+['file:///C:/Users/acartwright/Personal/diy/GB%20Accounts/GB%20Accounts%202011/GB%20Accounts%20Company%202011-11-30%20(Nov11)%20OpenOffice/Savingaccount.ods'#$Feb11.$Y$1]+['file:///C:/Users/acartwright/Personal/diy/GB%20Accounts/GB%20Accounts%202011/GB%20Accounts%20Company%202011-11-30%20(Nov11)%20OpenOffice/Savingaccount.ods'#$Feb11.$Z$1]+['file:///C:/Users/acartwright/Personal/diy/GB%20Accounts/GB%20Accounts%202011/GB%20Accounts%20Company%202011-11-30%20(Nov11)%20OpenOffice/Saving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Feb11.$G$1]-['file:///C:/Users/acartwright/Personal/diy/GB%20Accounts/GB%20Accounts%202011/GB%20Accounts%20Company%202011-11-30%20(Nov11)%20OpenOffice/Creditcardaccount.ods'#$Feb11.$H$1]-['file:///C:/Users/acartwright/Personal/diy/GB%20Accounts/GB%20Accounts%202011/GB%20Accounts%20Company%202011-11-30%20(Nov11)%20OpenOffice/Creditcardaccount.ods'#$Feb11.$I$1]+['file:///C:/Users/acartwright/Personal/diy/GB%20Accounts/GB%20Accounts%202011/GB%20Accounts%20Company%202011-11-30%20(Nov11)%20OpenOffice/Creditcardaccount.ods'#$Feb11.$Y$1]+['file:///C:/Users/acartwright/Personal/diy/GB%20Accounts/GB%20Accounts%202011/GB%20Accounts%20Company%202011-11-30%20(Nov11)%20OpenOffice/Creditcardaccount.ods'#$Feb11.$Z$1]+['file:///C:/Users/acartwright/Personal/diy/GB%20Accounts/GB%20Accounts%202011/GB%20Accounts%20Company%202011-11-30%20(Nov11)%20OpenOffice/Creditcard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Feb11.$G$1]-['file:///C:/Users/acartwright/Personal/diy/GB%20Accounts/GB%20Accounts%202011/GB%20Accounts%20Company%202011-11-30%20(Nov11)%20OpenOffice/Cashaccount.ods'#$Feb11.$H$1]-['file:///C:/Users/acartwright/Personal/diy/GB%20Accounts/GB%20Accounts%202011/GB%20Accounts%20Company%202011-11-30%20(Nov11)%20OpenOffice/Cashaccount.ods'#$Feb11.$I$1]+['file:///C:/Users/acartwright/Personal/diy/GB%20Accounts/GB%20Accounts%202011/GB%20Accounts%20Company%202011-11-30%20(Nov11)%20OpenOffice/Cashaccount.ods'#$Feb11.$V$1]+['file:///C:/Users/acartwright/Personal/diy/GB%20Accounts/GB%20Accounts%202011/GB%20Accounts%20Company%202011-11-30%20(Nov11)%20OpenOffice/Cashaccount.ods'#$Feb11.$W$1]+['file:///C:/Users/acartwright/Personal/diy/GB%20Accounts/GB%20Accounts%202011/GB%20Accounts%20Company%202011-11-30%20(Nov11)%20OpenOffice/Cashaccount.ods'#$Feb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Mar11.$G$1]-['file:///C:/Users/acartwright/Personal/diy/GB%20Accounts/GB%20Accounts%202011/GB%20Accounts%20Company%202011-11-30%20(Nov11)%20OpenOffice/Currentaccount.ods'#$Mar11.$H$1]-['file:///C:/Users/acartwright/Personal/diy/GB%20Accounts/GB%20Accounts%202011/GB%20Accounts%20Company%202011-11-30%20(Nov11)%20OpenOffice/Currentaccount.ods'#$Mar11.$I$1]+['file:///C:/Users/acartwright/Personal/diy/GB%20Accounts/GB%20Accounts%202011/GB%20Accounts%20Company%202011-11-30%20(Nov11)%20OpenOffice/Currentaccount.ods'#$Mar11.$Y$1]+['file:///C:/Users/acartwright/Personal/diy/GB%20Accounts/GB%20Accounts%202011/GB%20Accounts%20Company%202011-11-30%20(Nov11)%20OpenOffice/Currentaccount.ods'#$Mar11.$Z$1]+['file:///C:/Users/acartwright/Personal/diy/GB%20Accounts/GB%20Accounts%202011/GB%20Accounts%20Company%202011-11-30%20(Nov11)%20OpenOffice/Current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Mar11.$G$1]-['file:///C:/Users/acartwright/Personal/diy/GB%20Accounts/GB%20Accounts%202011/GB%20Accounts%20Company%202011-11-30%20(Nov11)%20OpenOffice/Savingaccount.ods'#$Mar11.$H$1]-['file:///C:/Users/acartwright/Personal/diy/GB%20Accounts/GB%20Accounts%202011/GB%20Accounts%20Company%202011-11-30%20(Nov11)%20OpenOffice/Savingaccount.ods'#$Mar11.$I$1]+['file:///C:/Users/acartwright/Personal/diy/GB%20Accounts/GB%20Accounts%202011/GB%20Accounts%20Company%202011-11-30%20(Nov11)%20OpenOffice/Savingaccount.ods'#$Mar11.$Y$1]+['file:///C:/Users/acartwright/Personal/diy/GB%20Accounts/GB%20Accounts%202011/GB%20Accounts%20Company%202011-11-30%20(Nov11)%20OpenOffice/Savingaccount.ods'#$Mar11.$Z$1]+['file:///C:/Users/acartwright/Personal/diy/GB%20Accounts/GB%20Accounts%202011/GB%20Accounts%20Company%202011-11-30%20(Nov11)%20OpenOffice/Saving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Mar11.$G$1]-['file:///C:/Users/acartwright/Personal/diy/GB%20Accounts/GB%20Accounts%202011/GB%20Accounts%20Company%202011-11-30%20(Nov11)%20OpenOffice/Creditcardaccount.ods'#$Mar11.$H$1]-['file:///C:/Users/acartwright/Personal/diy/GB%20Accounts/GB%20Accounts%202011/GB%20Accounts%20Company%202011-11-30%20(Nov11)%20OpenOffice/Creditcardaccount.ods'#$Mar11.$I$1]+['file:///C:/Users/acartwright/Personal/diy/GB%20Accounts/GB%20Accounts%202011/GB%20Accounts%20Company%202011-11-30%20(Nov11)%20OpenOffice/Creditcardaccount.ods'#$Mar11.$Y$1]+['file:///C:/Users/acartwright/Personal/diy/GB%20Accounts/GB%20Accounts%202011/GB%20Accounts%20Company%202011-11-30%20(Nov11)%20OpenOffice/Creditcardaccount.ods'#$Mar11.$Z$1]+['file:///C:/Users/acartwright/Personal/diy/GB%20Accounts/GB%20Accounts%202011/GB%20Accounts%20Company%202011-11-30%20(Nov11)%20OpenOffice/Creditcard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Mar11.$G$1]-['file:///C:/Users/acartwright/Personal/diy/GB%20Accounts/GB%20Accounts%202011/GB%20Accounts%20Company%202011-11-30%20(Nov11)%20OpenOffice/Cashaccount.ods'#$Mar11.$H$1]-['file:///C:/Users/acartwright/Personal/diy/GB%20Accounts/GB%20Accounts%202011/GB%20Accounts%20Company%202011-11-30%20(Nov11)%20OpenOffice/Cashaccount.ods'#$Mar11.$I$1]+['file:///C:/Users/acartwright/Personal/diy/GB%20Accounts/GB%20Accounts%202011/GB%20Accounts%20Company%202011-11-30%20(Nov11)%20OpenOffice/Cashaccount.ods'#$Mar11.$V$1]+['file:///C:/Users/acartwright/Personal/diy/GB%20Accounts/GB%20Accounts%202011/GB%20Accounts%20Company%202011-11-30%20(Nov11)%20OpenOffice/Cashaccount.ods'#$Mar11.$W$1]+['file:///C:/Users/acartwright/Personal/diy/GB%20Accounts/GB%20Accounts%202011/GB%20Accounts%20Company%202011-11-30%20(Nov11)%20OpenOffice/Cashaccount.ods'#$Ma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Apr11.$G$1]-['file:///C:/Users/acartwright/Personal/diy/GB%20Accounts/GB%20Accounts%202011/GB%20Accounts%20Company%202011-11-30%20(Nov11)%20OpenOffice/Currentaccount.ods'#$Apr11.$H$1]-['file:///C:/Users/acartwright/Personal/diy/GB%20Accounts/GB%20Accounts%202011/GB%20Accounts%20Company%202011-11-30%20(Nov11)%20OpenOffice/Currentaccount.ods'#$Apr11.$I$1]+['file:///C:/Users/acartwright/Personal/diy/GB%20Accounts/GB%20Accounts%202011/GB%20Accounts%20Company%202011-11-30%20(Nov11)%20OpenOffice/Currentaccount.ods'#$Apr11.$Y$1]+['file:///C:/Users/acartwright/Personal/diy/GB%20Accounts/GB%20Accounts%202011/GB%20Accounts%20Company%202011-11-30%20(Nov11)%20OpenOffice/Currentaccount.ods'#$Apr11.$Z$1]+['file:///C:/Users/acartwright/Personal/diy/GB%20Accounts/GB%20Accounts%202011/GB%20Accounts%20Company%202011-11-30%20(Nov11)%20OpenOffice/Current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Apr11.$G$1]-['file:///C:/Users/acartwright/Personal/diy/GB%20Accounts/GB%20Accounts%202011/GB%20Accounts%20Company%202011-11-30%20(Nov11)%20OpenOffice/Savingaccount.ods'#$Apr11.$H$1]-['file:///C:/Users/acartwright/Personal/diy/GB%20Accounts/GB%20Accounts%202011/GB%20Accounts%20Company%202011-11-30%20(Nov11)%20OpenOffice/Savingaccount.ods'#$Apr11.$I$1]+['file:///C:/Users/acartwright/Personal/diy/GB%20Accounts/GB%20Accounts%202011/GB%20Accounts%20Company%202011-11-30%20(Nov11)%20OpenOffice/Savingaccount.ods'#$Apr11.$Y$1]+['file:///C:/Users/acartwright/Personal/diy/GB%20Accounts/GB%20Accounts%202011/GB%20Accounts%20Company%202011-11-30%20(Nov11)%20OpenOffice/Savingaccount.ods'#$Apr11.$Z$1]+['file:///C:/Users/acartwright/Personal/diy/GB%20Accounts/GB%20Accounts%202011/GB%20Accounts%20Company%202011-11-30%20(Nov11)%20OpenOffice/Saving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Apr11.$G$1]-['file:///C:/Users/acartwright/Personal/diy/GB%20Accounts/GB%20Accounts%202011/GB%20Accounts%20Company%202011-11-30%20(Nov11)%20OpenOffice/Creditcardaccount.ods'#$Apr11.$H$1]-['file:///C:/Users/acartwright/Personal/diy/GB%20Accounts/GB%20Accounts%202011/GB%20Accounts%20Company%202011-11-30%20(Nov11)%20OpenOffice/Creditcardaccount.ods'#$Apr11.$I$1]+['file:///C:/Users/acartwright/Personal/diy/GB%20Accounts/GB%20Accounts%202011/GB%20Accounts%20Company%202011-11-30%20(Nov11)%20OpenOffice/Creditcardaccount.ods'#$Apr11.$Y$1]+['file:///C:/Users/acartwright/Personal/diy/GB%20Accounts/GB%20Accounts%202011/GB%20Accounts%20Company%202011-11-30%20(Nov11)%20OpenOffice/Creditcardaccount.ods'#$Apr11.$Z$1]+['file:///C:/Users/acartwright/Personal/diy/GB%20Accounts/GB%20Accounts%202011/GB%20Accounts%20Company%202011-11-30%20(Nov11)%20OpenOffice/Creditcard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Apr11.$G$1]-['file:///C:/Users/acartwright/Personal/diy/GB%20Accounts/GB%20Accounts%202011/GB%20Accounts%20Company%202011-11-30%20(Nov11)%20OpenOffice/Cashaccount.ods'#$Apr11.$H$1]-['file:///C:/Users/acartwright/Personal/diy/GB%20Accounts/GB%20Accounts%202011/GB%20Accounts%20Company%202011-11-30%20(Nov11)%20OpenOffice/Cashaccount.ods'#$Apr11.$I$1]+['file:///C:/Users/acartwright/Personal/diy/GB%20Accounts/GB%20Accounts%202011/GB%20Accounts%20Company%202011-11-30%20(Nov11)%20OpenOffice/Cashaccount.ods'#$Apr11.$V$1]+['file:///C:/Users/acartwright/Personal/diy/GB%20Accounts/GB%20Accounts%202011/GB%20Accounts%20Company%202011-11-30%20(Nov11)%20OpenOffice/Cashaccount.ods'#$Apr11.$W$1]+['file:///C:/Users/acartwright/Personal/diy/GB%20Accounts/GB%20Accounts%202011/GB%20Accounts%20Company%202011-11-30%20(Nov11)%20OpenOffice/Cashaccount.ods'#$Ap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May11.$G$1]-['file:///C:/Users/acartwright/Personal/diy/GB%20Accounts/GB%20Accounts%202011/GB%20Accounts%20Company%202011-11-30%20(Nov11)%20OpenOffice/Currentaccount.ods'#$May11.$H$1]-['file:///C:/Users/acartwright/Personal/diy/GB%20Accounts/GB%20Accounts%202011/GB%20Accounts%20Company%202011-11-30%20(Nov11)%20OpenOffice/Currentaccount.ods'#$May11.$I$1]+['file:///C:/Users/acartwright/Personal/diy/GB%20Accounts/GB%20Accounts%202011/GB%20Accounts%20Company%202011-11-30%20(Nov11)%20OpenOffice/Currentaccount.ods'#$May11.$Y$1]+['file:///C:/Users/acartwright/Personal/diy/GB%20Accounts/GB%20Accounts%202011/GB%20Accounts%20Company%202011-11-30%20(Nov11)%20OpenOffice/Currentaccount.ods'#$May11.$Z$1]+['file:///C:/Users/acartwright/Personal/diy/GB%20Accounts/GB%20Accounts%202011/GB%20Accounts%20Company%202011-11-30%20(Nov11)%20OpenOffice/Current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May11.$G$1]-['file:///C:/Users/acartwright/Personal/diy/GB%20Accounts/GB%20Accounts%202011/GB%20Accounts%20Company%202011-11-30%20(Nov11)%20OpenOffice/Savingaccount.ods'#$May11.$H$1]-['file:///C:/Users/acartwright/Personal/diy/GB%20Accounts/GB%20Accounts%202011/GB%20Accounts%20Company%202011-11-30%20(Nov11)%20OpenOffice/Savingaccount.ods'#$May11.$I$1]+['file:///C:/Users/acartwright/Personal/diy/GB%20Accounts/GB%20Accounts%202011/GB%20Accounts%20Company%202011-11-30%20(Nov11)%20OpenOffice/Savingaccount.ods'#$May11.$Y$1]+['file:///C:/Users/acartwright/Personal/diy/GB%20Accounts/GB%20Accounts%202011/GB%20Accounts%20Company%202011-11-30%20(Nov11)%20OpenOffice/Savingaccount.ods'#$May11.$Z$1]+['file:///C:/Users/acartwright/Personal/diy/GB%20Accounts/GB%20Accounts%202011/GB%20Accounts%20Company%202011-11-30%20(Nov11)%20OpenOffice/Saving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May11.$G$1]-['file:///C:/Users/acartwright/Personal/diy/GB%20Accounts/GB%20Accounts%202011/GB%20Accounts%20Company%202011-11-30%20(Nov11)%20OpenOffice/Creditcardaccount.ods'#$May11.$H$1]-['file:///C:/Users/acartwright/Personal/diy/GB%20Accounts/GB%20Accounts%202011/GB%20Accounts%20Company%202011-11-30%20(Nov11)%20OpenOffice/Creditcardaccount.ods'#$May11.$I$1]+['file:///C:/Users/acartwright/Personal/diy/GB%20Accounts/GB%20Accounts%202011/GB%20Accounts%20Company%202011-11-30%20(Nov11)%20OpenOffice/Creditcardaccount.ods'#$May11.$Y$1]+['file:///C:/Users/acartwright/Personal/diy/GB%20Accounts/GB%20Accounts%202011/GB%20Accounts%20Company%202011-11-30%20(Nov11)%20OpenOffice/Creditcardaccount.ods'#$May11.$Z$1]+['file:///C:/Users/acartwright/Personal/diy/GB%20Accounts/GB%20Accounts%202011/GB%20Accounts%20Company%202011-11-30%20(Nov11)%20OpenOffice/Creditcard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May11.$G$1]-['file:///C:/Users/acartwright/Personal/diy/GB%20Accounts/GB%20Accounts%202011/GB%20Accounts%20Company%202011-11-30%20(Nov11)%20OpenOffice/Cashaccount.ods'#$May11.$H$1]-['file:///C:/Users/acartwright/Personal/diy/GB%20Accounts/GB%20Accounts%202011/GB%20Accounts%20Company%202011-11-30%20(Nov11)%20OpenOffice/Cashaccount.ods'#$May11.$I$1]+['file:///C:/Users/acartwright/Personal/diy/GB%20Accounts/GB%20Accounts%202011/GB%20Accounts%20Company%202011-11-30%20(Nov11)%20OpenOffice/Cashaccount.ods'#$May11.$V$1]+['file:///C:/Users/acartwright/Personal/diy/GB%20Accounts/GB%20Accounts%202011/GB%20Accounts%20Company%202011-11-30%20(Nov11)%20OpenOffice/Cashaccount.ods'#$May11.$W$1]+['file:///C:/Users/acartwright/Personal/diy/GB%20Accounts/GB%20Accounts%202011/GB%20Accounts%20Company%202011-11-30%20(Nov11)%20OpenOffice/Cashaccount.ods'#$May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Jun11.$G$1]-['file:///C:/Users/acartwright/Personal/diy/GB%20Accounts/GB%20Accounts%202011/GB%20Accounts%20Company%202011-11-30%20(Nov11)%20OpenOffice/Currentaccount.ods'#$Jun11.$H$1]-['file:///C:/Users/acartwright/Personal/diy/GB%20Accounts/GB%20Accounts%202011/GB%20Accounts%20Company%202011-11-30%20(Nov11)%20OpenOffice/Currentaccount.ods'#$Jun11.$I$1]+['file:///C:/Users/acartwright/Personal/diy/GB%20Accounts/GB%20Accounts%202011/GB%20Accounts%20Company%202011-11-30%20(Nov11)%20OpenOffice/Currentaccount.ods'#$Jun11.$Y$1]+['file:///C:/Users/acartwright/Personal/diy/GB%20Accounts/GB%20Accounts%202011/GB%20Accounts%20Company%202011-11-30%20(Nov11)%20OpenOffice/Currentaccount.ods'#$Jun11.$Z$1]+['file:///C:/Users/acartwright/Personal/diy/GB%20Accounts/GB%20Accounts%202011/GB%20Accounts%20Company%202011-11-30%20(Nov11)%20OpenOffice/Current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Jun11.$G$1]-['file:///C:/Users/acartwright/Personal/diy/GB%20Accounts/GB%20Accounts%202011/GB%20Accounts%20Company%202011-11-30%20(Nov11)%20OpenOffice/Savingaccount.ods'#$Jun11.$H$1]-['file:///C:/Users/acartwright/Personal/diy/GB%20Accounts/GB%20Accounts%202011/GB%20Accounts%20Company%202011-11-30%20(Nov11)%20OpenOffice/Savingaccount.ods'#$Jun11.$I$1]+['file:///C:/Users/acartwright/Personal/diy/GB%20Accounts/GB%20Accounts%202011/GB%20Accounts%20Company%202011-11-30%20(Nov11)%20OpenOffice/Savingaccount.ods'#$Jun11.$Y$1]+['file:///C:/Users/acartwright/Personal/diy/GB%20Accounts/GB%20Accounts%202011/GB%20Accounts%20Company%202011-11-30%20(Nov11)%20OpenOffice/Savingaccount.ods'#$Jun11.$Z$1]+['file:///C:/Users/acartwright/Personal/diy/GB%20Accounts/GB%20Accounts%202011/GB%20Accounts%20Company%202011-11-30%20(Nov11)%20OpenOffice/Saving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Jun11.$G$1]-['file:///C:/Users/acartwright/Personal/diy/GB%20Accounts/GB%20Accounts%202011/GB%20Accounts%20Company%202011-11-30%20(Nov11)%20OpenOffice/Creditcardaccount.ods'#$Jun11.$H$1]-['file:///C:/Users/acartwright/Personal/diy/GB%20Accounts/GB%20Accounts%202011/GB%20Accounts%20Company%202011-11-30%20(Nov11)%20OpenOffice/Creditcardaccount.ods'#$Jun11.$I$1]+['file:///C:/Users/acartwright/Personal/diy/GB%20Accounts/GB%20Accounts%202011/GB%20Accounts%20Company%202011-11-30%20(Nov11)%20OpenOffice/Creditcardaccount.ods'#$Jun11.$Y$1]+['file:///C:/Users/acartwright/Personal/diy/GB%20Accounts/GB%20Accounts%202011/GB%20Accounts%20Company%202011-11-30%20(Nov11)%20OpenOffice/Creditcardaccount.ods'#$Jun11.$Z$1]+['file:///C:/Users/acartwright/Personal/diy/GB%20Accounts/GB%20Accounts%202011/GB%20Accounts%20Company%202011-11-30%20(Nov11)%20OpenOffice/Creditcard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Jun11.$G$1]-['file:///C:/Users/acartwright/Personal/diy/GB%20Accounts/GB%20Accounts%202011/GB%20Accounts%20Company%202011-11-30%20(Nov11)%20OpenOffice/Cashaccount.ods'#$Jun11.$H$1]-['file:///C:/Users/acartwright/Personal/diy/GB%20Accounts/GB%20Accounts%202011/GB%20Accounts%20Company%202011-11-30%20(Nov11)%20OpenOffice/Cashaccount.ods'#$Jun11.$I$1]+['file:///C:/Users/acartwright/Personal/diy/GB%20Accounts/GB%20Accounts%202011/GB%20Accounts%20Company%202011-11-30%20(Nov11)%20OpenOffice/Cashaccount.ods'#$Jun11.$V$1]+['file:///C:/Users/acartwright/Personal/diy/GB%20Accounts/GB%20Accounts%202011/GB%20Accounts%20Company%202011-11-30%20(Nov11)%20OpenOffice/Cashaccount.ods'#$Jun11.$W$1]+['file:///C:/Users/acartwright/Personal/diy/GB%20Accounts/GB%20Accounts%202011/GB%20Accounts%20Company%202011-11-30%20(Nov11)%20OpenOffice/Cashaccount.ods'#$Ju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Jul11.$G$1]-['file:///C:/Users/acartwright/Personal/diy/GB%20Accounts/GB%20Accounts%202011/GB%20Accounts%20Company%202011-11-30%20(Nov11)%20OpenOffice/Currentaccount.ods'#$Jul11.$H$1]-['file:///C:/Users/acartwright/Personal/diy/GB%20Accounts/GB%20Accounts%202011/GB%20Accounts%20Company%202011-11-30%20(Nov11)%20OpenOffice/Currentaccount.ods'#$Jul11.$I$1]+['file:///C:/Users/acartwright/Personal/diy/GB%20Accounts/GB%20Accounts%202011/GB%20Accounts%20Company%202011-11-30%20(Nov11)%20OpenOffice/Currentaccount.ods'#$Jul11.$Y$1]+['file:///C:/Users/acartwright/Personal/diy/GB%20Accounts/GB%20Accounts%202011/GB%20Accounts%20Company%202011-11-30%20(Nov11)%20OpenOffice/Currentaccount.ods'#$Jul11.$Z$1]+['file:///C:/Users/acartwright/Personal/diy/GB%20Accounts/GB%20Accounts%202011/GB%20Accounts%20Company%202011-11-30%20(Nov11)%20OpenOffice/Current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Jul11.$G$1]-['file:///C:/Users/acartwright/Personal/diy/GB%20Accounts/GB%20Accounts%202011/GB%20Accounts%20Company%202011-11-30%20(Nov11)%20OpenOffice/Savingaccount.ods'#$Jul11.$H$1]-['file:///C:/Users/acartwright/Personal/diy/GB%20Accounts/GB%20Accounts%202011/GB%20Accounts%20Company%202011-11-30%20(Nov11)%20OpenOffice/Savingaccount.ods'#$Jul11.$I$1]+['file:///C:/Users/acartwright/Personal/diy/GB%20Accounts/GB%20Accounts%202011/GB%20Accounts%20Company%202011-11-30%20(Nov11)%20OpenOffice/Savingaccount.ods'#$Jul11.$Y$1]+['file:///C:/Users/acartwright/Personal/diy/GB%20Accounts/GB%20Accounts%202011/GB%20Accounts%20Company%202011-11-30%20(Nov11)%20OpenOffice/Savingaccount.ods'#$Jul11.$Z$1]+['file:///C:/Users/acartwright/Personal/diy/GB%20Accounts/GB%20Accounts%202011/GB%20Accounts%20Company%202011-11-30%20(Nov11)%20OpenOffice/Saving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Jul11.$G$1]-['file:///C:/Users/acartwright/Personal/diy/GB%20Accounts/GB%20Accounts%202011/GB%20Accounts%20Company%202011-11-30%20(Nov11)%20OpenOffice/Creditcardaccount.ods'#$Jul11.$H$1]-['file:///C:/Users/acartwright/Personal/diy/GB%20Accounts/GB%20Accounts%202011/GB%20Accounts%20Company%202011-11-30%20(Nov11)%20OpenOffice/Creditcardaccount.ods'#$Jul11.$I$1]+['file:///C:/Users/acartwright/Personal/diy/GB%20Accounts/GB%20Accounts%202011/GB%20Accounts%20Company%202011-11-30%20(Nov11)%20OpenOffice/Creditcardaccount.ods'#$Jul11.$Y$1]+['file:///C:/Users/acartwright/Personal/diy/GB%20Accounts/GB%20Accounts%202011/GB%20Accounts%20Company%202011-11-30%20(Nov11)%20OpenOffice/Creditcardaccount.ods'#$Jul11.$Z$1]+['file:///C:/Users/acartwright/Personal/diy/GB%20Accounts/GB%20Accounts%202011/GB%20Accounts%20Company%202011-11-30%20(Nov11)%20OpenOffice/Creditcard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Jul11.$G$1]-['file:///C:/Users/acartwright/Personal/diy/GB%20Accounts/GB%20Accounts%202011/GB%20Accounts%20Company%202011-11-30%20(Nov11)%20OpenOffice/Cashaccount.ods'#$Jul11.$H$1]-['file:///C:/Users/acartwright/Personal/diy/GB%20Accounts/GB%20Accounts%202011/GB%20Accounts%20Company%202011-11-30%20(Nov11)%20OpenOffice/Cashaccount.ods'#$Jul11.$I$1]+['file:///C:/Users/acartwright/Personal/diy/GB%20Accounts/GB%20Accounts%202011/GB%20Accounts%20Company%202011-11-30%20(Nov11)%20OpenOffice/Cashaccount.ods'#$Jul11.$V$1]+['file:///C:/Users/acartwright/Personal/diy/GB%20Accounts/GB%20Accounts%202011/GB%20Accounts%20Company%202011-11-30%20(Nov11)%20OpenOffice/Cashaccount.ods'#$Jul11.$W$1]+['file:///C:/Users/acartwright/Personal/diy/GB%20Accounts/GB%20Accounts%202011/GB%20Accounts%20Company%202011-11-30%20(Nov11)%20OpenOffice/Cashaccount.ods'#$Jul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Aug11.$G$1]-['file:///C:/Users/acartwright/Personal/diy/GB%20Accounts/GB%20Accounts%202011/GB%20Accounts%20Company%202011-11-30%20(Nov11)%20OpenOffice/Currentaccount.ods'#$Aug11.$H$1]-['file:///C:/Users/acartwright/Personal/diy/GB%20Accounts/GB%20Accounts%202011/GB%20Accounts%20Company%202011-11-30%20(Nov11)%20OpenOffice/Currentaccount.ods'#$Aug11.$I$1]+['file:///C:/Users/acartwright/Personal/diy/GB%20Accounts/GB%20Accounts%202011/GB%20Accounts%20Company%202011-11-30%20(Nov11)%20OpenOffice/Currentaccount.ods'#$Aug11.$Y$1]+['file:///C:/Users/acartwright/Personal/diy/GB%20Accounts/GB%20Accounts%202011/GB%20Accounts%20Company%202011-11-30%20(Nov11)%20OpenOffice/Currentaccount.ods'#$Aug11.$Z$1]+['file:///C:/Users/acartwright/Personal/diy/GB%20Accounts/GB%20Accounts%202011/GB%20Accounts%20Company%202011-11-30%20(Nov11)%20OpenOffice/Current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Aug11.$G$1]-['file:///C:/Users/acartwright/Personal/diy/GB%20Accounts/GB%20Accounts%202011/GB%20Accounts%20Company%202011-11-30%20(Nov11)%20OpenOffice/Savingaccount.ods'#$Aug11.$H$1]-['file:///C:/Users/acartwright/Personal/diy/GB%20Accounts/GB%20Accounts%202011/GB%20Accounts%20Company%202011-11-30%20(Nov11)%20OpenOffice/Savingaccount.ods'#$Aug11.$I$1]+['file:///C:/Users/acartwright/Personal/diy/GB%20Accounts/GB%20Accounts%202011/GB%20Accounts%20Company%202011-11-30%20(Nov11)%20OpenOffice/Savingaccount.ods'#$Aug11.$Y$1]+['file:///C:/Users/acartwright/Personal/diy/GB%20Accounts/GB%20Accounts%202011/GB%20Accounts%20Company%202011-11-30%20(Nov11)%20OpenOffice/Savingaccount.ods'#$Aug11.$Z$1]+['file:///C:/Users/acartwright/Personal/diy/GB%20Accounts/GB%20Accounts%202011/GB%20Accounts%20Company%202011-11-30%20(Nov11)%20OpenOffice/Saving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Aug11.$G$1]-['file:///C:/Users/acartwright/Personal/diy/GB%20Accounts/GB%20Accounts%202011/GB%20Accounts%20Company%202011-11-30%20(Nov11)%20OpenOffice/Creditcardaccount.ods'#$Aug11.$H$1]-['file:///C:/Users/acartwright/Personal/diy/GB%20Accounts/GB%20Accounts%202011/GB%20Accounts%20Company%202011-11-30%20(Nov11)%20OpenOffice/Creditcardaccount.ods'#$Aug11.$I$1]+['file:///C:/Users/acartwright/Personal/diy/GB%20Accounts/GB%20Accounts%202011/GB%20Accounts%20Company%202011-11-30%20(Nov11)%20OpenOffice/Creditcardaccount.ods'#$Aug11.$Y$1]+['file:///C:/Users/acartwright/Personal/diy/GB%20Accounts/GB%20Accounts%202011/GB%20Accounts%20Company%202011-11-30%20(Nov11)%20OpenOffice/Creditcardaccount.ods'#$Aug11.$Z$1]+['file:///C:/Users/acartwright/Personal/diy/GB%20Accounts/GB%20Accounts%202011/GB%20Accounts%20Company%202011-11-30%20(Nov11)%20OpenOffice/Creditcard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Aug11.$G$1]-['file:///C:/Users/acartwright/Personal/diy/GB%20Accounts/GB%20Accounts%202011/GB%20Accounts%20Company%202011-11-30%20(Nov11)%20OpenOffice/Cashaccount.ods'#$Aug11.$H$1]-['file:///C:/Users/acartwright/Personal/diy/GB%20Accounts/GB%20Accounts%202011/GB%20Accounts%20Company%202011-11-30%20(Nov11)%20OpenOffice/Cashaccount.ods'#$Aug11.$I$1]+['file:///C:/Users/acartwright/Personal/diy/GB%20Accounts/GB%20Accounts%202011/GB%20Accounts%20Company%202011-11-30%20(Nov11)%20OpenOffice/Cashaccount.ods'#$Aug11.$V$1]+['file:///C:/Users/acartwright/Personal/diy/GB%20Accounts/GB%20Accounts%202011/GB%20Accounts%20Company%202011-11-30%20(Nov11)%20OpenOffice/Cashaccount.ods'#$Aug11.$W$1]+['file:///C:/Users/acartwright/Personal/diy/GB%20Accounts/GB%20Accounts%202011/GB%20Accounts%20Company%202011-11-30%20(Nov11)%20OpenOffice/Cashaccount.ods'#$Aug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Sep11.$G$1]-['file:///C:/Users/acartwright/Personal/diy/GB%20Accounts/GB%20Accounts%202011/GB%20Accounts%20Company%202011-11-30%20(Nov11)%20OpenOffice/Currentaccount.ods'#$Sep11.$H$1]-['file:///C:/Users/acartwright/Personal/diy/GB%20Accounts/GB%20Accounts%202011/GB%20Accounts%20Company%202011-11-30%20(Nov11)%20OpenOffice/Currentaccount.ods'#$Sep11.$I$1]+['file:///C:/Users/acartwright/Personal/diy/GB%20Accounts/GB%20Accounts%202011/GB%20Accounts%20Company%202011-11-30%20(Nov11)%20OpenOffice/Currentaccount.ods'#$Sep11.$Y$1]+['file:///C:/Users/acartwright/Personal/diy/GB%20Accounts/GB%20Accounts%202011/GB%20Accounts%20Company%202011-11-30%20(Nov11)%20OpenOffice/Currentaccount.ods'#$Sep11.$Z$1]+['file:///C:/Users/acartwright/Personal/diy/GB%20Accounts/GB%20Accounts%202011/GB%20Accounts%20Company%202011-11-30%20(Nov11)%20OpenOffice/Current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Sep11.$G$1]-['file:///C:/Users/acartwright/Personal/diy/GB%20Accounts/GB%20Accounts%202011/GB%20Accounts%20Company%202011-11-30%20(Nov11)%20OpenOffice/Savingaccount.ods'#$Sep11.$H$1]-['file:///C:/Users/acartwright/Personal/diy/GB%20Accounts/GB%20Accounts%202011/GB%20Accounts%20Company%202011-11-30%20(Nov11)%20OpenOffice/Savingaccount.ods'#$Sep11.$I$1]+['file:///C:/Users/acartwright/Personal/diy/GB%20Accounts/GB%20Accounts%202011/GB%20Accounts%20Company%202011-11-30%20(Nov11)%20OpenOffice/Savingaccount.ods'#$Sep11.$Y$1]+['file:///C:/Users/acartwright/Personal/diy/GB%20Accounts/GB%20Accounts%202011/GB%20Accounts%20Company%202011-11-30%20(Nov11)%20OpenOffice/Savingaccount.ods'#$Sep11.$Z$1]+['file:///C:/Users/acartwright/Personal/diy/GB%20Accounts/GB%20Accounts%202011/GB%20Accounts%20Company%202011-11-30%20(Nov11)%20OpenOffice/Saving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Sep11.$G$1]-['file:///C:/Users/acartwright/Personal/diy/GB%20Accounts/GB%20Accounts%202011/GB%20Accounts%20Company%202011-11-30%20(Nov11)%20OpenOffice/Creditcardaccount.ods'#$Sep11.$H$1]-['file:///C:/Users/acartwright/Personal/diy/GB%20Accounts/GB%20Accounts%202011/GB%20Accounts%20Company%202011-11-30%20(Nov11)%20OpenOffice/Creditcardaccount.ods'#$Sep11.$I$1]+['file:///C:/Users/acartwright/Personal/diy/GB%20Accounts/GB%20Accounts%202011/GB%20Accounts%20Company%202011-11-30%20(Nov11)%20OpenOffice/Creditcardaccount.ods'#$Sep11.$Y$1]+['file:///C:/Users/acartwright/Personal/diy/GB%20Accounts/GB%20Accounts%202011/GB%20Accounts%20Company%202011-11-30%20(Nov11)%20OpenOffice/Creditcardaccount.ods'#$Sep11.$Z$1]+['file:///C:/Users/acartwright/Personal/diy/GB%20Accounts/GB%20Accounts%202011/GB%20Accounts%20Company%202011-11-30%20(Nov11)%20OpenOffice/Creditcard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Sep11.$G$1]-['file:///C:/Users/acartwright/Personal/diy/GB%20Accounts/GB%20Accounts%202011/GB%20Accounts%20Company%202011-11-30%20(Nov11)%20OpenOffice/Cashaccount.ods'#$Sep11.$H$1]-['file:///C:/Users/acartwright/Personal/diy/GB%20Accounts/GB%20Accounts%202011/GB%20Accounts%20Company%202011-11-30%20(Nov11)%20OpenOffice/Cashaccount.ods'#$Sep11.$I$1]+['file:///C:/Users/acartwright/Personal/diy/GB%20Accounts/GB%20Accounts%202011/GB%20Accounts%20Company%202011-11-30%20(Nov11)%20OpenOffice/Cashaccount.ods'#$Sep11.$V$1]+['file:///C:/Users/acartwright/Personal/diy/GB%20Accounts/GB%20Accounts%202011/GB%20Accounts%20Company%202011-11-30%20(Nov11)%20OpenOffice/Cashaccount.ods'#$Sep11.$W$1]+['file:///C:/Users/acartwright/Personal/diy/GB%20Accounts/GB%20Accounts%202011/GB%20Accounts%20Company%202011-11-30%20(Nov11)%20OpenOffice/Cashaccount.ods'#$Sep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Oct11.$G$1]-['file:///C:/Users/acartwright/Personal/diy/GB%20Accounts/GB%20Accounts%202011/GB%20Accounts%20Company%202011-11-30%20(Nov11)%20OpenOffice/Currentaccount.ods'#$Oct11.$H$1]-['file:///C:/Users/acartwright/Personal/diy/GB%20Accounts/GB%20Accounts%202011/GB%20Accounts%20Company%202011-11-30%20(Nov11)%20OpenOffice/Currentaccount.ods'#$Oct11.$I$1]+['file:///C:/Users/acartwright/Personal/diy/GB%20Accounts/GB%20Accounts%202011/GB%20Accounts%20Company%202011-11-30%20(Nov11)%20OpenOffice/Currentaccount.ods'#$Oct11.$Y$1]+['file:///C:/Users/acartwright/Personal/diy/GB%20Accounts/GB%20Accounts%202011/GB%20Accounts%20Company%202011-11-30%20(Nov11)%20OpenOffice/Currentaccount.ods'#$Oct11.$Z$1]+['file:///C:/Users/acartwright/Personal/diy/GB%20Accounts/GB%20Accounts%202011/GB%20Accounts%20Company%202011-11-30%20(Nov11)%20OpenOffice/Current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Oct11.$G$1]-['file:///C:/Users/acartwright/Personal/diy/GB%20Accounts/GB%20Accounts%202011/GB%20Accounts%20Company%202011-11-30%20(Nov11)%20OpenOffice/Savingaccount.ods'#$Oct11.$H$1]-['file:///C:/Users/acartwright/Personal/diy/GB%20Accounts/GB%20Accounts%202011/GB%20Accounts%20Company%202011-11-30%20(Nov11)%20OpenOffice/Savingaccount.ods'#$Oct11.$I$1]+['file:///C:/Users/acartwright/Personal/diy/GB%20Accounts/GB%20Accounts%202011/GB%20Accounts%20Company%202011-11-30%20(Nov11)%20OpenOffice/Savingaccount.ods'#$Oct11.$Y$1]+['file:///C:/Users/acartwright/Personal/diy/GB%20Accounts/GB%20Accounts%202011/GB%20Accounts%20Company%202011-11-30%20(Nov11)%20OpenOffice/Savingaccount.ods'#$Oct11.$Z$1]+['file:///C:/Users/acartwright/Personal/diy/GB%20Accounts/GB%20Accounts%202011/GB%20Accounts%20Company%202011-11-30%20(Nov11)%20OpenOffice/Saving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Oct11.$G$1]-['file:///C:/Users/acartwright/Personal/diy/GB%20Accounts/GB%20Accounts%202011/GB%20Accounts%20Company%202011-11-30%20(Nov11)%20OpenOffice/Creditcardaccount.ods'#$Oct11.$H$1]-['file:///C:/Users/acartwright/Personal/diy/GB%20Accounts/GB%20Accounts%202011/GB%20Accounts%20Company%202011-11-30%20(Nov11)%20OpenOffice/Creditcardaccount.ods'#$Oct11.$I$1]+['file:///C:/Users/acartwright/Personal/diy/GB%20Accounts/GB%20Accounts%202011/GB%20Accounts%20Company%202011-11-30%20(Nov11)%20OpenOffice/Creditcardaccount.ods'#$Oct11.$Y$1]+['file:///C:/Users/acartwright/Personal/diy/GB%20Accounts/GB%20Accounts%202011/GB%20Accounts%20Company%202011-11-30%20(Nov11)%20OpenOffice/Creditcardaccount.ods'#$Oct11.$Z$1]+['file:///C:/Users/acartwright/Personal/diy/GB%20Accounts/GB%20Accounts%202011/GB%20Accounts%20Company%202011-11-30%20(Nov11)%20OpenOffice/Creditcard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Oct11.$G$1]-['file:///C:/Users/acartwright/Personal/diy/GB%20Accounts/GB%20Accounts%202011/GB%20Accounts%20Company%202011-11-30%20(Nov11)%20OpenOffice/Cashaccount.ods'#$Oct11.$H$1]-['file:///C:/Users/acartwright/Personal/diy/GB%20Accounts/GB%20Accounts%202011/GB%20Accounts%20Company%202011-11-30%20(Nov11)%20OpenOffice/Cashaccount.ods'#$Oct11.$I$1]+['file:///C:/Users/acartwright/Personal/diy/GB%20Accounts/GB%20Accounts%202011/GB%20Accounts%20Company%202011-11-30%20(Nov11)%20OpenOffice/Cashaccount.ods'#$Oct11.$V$1]+['file:///C:/Users/acartwright/Personal/diy/GB%20Accounts/GB%20Accounts%202011/GB%20Accounts%20Company%202011-11-30%20(Nov11)%20OpenOffice/Cashaccount.ods'#$Oct11.$W$1]+['file:///C:/Users/acartwright/Personal/diy/GB%20Accounts/GB%20Accounts%202011/GB%20Accounts%20Company%202011-11-30%20(Nov11)%20OpenOffice/Cashaccount.ods'#$Oct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1-30%20(Nov11)%20OpenOffice/Currentaccount.ods'#$Nov11.$G$1]-['file:///C:/Users/acartwright/Personal/diy/GB%20Accounts/GB%20Accounts%202011/GB%20Accounts%20Company%202011-11-30%20(Nov11)%20OpenOffice/Currentaccount.ods'#$Nov11.$H$1]-['file:///C:/Users/acartwright/Personal/diy/GB%20Accounts/GB%20Accounts%202011/GB%20Accounts%20Company%202011-11-30%20(Nov11)%20OpenOffice/Currentaccount.ods'#$Nov11.$I$1]+['file:///C:/Users/acartwright/Personal/diy/GB%20Accounts/GB%20Accounts%202011/GB%20Accounts%20Company%202011-11-30%20(Nov11)%20OpenOffice/Currentaccount.ods'#$Nov11.$Y$1]+['file:///C:/Users/acartwright/Personal/diy/GB%20Accounts/GB%20Accounts%202011/GB%20Accounts%20Company%202011-11-30%20(Nov11)%20OpenOffice/Currentaccount.ods'#$Nov11.$Z$1]+['file:///C:/Users/acartwright/Personal/diy/GB%20Accounts/GB%20Accounts%202011/GB%20Accounts%20Company%202011-11-30%20(Nov11)%20OpenOffice/Currentaccount.ods'#$Nov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Savingaccount.ods'#$Nov11.$G$1]-['file:///C:/Users/acartwright/Personal/diy/GB%20Accounts/GB%20Accounts%202011/GB%20Accounts%20Company%202011-11-30%20(Nov11)%20OpenOffice/Savingaccount.ods'#$Nov11.$H$1]-['file:///C:/Users/acartwright/Personal/diy/GB%20Accounts/GB%20Accounts%202011/GB%20Accounts%20Company%202011-11-30%20(Nov11)%20OpenOffice/Savingaccount.ods'#$Nov11.$I$1]+['file:///C:/Users/acartwright/Personal/diy/GB%20Accounts/GB%20Accounts%202011/GB%20Accounts%20Company%202011-11-30%20(Nov11)%20OpenOffice/Savingaccount.ods'#$Nov11.$Y$1]+['file:///C:/Users/acartwright/Personal/diy/GB%20Accounts/GB%20Accounts%202011/GB%20Accounts%20Company%202011-11-30%20(Nov11)%20OpenOffice/Savingaccount.ods'#$Nov11.$Z$1]+['file:///C:/Users/acartwright/Personal/diy/GB%20Accounts/GB%20Accounts%202011/GB%20Accounts%20Company%202011-11-30%20(Nov11)%20OpenOffice/Savingaccount.ods'#$Nov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reditcardaccount.ods'#$Nov11.$G$1]-['file:///C:/Users/acartwright/Personal/diy/GB%20Accounts/GB%20Accounts%202011/GB%20Accounts%20Company%202011-11-30%20(Nov11)%20OpenOffice/Creditcardaccount.ods'#$Nov11.$H$1]-['file:///C:/Users/acartwright/Personal/diy/GB%20Accounts/GB%20Accounts%202011/GB%20Accounts%20Company%202011-11-30%20(Nov11)%20OpenOffice/Creditcardaccount.ods'#$Nov11.$I$1]+['file:///C:/Users/acartwright/Personal/diy/GB%20Accounts/GB%20Accounts%202011/GB%20Accounts%20Company%202011-11-30%20(Nov11)%20OpenOffice/Creditcardaccount.ods'#$Nov11.$Y$1]+['file:///C:/Users/acartwright/Personal/diy/GB%20Accounts/GB%20Accounts%202011/GB%20Accounts%20Company%202011-11-30%20(Nov11)%20OpenOffice/Creditcardaccount.ods'#$Nov11.$Z$1]+['file:///C:/Users/acartwright/Personal/diy/GB%20Accounts/GB%20Accounts%202011/GB%20Accounts%20Company%202011-11-30%20(Nov11)%20OpenOffice/Creditcardaccount.ods'#$Nov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1-30%20(Nov11)%20OpenOffice/Cashaccount.ods'#$Nov11.$G$1]-['file:///C:/Users/acartwright/Personal/diy/GB%20Accounts/GB%20Accounts%202011/GB%20Accounts%20Company%202011-11-30%20(Nov11)%20OpenOffice/Cashaccount.ods'#$Nov11.$H$1]-['file:///C:/Users/acartwright/Personal/diy/GB%20Accounts/GB%20Accounts%202011/GB%20Accounts%20Company%202011-11-30%20(Nov11)%20OpenOffice/Cashaccount.ods'#$Nov11.$I$1]+['file:///C:/Users/acartwright/Personal/diy/GB%20Accounts/GB%20Accounts%202011/GB%20Accounts%20Company%202011-11-30%20(Nov11)%20OpenOffice/Cashaccount.ods'#$Nov11.$V$1]+['file:///C:/Users/acartwright/Personal/diy/GB%20Accounts/GB%20Accounts%202011/GB%20Accounts%20Company%202011-11-30%20(Nov11)%20OpenOffice/Cashaccount.ods'#$Nov11.$W$1]+['file:///C:/Users/acartwright/Personal/diy/GB%20Accounts/GB%20Accounts%202011/GB%20Accounts%20Company%202011-11-30%20(Nov11)%20OpenOffice/Cashaccount.ods'#$Nov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Dec10.$F$1]+['file:///C:/Users/acartwright/Personal/diy/GB%20Accounts/GB%20Accounts%202011/GB%20Accounts%20Company%202011-11-30%20(Nov11)%20OpenOffice/Purchases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Jan11.$F$1]+['file:///C:/Users/acartwright/Personal/diy/GB%20Accounts/GB%20Accounts%202011/GB%20Accounts%20Company%202011-11-30%20(Nov11)%20OpenOffice/Purchases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Feb11.$F$1]+['file:///C:/Users/acartwright/Personal/diy/GB%20Accounts/GB%20Accounts%202011/GB%20Accounts%20Company%202011-11-30%20(Nov11)%20OpenOffice/Purchases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Mar11.$F$1]+['file:///C:/Users/acartwright/Personal/diy/GB%20Accounts/GB%20Accounts%202011/GB%20Accounts%20Company%202011-11-30%20(Nov11)%20OpenOffice/Purchases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Apr11.$F$1]+['file:///C:/Users/acartwright/Personal/diy/GB%20Accounts/GB%20Accounts%202011/GB%20Accounts%20Company%202011-11-30%20(Nov11)%20OpenOffice/Purchases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May11.$F$1]+['file:///C:/Users/acartwright/Personal/diy/GB%20Accounts/GB%20Accounts%202011/GB%20Accounts%20Company%202011-11-30%20(Nov11)%20OpenOffice/Purchases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Jun11.$F$1]+['file:///C:/Users/acartwright/Personal/diy/GB%20Accounts/GB%20Accounts%202011/GB%20Accounts%20Company%202011-11-30%20(Nov11)%20OpenOffice/Purchases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Jul11.$F$1]+['file:///C:/Users/acartwright/Personal/diy/GB%20Accounts/GB%20Accounts%202011/GB%20Accounts%20Company%202011-11-30%20(Nov11)%20OpenOffice/Purchases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Aug11.$F$1]+['file:///C:/Users/acartwright/Personal/diy/GB%20Accounts/GB%20Accounts%202011/GB%20Accounts%20Company%202011-11-30%20(Nov11)%20OpenOffice/Purchases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Sep11.$F$1]+['file:///C:/Users/acartwright/Personal/diy/GB%20Accounts/GB%20Accounts%202011/GB%20Accounts%20Company%202011-11-30%20(Nov11)%20OpenOffice/Purchases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Oct11.$F$1]+['file:///C:/Users/acartwright/Personal/diy/GB%20Accounts/GB%20Accounts%202011/GB%20Accounts%20Company%202011-11-30%20(Nov11)%20OpenOffice/Purchases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1-30%20(Nov11)%20OpenOffice/Purchases.ods'#$Nov11.$F$1]+['file:///C:/Users/acartwright/Personal/diy/GB%20Accounts/GB%20Accounts%202011/GB%20Accounts%20Company%202011-11-30%20(Nov11)%20OpenOffice/Purchases.ods'#$Nov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urrentaccount.ods'#$Nov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Fixedassets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1-30%20(Nov11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Dec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Dec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Dec10.$O$1]+['file:///C:/Users/acartwright/Personal/diy/GB%20Accounts/GB%20Accounts%202011/GB%20Accounts%20Company%202011-11-30%20(Nov11)%20OpenOffice/Current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O$1]+['file:///C:/Users/acartwright/Personal/diy/GB%20Accounts/GB%20Accounts%202011/GB%20Accounts%20Company%202011-11-30%20(Nov11)%20OpenOffice/Saving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O$1]+['file:///C:/Users/acartwright/Personal/diy/GB%20Accounts/GB%20Accounts%202011/GB%20Accounts%20Company%202011-11-30%20(Nov11)%20OpenOffice/Creditcardaccount.ods'#$Dec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a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Ja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an11.$O$1]+['file:///C:/Users/acartwright/Personal/diy/GB%20Accounts/GB%20Accounts%202011/GB%20Accounts%20Company%202011-11-30%20(Nov11)%20OpenOffice/Current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O$1]+['file:///C:/Users/acartwright/Personal/diy/GB%20Accounts/GB%20Accounts%202011/GB%20Accounts%20Company%202011-11-30%20(Nov11)%20OpenOffice/Saving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O$1]+['file:///C:/Users/acartwright/Personal/diy/GB%20Accounts/GB%20Accounts%202011/GB%20Accounts%20Company%202011-11-30%20(Nov11)%20OpenOffice/Creditcardaccount.ods'#$Ja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Feb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Feb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Feb11.$O$1]+['file:///C:/Users/acartwright/Personal/diy/GB%20Accounts/GB%20Accounts%202011/GB%20Accounts%20Company%202011-11-30%20(Nov11)%20OpenOffice/Current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O$1]+['file:///C:/Users/acartwright/Personal/diy/GB%20Accounts/GB%20Accounts%202011/GB%20Accounts%20Company%202011-11-30%20(Nov11)%20OpenOffice/Saving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O$1]+['file:///C:/Users/acartwright/Personal/diy/GB%20Accounts/GB%20Accounts%202011/GB%20Accounts%20Company%202011-11-30%20(Nov11)%20OpenOffice/Creditcardaccount.ods'#$Feb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Ma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Ma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Mar11.$O$1]+['file:///C:/Users/acartwright/Personal/diy/GB%20Accounts/GB%20Accounts%202011/GB%20Accounts%20Company%202011-11-30%20(Nov11)%20OpenOffice/Current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O$1]+['file:///C:/Users/acartwright/Personal/diy/GB%20Accounts/GB%20Accounts%202011/GB%20Accounts%20Company%202011-11-30%20(Nov11)%20OpenOffice/Saving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O$1]+['file:///C:/Users/acartwright/Personal/diy/GB%20Accounts/GB%20Accounts%202011/GB%20Accounts%20Company%202011-11-30%20(Nov11)%20OpenOffice/Creditcardaccount.ods'#$Ma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Ap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Ap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Apr11.$O$1]+['file:///C:/Users/acartwright/Personal/diy/GB%20Accounts/GB%20Accounts%202011/GB%20Accounts%20Company%202011-11-30%20(Nov11)%20OpenOffice/Current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O$1]+['file:///C:/Users/acartwright/Personal/diy/GB%20Accounts/GB%20Accounts%202011/GB%20Accounts%20Company%202011-11-30%20(Nov11)%20OpenOffice/Saving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O$1]+['file:///C:/Users/acartwright/Personal/diy/GB%20Accounts/GB%20Accounts%202011/GB%20Accounts%20Company%202011-11-30%20(Nov11)%20OpenOffice/Creditcardaccount.ods'#$Ap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May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May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May11.$O$1]+['file:///C:/Users/acartwright/Personal/diy/GB%20Accounts/GB%20Accounts%202011/GB%20Accounts%20Company%202011-11-30%20(Nov11)%20OpenOffice/Current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O$1]+['file:///C:/Users/acartwright/Personal/diy/GB%20Accounts/GB%20Accounts%202011/GB%20Accounts%20Company%202011-11-30%20(Nov11)%20OpenOffice/Saving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O$1]+['file:///C:/Users/acartwright/Personal/diy/GB%20Accounts/GB%20Accounts%202011/GB%20Accounts%20Company%202011-11-30%20(Nov11)%20OpenOffice/Creditcardaccount.ods'#$May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u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Ju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un11.$O$1]+['file:///C:/Users/acartwright/Personal/diy/GB%20Accounts/GB%20Accounts%202011/GB%20Accounts%20Company%202011-11-30%20(Nov11)%20OpenOffice/Current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O$1]+['file:///C:/Users/acartwright/Personal/diy/GB%20Accounts/GB%20Accounts%202011/GB%20Accounts%20Company%202011-11-30%20(Nov11)%20OpenOffice/Saving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O$1]+['file:///C:/Users/acartwright/Personal/diy/GB%20Accounts/GB%20Accounts%202011/GB%20Accounts%20Company%202011-11-30%20(Nov11)%20OpenOffice/Creditcardaccount.ods'#$Ju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Jul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Jul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ul11.$O$1]+['file:///C:/Users/acartwright/Personal/diy/GB%20Accounts/GB%20Accounts%202011/GB%20Accounts%20Company%202011-11-30%20(Nov11)%20OpenOffice/Current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O$1]+['file:///C:/Users/acartwright/Personal/diy/GB%20Accounts/GB%20Accounts%202011/GB%20Accounts%20Company%202011-11-30%20(Nov11)%20OpenOffice/Saving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O$1]+['file:///C:/Users/acartwright/Personal/diy/GB%20Accounts/GB%20Accounts%202011/GB%20Accounts%20Company%202011-11-30%20(Nov11)%20OpenOffice/Creditcardaccount.ods'#$Jul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Aug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Aug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Aug11.$O$1]+['file:///C:/Users/acartwright/Personal/diy/GB%20Accounts/GB%20Accounts%202011/GB%20Accounts%20Company%202011-11-30%20(Nov11)%20OpenOffice/Current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O$1]+['file:///C:/Users/acartwright/Personal/diy/GB%20Accounts/GB%20Accounts%202011/GB%20Accounts%20Company%202011-11-30%20(Nov11)%20OpenOffice/Saving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O$1]+['file:///C:/Users/acartwright/Personal/diy/GB%20Accounts/GB%20Accounts%202011/GB%20Accounts%20Company%202011-11-30%20(Nov11)%20OpenOffice/Creditcardaccount.ods'#$Aug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Sep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Sep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Sep11.$O$1]+['file:///C:/Users/acartwright/Personal/diy/GB%20Accounts/GB%20Accounts%202011/GB%20Accounts%20Company%202011-11-30%20(Nov11)%20OpenOffice/Current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O$1]+['file:///C:/Users/acartwright/Personal/diy/GB%20Accounts/GB%20Accounts%202011/GB%20Accounts%20Company%202011-11-30%20(Nov11)%20OpenOffice/Saving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O$1]+['file:///C:/Users/acartwright/Personal/diy/GB%20Accounts/GB%20Accounts%202011/GB%20Accounts%20Company%202011-11-30%20(Nov11)%20OpenOffice/Creditcardaccount.ods'#$Sep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Oct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Oct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Oct11.$O$1]+['file:///C:/Users/acartwright/Personal/diy/GB%20Accounts/GB%20Accounts%202011/GB%20Accounts%20Company%202011-11-30%20(Nov11)%20OpenOffice/Currentaccount.ods'#$Oct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O$1]+['file:///C:/Users/acartwright/Personal/diy/GB%20Accounts/GB%20Accounts%202011/GB%20Accounts%20Company%202011-11-30%20(Nov11)%20OpenOffice/Savingaccount.ods'#$Oct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O$1]+['file:///C:/Users/acartwright/Personal/diy/GB%20Accounts/GB%20Accounts%202011/GB%20Accounts%20Company%202011-11-30%20(Nov11)%20OpenOffice/Creditcardaccount.ods'#$Oct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1-30%20(Nov11)%20OpenOffice/Sales.ods'#$Nov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Purchases.ods'#$Nov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Nov11.$O$1]+['file:///C:/Users/acartwright/Personal/diy/GB%20Accounts/GB%20Accounts%202011/GB%20Accounts%20Company%202011-11-30%20(Nov11)%20OpenOffice/Currentaccount.ods'#$Nov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O$1]+['file:///C:/Users/acartwright/Personal/diy/GB%20Accounts/GB%20Accounts%202011/GB%20Accounts%20Company%202011-11-30%20(Nov11)%20OpenOffice/Savingaccount.ods'#$Nov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O$1]+['file:///C:/Users/acartwright/Personal/diy/GB%20Accounts/GB%20Accounts%202011/GB%20Accounts%20Company%202011-11-30%20(Nov11)%20OpenOffice/Creditcardaccount.ods'#$Nov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Dec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Dec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Dec10.$N$1]+['file:///C:/Users/acartwright/Personal/diy/GB%20Accounts/GB%20Accounts%202011/GB%20Accounts%20Company%202011-11-30%20(Nov11)%20OpenOffice/Current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N$1]+['file:///C:/Users/acartwright/Personal/diy/GB%20Accounts/GB%20Accounts%202011/GB%20Accounts%20Company%202011-11-30%20(Nov11)%20OpenOffice/Saving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N$1]+['file:///C:/Users/acartwright/Personal/diy/GB%20Accounts/GB%20Accounts%202011/GB%20Accounts%20Company%202011-11-30%20(Nov11)%20OpenOffice/Creditcardaccount.ods'#$Dec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Ja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an11.$N$1]+['file:///C:/Users/acartwright/Personal/diy/GB%20Accounts/GB%20Accounts%202011/GB%20Accounts%20Company%202011-11-30%20(Nov11)%20OpenOffice/Current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N$1]+['file:///C:/Users/acartwright/Personal/diy/GB%20Accounts/GB%20Accounts%202011/GB%20Accounts%20Company%202011-11-30%20(Nov11)%20OpenOffice/Saving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N$1]+['file:///C:/Users/acartwright/Personal/diy/GB%20Accounts/GB%20Accounts%202011/GB%20Accounts%20Company%202011-11-30%20(Nov11)%20OpenOffice/Creditcardaccount.ods'#$Ja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Feb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Feb11.$N$1]+['file:///C:/Users/acartwright/Personal/diy/GB%20Accounts/GB%20Accounts%202011/GB%20Accounts%20Company%202011-11-30%20(Nov11)%20OpenOffice/Current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N$1]+['file:///C:/Users/acartwright/Personal/diy/GB%20Accounts/GB%20Accounts%202011/GB%20Accounts%20Company%202011-11-30%20(Nov11)%20OpenOffice/Saving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N$1]+['file:///C:/Users/acartwright/Personal/diy/GB%20Accounts/GB%20Accounts%202011/GB%20Accounts%20Company%202011-11-30%20(Nov11)%20OpenOffice/Creditcardaccount.ods'#$Feb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Ma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Mar11.$N$1]+['file:///C:/Users/acartwright/Personal/diy/GB%20Accounts/GB%20Accounts%202011/GB%20Accounts%20Company%202011-11-30%20(Nov11)%20OpenOffice/Current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N$1]+['file:///C:/Users/acartwright/Personal/diy/GB%20Accounts/GB%20Accounts%202011/GB%20Accounts%20Company%202011-11-30%20(Nov11)%20OpenOffice/Saving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N$1]+['file:///C:/Users/acartwright/Personal/diy/GB%20Accounts/GB%20Accounts%202011/GB%20Accounts%20Company%202011-11-30%20(Nov11)%20OpenOffice/Creditcardaccount.ods'#$Ma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Ap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Apr11.$N$1]+['file:///C:/Users/acartwright/Personal/diy/GB%20Accounts/GB%20Accounts%202011/GB%20Accounts%20Company%202011-11-30%20(Nov11)%20OpenOffice/Current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N$1]+['file:///C:/Users/acartwright/Personal/diy/GB%20Accounts/GB%20Accounts%202011/GB%20Accounts%20Company%202011-11-30%20(Nov11)%20OpenOffice/Saving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N$1]+['file:///C:/Users/acartwright/Personal/diy/GB%20Accounts/GB%20Accounts%202011/GB%20Accounts%20Company%202011-11-30%20(Nov11)%20OpenOffice/Creditcardaccount.ods'#$Ap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May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May11.$N$1]+['file:///C:/Users/acartwright/Personal/diy/GB%20Accounts/GB%20Accounts%202011/GB%20Accounts%20Company%202011-11-30%20(Nov11)%20OpenOffice/Current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N$1]+['file:///C:/Users/acartwright/Personal/diy/GB%20Accounts/GB%20Accounts%202011/GB%20Accounts%20Company%202011-11-30%20(Nov11)%20OpenOffice/Saving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N$1]+['file:///C:/Users/acartwright/Personal/diy/GB%20Accounts/GB%20Accounts%202011/GB%20Accounts%20Company%202011-11-30%20(Nov11)%20OpenOffice/Creditcardaccount.ods'#$May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Ju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un11.$N$1]+['file:///C:/Users/acartwright/Personal/diy/GB%20Accounts/GB%20Accounts%202011/GB%20Accounts%20Company%202011-11-30%20(Nov11)%20OpenOffice/Current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N$1]+['file:///C:/Users/acartwright/Personal/diy/GB%20Accounts/GB%20Accounts%202011/GB%20Accounts%20Company%202011-11-30%20(Nov11)%20OpenOffice/Saving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N$1]+['file:///C:/Users/acartwright/Personal/diy/GB%20Accounts/GB%20Accounts%202011/GB%20Accounts%20Company%202011-11-30%20(Nov11)%20OpenOffice/Creditcardaccount.ods'#$Ju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Jul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Jul11.$N$1]+['file:///C:/Users/acartwright/Personal/diy/GB%20Accounts/GB%20Accounts%202011/GB%20Accounts%20Company%202011-11-30%20(Nov11)%20OpenOffice/Current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N$1]+['file:///C:/Users/acartwright/Personal/diy/GB%20Accounts/GB%20Accounts%202011/GB%20Accounts%20Company%202011-11-30%20(Nov11)%20OpenOffice/Saving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N$1]+['file:///C:/Users/acartwright/Personal/diy/GB%20Accounts/GB%20Accounts%202011/GB%20Accounts%20Company%202011-11-30%20(Nov11)%20OpenOffice/Creditcardaccount.ods'#$Jul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Aug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Aug11.$N$1]+['file:///C:/Users/acartwright/Personal/diy/GB%20Accounts/GB%20Accounts%202011/GB%20Accounts%20Company%202011-11-30%20(Nov11)%20OpenOffice/Current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N$1]+['file:///C:/Users/acartwright/Personal/diy/GB%20Accounts/GB%20Accounts%202011/GB%20Accounts%20Company%202011-11-30%20(Nov11)%20OpenOffice/Saving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N$1]+['file:///C:/Users/acartwright/Personal/diy/GB%20Accounts/GB%20Accounts%202011/GB%20Accounts%20Company%202011-11-30%20(Nov11)%20OpenOffice/Creditcardaccount.ods'#$Aug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Sep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Sep11.$N$1]+['file:///C:/Users/acartwright/Personal/diy/GB%20Accounts/GB%20Accounts%202011/GB%20Accounts%20Company%202011-11-30%20(Nov11)%20OpenOffice/Current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N$1]+['file:///C:/Users/acartwright/Personal/diy/GB%20Accounts/GB%20Accounts%202011/GB%20Accounts%20Company%202011-11-30%20(Nov11)%20OpenOffice/Saving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N$1]+['file:///C:/Users/acartwright/Personal/diy/GB%20Accounts/GB%20Accounts%202011/GB%20Accounts%20Company%202011-11-30%20(Nov11)%20OpenOffice/Creditcardaccount.ods'#$Sep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Oct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Oct11.$N$1]+['file:///C:/Users/acartwright/Personal/diy/GB%20Accounts/GB%20Accounts%202011/GB%20Accounts%20Company%202011-11-30%20(Nov11)%20OpenOffice/Currentaccount.ods'#$Oct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N$1]+['file:///C:/Users/acartwright/Personal/diy/GB%20Accounts/GB%20Accounts%202011/GB%20Accounts%20Company%202011-11-30%20(Nov11)%20OpenOffice/Savingaccount.ods'#$Oct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N$1]+['file:///C:/Users/acartwright/Personal/diy/GB%20Accounts/GB%20Accounts%202011/GB%20Accounts%20Company%202011-11-30%20(Nov11)%20OpenOffice/Creditcardaccount.ods'#$Oct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1-30%20(Nov11)%20OpenOffice/Purchases.ods'#$Nov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urrentaccount.ods'#$Nov11.$N$1]+['file:///C:/Users/acartwright/Personal/diy/GB%20Accounts/GB%20Accounts%202011/GB%20Accounts%20Company%202011-11-30%20(Nov11)%20OpenOffice/Currentaccount.ods'#$Nov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N$1]+['file:///C:/Users/acartwright/Personal/diy/GB%20Accounts/GB%20Accounts%202011/GB%20Accounts%20Company%202011-11-30%20(Nov11)%20OpenOffice/Savingaccount.ods'#$Nov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N$1]+['file:///C:/Users/acartwright/Personal/diy/GB%20Accounts/GB%20Accounts%202011/GB%20Accounts%20Company%202011-11-30%20(Nov11)%20OpenOffice/Creditcardaccount.ods'#$Nov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Dec10.$L$1]+['file:///C:/Users/acartwright/Personal/diy/GB%20Accounts/GB%20Accounts%202011/GB%20Accounts%20Company%202011-11-30%20(Nov11)%20OpenOffice/Current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L$1]+['file:///C:/Users/acartwright/Personal/diy/GB%20Accounts/GB%20Accounts%202011/GB%20Accounts%20Company%202011-11-30%20(Nov11)%20OpenOffice/Saving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L$1]+['file:///C:/Users/acartwright/Personal/diy/GB%20Accounts/GB%20Accounts%202011/GB%20Accounts%20Company%202011-11-30%20(Nov11)%20OpenOffice/Creditcard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Dec10.$L$1]+['file:///C:/Users/acartwright/Personal/diy/GB%20Accounts/GB%20Accounts%202011/GB%20Accounts%20Company%202011-11-30%20(Nov11)%20OpenOffice/Cashaccount.ods'#$Dec10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an11.$L$1]+['file:///C:/Users/acartwright/Personal/diy/GB%20Accounts/GB%20Accounts%202011/GB%20Accounts%20Company%202011-11-30%20(Nov11)%20OpenOffice/Current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L$1]+['file:///C:/Users/acartwright/Personal/diy/GB%20Accounts/GB%20Accounts%202011/GB%20Accounts%20Company%202011-11-30%20(Nov11)%20OpenOffice/Saving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L$1]+['file:///C:/Users/acartwright/Personal/diy/GB%20Accounts/GB%20Accounts%202011/GB%20Accounts%20Company%202011-11-30%20(Nov11)%20OpenOffice/Creditcard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an11.$L$1]+['file:///C:/Users/acartwright/Personal/diy/GB%20Accounts/GB%20Accounts%202011/GB%20Accounts%20Company%202011-11-30%20(Nov11)%20OpenOffice/Cashaccount.ods'#$Ja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Feb11.$L$1]+['file:///C:/Users/acartwright/Personal/diy/GB%20Accounts/GB%20Accounts%202011/GB%20Accounts%20Company%202011-11-30%20(Nov11)%20OpenOffice/Current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L$1]+['file:///C:/Users/acartwright/Personal/diy/GB%20Accounts/GB%20Accounts%202011/GB%20Accounts%20Company%202011-11-30%20(Nov11)%20OpenOffice/Saving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L$1]+['file:///C:/Users/acartwright/Personal/diy/GB%20Accounts/GB%20Accounts%202011/GB%20Accounts%20Company%202011-11-30%20(Nov11)%20OpenOffice/Creditcard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Feb11.$L$1]+['file:///C:/Users/acartwright/Personal/diy/GB%20Accounts/GB%20Accounts%202011/GB%20Accounts%20Company%202011-11-30%20(Nov11)%20OpenOffice/Cashaccount.ods'#$Feb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r11.$L$1]+['file:///C:/Users/acartwright/Personal/diy/GB%20Accounts/GB%20Accounts%202011/GB%20Accounts%20Company%202011-11-30%20(Nov11)%20OpenOffice/Current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L$1]+['file:///C:/Users/acartwright/Personal/diy/GB%20Accounts/GB%20Accounts%202011/GB%20Accounts%20Company%202011-11-30%20(Nov11)%20OpenOffice/Saving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L$1]+['file:///C:/Users/acartwright/Personal/diy/GB%20Accounts/GB%20Accounts%202011/GB%20Accounts%20Company%202011-11-30%20(Nov11)%20OpenOffice/Creditcard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r11.$L$1]+['file:///C:/Users/acartwright/Personal/diy/GB%20Accounts/GB%20Accounts%202011/GB%20Accounts%20Company%202011-11-30%20(Nov11)%20OpenOffice/Cashaccount.ods'#$Ma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pr11.$L$1]+['file:///C:/Users/acartwright/Personal/diy/GB%20Accounts/GB%20Accounts%202011/GB%20Accounts%20Company%202011-11-30%20(Nov11)%20OpenOffice/Current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L$1]+['file:///C:/Users/acartwright/Personal/diy/GB%20Accounts/GB%20Accounts%202011/GB%20Accounts%20Company%202011-11-30%20(Nov11)%20OpenOffice/Saving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L$1]+['file:///C:/Users/acartwright/Personal/diy/GB%20Accounts/GB%20Accounts%202011/GB%20Accounts%20Company%202011-11-30%20(Nov11)%20OpenOffice/Creditcard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pr11.$L$1]+['file:///C:/Users/acartwright/Personal/diy/GB%20Accounts/GB%20Accounts%202011/GB%20Accounts%20Company%202011-11-30%20(Nov11)%20OpenOffice/Cashaccount.ods'#$Ap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y11.$L$1]+['file:///C:/Users/acartwright/Personal/diy/GB%20Accounts/GB%20Accounts%202011/GB%20Accounts%20Company%202011-11-30%20(Nov11)%20OpenOffice/Current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L$1]+['file:///C:/Users/acartwright/Personal/diy/GB%20Accounts/GB%20Accounts%202011/GB%20Accounts%20Company%202011-11-30%20(Nov11)%20OpenOffice/Saving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L$1]+['file:///C:/Users/acartwright/Personal/diy/GB%20Accounts/GB%20Accounts%202011/GB%20Accounts%20Company%202011-11-30%20(Nov11)%20OpenOffice/Creditcard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y11.$L$1]+['file:///C:/Users/acartwright/Personal/diy/GB%20Accounts/GB%20Accounts%202011/GB%20Accounts%20Company%202011-11-30%20(Nov11)%20OpenOffice/Cashaccount.ods'#$May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n11.$L$1]+['file:///C:/Users/acartwright/Personal/diy/GB%20Accounts/GB%20Accounts%202011/GB%20Accounts%20Company%202011-11-30%20(Nov11)%20OpenOffice/Current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L$1]+['file:///C:/Users/acartwright/Personal/diy/GB%20Accounts/GB%20Accounts%202011/GB%20Accounts%20Company%202011-11-30%20(Nov11)%20OpenOffice/Saving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L$1]+['file:///C:/Users/acartwright/Personal/diy/GB%20Accounts/GB%20Accounts%202011/GB%20Accounts%20Company%202011-11-30%20(Nov11)%20OpenOffice/Creditcard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n11.$L$1]+['file:///C:/Users/acartwright/Personal/diy/GB%20Accounts/GB%20Accounts%202011/GB%20Accounts%20Company%202011-11-30%20(Nov11)%20OpenOffice/Cashaccount.ods'#$Ju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l11.$L$1]+['file:///C:/Users/acartwright/Personal/diy/GB%20Accounts/GB%20Accounts%202011/GB%20Accounts%20Company%202011-11-30%20(Nov11)%20OpenOffice/Current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L$1]+['file:///C:/Users/acartwright/Personal/diy/GB%20Accounts/GB%20Accounts%202011/GB%20Accounts%20Company%202011-11-30%20(Nov11)%20OpenOffice/Saving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L$1]+['file:///C:/Users/acartwright/Personal/diy/GB%20Accounts/GB%20Accounts%202011/GB%20Accounts%20Company%202011-11-30%20(Nov11)%20OpenOffice/Creditcard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l11.$L$1]+['file:///C:/Users/acartwright/Personal/diy/GB%20Accounts/GB%20Accounts%202011/GB%20Accounts%20Company%202011-11-30%20(Nov11)%20OpenOffice/Cashaccount.ods'#$Jul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ug11.$L$1]+['file:///C:/Users/acartwright/Personal/diy/GB%20Accounts/GB%20Accounts%202011/GB%20Accounts%20Company%202011-11-30%20(Nov11)%20OpenOffice/Current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L$1]+['file:///C:/Users/acartwright/Personal/diy/GB%20Accounts/GB%20Accounts%202011/GB%20Accounts%20Company%202011-11-30%20(Nov11)%20OpenOffice/Saving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L$1]+['file:///C:/Users/acartwright/Personal/diy/GB%20Accounts/GB%20Accounts%202011/GB%20Accounts%20Company%202011-11-30%20(Nov11)%20OpenOffice/Creditcard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ug11.$L$1]+['file:///C:/Users/acartwright/Personal/diy/GB%20Accounts/GB%20Accounts%202011/GB%20Accounts%20Company%202011-11-30%20(Nov11)%20OpenOffice/Cashaccount.ods'#$Aug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Sep11.$L$1]+['file:///C:/Users/acartwright/Personal/diy/GB%20Accounts/GB%20Accounts%202011/GB%20Accounts%20Company%202011-11-30%20(Nov11)%20OpenOffice/Current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L$1]+['file:///C:/Users/acartwright/Personal/diy/GB%20Accounts/GB%20Accounts%202011/GB%20Accounts%20Company%202011-11-30%20(Nov11)%20OpenOffice/Saving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L$1]+['file:///C:/Users/acartwright/Personal/diy/GB%20Accounts/GB%20Accounts%202011/GB%20Accounts%20Company%202011-11-30%20(Nov11)%20OpenOffice/Creditcard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Sep11.$L$1]+['file:///C:/Users/acartwright/Personal/diy/GB%20Accounts/GB%20Accounts%202011/GB%20Accounts%20Company%202011-11-30%20(Nov11)%20OpenOffice/Cashaccount.ods'#$Sep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Oct11.$L$1]+['file:///C:/Users/acartwright/Personal/diy/GB%20Accounts/GB%20Accounts%202011/GB%20Accounts%20Company%202011-11-30%20(Nov11)%20OpenOffice/Current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L$1]+['file:///C:/Users/acartwright/Personal/diy/GB%20Accounts/GB%20Accounts%202011/GB%20Accounts%20Company%202011-11-30%20(Nov11)%20OpenOffice/Saving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L$1]+['file:///C:/Users/acartwright/Personal/diy/GB%20Accounts/GB%20Accounts%202011/GB%20Accounts%20Company%202011-11-30%20(Nov11)%20OpenOffice/Creditcard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Oct11.$L$1]+['file:///C:/Users/acartwright/Personal/diy/GB%20Accounts/GB%20Accounts%202011/GB%20Accounts%20Company%202011-11-30%20(Nov11)%20OpenOffice/Cashaccount.ods'#$Oct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Nov11.$L$1]+['file:///C:/Users/acartwright/Personal/diy/GB%20Accounts/GB%20Accounts%202011/GB%20Accounts%20Company%202011-11-30%20(Nov11)%20OpenOffice/Currentaccount.ods'#$Nov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L$1]+['file:///C:/Users/acartwright/Personal/diy/GB%20Accounts/GB%20Accounts%202011/GB%20Accounts%20Company%202011-11-30%20(Nov11)%20OpenOffice/Savingaccount.ods'#$Nov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L$1]+['file:///C:/Users/acartwright/Personal/diy/GB%20Accounts/GB%20Accounts%202011/GB%20Accounts%20Company%202011-11-30%20(Nov11)%20OpenOffice/Creditcardaccount.ods'#$Nov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Nov11.$L$1]+['file:///C:/Users/acartwright/Personal/diy/GB%20Accounts/GB%20Accounts%202011/GB%20Accounts%20Company%202011-11-30%20(Nov11)%20OpenOffice/Cashaccount.ods'#$Nov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Dec10.$P$1]+['file:///C:/Users/acartwright/Personal/diy/GB%20Accounts/GB%20Accounts%202011/GB%20Accounts%20Company%202011-11-30%20(Nov11)%20OpenOffice/Current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P$1]+['file:///C:/Users/acartwright/Personal/diy/GB%20Accounts/GB%20Accounts%202011/GB%20Accounts%20Company%202011-11-30%20(Nov11)%20OpenOffice/Saving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P$1]+['file:///C:/Users/acartwright/Personal/diy/GB%20Accounts/GB%20Accounts%202011/GB%20Accounts%20Company%202011-11-30%20(Nov11)%20OpenOffice/Creditcard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Dec10.$N$1]+['file:///C:/Users/acartwright/Personal/diy/GB%20Accounts/GB%20Accounts%202011/GB%20Accounts%20Company%202011-11-30%20(Nov11)%20OpenOffice/Cashaccount.ods'#$Dec10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an11.$P$1]+['file:///C:/Users/acartwright/Personal/diy/GB%20Accounts/GB%20Accounts%202011/GB%20Accounts%20Company%202011-11-30%20(Nov11)%20OpenOffice/Current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P$1]+['file:///C:/Users/acartwright/Personal/diy/GB%20Accounts/GB%20Accounts%202011/GB%20Accounts%20Company%202011-11-30%20(Nov11)%20OpenOffice/Saving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P$1]+['file:///C:/Users/acartwright/Personal/diy/GB%20Accounts/GB%20Accounts%202011/GB%20Accounts%20Company%202011-11-30%20(Nov11)%20OpenOffice/Creditcard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an11.$N$1]+['file:///C:/Users/acartwright/Personal/diy/GB%20Accounts/GB%20Accounts%202011/GB%20Accounts%20Company%202011-11-30%20(Nov11)%20OpenOffice/Cashaccount.ods'#$Ja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Feb11.$P$1]+['file:///C:/Users/acartwright/Personal/diy/GB%20Accounts/GB%20Accounts%202011/GB%20Accounts%20Company%202011-11-30%20(Nov11)%20OpenOffice/Current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P$1]+['file:///C:/Users/acartwright/Personal/diy/GB%20Accounts/GB%20Accounts%202011/GB%20Accounts%20Company%202011-11-30%20(Nov11)%20OpenOffice/Saving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P$1]+['file:///C:/Users/acartwright/Personal/diy/GB%20Accounts/GB%20Accounts%202011/GB%20Accounts%20Company%202011-11-30%20(Nov11)%20OpenOffice/Creditcard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Feb11.$N$1]+['file:///C:/Users/acartwright/Personal/diy/GB%20Accounts/GB%20Accounts%202011/GB%20Accounts%20Company%202011-11-30%20(Nov11)%20OpenOffice/Cashaccount.ods'#$Feb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r11.$P$1]+['file:///C:/Users/acartwright/Personal/diy/GB%20Accounts/GB%20Accounts%202011/GB%20Accounts%20Company%202011-11-30%20(Nov11)%20OpenOffice/Current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P$1]+['file:///C:/Users/acartwright/Personal/diy/GB%20Accounts/GB%20Accounts%202011/GB%20Accounts%20Company%202011-11-30%20(Nov11)%20OpenOffice/Saving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P$1]+['file:///C:/Users/acartwright/Personal/diy/GB%20Accounts/GB%20Accounts%202011/GB%20Accounts%20Company%202011-11-30%20(Nov11)%20OpenOffice/Creditcard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r11.$N$1]+['file:///C:/Users/acartwright/Personal/diy/GB%20Accounts/GB%20Accounts%202011/GB%20Accounts%20Company%202011-11-30%20(Nov11)%20OpenOffice/Cashaccount.ods'#$Ma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pr11.$P$1]+['file:///C:/Users/acartwright/Personal/diy/GB%20Accounts/GB%20Accounts%202011/GB%20Accounts%20Company%202011-11-30%20(Nov11)%20OpenOffice/Current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P$1]+['file:///C:/Users/acartwright/Personal/diy/GB%20Accounts/GB%20Accounts%202011/GB%20Accounts%20Company%202011-11-30%20(Nov11)%20OpenOffice/Saving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P$1]+['file:///C:/Users/acartwright/Personal/diy/GB%20Accounts/GB%20Accounts%202011/GB%20Accounts%20Company%202011-11-30%20(Nov11)%20OpenOffice/Creditcard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pr11.$N$1]+['file:///C:/Users/acartwright/Personal/diy/GB%20Accounts/GB%20Accounts%202011/GB%20Accounts%20Company%202011-11-30%20(Nov11)%20OpenOffice/Cashaccount.ods'#$Ap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y11.$P$1]+['file:///C:/Users/acartwright/Personal/diy/GB%20Accounts/GB%20Accounts%202011/GB%20Accounts%20Company%202011-11-30%20(Nov11)%20OpenOffice/Current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P$1]+['file:///C:/Users/acartwright/Personal/diy/GB%20Accounts/GB%20Accounts%202011/GB%20Accounts%20Company%202011-11-30%20(Nov11)%20OpenOffice/Saving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P$1]+['file:///C:/Users/acartwright/Personal/diy/GB%20Accounts/GB%20Accounts%202011/GB%20Accounts%20Company%202011-11-30%20(Nov11)%20OpenOffice/Creditcard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y11.$N$1]+['file:///C:/Users/acartwright/Personal/diy/GB%20Accounts/GB%20Accounts%202011/GB%20Accounts%20Company%202011-11-30%20(Nov11)%20OpenOffice/Cashaccount.ods'#$May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n11.$P$1]+['file:///C:/Users/acartwright/Personal/diy/GB%20Accounts/GB%20Accounts%202011/GB%20Accounts%20Company%202011-11-30%20(Nov11)%20OpenOffice/Current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P$1]+['file:///C:/Users/acartwright/Personal/diy/GB%20Accounts/GB%20Accounts%202011/GB%20Accounts%20Company%202011-11-30%20(Nov11)%20OpenOffice/Saving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P$1]+['file:///C:/Users/acartwright/Personal/diy/GB%20Accounts/GB%20Accounts%202011/GB%20Accounts%20Company%202011-11-30%20(Nov11)%20OpenOffice/Creditcard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n11.$N$1]+['file:///C:/Users/acartwright/Personal/diy/GB%20Accounts/GB%20Accounts%202011/GB%20Accounts%20Company%202011-11-30%20(Nov11)%20OpenOffice/Cashaccount.ods'#$Ju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l11.$P$1]+['file:///C:/Users/acartwright/Personal/diy/GB%20Accounts/GB%20Accounts%202011/GB%20Accounts%20Company%202011-11-30%20(Nov11)%20OpenOffice/Current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P$1]+['file:///C:/Users/acartwright/Personal/diy/GB%20Accounts/GB%20Accounts%202011/GB%20Accounts%20Company%202011-11-30%20(Nov11)%20OpenOffice/Saving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P$1]+['file:///C:/Users/acartwright/Personal/diy/GB%20Accounts/GB%20Accounts%202011/GB%20Accounts%20Company%202011-11-30%20(Nov11)%20OpenOffice/Creditcard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l11.$N$1]+['file:///C:/Users/acartwright/Personal/diy/GB%20Accounts/GB%20Accounts%202011/GB%20Accounts%20Company%202011-11-30%20(Nov11)%20OpenOffice/Cashaccount.ods'#$Jul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ug11.$P$1]+['file:///C:/Users/acartwright/Personal/diy/GB%20Accounts/GB%20Accounts%202011/GB%20Accounts%20Company%202011-11-30%20(Nov11)%20OpenOffice/Current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P$1]+['file:///C:/Users/acartwright/Personal/diy/GB%20Accounts/GB%20Accounts%202011/GB%20Accounts%20Company%202011-11-30%20(Nov11)%20OpenOffice/Saving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P$1]+['file:///C:/Users/acartwright/Personal/diy/GB%20Accounts/GB%20Accounts%202011/GB%20Accounts%20Company%202011-11-30%20(Nov11)%20OpenOffice/Creditcard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ug11.$N$1]+['file:///C:/Users/acartwright/Personal/diy/GB%20Accounts/GB%20Accounts%202011/GB%20Accounts%20Company%202011-11-30%20(Nov11)%20OpenOffice/Cashaccount.ods'#$Aug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Sep11.$P$1]+['file:///C:/Users/acartwright/Personal/diy/GB%20Accounts/GB%20Accounts%202011/GB%20Accounts%20Company%202011-11-30%20(Nov11)%20OpenOffice/Current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P$1]+['file:///C:/Users/acartwright/Personal/diy/GB%20Accounts/GB%20Accounts%202011/GB%20Accounts%20Company%202011-11-30%20(Nov11)%20OpenOffice/Saving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P$1]+['file:///C:/Users/acartwright/Personal/diy/GB%20Accounts/GB%20Accounts%202011/GB%20Accounts%20Company%202011-11-30%20(Nov11)%20OpenOffice/Creditcard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Sep11.$N$1]+['file:///C:/Users/acartwright/Personal/diy/GB%20Accounts/GB%20Accounts%202011/GB%20Accounts%20Company%202011-11-30%20(Nov11)%20OpenOffice/Cashaccount.ods'#$Sep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Oct11.$P$1]+['file:///C:/Users/acartwright/Personal/diy/GB%20Accounts/GB%20Accounts%202011/GB%20Accounts%20Company%202011-11-30%20(Nov11)%20OpenOffice/Current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P$1]+['file:///C:/Users/acartwright/Personal/diy/GB%20Accounts/GB%20Accounts%202011/GB%20Accounts%20Company%202011-11-30%20(Nov11)%20OpenOffice/Saving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P$1]+['file:///C:/Users/acartwright/Personal/diy/GB%20Accounts/GB%20Accounts%202011/GB%20Accounts%20Company%202011-11-30%20(Nov11)%20OpenOffice/Creditcard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Oct11.$N$1]+['file:///C:/Users/acartwright/Personal/diy/GB%20Accounts/GB%20Accounts%202011/GB%20Accounts%20Company%202011-11-30%20(Nov11)%20OpenOffice/Cashaccount.ods'#$Oct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Nov11.$P$1]+['file:///C:/Users/acartwright/Personal/diy/GB%20Accounts/GB%20Accounts%202011/GB%20Accounts%20Company%202011-11-30%20(Nov11)%20OpenOffice/Currentaccount.ods'#$Nov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P$1]+['file:///C:/Users/acartwright/Personal/diy/GB%20Accounts/GB%20Accounts%202011/GB%20Accounts%20Company%202011-11-30%20(Nov11)%20OpenOffice/Savingaccount.ods'#$Nov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P$1]+['file:///C:/Users/acartwright/Personal/diy/GB%20Accounts/GB%20Accounts%202011/GB%20Accounts%20Company%202011-11-30%20(Nov11)%20OpenOffice/Creditcardaccount.ods'#$Nov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Nov11.$N$1]+['file:///C:/Users/acartwright/Personal/diy/GB%20Accounts/GB%20Accounts%202011/GB%20Accounts%20Company%202011-11-30%20(Nov11)%20OpenOffice/Cashaccount.ods'#$Nov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Dec10.$M$1]+['file:///C:/Users/acartwright/Personal/diy/GB%20Accounts/GB%20Accounts%202011/GB%20Accounts%20Company%202011-11-30%20(Nov11)%20OpenOffice/Current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M$1]+['file:///C:/Users/acartwright/Personal/diy/GB%20Accounts/GB%20Accounts%202011/GB%20Accounts%20Company%202011-11-30%20(Nov11)%20OpenOffice/Saving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M$1]+['file:///C:/Users/acartwright/Personal/diy/GB%20Accounts/GB%20Accounts%202011/GB%20Accounts%20Company%202011-11-30%20(Nov11)%20OpenOffice/Creditcard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Dec10.$M$1]+['file:///C:/Users/acartwright/Personal/diy/GB%20Accounts/GB%20Accounts%202011/GB%20Accounts%20Company%202011-11-30%20(Nov11)%20OpenOffice/Cashaccount.ods'#$Dec10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an11.$M$1]+['file:///C:/Users/acartwright/Personal/diy/GB%20Accounts/GB%20Accounts%202011/GB%20Accounts%20Company%202011-11-30%20(Nov11)%20OpenOffice/Current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M$1]+['file:///C:/Users/acartwright/Personal/diy/GB%20Accounts/GB%20Accounts%202011/GB%20Accounts%20Company%202011-11-30%20(Nov11)%20OpenOffice/Saving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M$1]+['file:///C:/Users/acartwright/Personal/diy/GB%20Accounts/GB%20Accounts%202011/GB%20Accounts%20Company%202011-11-30%20(Nov11)%20OpenOffice/Creditcard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an11.$M$1]+['file:///C:/Users/acartwright/Personal/diy/GB%20Accounts/GB%20Accounts%202011/GB%20Accounts%20Company%202011-11-30%20(Nov11)%20OpenOffice/Cashaccount.ods'#$Ja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Feb11.$M$1]+['file:///C:/Users/acartwright/Personal/diy/GB%20Accounts/GB%20Accounts%202011/GB%20Accounts%20Company%202011-11-30%20(Nov11)%20OpenOffice/Current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M$1]+['file:///C:/Users/acartwright/Personal/diy/GB%20Accounts/GB%20Accounts%202011/GB%20Accounts%20Company%202011-11-30%20(Nov11)%20OpenOffice/Saving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M$1]+['file:///C:/Users/acartwright/Personal/diy/GB%20Accounts/GB%20Accounts%202011/GB%20Accounts%20Company%202011-11-30%20(Nov11)%20OpenOffice/Creditcard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Feb11.$M$1]+['file:///C:/Users/acartwright/Personal/diy/GB%20Accounts/GB%20Accounts%202011/GB%20Accounts%20Company%202011-11-30%20(Nov11)%20OpenOffice/Cashaccount.ods'#$Feb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r11.$M$1]+['file:///C:/Users/acartwright/Personal/diy/GB%20Accounts/GB%20Accounts%202011/GB%20Accounts%20Company%202011-11-30%20(Nov11)%20OpenOffice/Current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M$1]+['file:///C:/Users/acartwright/Personal/diy/GB%20Accounts/GB%20Accounts%202011/GB%20Accounts%20Company%202011-11-30%20(Nov11)%20OpenOffice/Saving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M$1]+['file:///C:/Users/acartwright/Personal/diy/GB%20Accounts/GB%20Accounts%202011/GB%20Accounts%20Company%202011-11-30%20(Nov11)%20OpenOffice/Creditcard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r11.$M$1]+['file:///C:/Users/acartwright/Personal/diy/GB%20Accounts/GB%20Accounts%202011/GB%20Accounts%20Company%202011-11-30%20(Nov11)%20OpenOffice/Cashaccount.ods'#$Ma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pr11.$M$1]+['file:///C:/Users/acartwright/Personal/diy/GB%20Accounts/GB%20Accounts%202011/GB%20Accounts%20Company%202011-11-30%20(Nov11)%20OpenOffice/Current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M$1]+['file:///C:/Users/acartwright/Personal/diy/GB%20Accounts/GB%20Accounts%202011/GB%20Accounts%20Company%202011-11-30%20(Nov11)%20OpenOffice/Saving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M$1]+['file:///C:/Users/acartwright/Personal/diy/GB%20Accounts/GB%20Accounts%202011/GB%20Accounts%20Company%202011-11-30%20(Nov11)%20OpenOffice/Creditcard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pr11.$M$1]+['file:///C:/Users/acartwright/Personal/diy/GB%20Accounts/GB%20Accounts%202011/GB%20Accounts%20Company%202011-11-30%20(Nov11)%20OpenOffice/Cashaccount.ods'#$Ap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y11.$M$1]+['file:///C:/Users/acartwright/Personal/diy/GB%20Accounts/GB%20Accounts%202011/GB%20Accounts%20Company%202011-11-30%20(Nov11)%20OpenOffice/Current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M$1]+['file:///C:/Users/acartwright/Personal/diy/GB%20Accounts/GB%20Accounts%202011/GB%20Accounts%20Company%202011-11-30%20(Nov11)%20OpenOffice/Saving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M$1]+['file:///C:/Users/acartwright/Personal/diy/GB%20Accounts/GB%20Accounts%202011/GB%20Accounts%20Company%202011-11-30%20(Nov11)%20OpenOffice/Creditcard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y11.$M$1]+['file:///C:/Users/acartwright/Personal/diy/GB%20Accounts/GB%20Accounts%202011/GB%20Accounts%20Company%202011-11-30%20(Nov11)%20OpenOffice/Cashaccount.ods'#$May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n11.$M$1]+['file:///C:/Users/acartwright/Personal/diy/GB%20Accounts/GB%20Accounts%202011/GB%20Accounts%20Company%202011-11-30%20(Nov11)%20OpenOffice/Current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M$1]+['file:///C:/Users/acartwright/Personal/diy/GB%20Accounts/GB%20Accounts%202011/GB%20Accounts%20Company%202011-11-30%20(Nov11)%20OpenOffice/Saving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M$1]+['file:///C:/Users/acartwright/Personal/diy/GB%20Accounts/GB%20Accounts%202011/GB%20Accounts%20Company%202011-11-30%20(Nov11)%20OpenOffice/Creditcard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n11.$M$1]+['file:///C:/Users/acartwright/Personal/diy/GB%20Accounts/GB%20Accounts%202011/GB%20Accounts%20Company%202011-11-30%20(Nov11)%20OpenOffice/Cashaccount.ods'#$Ju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l11.$M$1]+['file:///C:/Users/acartwright/Personal/diy/GB%20Accounts/GB%20Accounts%202011/GB%20Accounts%20Company%202011-11-30%20(Nov11)%20OpenOffice/Current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M$1]+['file:///C:/Users/acartwright/Personal/diy/GB%20Accounts/GB%20Accounts%202011/GB%20Accounts%20Company%202011-11-30%20(Nov11)%20OpenOffice/Saving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M$1]+['file:///C:/Users/acartwright/Personal/diy/GB%20Accounts/GB%20Accounts%202011/GB%20Accounts%20Company%202011-11-30%20(Nov11)%20OpenOffice/Creditcard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l11.$M$1]+['file:///C:/Users/acartwright/Personal/diy/GB%20Accounts/GB%20Accounts%202011/GB%20Accounts%20Company%202011-11-30%20(Nov11)%20OpenOffice/Cashaccount.ods'#$Jul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ug11.$M$1]+['file:///C:/Users/acartwright/Personal/diy/GB%20Accounts/GB%20Accounts%202011/GB%20Accounts%20Company%202011-11-30%20(Nov11)%20OpenOffice/Current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M$1]+['file:///C:/Users/acartwright/Personal/diy/GB%20Accounts/GB%20Accounts%202011/GB%20Accounts%20Company%202011-11-30%20(Nov11)%20OpenOffice/Saving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M$1]+['file:///C:/Users/acartwright/Personal/diy/GB%20Accounts/GB%20Accounts%202011/GB%20Accounts%20Company%202011-11-30%20(Nov11)%20OpenOffice/Creditcard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ug11.$M$1]+['file:///C:/Users/acartwright/Personal/diy/GB%20Accounts/GB%20Accounts%202011/GB%20Accounts%20Company%202011-11-30%20(Nov11)%20OpenOffice/Cashaccount.ods'#$Aug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Sep11.$M$1]+['file:///C:/Users/acartwright/Personal/diy/GB%20Accounts/GB%20Accounts%202011/GB%20Accounts%20Company%202011-11-30%20(Nov11)%20OpenOffice/Current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M$1]+['file:///C:/Users/acartwright/Personal/diy/GB%20Accounts/GB%20Accounts%202011/GB%20Accounts%20Company%202011-11-30%20(Nov11)%20OpenOffice/Saving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M$1]+['file:///C:/Users/acartwright/Personal/diy/GB%20Accounts/GB%20Accounts%202011/GB%20Accounts%20Company%202011-11-30%20(Nov11)%20OpenOffice/Creditcard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Sep11.$M$1]+['file:///C:/Users/acartwright/Personal/diy/GB%20Accounts/GB%20Accounts%202011/GB%20Accounts%20Company%202011-11-30%20(Nov11)%20OpenOffice/Cashaccount.ods'#$Sep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Oct11.$M$1]+['file:///C:/Users/acartwright/Personal/diy/GB%20Accounts/GB%20Accounts%202011/GB%20Accounts%20Company%202011-11-30%20(Nov11)%20OpenOffice/Current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M$1]+['file:///C:/Users/acartwright/Personal/diy/GB%20Accounts/GB%20Accounts%202011/GB%20Accounts%20Company%202011-11-30%20(Nov11)%20OpenOffice/Saving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M$1]+['file:///C:/Users/acartwright/Personal/diy/GB%20Accounts/GB%20Accounts%202011/GB%20Accounts%20Company%202011-11-30%20(Nov11)%20OpenOffice/Creditcard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Oct11.$M$1]+['file:///C:/Users/acartwright/Personal/diy/GB%20Accounts/GB%20Accounts%202011/GB%20Accounts%20Company%202011-11-30%20(Nov11)%20OpenOffice/Cashaccount.ods'#$Oct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Nov11.$M$1]+['file:///C:/Users/acartwright/Personal/diy/GB%20Accounts/GB%20Accounts%202011/GB%20Accounts%20Company%202011-11-30%20(Nov11)%20OpenOffice/Currentaccount.ods'#$Nov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M$1]+['file:///C:/Users/acartwright/Personal/diy/GB%20Accounts/GB%20Accounts%202011/GB%20Accounts%20Company%202011-11-30%20(Nov11)%20OpenOffice/Savingaccount.ods'#$Nov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M$1]+['file:///C:/Users/acartwright/Personal/diy/GB%20Accounts/GB%20Accounts%202011/GB%20Accounts%20Company%202011-11-30%20(Nov11)%20OpenOffice/Creditcardaccount.ods'#$Nov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Nov11.$M$1]+['file:///C:/Users/acartwright/Personal/diy/GB%20Accounts/GB%20Accounts%202011/GB%20Accounts%20Company%202011-11-30%20(Nov11)%20OpenOffice/Cashaccount.ods'#$Nov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1-30%20(Nov11)%20OpenOffice/Fixedassets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1-30%20(Nov11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1-30%20(Nov11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Dec10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a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Feb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p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May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Jul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Aug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Sep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Oct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Nov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ashaccount.ods'#$Nov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1-30%20(Nov11)%20OpenOffice/Sales.ods'#$Dec10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a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Feb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p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May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Jul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Aug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Sep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Oct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1-30%20(Nov11)%20OpenOffice/Sales.ods'#$Nov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Dec10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a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Feb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p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May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Jul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Aug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Sep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Oct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ashaccount.ods'#$Nov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Dec10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a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Feb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p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May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Jul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Aug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Sep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Oct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1-30%20(Nov11)%20OpenOffice/Purchases.ods'#$Nov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1-30%20(Nov11)%20OpenOffice/Fixedassets.ods'#$Schedule.$W$1]-['file:///C:/Users/acartwright/Personal/diy/GB%20Accounts/GB%20Accounts%202011/GB%20Accounts%20Company%202011-11-30%20(Nov11)%20OpenOffice/Fixedassets.ods'#$Schedule.$X$1]-['file:///C:/Users/acartwright/Personal/diy/GB%20Accounts/GB%20Accounts%202011/GB%20Accounts%20Company%202011-11-30%20(Nov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1-30%20(Nov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Dec10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a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Feb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p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May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Jul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Aug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Sep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Oct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Oct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Oct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1-30%20(Nov11)%20OpenOffice/Currentaccount.ods'#$Nov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Savingaccount.ods'#$Nov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1-30%20(Nov11)%20OpenOffice/Creditcardaccount.ods'#$Nov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Dec10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a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Feb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p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May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Jul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Aug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Sep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Oct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Oct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Oct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1-30%20(Nov11)%20OpenOffice/Currentaccount.ods'#$Nov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Savingaccount.ods'#$Nov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1-30%20(Nov11)%20OpenOffice/Creditcardaccount.ods'#$Nov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0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9" table:number-rows-repeated="654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nthP&amp;L" table:style-name="ta3">
        <table:table-column table:style-name="co12" table:default-cell-style-name="ce69"/>
        <table:table-column table:style-name="co10" table:default-cell-style-name="ce69"/>
        <table:table-column table:style-name="co13" table:number-columns-repeated="12" table:default-cell-style-name="ce44"/>
        <table:table-column table:style-name="co1" table:default-cell-style-name="ce44"/>
        <table:table-column table:style-name="co6" table:number-columns-repeated="1009" table:default-cell-style-name="ce44"/>
        <table:table-row table:style-name="ro10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26]" office:value-type="date" office:date-value="2010-12-31" table:number-columns-spanned="1" table:number-rows-spanned="2">
            <text:p>Dec-10</text:p>
          </table:table-cell>
          <table:table-cell table:style-name="ce82" table:formula="of:=[$Admin.B28]" office:value-type="date" office:date-value="2011-01-31" table:number-columns-spanned="1" table:number-rows-spanned="2">
            <text:p>Jan-11</text:p>
          </table:table-cell>
          <table:table-cell table:style-name="ce82" table:formula="of:=[$Admin.B30]" office:value-type="date" office:date-value="2011-02-28" table:number-columns-spanned="1" table:number-rows-spanned="2">
            <text:p>Feb-11</text:p>
          </table:table-cell>
          <table:table-cell table:style-name="ce82" table:formula="of:=[$Admin.B32]" office:value-type="date" office:date-value="2011-03-31" table:number-columns-spanned="1" table:number-rows-spanned="2">
            <text:p>Mar-11</text:p>
          </table:table-cell>
          <table:table-cell table:style-name="ce82" table:formula="of:=[$Admin.B34]" office:value-type="date" office:date-value="2011-04-30" table:number-columns-spanned="1" table:number-rows-spanned="2">
            <text:p>Apr-11</text:p>
          </table:table-cell>
          <table:table-cell table:style-name="ce82" table:formula="of:=[$Admin.B36]" office:value-type="date" office:date-value="2011-05-31" table:number-columns-spanned="1" table:number-rows-spanned="2">
            <text:p>May-11</text:p>
          </table:table-cell>
          <table:table-cell table:style-name="ce82" table:formula="of:=[$Admin.B38]" office:value-type="date" office:date-value="2011-06-30" table:number-columns-spanned="1" table:number-rows-spanned="2">
            <text:p>Jun-11</text:p>
          </table:table-cell>
          <table:table-cell table:style-name="ce82" table:formula="of:=[$Admin.B40]" office:value-type="date" office:date-value="2011-07-31" table:number-columns-spanned="1" table:number-rows-spanned="2">
            <text:p>Jul-11</text:p>
          </table:table-cell>
          <table:table-cell table:style-name="ce82" table:formula="of:=[$Admin.B42]" office:value-type="date" office:date-value="2011-08-31" table:number-columns-spanned="1" table:number-rows-spanned="2">
            <text:p>Aug-11</text:p>
          </table:table-cell>
          <table:table-cell table:style-name="ce82" table:formula="of:=[$Admin.B44]" office:value-type="date" office:date-value="2011-09-30" table:number-columns-spanned="1" table:number-rows-spanned="2">
            <text:p>Sep-11</text:p>
          </table:table-cell>
          <table:table-cell table:style-name="ce82" table:formula="of:=[$Admin.B46]" office:value-type="date" office:date-value="2011-10-31" table:number-columns-spanned="1" table:number-rows-spanned="2">
            <text:p>Oct-11</text:p>
          </table:table-cell>
          <table:table-cell table:style-name="ce82" table:formula="of:=[$Admin.B48]" office:value-type="date" office:date-value="2011-11-30" table:number-columns-spanned="1" table:number-rows-spanned="2">
            <text:p>Nov-11</text:p>
          </table:table-cell>
          <table:table-cell table:style-name="ce87"/>
          <table:table-cell table:number-columns-repeated="1009"/>
        </table:table-row>
        <table:table-row table:style-name="ro7">
          <table:covered-table-cell/>
          <table:table-cell table:style-name="ce77" table:formula="of:=[$Admin.N7]" office:value-type="date" office:date-value="2011-11-30">
            <text:p>30-Nov-11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9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2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2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3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9" table:number-rows-repeated="65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P&amp;L" table:style-name="ta7">
        <table:table-column table:style-name="co31" table:default-cell-style-name="ce182"/>
        <table:table-column table:style-name="co32" table:default-cell-style-name="ce182"/>
        <table:table-column table:style-name="co33" table:default-cell-style-name="ce207"/>
        <table:table-column table:style-name="co34" table:default-cell-style-name="ce207"/>
        <table:table-column table:style-name="co35" table:default-cell-style-name="ce182"/>
        <table:table-column table:style-name="co36" table:default-cell-style-name="ce182"/>
        <table:table-column table:style-name="co6" table:number-columns-repeated="1018" table:default-cell-style-name="ce207"/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1">
          <table:table-cell table:number-columns-repeated="2"/>
          <table:table-cell table:style-name="ce195" office:value-type="string">
            <text:p>for the year ended</text:p>
          </table:table-cell>
          <table:table-cell table:style-name="ce208" table:formula="of:=[$Admin.N7]" office:value-type="date" office:date-value="2011-11-30">
            <text:p>Wednesday, November 30, 2011</text:p>
          </table:table-cell>
          <table:table-cell table:style-name="ce196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style-name="ce189"/>
          <table:table-cell table:style-name="ce196" table:number-columns-repeated="2"/>
          <table:table-cell table:style-name="ce210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0">
          <table:table-cell table:style-name="ce183" table:formula="of:=[$Admin.L6]" office:value-type="date" office:date-value="2010-12-01" table:number-columns-spanned="2" table:number-rows-spanned="1">
            <text:p>Wednesday, December 01, 2010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1-11-30" table:number-columns-spanned="2" table:number-rows-spanned="1">
            <text:p>Wednesday, November 30, 2011</text:p>
          </table:table-cell>
          <table:covered-table-cell/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8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formula="of:=[$OpenAccounts.E43]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9" office:value-type="string">
            <text:p>Investment Grants received</text:p>
          </table:table-cell>
          <table:table-cell table:style-name="ce199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200" office:value-type="string">
            <text:p>Sales Turnover</text:p>
          </table:table-cell>
          <table:table-cell table:style-name="ce200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1" office:value-type="string">
            <text:p>Cost of Sal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46]" office:value-type="float" office:value="0">
            <text:p>0 </text:p>
          </table:table-cell>
          <table:table-cell/>
          <table:table-cell table:style-name="ce199" office:value-type="string">
            <text:p>Opening Stock at</text:p>
          </table:table-cell>
          <table:table-cell table:style-name="ce209" table:formula="of:=[$Admin.L6]" office:value-type="date" office:date-value="2010-12-01">
            <text:p>Wednesday, December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47]" office:value-type="float" office:value="0">
            <text:p>0 </text:p>
          </table:table-cell>
          <table:table-cell/>
          <table:table-cell table:style-name="ce199" office:value-type="string">
            <text:p>Purchases</text:p>
          </table:table-cell>
          <table:table-cell table:style-name="ce19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9" office:value-type="string">
            <text:p>Less Closing Stock at </text:p>
          </table:table-cell>
          <table:table-cell table:style-name="ce209" table:formula="of:=[.D3]" office:value-type="date" office:date-value="2011-11-30">
            <text:p>Wednesday, November 30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6"/>
          <table:table-cell table:style-name="ce182"/>
          <table:table-cell table:style-name="ce206" table:number-columns-repeated="5"/>
          <table:table-cell table:number-columns-repeated="1010"/>
        </table:table-row>
        <table:table-row table:style-name="ro9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9" office:value-type="string">
            <text:p>Sub contractors</text:p>
          </table:table-cell>
          <table:table-cell table:style-name="ce199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200" office:value-type="string">
            <text:p>Cost of Sales</text:p>
          </table:table-cell>
          <table:table-cell table:style-name="ce200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2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200" office:value-type="string">
            <text:p>Gross Profit</text:p>
          </table:table-cell>
          <table:table-cell table:style-name="ce200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1" office:value-type="string">
            <text:p>Administrative Expens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4]" office:value-type="float" office:value="0">
            <text:p>0 </text:p>
          </table:table-cell>
          <table:table-cell/>
          <table:table-cell table:style-name="ce203" office:value-type="string">
            <text:p>Wages and Salaries</text:p>
          </table:table-cell>
          <table:table-cell table:style-name="ce203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5]" office:value-type="float" office:value="0">
            <text:p>0 </text:p>
          </table:table-cell>
          <table:table-cell/>
          <table:table-cell table:style-name="ce203" office:value-type="string">
            <text:p>Directors Wages</text:p>
          </table:table-cell>
          <table:table-cell table:style-name="ce203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6]" office:value-type="float" office:value="0">
            <text:p>0 </text:p>
          </table:table-cell>
          <table:table-cell/>
          <table:table-cell table:style-name="ce203" office:value-type="string">
            <text:p>National Insurance</text:p>
          </table:table-cell>
          <table:table-cell table:style-name="ce203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7]" office:value-type="float" office:value="0">
            <text:p>0 </text:p>
          </table:table-cell>
          <table:table-cell/>
          <table:table-cell table:style-name="ce204" office:value-type="string">
            <text:p>Premises Rent &amp; Rates</text:p>
          </table:table-cell>
          <table:table-cell table:style-name="ce204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8]" office:value-type="float" office:value="0">
            <text:p>0 </text:p>
          </table:table-cell>
          <table:table-cell/>
          <table:table-cell table:style-name="ce204" office:value-type="string">
            <text:p>Premises Light &amp; Heating</text:p>
          </table:table-cell>
          <table:table-cell table:style-name="ce204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59]" office:value-type="float" office:value="0">
            <text:p>0 </text:p>
          </table:table-cell>
          <table:table-cell/>
          <table:table-cell table:style-name="ce204" office:value-type="string">
            <text:p>Distribution Transport Costs</text:p>
          </table:table-cell>
          <table:table-cell table:style-name="ce204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0]" office:value-type="float" office:value="0">
            <text:p>0 </text:p>
          </table:table-cell>
          <table:table-cell/>
          <table:table-cell table:style-name="ce204" office:value-type="string">
            <text:p>Equipment Tools &amp; Plant Hire</text:p>
          </table:table-cell>
          <table:table-cell table:style-name="ce204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1]" office:value-type="float" office:value="0">
            <text:p>0 </text:p>
          </table:table-cell>
          <table:table-cell/>
          <table:table-cell table:style-name="ce204" office:value-type="string">
            <text:p>Repairs &amp; Maintenance</text:p>
          </table:table-cell>
          <table:table-cell table:style-name="ce204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2]" office:value-type="float" office:value="0">
            <text:p>0 </text:p>
          </table:table-cell>
          <table:table-cell/>
          <table:table-cell table:style-name="ce204" office:value-type="string">
            <text:p>Consumable Materials</text:p>
          </table:table-cell>
          <table:table-cell table:style-name="ce204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3]" office:value-type="float" office:value="0">
            <text:p>0 </text:p>
          </table:table-cell>
          <table:table-cell/>
          <table:table-cell table:style-name="ce204" office:value-type="string">
            <text:p>Advertising &amp; Promotion</text:p>
          </table:table-cell>
          <table:table-cell table:style-name="ce204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4]" office:value-type="float" office:value="0">
            <text:p>0 </text:p>
          </table:table-cell>
          <table:table-cell/>
          <table:table-cell table:style-name="ce204" office:value-type="string">
            <text:p>Telephone Postage &amp; Stationery</text:p>
          </table:table-cell>
          <table:table-cell table:style-name="ce204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5]" office:value-type="float" office:value="0">
            <text:p>0 </text:p>
          </table:table-cell>
          <table:table-cell/>
          <table:table-cell table:style-name="ce204" office:value-type="string">
            <text:p>Travel &amp; Hotel Expenses</text:p>
          </table:table-cell>
          <table:table-cell table:style-name="ce204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6]" office:value-type="float" office:value="0">
            <text:p>0 </text:p>
          </table:table-cell>
          <table:table-cell/>
          <table:table-cell table:style-name="ce204" office:value-type="string">
            <text:p>Motor Vehicle Expenses</text:p>
          </table:table-cell>
          <table:table-cell table:style-name="ce204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7]" office:value-type="float" office:value="0">
            <text:p>0 </text:p>
          </table:table-cell>
          <table:table-cell/>
          <table:table-cell table:style-name="ce204" office:value-type="string">
            <text:p>Insurance Costs</text:p>
          </table:table-cell>
          <table:table-cell table:style-name="ce204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8]" office:value-type="float" office:value="0">
            <text:p>0 </text:p>
          </table:table-cell>
          <table:table-cell/>
          <table:table-cell table:style-name="ce204" office:value-type="string">
            <text:p>Leasing Charges</text:p>
          </table:table-cell>
          <table:table-cell table:style-name="ce204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69]" office:value-type="float" office:value="0">
            <text:p>0 </text:p>
          </table:table-cell>
          <table:table-cell/>
          <table:table-cell table:style-name="ce204" office:value-type="string">
            <text:p>Legal &amp; Professional Fees</text:p>
          </table:table-cell>
          <table:table-cell table:style-name="ce204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0]" office:value-type="float" office:value="0">
            <text:p>0 </text:p>
          </table:table-cell>
          <table:table-cell/>
          <table:table-cell table:style-name="ce204" office:value-type="string">
            <text:p>Bad Debts written off</text:p>
          </table:table-cell>
          <table:table-cell table:style-name="ce204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1]" office:value-type="float" office:value="0">
            <text:p>0 </text:p>
          </table:table-cell>
          <table:table-cell/>
          <table:table-cell table:style-name="ce204" office:value-type="string">
            <text:p>Bank Interest Paid</text:p>
          </table:table-cell>
          <table:table-cell table:style-name="ce204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2]" office:value-type="float" office:value="0">
            <text:p>0 </text:p>
          </table:table-cell>
          <table:table-cell/>
          <table:table-cell table:style-name="ce204" office:value-type="string">
            <text:p>Bank Charges</text:p>
          </table:table-cell>
          <table:table-cell table:style-name="ce204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3]" office:value-type="float" office:value="0">
            <text:p>0 </text:p>
          </table:table-cell>
          <table:table-cell/>
          <table:table-cell table:style-name="ce204" office:value-type="string">
            <text:p>Charitable Donations</text:p>
          </table:table-cell>
          <table:table-cell table:style-name="ce204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4]" office:value-type="float" office:value="0">
            <text:p>0 </text:p>
          </table:table-cell>
          <table:table-cell/>
          <table:table-cell table:style-name="ce204" office:value-type="string">
            <text:p>Goodwill written off</text:p>
          </table:table-cell>
          <table:table-cell table:style-name="ce204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5]" office:value-type="float" office:value="0">
            <text:p>0 </text:p>
          </table:table-cell>
          <table:table-cell/>
          <table:table-cell table:style-name="ce203" office:value-type="string">
            <text:p>Loss on disposal of assets</text:p>
          </table:table-cell>
          <table:table-cell table:style-name="ce203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formula="of:=[$OpenAccounts.E76]" office:value-type="float" office:value="0">
            <text:p>0 </text:p>
          </table:table-cell>
          <table:table-cell/>
          <table:table-cell table:style-name="ce203" office:value-type="string">
            <text:p>Depreciation</text:p>
          </table:table-cell>
          <table:table-cell table:style-name="ce203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5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202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5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formula="of:=[$OpenAccounts.E80]" office:value-type="float" office:value="0">
            <text:p>0 </text:p>
          </table:table-cell>
          <table:table-cell table:style-name="ce199" office:value-type="string">
            <text:p>Other Income</text:p>
          </table:table-cell>
          <table:table-cell table:style-name="ce199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1" office:value-type="string">
            <text:p>Profit (Loss) before Tax</text:p>
          </table:table-cell>
          <table:table-cell table:style-name="ce201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formula="of:=[$OpenAccounts.E82]" office:value-type="float" office:value="0">
            <text:p>0 </text:p>
          </table:table-cell>
          <table:table-cell table:style-name="ce199" office:value-type="string">
            <text:p>Corporation tax</text:p>
          </table:table-cell>
          <table:table-cell table:style-name="ce199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1" office:value-type="string">
            <text:p>Profit (Loss) after Tax</text:p>
          </table:table-cell>
          <table:table-cell table:style-name="ce201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formula="of:=[$OpenAccounts.E84]" office:value-type="float" office:value="0">
            <text:p>0 </text:p>
          </table:table-cell>
          <table:table-cell table:style-name="ce199" office:value-type="string">
            <text:p>Dividends</text:p>
          </table:table-cell>
          <table:table-cell table:style-name="ce199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199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1" office:value-type="string">
            <text:p>Retained Profit (Loss) for the year</text:p>
          </table:table-cell>
          <table:table-cell table:style-name="ce201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6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9" table:number-rows-repeated="65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BalSht" table:style-name="ta8">
        <table:table-column table:style-name="co37" table:default-cell-style-name="ce182"/>
        <table:table-column table:style-name="co38" table:default-cell-style-name="ce182"/>
        <table:table-column table:style-name="co39" table:default-cell-style-name="ce193"/>
        <table:table-column table:style-name="co40" table:default-cell-style-name="ce193"/>
        <table:table-column table:style-name="co31" table:default-cell-style-name="ce182"/>
        <table:table-column table:style-name="co41" table:default-cell-style-name="ce182"/>
        <table:table-column table:style-name="co6" table:number-columns-repeated="1018" table:default-cell-style-name="ce207"/>
        <table:table-row table:style-name="ro9">
          <table:table-cell/>
          <table:table-cell table:style-name="ce188"/>
          <table:table-cell table:style-name="ce223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9">
          <table:table-cell table:number-columns-repeated="2"/>
          <table:table-cell table:style-name="ce224" office:value-type="string">
            <text:p>as at </text:p>
          </table:table-cell>
          <table:table-cell table:style-name="ce229" table:formula="of:=[$'PubP&amp;L'.D3]" office:value-type="date" office:date-value="2011-11-30">
            <text:p>Wednesday, November 30, 2011</text:p>
          </table:table-cell>
          <table:table-cell table:number-columns-repeated="1020"/>
        </table:table-row>
        <table:table-row table:style-name="ro10">
          <table:table-cell table:style-name="ce183" table:formula="of:=[$'PubP&amp;L'.A5]" office:value-type="date" office:date-value="2010-12-01" table:number-columns-spanned="2" table:number-rows-spanned="1">
            <text:p>Wednesday, December 01, 2010</text:p>
          </table:table-cell>
          <table:covered-table-cell/>
          <table:table-cell table:number-columns-repeated="2"/>
          <table:table-cell table:style-name="ce183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number-columns-repeated="1018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0"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5" office:value-type="string">
            <text:p>Fixed Assets</text:p>
          </table:table-cell>
          <table:table-cell table:style-name="ce225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5" office:value-type="string">
            <text:p>Current Assets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5" office:value-type="string">
            <text:p>Current Assets</text:p>
          </table:table-cell>
          <table:table-cell table:style-name="ce225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1"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5" office:value-type="string">
            <text:p>Current Liabilities (due within one year)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1" table:number-columns-repeated="1017"/>
        </table:table-row>
        <table:table-row table:style-name="ro9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5" office:value-type="string">
            <text:p>Current Liabilities</text:p>
          </table:table-cell>
          <table:table-cell table:style-name="ce225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1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9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5" office:value-type="string">
            <text:p>Net Current Assets</text:p>
          </table:table-cell>
          <table:table-cell table:style-name="ce225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9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5" office:value-type="string">
            <text:p>Long Term Debtor (repayable within 3 - 5 years)</text:p>
          </table:table-cell>
          <table:table-cell table:style-name="ce225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9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5" office:value-type="string">
            <text:p>Total assets less current liabilities</text:p>
          </table:table-cell>
          <table:table-cell table:style-name="ce225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1"/>
          <table:table-cell table:number-columns-repeated="1009"/>
        </table:table-row>
        <table:table-row table:style-name="ro9">
          <table:table-cell table:style-name="ce211" table:number-columns-repeated="2"/>
          <table:table-cell table:style-name="ce225" office:value-type="string">
            <text:p>Other Creditors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9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5" office:value-type="string">
            <text:p>Creditors (falling due after more than one year)</text:p>
          </table:table-cell>
          <table:table-cell table:style-name="ce225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1"/>
          <table:table-cell table:number-columns-repeated="7"/>
          <table:table-cell table:style-name="ce231"/>
          <table:table-cell table:number-columns-repeated="1009"/>
        </table:table-row>
        <table:table-row table:style-name="ro9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5" office:value-type="string">
            <text:p>Net Assets</text:p>
          </table:table-cell>
          <table:table-cell table:style-name="ce225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5" office:value-type="string">
            <text:p>Capital and Reserves</text:p>
          </table:table-cell>
          <table:table-cell table:style-name="ce225"/>
          <table:table-cell table:style-name="ce211" table:number-columns-repeated="2"/>
          <table:table-cell table:number-columns-repeated="8"/>
          <table:table-cell table:style-name="ce206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1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6" table:number-columns-repeated="7"/>
          <table:table-cell/>
          <table:table-cell table:style-name="ce206" table:number-columns-repeated="1009"/>
        </table:table-row>
        <table:table-row table:style-name="ro9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9" office:value-type="string">
            <text:p>Capital Reserves</text:p>
          </table:table-cell>
          <table:table-cell table:style-name="ce199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6"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5" office:value-type="string">
            <text:p>Shareholders' Funds</text:p>
          </table:table-cell>
          <table:table-cell table:style-name="ce225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0">
          <table:table-cell table:style-name="ce216" office:value-type="string">
            <text:p>For year end</text:p>
          </table:table-cell>
          <table:table-cell table:style-name="ce222" table:formula="of:=[.D2]" office:value-type="date" office:date-value="2011-11-30">
            <text:p>30/11/2011</text:p>
          </table:table-cell>
          <table:table-cell table:style-name="ce226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8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9">
          <table:table-cell table:style-name="ce217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9">
          <table:table-cell table:style-name="ce217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9">
          <table:table-cell table:style-name="ce217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9">
          <table:table-cell table:style-name="ce217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9">
          <table:table-cell table:style-name="ce219" office:value-type="string" table:number-columns-spanned="5" table:number-rows-spanned="1">
            <text:p>e) <text:s/>T<text:span text:style-name="T1">he accounts have been </text:span><text:span text:style-name="T1">prepared in accordance with the </text:span><text:span text:style-name="T1">special provisions of the Companies </text:span><text:span text:style-name="T1">Act relating to small </text:span>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0">
          <table:table-cell table:style-name="ce217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9">
          <table:table-cell table:style-name="ce220" table:number-columns-repeated="2"/>
          <table:table-cell table:style-name="ce227" table:number-columns-repeated="2"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Director's Signature</text:p>
          </table:table-cell>
          <table:covered-table-cell/>
          <table:table-cell table:style-name="ce227" table:number-columns-repeated="2"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21" office:value-type="string" table:number-columns-spanned="2" table:number-rows-spanned="1">
            <text:p>Date Signed</text:p>
          </table:table-cell>
          <table:covered-table-cell/>
          <table:table-cell table:style-name="ce228" table:formula="of:=TODAY()" office:value-type="date" office:date-value="2011-02-06">
            <text:p>Sunday, February 06, 2011</text:p>
          </table:table-cell>
          <table:table-cell table:style-name="ce228"/>
          <table:table-cell table:number-columns-repeated="1020"/>
        </table:table-row>
        <table:table-row table:style-name="ro9">
          <table:table-cell table:style-name="ce211" table:number-columns-repeated="2"/>
          <table:table-cell table:number-columns-repeated="1022"/>
        </table:table-row>
        <table:table-row table:style-name="ro10">
          <table:table-cell table:style-name="ce22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9" table:number-rows-repeated="654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Notes" table:style-name="ta9">
        <table:table-column table:style-name="co42" table:default-cell-style-name="ce199"/>
        <table:table-column table:style-name="co31" table:default-cell-style-name="ce206"/>
        <table:table-column table:style-name="co43" table:default-cell-style-name="ce206"/>
        <table:table-column table:style-name="co31" table:default-cell-style-name="ce206"/>
        <table:table-column table:style-name="co45" table:default-cell-style-name="ce206"/>
        <table:table-column table:style-name="co31" table:number-columns-repeated="2" table:default-cell-style-name="ce206"/>
        <table:table-column table:style-name="co6" table:number-columns-repeated="1017" table:default-cell-style-name="ce207"/>
        <table:table-row table:style-name="ro9">
          <table:table-cell table:style-name="ce201" office:value-type="string">
            <text:p>Notes to the accounts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01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2"/>
          <table:table-cell table:style-name="ce234" office:value-type="string" table:number-columns-spanned="1" table:number-rows-spanned="2">
            <text:p>Land and Buildings</text:p>
          </table:table-cell>
          <table:table-cell table:style-name="ce234" office:value-type="string" table:number-columns-spanned="1" table:number-rows-spanned="2">
            <text:p>Plant and Machinery</text:p>
          </table:table-cell>
          <table:table-cell table:style-name="ce234" office:value-type="string" table:number-columns-spanned="1" table:number-rows-spanned="2">
            <text:p>Fixtures &amp; Fittings</text:p>
          </table:table-cell>
          <table:table-cell table:style-name="ce234" office:value-type="string" table:number-columns-spanned="1" table:number-rows-spanned="2">
            <text:p>Computer Equipment</text:p>
          </table:table-cell>
          <table:table-cell table:style-name="ce234" office:value-type="string" table:number-columns-spanned="1" table:number-rows-spanned="2">
            <text:p>Motor <text:s text:c="3"/>Vehicles</text:p>
          </table:table-cell>
          <table:table-cell table:style-name="ce234" office:value-type="string" table:number-columns-spanned="1" table:number-rows-spanned="2">
            <text:p>Total Tangible Assets</text:p>
          </table:table-cell>
          <table:table-cell table:style-name="ce230" table:number-columns-repeated="1017"/>
        </table:table-row>
        <table:table-row table:style-name="ro23">
          <table:table-cell table:style-name="ce232"/>
          <table:covered-table-cell table:number-columns-repeated="6"/>
          <table:table-cell table:style-name="ce230" table:number-columns-repeated="1017"/>
        </table:table-row>
        <table:table-row table:style-name="ro9">
          <table:table-cell/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style-name="ce232" office:value-type="string">
            <text:p>£</text:p>
          </table:table-cell>
          <table:table-cell table:number-columns-repeated="1017"/>
        </table:table-row>
        <table:table-row table:style-name="ro9">
          <table:table-cell table:style-name="ce201" office:value-type="string">
            <text:p>Original Cost</text:p>
          </table:table-cell>
          <table:table-cell table:style-name="ce232" table:number-columns-repeated="6"/>
          <table:table-cell table:number-columns-repeated="1017"/>
        </table:table-row>
        <table:table-row table:style-name="ro9">
          <table:table-cell table:style-name="ce233" table:formula="of:=[$Admin.B9]" office:value-type="date" office:date-value="2010-04-01">
            <text:p>Thursday, April 01, 201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11]&gt;0;['file:///C:/Users/acartwright/Personal/diy/GB%20Accounts/GB%20Accounts%202011/GB%20Accounts%20Company%202011-11-30%20(Nov11)%20OpenOffice/Fixedassets.ods'#$Schedule.$E$1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22]&gt;0;['file:///C:/Users/acartwright/Personal/diy/GB%20Accounts/GB%20Accounts%202011/GB%20Accounts%20Company%202011-11-30%20(Nov11)%20OpenOffice/Fixedassets.ods'#$Schedule.$E$22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30]&gt;0;['file:///C:/Users/acartwright/Personal/diy/GB%20Accounts/GB%20Accounts%202011/GB%20Accounts%20Company%202011-11-30%20(Nov11)%20OpenOffice/Fixedassets.ods'#$Schedule.$E$30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41]&gt;0;['file:///C:/Users/acartwright/Personal/diy/GB%20Accounts/GB%20Accounts%202011/GB%20Accounts%20Company%202011-11-30%20(Nov11)%20OpenOffice/Fixedassets.ods'#$Schedule.$E$4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55]&gt;0;['file:///C:/Users/acartwright/Personal/diy/GB%20Accounts/GB%20Accounts%202011/GB%20Accounts%20Company%202011-11-30%20(Nov11)%20OpenOffice/Fixedassets.ods'#$Schedule.$E$55];0)" office:value-type="float" office:value="0">
            <text:p>0</text:p>
          </table:table-cell>
          <table:table-cell table:style-name="ce202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office:value-type="string">
            <text:p>Additions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64]&gt;0;['file:///C:/Users/acartwright/Personal/diy/GB%20Accounts/GB%20Accounts%202011/GB%20Accounts%20Company%202011-11-30%20(Nov11)%20OpenOffice/Fixedassets.ods'#$Schedule.$E$64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75]&gt;0;['file:///C:/Users/acartwright/Personal/diy/GB%20Accounts/GB%20Accounts%202011/GB%20Accounts%20Company%202011-11-30%20(Nov11)%20OpenOffice/Fixedassets.ods'#$Schedule.$E$75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83]&gt;0;['file:///C:/Users/acartwright/Personal/diy/GB%20Accounts/GB%20Accounts%202011/GB%20Accounts%20Company%202011-11-30%20(Nov11)%20OpenOffice/Fixedassets.ods'#$Schedule.$E$83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94]&gt;0;['file:///C:/Users/acartwright/Personal/diy/GB%20Accounts/GB%20Accounts%202011/GB%20Accounts%20Company%202011-11-30%20(Nov11)%20OpenOffice/Fixedassets.ods'#$Schedule.$E$94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E$108]&gt;0;['file:///C:/Users/acartwright/Personal/diy/GB%20Accounts/GB%20Accounts%202011/GB%20Accounts%20Company%202011-11-30%20(Nov11)%20OpenOffice/Fixedassets.ods'#$Schedule.$E$108];0)" office:value-type="float" office:value="0">
            <text:p>0</text:p>
          </table:table-cell>
          <table:table-cell table:style-name="ce202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office:value-type="string">
            <text:p>Disposals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W$11]+['file:///C:/Users/acartwright/Personal/diy/GB%20Accounts/GB%20Accounts%202011/GB%20Accounts%20Company%202011-11-30%20(Nov11)%20OpenOffice/Fixedassets.ods'#$Schedule.$W$64])&gt;0;['file:///C:/Users/acartwright/Personal/diy/GB%20Accounts/GB%20Accounts%202011/GB%20Accounts%20Company%202011-11-30%20(Nov11)%20OpenOffice/Fixedassets.ods'#$Schedule.$W$11]+['file:///C:/Users/acartwright/Personal/diy/GB%20Accounts/GB%20Accounts%202011/GB%20Accounts%20Company%202011-11-30%20(Nov11)%20OpenOffice/Fixedassets.ods'#$Schedule.$W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W$22]+['file:///C:/Users/acartwright/Personal/diy/GB%20Accounts/GB%20Accounts%202011/GB%20Accounts%20Company%202011-11-30%20(Nov11)%20OpenOffice/Fixedassets.ods'#$Schedule.$W$75])&gt;0;['file:///C:/Users/acartwright/Personal/diy/GB%20Accounts/GB%20Accounts%202011/GB%20Accounts%20Company%202011-11-30%20(Nov11)%20OpenOffice/Fixedassets.ods'#$Schedule.$W$22]+['file:///C:/Users/acartwright/Personal/diy/GB%20Accounts/GB%20Accounts%202011/GB%20Accounts%20Company%202011-11-30%20(Nov11)%20OpenOffice/Fixedassets.ods'#$Schedule.$W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W$30]+['file:///C:/Users/acartwright/Personal/diy/GB%20Accounts/GB%20Accounts%202011/GB%20Accounts%20Company%202011-11-30%20(Nov11)%20OpenOffice/Fixedassets.ods'#$Schedule.$W$83])&gt;0;['file:///C:/Users/acartwright/Personal/diy/GB%20Accounts/GB%20Accounts%202011/GB%20Accounts%20Company%202011-11-30%20(Nov11)%20OpenOffice/Fixedassets.ods'#$Schedule.$W$30]+['file:///C:/Users/acartwright/Personal/diy/GB%20Accounts/GB%20Accounts%202011/GB%20Accounts%20Company%202011-11-30%20(Nov11)%20OpenOffice/Fixedassets.ods'#$Schedule.$W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W$41]+['file:///C:/Users/acartwright/Personal/diy/GB%20Accounts/GB%20Accounts%202011/GB%20Accounts%20Company%202011-11-30%20(Nov11)%20OpenOffice/Fixedassets.ods'#$Schedule.$W$94])&gt;0;['file:///C:/Users/acartwright/Personal/diy/GB%20Accounts/GB%20Accounts%202011/GB%20Accounts%20Company%202011-11-30%20(Nov11)%20OpenOffice/Fixedassets.ods'#$Schedule.$W$41]+['file:///C:/Users/acartwright/Personal/diy/GB%20Accounts/GB%20Accounts%202011/GB%20Accounts%20Company%202011-11-30%20(Nov11)%20OpenOffice/Fixedassets.ods'#$Schedule.$W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W$55]+['file:///C:/Users/acartwright/Personal/diy/GB%20Accounts/GB%20Accounts%202011/GB%20Accounts%20Company%202011-11-30%20(Nov11)%20OpenOffice/Fixedassets.ods'#$Schedule.$W$108])&gt;0;['file:///C:/Users/acartwright/Personal/diy/GB%20Accounts/GB%20Accounts%202011/GB%20Accounts%20Company%202011-11-30%20(Nov11)%20OpenOffice/Fixedassets.ods'#$Schedule.$W$55]+['file:///C:/Users/acartwright/Personal/diy/GB%20Accounts/GB%20Accounts%202011/GB%20Accounts%20Company%202011-11-30%20(Nov11)%20OpenOffice/Fixedassets.ods'#$Schedule.$W$108];0)" office:value-type="float" office:value="0">
            <text:p>0</text:p>
          </table:table-cell>
          <table:table-cell table:style-name="ce202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3" table:formula="of:=[$'PubP&amp;L'.D3]" office:value-type="date" office:date-value="2011-11-30">
            <text:p>Wednesday, November 30, 2011</text:p>
          </table:table-cell>
          <table:table-cell table:style-name="ce202" table:formula="of:=[.B8]+[.B9]-[.B10]" office:value-type="float" office:value="0">
            <text:p>0</text:p>
          </table:table-cell>
          <table:table-cell table:style-name="ce202" table:formula="of:=[.C8]+[.C9]-[.C10]" office:value-type="float" office:value="0">
            <text:p>0</text:p>
          </table:table-cell>
          <table:table-cell table:style-name="ce202" table:formula="of:=[.D8]+[.D9]-[.D10]" office:value-type="float" office:value="0">
            <text:p>0</text:p>
          </table:table-cell>
          <table:table-cell table:style-name="ce202" table:formula="of:=[.E8]+[.E9]-[.E10]" office:value-type="float" office:value="0">
            <text:p>0</text:p>
          </table:table-cell>
          <table:table-cell table:style-name="ce202" table:formula="of:=[.F8]+[.F9]-[.F10]" office:value-type="float" office:value="0">
            <text:p>0</text:p>
          </table:table-cell>
          <table:table-cell table:style-name="ce202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202" table:number-columns-repeated="6"/>
          <table:table-cell table:number-columns-repeated="1017"/>
        </table:table-row>
        <table:table-row table:style-name="ro9">
          <table:table-cell table:style-name="ce201" office:value-type="string">
            <text:p>Depreciation</text:p>
          </table:table-cell>
          <table:table-cell table:style-name="ce202" table:number-columns-repeated="6"/>
          <table:table-cell table:number-columns-repeated="1017"/>
        </table:table-row>
        <table:table-row table:style-name="ro9">
          <table:table-cell table:style-name="ce233" table:formula="of:=[.A8]" office:value-type="date" office:date-value="2010-04-01">
            <text:p>Thursday, April 01, 201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F$11]&gt;0;['file:///C:/Users/acartwright/Personal/diy/GB%20Accounts/GB%20Accounts%202011/GB%20Accounts%20Company%202011-11-30%20(Nov11)%20OpenOffice/Fixedassets.ods'#$Schedule.$F$1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F$22]&gt;0;['file:///C:/Users/acartwright/Personal/diy/GB%20Accounts/GB%20Accounts%202011/GB%20Accounts%20Company%202011-11-30%20(Nov11)%20OpenOffice/Fixedassets.ods'#$Schedule.$F$22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F$30]&gt;0;['file:///C:/Users/acartwright/Personal/diy/GB%20Accounts/GB%20Accounts%202011/GB%20Accounts%20Company%202011-11-30%20(Nov11)%20OpenOffice/Fixedassets.ods'#$Schedule.$F$30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F$41]&gt;0;['file:///C:/Users/acartwright/Personal/diy/GB%20Accounts/GB%20Accounts%202011/GB%20Accounts%20Company%202011-11-30%20(Nov11)%20OpenOffice/Fixedassets.ods'#$Schedule.$F$41];0)" office:value-type="float" office:value="0">
            <text:p>0</text:p>
          </table:table-cell>
          <table:table-cell table:style-name="ce202" table:formula="of:=IF(['file:///C:/Users/acartwright/Personal/diy/GB%20Accounts/GB%20Accounts%202011/GB%20Accounts%20Company%202011-11-30%20(Nov11)%20OpenOffice/Fixedassets.ods'#$Schedule.$F$55]&gt;0;['file:///C:/Users/acartwright/Personal/diy/GB%20Accounts/GB%20Accounts%202011/GB%20Accounts%20Company%202011-11-30%20(Nov11)%20OpenOffice/Fixedassets.ods'#$Schedule.$F$55];0)" office:value-type="float" office:value="0">
            <text:p>0</text:p>
          </table:table-cell>
          <table:table-cell table:style-name="ce202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office:value-type="string">
            <text:p>Charge for the year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)&gt;0;['file:///C:/Users/acartwright/Personal/diy/GB%20Accounts/GB%20Accounts%202011/GB%20Accounts%20Company%202011-11-30%20(Nov11)%20OpenOffice/Fixedassets.ods'#$Schedule.$I$11]+['file:///C:/Users/acartwright/Personal/diy/GB%20Accounts/GB%20Accounts%202011/GB%20Accounts%20Company%202011-11-30%20(Nov11)%20OpenOffice/Fixedassets.ods'#$Schedule.$I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)&gt;0;['file:///C:/Users/acartwright/Personal/diy/GB%20Accounts/GB%20Accounts%202011/GB%20Accounts%20Company%202011-11-30%20(Nov11)%20OpenOffice/Fixedassets.ods'#$Schedule.$I$22]+['file:///C:/Users/acartwright/Personal/diy/GB%20Accounts/GB%20Accounts%202011/GB%20Accounts%20Company%202011-11-30%20(Nov11)%20OpenOffice/Fixedassets.ods'#$Schedule.$I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)&gt;0;['file:///C:/Users/acartwright/Personal/diy/GB%20Accounts/GB%20Accounts%202011/GB%20Accounts%20Company%202011-11-30%20(Nov11)%20OpenOffice/Fixedassets.ods'#$Schedule.$I$30]+['file:///C:/Users/acartwright/Personal/diy/GB%20Accounts/GB%20Accounts%202011/GB%20Accounts%20Company%202011-11-30%20(Nov11)%20OpenOffice/Fixedassets.ods'#$Schedule.$I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)&gt;0;['file:///C:/Users/acartwright/Personal/diy/GB%20Accounts/GB%20Accounts%202011/GB%20Accounts%20Company%202011-11-30%20(Nov11)%20OpenOffice/Fixedassets.ods'#$Schedule.$I$41]+['file:///C:/Users/acartwright/Personal/diy/GB%20Accounts/GB%20Accounts%202011/GB%20Accounts%20Company%202011-11-30%20(Nov11)%20OpenOffice/Fixedassets.ods'#$Schedule.$I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)&gt;0;['file:///C:/Users/acartwright/Personal/diy/GB%20Accounts/GB%20Accounts%202011/GB%20Accounts%20Company%202011-11-30%20(Nov11)%20OpenOffice/Fixedassets.ods'#$Schedule.$I$55]+['file:///C:/Users/acartwright/Personal/diy/GB%20Accounts/GB%20Accounts%202011/GB%20Accounts%20Company%202011-11-30%20(Nov11)%20OpenOffice/Fixedassets.ods'#$Schedule.$I$108];0)" office:value-type="float" office:value="0">
            <text:p>0</text:p>
          </table:table-cell>
          <table:table-cell table:style-name="ce202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office:value-type="string">
            <text:p>On Disposals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X$11]+['file:///C:/Users/acartwright/Personal/diy/GB%20Accounts/GB%20Accounts%202011/GB%20Accounts%20Company%202011-11-30%20(Nov11)%20OpenOffice/Fixedassets.ods'#$Schedule.$X$64])&gt;0;['file:///C:/Users/acartwright/Personal/diy/GB%20Accounts/GB%20Accounts%202011/GB%20Accounts%20Company%202011-11-30%20(Nov11)%20OpenOffice/Fixedassets.ods'#$Schedule.$X$11]+['file:///C:/Users/acartwright/Personal/diy/GB%20Accounts/GB%20Accounts%202011/GB%20Accounts%20Company%202011-11-30%20(Nov11)%20OpenOffice/Fixedassets.ods'#$Schedule.$X$6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X$22]+['file:///C:/Users/acartwright/Personal/diy/GB%20Accounts/GB%20Accounts%202011/GB%20Accounts%20Company%202011-11-30%20(Nov11)%20OpenOffice/Fixedassets.ods'#$Schedule.$X$75])&gt;0;['file:///C:/Users/acartwright/Personal/diy/GB%20Accounts/GB%20Accounts%202011/GB%20Accounts%20Company%202011-11-30%20(Nov11)%20OpenOffice/Fixedassets.ods'#$Schedule.$X$22]+['file:///C:/Users/acartwright/Personal/diy/GB%20Accounts/GB%20Accounts%202011/GB%20Accounts%20Company%202011-11-30%20(Nov11)%20OpenOffice/Fixedassets.ods'#$Schedule.$X$75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X$30]+['file:///C:/Users/acartwright/Personal/diy/GB%20Accounts/GB%20Accounts%202011/GB%20Accounts%20Company%202011-11-30%20(Nov11)%20OpenOffice/Fixedassets.ods'#$Schedule.$X$83])&gt;0;['file:///C:/Users/acartwright/Personal/diy/GB%20Accounts/GB%20Accounts%202011/GB%20Accounts%20Company%202011-11-30%20(Nov11)%20OpenOffice/Fixedassets.ods'#$Schedule.$X$30]+['file:///C:/Users/acartwright/Personal/diy/GB%20Accounts/GB%20Accounts%202011/GB%20Accounts%20Company%202011-11-30%20(Nov11)%20OpenOffice/Fixedassets.ods'#$Schedule.$X$83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X$41]+['file:///C:/Users/acartwright/Personal/diy/GB%20Accounts/GB%20Accounts%202011/GB%20Accounts%20Company%202011-11-30%20(Nov11)%20OpenOffice/Fixedassets.ods'#$Schedule.$X$94])&gt;0;['file:///C:/Users/acartwright/Personal/diy/GB%20Accounts/GB%20Accounts%202011/GB%20Accounts%20Company%202011-11-30%20(Nov11)%20OpenOffice/Fixedassets.ods'#$Schedule.$X$41]+['file:///C:/Users/acartwright/Personal/diy/GB%20Accounts/GB%20Accounts%202011/GB%20Accounts%20Company%202011-11-30%20(Nov11)%20OpenOffice/Fixedassets.ods'#$Schedule.$X$94];0)" office:value-type="float" office:value="0">
            <text:p>0</text:p>
          </table:table-cell>
          <table:table-cell table:style-name="ce202" table:formula="of:=IF((['file:///C:/Users/acartwright/Personal/diy/GB%20Accounts/GB%20Accounts%202011/GB%20Accounts%20Company%202011-11-30%20(Nov11)%20OpenOffice/Fixedassets.ods'#$Schedule.$X$55]+['file:///C:/Users/acartwright/Personal/diy/GB%20Accounts/GB%20Accounts%202011/GB%20Accounts%20Company%202011-11-30%20(Nov11)%20OpenOffice/Fixedassets.ods'#$Schedule.$X$108])&gt;0;['file:///C:/Users/acartwright/Personal/diy/GB%20Accounts/GB%20Accounts%202011/GB%20Accounts%20Company%202011-11-30%20(Nov11)%20OpenOffice/Fixedassets.ods'#$Schedule.$X$55]+['file:///C:/Users/acartwright/Personal/diy/GB%20Accounts/GB%20Accounts%202011/GB%20Accounts%20Company%202011-11-30%20(Nov11)%20OpenOffice/Fixedassets.ods'#$Schedule.$X$108];0)" office:value-type="float" office:value="0">
            <text:p>0</text:p>
          </table:table-cell>
          <table:table-cell table:style-name="ce202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3" table:formula="of:=[.A11]" office:value-type="date" office:date-value="2011-11-30">
            <text:p>Wednesday, November 30, 2011</text:p>
          </table:table-cell>
          <table:table-cell table:style-name="ce202" table:formula="of:=[.B14]-[.B16]+[.B15]" office:value-type="float" office:value="0">
            <text:p>0</text:p>
          </table:table-cell>
          <table:table-cell table:style-name="ce202" table:formula="of:=[.C14]-[.C16]+[.C15]" office:value-type="float" office:value="0">
            <text:p>0</text:p>
          </table:table-cell>
          <table:table-cell table:style-name="ce202" table:formula="of:=[.D14]-[.D16]+[.D15]" office:value-type="float" office:value="0">
            <text:p>0</text:p>
          </table:table-cell>
          <table:table-cell table:style-name="ce202" table:formula="of:=[.E14]-[.E16]+[.E15]" office:value-type="float" office:value="0">
            <text:p>0</text:p>
          </table:table-cell>
          <table:table-cell table:style-name="ce202" table:formula="of:=[.F14]-[.F16]+[.F15]" office:value-type="float" office:value="0">
            <text:p>0</text:p>
          </table:table-cell>
          <table:table-cell table:style-name="ce202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202" table:number-columns-repeated="6"/>
          <table:table-cell table:number-columns-repeated="1017"/>
        </table:table-row>
        <table:table-row table:style-name="ro9">
          <table:table-cell table:style-name="ce201" office:value-type="string">
            <text:p>Net Book Value</text:p>
          </table:table-cell>
          <table:table-cell table:style-name="ce202" table:number-columns-repeated="6"/>
          <table:table-cell table:number-columns-repeated="1017"/>
        </table:table-row>
        <table:table-row table:style-name="ro9">
          <table:table-cell table:style-name="ce233" table:formula="of:=[.A11]" office:value-type="date" office:date-value="2011-11-30">
            <text:p>Wednesday, November 30, 2011</text:p>
          </table:table-cell>
          <table:table-cell table:style-name="ce235" table:formula="of:=[.B11]-[.B17]" office:value-type="float" office:value="0">
            <text:p>0</text:p>
          </table:table-cell>
          <table:table-cell table:style-name="ce235" table:formula="of:=[.C11]-[.C17]" office:value-type="float" office:value="0">
            <text:p>0</text:p>
          </table:table-cell>
          <table:table-cell table:style-name="ce235" table:formula="of:=[.D11]-[.D17]" office:value-type="float" office:value="0">
            <text:p>0</text:p>
          </table:table-cell>
          <table:table-cell table:style-name="ce235" table:formula="of:=[.E11]-[.E17]" office:value-type="float" office:value="0">
            <text:p>0</text:p>
          </table:table-cell>
          <table:table-cell table:style-name="ce235" table:formula="of:=[.F11]-[.F17]" office:value-type="float" office:value="0">
            <text:p>0</text:p>
          </table:table-cell>
          <table:table-cell table:style-name="ce235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9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9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Land &amp; Buildings</text:p>
          </table:table-cell>
          <table:table-cell table:style-name="ce236" table:formula="of:=['file:///C:/Users/acartwright/Personal/diy/GB%20Accounts/GB%20Accounts%202011/GB%20Accounts%20Company%202011-11-30%20(Nov11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Plant &amp; Equipment</text:p>
          </table:table-cell>
          <table:table-cell table:style-name="ce236" table:formula="of:=['file:///C:/Users/acartwright/Personal/diy/GB%20Accounts/GB%20Accounts%202011/GB%20Accounts%20Company%202011-11-30%20(Nov11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Fixtures &amp; Fittings</text:p>
          </table:table-cell>
          <table:table-cell table:style-name="ce236" table:formula="of:=['file:///C:/Users/acartwright/Personal/diy/GB%20Accounts/GB%20Accounts%202011/GB%20Accounts%20Company%202011-11-30%20(Nov11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Computer Software</text:p>
          </table:table-cell>
          <table:table-cell table:style-name="ce236" table:formula="of:=['file:///C:/Users/acartwright/Personal/diy/GB%20Accounts/GB%20Accounts%202011/GB%20Accounts%20Company%202011-11-30%20(Nov11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1"/>
          <table:table-cell table:number-columns-repeated="1020"/>
        </table:table-row>
        <table:table-row table:style-name="ro9">
          <table:table-cell office:value-type="string">
            <text:p>Motor Vehicles</text:p>
          </table:table-cell>
          <table:table-cell table:style-name="ce236" table:formula="of:=['file:///C:/Users/acartwright/Personal/diy/GB%20Accounts/GB%20Accounts%202011/GB%20Accounts%20Company%202011-11-30%20(Nov11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01" office:value-type="string">
            <text:p>2. Directors emoluments</text:p>
          </table:table-cell>
          <table:table-cell table:number-columns-repeated="1023"/>
        </table:table-row>
        <table:table-row table:style-name="ro9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8" table:formula="of:=[$TrialBalance.EJ66]" office:value-type="currency" office:currency="GBP" office:value="0">
            <text:p>£0</text:p>
          </table:table-cell>
          <table:table-cell table:style-name="ce207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01" office:value-type="string">
            <text:p>3. Dividends Declared</text:p>
          </table:table-cell>
          <table:table-cell table:number-columns-repeated="1023"/>
        </table:table-row>
        <table:table-row table:style-name="ro10">
          <table:table-cell office:value-type="string">
            <text:p>Gross dividend declared declared for the year ended </text:p>
          </table:table-cell>
          <table:table-cell table:style-name="ce207"/>
          <table:table-cell/>
          <table:table-cell table:style-name="ce237" table:formula="of:=[$'PubP&amp;L'.D3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38" table:formula="of:=['file:///C:/Users/acartwright/Personal/diy/GB%20Accounts/GB%20Accounts%202011/GB%20Accounts%20Company%202011-11-30%20(Nov11)%20OpenOffice/Companysecretary.ods'#$Boardmeeting.$E$4]" office:value-type="currency" office:currency="GBP" office:value="0">
            <text:p>£0</text:p>
          </table:table-cell>
          <table:table-cell table:style-name="ce237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style-name="ce201" office:value-type="string">
            <text:p>4. Corporation Tax</text:p>
          </table:table-cell>
          <table:table-cell table:number-columns-repeated="1023"/>
        </table:table-row>
        <table:table-row table:style-name="ro10">
          <table:table-cell office:value-type="string">
            <text:p>Corporation tax for the year to </text:p>
          </table:table-cell>
          <table:table-cell table:style-name="ce237" table:formula="of:=[$'PubP&amp;L'.D3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38" table:formula="of:=[$CorporationTax.K35]" office:value-type="currency" office:currency="GBP" office:value="0">
            <text:p>£0</text:p>
          </table:table-cell>
          <table:table-cell table:style-name="ce207" table:number-columns-repeated="2"/>
          <table:table-cell table:number-columns-repeated="1018"/>
        </table:table-row>
        <table:table-row table:style-name="ro9" table:number-rows-repeated="6549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port" table:style-name="ta11">
        <table:table-column table:style-name="co46" table:default-cell-style-name="ce239"/>
        <table:table-column table:style-name="co47" table:default-cell-style-name="ce239"/>
        <table:table-column table:style-name="co49" table:default-cell-style-name="ce239"/>
        <table:table-column table:style-name="co52" table:default-cell-style-name="ce239"/>
        <table:table-column table:style-name="co53" table:default-cell-style-name="ce239"/>
        <table:table-column table:style-name="co6" table:default-cell-style-name="ce239"/>
        <table:table-column table:style-name="co54" table:default-cell-style-name="ce239"/>
        <table:table-column table:style-name="co55" table:default-cell-style-name="ce239"/>
        <table:table-column table:style-name="co65" table:default-cell-style-name="ce239"/>
        <table:table-column table:style-name="co6" table:number-columns-repeated="1015" table:default-cell-style-name="ce239"/>
        <table:table-row table:style-name="ro17" table:number-rows-repeated="11">
          <table:table-cell table:number-columns-repeated="1024"/>
        </table:table-row>
        <table:table-row table:style-name="ro25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7">
          <table:table-cell table:number-columns-repeated="1024"/>
        </table:table-row>
        <table:table-row table:style-name="ro26">
          <table:table-cell table:style-name="ce241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6">
          <table:table-cell table:style-name="ce242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4" table:formula="of:=[$PubBalSht.D2]" office:value-type="date" office:date-value="2011-11-30" table:number-columns-spanned="4" table:number-rows-spanned="1">
            <text:p>Wednesday, November 30, 2011</text:p>
          </table:table-cell>
          <table:covered-table-cell table:number-columns-repeated="3"/>
          <table:table-cell table:number-columns-repeated="1015"/>
        </table:table-row>
        <table:table-row table:style-name="ro17" table:number-rows-repeated="23">
          <table:table-cell table:number-columns-repeated="1024"/>
        </table:table-row>
        <table:table-row table:style-name="ro17">
          <table:table-cell/>
          <table:table-cell table:style-name="ce253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7">
          <table:table-cell/>
          <table:table-cell table:style-name="ce253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7">
          <table:table-cell/>
          <table:table-cell table:style-name="ce253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7">
          <table:table-cell/>
          <table:table-cell table:style-name="ce253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27">
          <table:table-cell/>
          <table:table-cell table:style-name="ce247" office:value-type="string">
            <text:p>Tel No.</text:p>
          </table:table-cell>
          <table:table-cell table:style-name="ce255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2"/>
          <table:table-cell table:style-name="ce262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5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7" table:number-rows-repeated="5">
          <table:table-cell table:number-columns-repeated="1024"/>
        </table:table-row>
        <table:table-row table:style-name="ro25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3"/>
          <table:table-cell table:style-name="ce257" office:value-type="string">
            <text:p>CLIENT CERTIFICATE</text:p>
          </table:table-cell>
          <table:table-cell table:style-name="ce257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5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number-columns-repeated="1017"/>
        </table:table-row>
        <table:table-row table:style-name="ro17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DIRECTOR</text:p>
          </table:table-cell>
          <table:table-cell/>
          <table:table-cell table:style-name="ce258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Dated</text:p>
          </table:table-cell>
          <table:table-cell/>
          <table:table-cell table:style-name="ce259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3">
          <table:table-cell table:number-columns-repeated="1024"/>
        </table:table-row>
        <table:table-row table:style-name="ro28">
          <table:table-cell table:style-name="ce24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7" table:number-columns-repeated="1015"/>
        </table:table-row>
        <table:table-row table:style-name="ro29">
          <table:table-cell table:style-name="ce244"/>
          <table:table-cell table:style-name="ce254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8" table:formula="of:=[$'PubP&amp;L'.E5]" office:value-type="date" office:date-value="2011-11-30" table:number-columns-spanned="3" table:number-rows-spanned="1">
            <text:p>Wednesday, November 30, 2011</text:p>
          </table:table-cell>
          <table:covered-table-cell table:number-columns-repeated="2"/>
          <table:table-cell table:style-name="ce244"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45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6" office:value-type="string" table:number-columns-spanned="2" table:number-rows-spanned="1">
            <text:p>12 months ended</text:p>
          </table:table-cell>
          <table:covered-table-cell/>
          <table:table-cell table:style-name="ce256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47" table:number-columns-repeated="1020"/>
        </table:table-row>
        <table:table-row table:style-name="ro17">
          <table:table-cell table:style-name="ce247" table:number-columns-repeated="1024"/>
        </table:table-row>
        <table:table-row table:style-name="ro30">
          <table:table-cell table:style-name="ce248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3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7" table:number-columns-repeated="1015"/>
        </table:table-row>
        <table:table-row table:style-name="ro17">
          <table:table-cell table:style-name="ce249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0" table:number-columns-repeated="1015"/>
        </table:table-row>
        <table:table-row table:style-name="ro30">
          <table:table-cell table:style-name="ce248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1" table:formula="of:=[$'PubP&amp;L'.F9]" office:value-type="currency" office:currency="GBP" office:value="0">
            <text:p>£0</text:p>
          </table:table-cell>
          <table:table-cell table:style-name="ce266" office:value-type="string" table:number-columns-spanned="2" table:number-rows-spanned="1">
            <text:p>compared with</text:p>
          </table:table-cell>
          <table:covered-table-cell/>
          <table:table-cell table:style-name="ce261" table:formula="of:=[$'PubP&amp;L'.B9]" office:value-type="currency" office:currency="GBP" office:value="0">
            <text:p>£0</text:p>
          </table:table-cell>
          <table:table-cell table:style-name="ce247" office:value-type="string">
            <text:p>last year.</text:p>
          </table:table-cell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51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0" table:formula="of:=IF([$'PubP&amp;L'.F9]&gt;0;[$'PubP&amp;L'.F18]/[$'PubP&amp;L'.F9];&quot; &quot;)" office:value-type="string" office:string-value=" ">
            <text:p><text:s/></text:p>
          </table:table-cell>
          <table:table-cell table:style-name="ce252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0" table:formula="of:=IF([$'PubP&amp;L'.B9]&gt;0;[$'PubP&amp;L'.B18]/[$'PubP&amp;L'.B9];&quot; &quot;)" office:value-type="string" office:string-value=" ">
            <text:p><text:s/></text:p>
          </table:table-cell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0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7" table:number-columns-repeated="1015"/>
        </table:table-row>
        <table:table-row table:style-name="ro30">
          <table:table-cell table:style-name="ce248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1" table:formula="of:=['file:///C:/Users/acartwright/Personal/diy/GB%20Accounts/GB%20Accounts%202011/GB%20Accounts%20Company%202011-11-30%20(Nov11)%20OpenOffice/Companysecretary.ods'#$Boardmeeting.$E$4]" office:value-type="currency" office:currency="GBP" office:value="0">
            <text:p>£0</text:p>
          </table:table-cell>
          <table:table-cell table:style-name="ce253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7" table:number-columns-repeated="1015"/>
        </table:table-row>
        <table:table-row table:style-name="ro17">
          <table:table-cell table:style-name="ce251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69" table:formula="of:=['file:///C:/Users/acartwright/Personal/diy/GB%20Accounts/GB%20Accounts%202011/GB%20Accounts%20Company%202011-11-30%20(Nov11)%20OpenOffice/Companysecretary.ods'#$RegisterofMembers.$G$1]" office:value-type="float" office:value="2">
            <text:p>2</text:p>
          </table:table-cell>
          <table:table-cell table:style-name="ce247" table:number-columns-repeated="1015"/>
        </table:table-row>
        <table:table-row table:style-name="ro17">
          <table:table-cell table:style-name="ce251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52" table:formula="of:=IF(['file:///C:/Users/acartwright/Personal/diy/GB%20Accounts/GB%20Accounts%202011/GB%20Accounts%20Company%202011-11-30%20(Nov11)%20OpenOffice/Companysecretary.ods'#$RegisterofMembers.$A$3]&gt;0;['file:///C:/Users/acartwright/Personal/diy/GB%20Accounts/GB%20Accounts%202011/GB%20Accounts%20Company%202011-11-30%20(Nov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cartwright/Personal/diy/GB%20Accounts/GB%20Accounts%202011/GB%20Accounts%20Company%202011-11-30%20(Nov11)%20OpenOffice/Companysecretary.ods'#$RegisterofMembers.$G$3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47" table:number-columns-repeated="1015"/>
        </table:table-row>
        <table:table-row table:style-name="ro17">
          <table:table-cell table:style-name="ce252" table:formula="of:=IF(['file:///C:/Users/acartwright/Personal/diy/GB%20Accounts/GB%20Accounts%202011/GB%20Accounts%20Company%202011-11-30%20(Nov11)%20OpenOffice/Companysecretary.ods'#$RegisterofMembers.$A$4]&gt;0;['file:///C:/Users/acartwright/Personal/diy/GB%20Accounts/GB%20Accounts%202011/GB%20Accounts%20Company%202011-11-30%20(Nov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cartwright/Personal/diy/GB%20Accounts/GB%20Accounts%202011/GB%20Accounts%20Company%202011-11-30%20(Nov11)%20OpenOffice/Companysecretary.ods'#$RegisterofMembers.$G$4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47" table:number-columns-repeated="1015"/>
        </table:table-row>
        <table:table-row table:style-name="ro17">
          <table:table-cell table:style-name="ce247" table:number-columns-repeated="1024"/>
        </table:table-row>
        <table:table-row table:style-name="ro27">
          <table:table-cell table:style-name="ce250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0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51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6" table:formula="of:=[$'PubP&amp;L'.E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17">
          <table:table-cell table:style-name="ce247" table:number-columns-repeated="1024"/>
        </table:table-row>
        <table:table-row table:style-name="ro17">
          <table:table-cell table:style-name="ce247"/>
          <table:table-cell table:style-name="ce253" table:number-columns-spanned="2" table:number-rows-spanned="1"/>
          <table:covered-table-cell/>
          <table:table-cell table:style-name="ce247" office:value-type="string">
            <text:p>Signed by</text:p>
          </table:table-cell>
          <table:table-cell table:style-name="ce247" table:number-columns-repeated="1020"/>
        </table:table-row>
        <table:table-row table:style-name="ro17">
          <table:table-cell table:style-name="ce247"/>
          <table:table-cell table:style-name="ce253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7" office:value-type="string">
            <text:p>Director</text:p>
          </table:table-cell>
          <table:table-cell table:style-name="ce247"/>
          <table:table-cell table:style-name="ce247" office:value-type="string">
            <text:p>Date:</text:p>
          </table:table-cell>
          <table:table-cell table:style-name="ce256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7" table:number-columns-repeated="1016"/>
        </table:table-row>
        <table:table-row table:style-name="ro17" table:number-rows-repeated="2">
          <table:table-cell table:style-name="ce247" table:number-columns-repeated="1024"/>
        </table:table-row>
        <table:table-row table:style-name="ro17" table:number-rows-repeated="654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porationTax" table:style-name="ta13" table:protected="true">
        <table:table-column table:style-name="co66" table:default-cell-style-name="ce284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default-cell-style-name="ce206"/>
        <table:table-column table:style-name="co72" table:default-cell-style-name="ce206"/>
        <table:table-column table:style-name="co72" table:default-cell-style-name="ce232"/>
        <table:table-column table:style-name="co73" table:default-cell-style-name="ce206"/>
        <table:table-column table:style-name="co1" table:default-cell-style-name="ce206"/>
        <table:table-column table:style-name="co44" table:default-cell-style-name="ce206"/>
        <table:table-column table:style-name="co74" table:default-cell-style-name="ce207"/>
        <table:table-column table:style-name="co6" table:number-columns-repeated="1012" table:default-cell-style-name="ce207"/>
        <table:table-row table:style-name="ro6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31">
          <table:table-cell table:style-name="ce272"/>
          <table:table-cell table:style-name="ce286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0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1"/>
          <table:table-cell table:style-name="ce343" office:value-type="string">
            <text:p>Tax Calculation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/>
          <table:table-cell table:style-name="ce322" table:number-columns-repeated="2"/>
          <table:table-cell table:style-name="ce323" office:value-type="string">
            <text:p>£</text:p>
          </table:table-cell>
          <table:table-cell table:style-name="ce323"/>
          <table:table-cell table:style-name="ce323" office:value-type="string">
            <text:p>£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/>
          <table:table-cell table:style-name="ce322" table:number-columns-repeated="2"/>
          <table:table-cell table:style-name="ce323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87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1" table:formula="of:=[$Admin.L6]" office:value-type="date" office:date-value="2010-12-01" table:number-columns-spanned="2" table:number-rows-spanned="1">
            <text:p>Wednesday, December 01, 2010</text:p>
          </table:table-cell>
          <table:covered-table-cell/>
          <table:table-cell table:style-name="ce330" office:value-type="string">
            <text:p>to</text:p>
          </table:table-cell>
          <table:table-cell table:style-name="ce311" table:formula="of:=[$Admin.N7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319"/>
          <table:table-cell table:style-name="ce344" table:formula="of:=[$'PubP&amp;L'.F46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0" table:number-columns-repeated="5"/>
          <table:table-cell table:style-name="ce319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19"/>
          <table:table-cell table:style-name="ce322"/>
          <table:table-cell table:style-name="ce326" table:formula="of:=IF([$TrialBalance.EJ85]&gt;0;[$TrialBalance.EJ85];&quot; &quot;)" office:value-type="string" office:string-value=" ">
            <text:p><text:s/></text:p>
          </table:table-cell>
          <table:table-cell table:style-name="ce319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19"/>
          <table:table-cell table:style-name="ce322"/>
          <table:table-cell table:style-name="ce326" table:formula="of:=IF([$TrialBalance.EJ87]&gt;0;[$TrialBalance.EJ87];&quot; &quot;)" office:value-type="string" office:string-value=" ">
            <text:p><text:s/></text:p>
          </table:table-cell>
          <table:table-cell table:style-name="ce319"/>
          <table:table-cell table:style-name="ce345"/>
          <table:table-cell table:style-name="ce285"/>
          <table:table-cell table:number-columns-repeated="1012"/>
        </table:table-row>
        <table:table-row table:style-name="ro6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9"/>
          <table:table-cell table:style-name="ce294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19"/>
          <table:table-cell table:style-name="ce322"/>
          <table:table-cell table:style-name="ce319" table:number-columns-repeated="2"/>
          <table:table-cell table:style-name="ce344" table:formula="of:=SUM([.I6:.I9])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80" office:value-type="string">
            <text:p>Operational profit chargeable to corporation tax</text:p>
          </table:table-cell>
          <table:table-cell table:style-name="ce280" table:number-columns-repeated="3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4" table:formula="of:=[.K5]+[.K10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7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0" office:value-type="string">
            <text:p>Deduct Capital Allowances</text:p>
          </table:table-cell>
          <table:table-cell table:style-name="ce280" table:number-columns-repeated="3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17">
          <table:table-cell table:style-name="ce273"/>
          <table:table-cell table:style-name="ce290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2" table:formula="of:=[.E5]" office:value-type="date" office:date-value="2010-12-01">
            <text:p>01-Dec-10</text:p>
          </table:table-cell>
          <table:table-cell table:style-name="ce312" table:formula="of:=[.H5]" office:value-type="date" office:date-value="2011-11-30">
            <text:p>30-Nov-11</text:p>
          </table:table-cell>
          <table:table-cell table:style-name="ce274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4" table:formula="of:=IF([.K79]&gt;0;[.K79];0)" office:value-type="float" office:value="0">
            <text:p>0</text:p>
          </table:table-cell>
          <table:table-cell table:style-name="ce319"/>
          <table:table-cell table:style-name="ce346" office:value-type="string">
            <text:p>See Note 1</text:p>
          </table:table-cell>
          <table:table-cell table:style-name="ce328"/>
          <table:table-cell table:style-name="ce231" table:number-columns-repeated="1012"/>
        </table:table-row>
        <table:table-row table:style-name="ro17">
          <table:table-cell table:style-name="ce273"/>
          <table:table-cell table:style-name="ce288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2" table:formula="of:=[.E5]" office:value-type="date" office:date-value="2010-12-01">
            <text:p>01-Dec-10</text:p>
          </table:table-cell>
          <table:table-cell table:style-name="ce312" table:formula="of:=[.H5]" office:value-type="date" office:date-value="2011-11-30">
            <text:p>30-Nov-11</text:p>
          </table:table-cell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4" table:formula="of:=IF([.K91]&gt;0;[.K91];0)" office:value-type="float" office:value="0">
            <text:p>0</text:p>
          </table:table-cell>
          <table:table-cell table:style-name="ce319"/>
          <table:table-cell table:style-name="ce346" office:value-type="string">
            <text:p>See Note 2</text:p>
          </table:table-cell>
          <table:table-cell table:style-name="ce328"/>
          <table:table-cell table:style-name="ce231" table:number-columns-repeated="1012"/>
        </table:table-row>
        <table:table-row table:style-name="ro17">
          <table:table-cell table:style-name="ce273"/>
          <table:table-cell table:style-name="ce288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7" table:formula="of:=[.E5]" office:value-type="date" office:date-value="2010-12-01" table:number-columns-spanned="2" table:number-rows-spanned="1">
            <text:p>01-Dec-10</text:p>
          </table:table-cell>
          <table:covered-table-cell/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4" table:formula="of:=IF([.K99]&gt;0;[.K99];0)" office:value-type="float" office:value="0">
            <text:p>0</text:p>
          </table:table-cell>
          <table:table-cell table:style-name="ce319"/>
          <table:table-cell table:style-name="ce346" office:value-type="string">
            <text:p>See Note 3</text:p>
          </table:table-cell>
          <table:table-cell table:style-name="ce328"/>
          <table:table-cell table:style-name="ce231" table:number-columns-repeated="1012"/>
        </table:table-row>
        <table:table-row table:style-name="ro17">
          <table:table-cell table:style-name="ce273"/>
          <table:table-cell table:style-name="ce288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2" table:formula="of:=[.E5]" office:value-type="date" office:date-value="2010-12-01">
            <text:p>01-Dec-10</text:p>
          </table:table-cell>
          <table:table-cell table:style-name="ce312" table:formula="of:=[.H5]" office:value-type="date" office:date-value="2011-11-30">
            <text:p>30-Nov-11</text:p>
          </table:table-cell>
          <table:table-cell table:style-name="ce296"/>
          <table:table-cell table:style-name="ce333"/>
          <table:table-cell table:style-name="ce335" table:formula="of:=IF([.K102]&lt;&gt;0;-[.K102];0)" office:value-type="float" office:value="0">
            <text:p>0 </text:p>
          </table:table-cell>
          <table:table-cell table:style-name="ce319"/>
          <table:table-cell table:style-name="ce346" office:value-type="string">
            <text:p>See Note 4</text:p>
          </table:table-cell>
          <table:table-cell table:style-name="ce328"/>
          <table:table-cell table:style-name="ce231" table:number-columns-repeated="1012"/>
        </table:table-row>
        <table:table-row table:style-name="ro6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89"/>
          <table:table-cell table:style-name="ce294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4" table:formula="of:=SUM([.I14:.I19])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17">
          <table:table-cell table:style-name="ce273"/>
          <table:table-cell table:style-name="ce291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3" table:number-columns-repeated="3"/>
          <table:table-cell table:style-name="ce319" table:number-columns-repeated="2"/>
          <table:table-cell table:style-name="ce347" table:formula="of:=[.K12]-[.K20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7">
          <table:table-cell table:style-name="ce273"/>
          <table:table-cell table:style-name="ce292"/>
          <table:table-cell table:style-name="ce280" table:number-columns-repeated="2"/>
          <table:table-cell table:style-name="ce292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93" office:value-type="string">
            <text:p>Add gross bank interest received</text:p>
          </table:table-cell>
          <table:table-cell table:style-name="ce285" table:number-columns-repeated="4"/>
          <table:table-cell table:style-name="ce319"/>
          <table:table-cell table:style-name="ce322"/>
          <table:table-cell table:style-name="ce319" table:number-columns-repeated="2"/>
          <table:table-cell table:style-name="ce348" table:formula="of:=-[$TrialBalance.EJ58]" office:value-type="float" office:value="-0">
            <text:p>0 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85" table:number-columns-repeated="5"/>
          <table:table-cell table:style-name="ce319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3" office:value-type="string">
            <text:p>Deduct losses brought forward from previous years</text:p>
          </table:table-cell>
          <table:table-cell table:style-name="ce285" table:number-columns-repeated="4"/>
          <table:table-cell table:style-name="ce319"/>
          <table:table-cell table:style-name="ce322"/>
          <table:table-cell table:style-name="ce319" table:number-columns-repeated="2"/>
          <table:table-cell table:style-name="ce348" table:formula="of:=[$OpenAccounts.Q5]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87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3" table:formula="of:=[.H5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319"/>
          <table:table-cell table:style-name="ce322"/>
          <table:table-cell table:style-name="ce319" table:number-columns-repeated="2"/>
          <table:table-cell table:style-name="ce347" table:formula="of:=[.K22]+[.K24]-[.K26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94"/>
          <table:table-cell table:style-name="ce280" table:number-columns-repeated="2"/>
          <table:table-cell table:style-name="ce287"/>
          <table:table-cell table:style-name="ce320"/>
          <table:table-cell table:style-name="ce319"/>
          <table:table-cell table:style-name="ce322"/>
          <table:table-cell table:style-name="ce319" table:number-columns-repeated="2"/>
          <table:table-cell table:style-name="ce330"/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0" table:number-columns-repeated="3"/>
          <table:table-cell table:style-name="ce31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15">
          <table:table-cell table:style-name="ce272" office:value-type="string">
            <text:p>Days</text:p>
          </table:table-cell>
          <table:table-cell table:style-name="ce295" office:value-type="string">
            <text:p>Tax Calculation</text:p>
          </table:table-cell>
          <table:table-cell table:style-name="ce304" office:value-type="string">
            <text:p>From</text:p>
          </table:table-cell>
          <table:table-cell table:style-name="ce304" office:value-type="string">
            <text:p>To</text:p>
          </table:table-cell>
          <table:table-cell table:style-name="ce304" office:value-type="string">
            <text:p>Tax Year</text:p>
          </table:table-cell>
          <table:table-cell table:style-name="ce321" office:value-type="string">
            <text:p>Taxable</text:p>
          </table:table-cell>
          <table:table-cell table:style-name="ce321" office:value-type="string" table:number-columns-spanned="2" table:number-rows-spanned="1">
            <text:p>%</text:p>
          </table:table-cell>
          <table:covered-table-cell/>
          <table:table-cell table:style-name="ce321" office:value-type="string">
            <text:p>Corp Tax</text:p>
          </table:table-cell>
          <table:table-cell table:style-name="ce322"/>
          <table:table-cell table:style-name="ce319"/>
          <table:table-cell table:style-name="ce285"/>
          <table:table-cell table:number-columns-repeated="1012"/>
        </table:table-row>
        <table:table-row table:style-name="ro15">
          <table:table-cell table:style-name="ce272"/>
          <table:table-cell table:style-name="ce291"/>
          <table:table-cell table:style-name="ce285" table:number-columns-repeated="2"/>
          <table:table-cell table:style-name="ce296"/>
          <table:table-cell table:style-name="ce322" table:number-columns-repeated="2"/>
          <table:table-cell table:style-name="ce283"/>
          <table:table-cell table:style-name="ce322" table:number-columns-repeated="2"/>
          <table:table-cell table:style-name="ce319"/>
          <table:table-cell table:style-name="ce285"/>
          <table:table-cell table:number-columns-repeated="1012"/>
        </table:table-row>
        <table:table-row table:style-name="ro24">
          <table:table-cell table:style-name="ce274" table:formula="of:=[.D33]-[.C33]+1" office:value-type="float" office:value="121">
            <text:p>121</text:p>
          </table:table-cell>
          <table:table-cell table:style-name="ce296" office:value-type="string">
            <text:p>Corporation Tax</text:p>
          </table:table-cell>
          <table:table-cell table:style-name="ce278" table:formula="of:=[$Admin.L6]" office:value-type="date" office:date-value="2010-12-01">
            <text:p>01-Dec-10</text:p>
          </table:table-cell>
          <table:table-cell table:style-name="ce278" table:formula="of:=[$Admin.N6]" office:value-type="date" office:date-value="2011-03-31">
            <text:p>31-Mar-11</text:p>
          </table:table-cell>
          <table:table-cell table:style-name="ce315" table:formula="of:=[$Admin.K6]" office:value-type="float" office:value="2010">
            <text:p>2010</text:p>
          </table:table-cell>
          <table:table-cell table:style-name="ce323" table:formula="of:=IF([.K28]&gt;0;[.K28]*[.A33]/[.A35];0)" office:value-type="float" office:value="0">
            <text:p>0</text:p>
          </table:table-cell>
          <table:table-cell table:style-name="ce331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6" table:formula="of:=[.F33]*[.G33]/100" office:value-type="float" office:value="0">
            <text:p>0.00</text:p>
          </table:table-cell>
          <table:table-cell table:style-name="ce342"/>
          <table:table-cell table:style-name="ce319"/>
          <table:table-cell table:style-name="ce285"/>
          <table:table-cell table:number-columns-repeated="1012"/>
        </table:table-row>
        <table:table-row table:style-name="ro24">
          <table:table-cell table:style-name="ce274" table:formula="of:=[.D34]-[.C34]+1" office:value-type="float" office:value="244">
            <text:p>244</text:p>
          </table:table-cell>
          <table:table-cell table:style-name="ce296" office:value-type="string">
            <text:p>Corporation Tax</text:p>
          </table:table-cell>
          <table:table-cell table:style-name="ce278" table:formula="of:=[$Admin.L7]" office:value-type="date" office:date-value="2011-04-01">
            <text:p>01-Apr-11</text:p>
          </table:table-cell>
          <table:table-cell table:style-name="ce278" table:formula="of:=[$Admin.N7]" office:value-type="date" office:date-value="2011-11-30">
            <text:p>30-Nov-11</text:p>
          </table:table-cell>
          <table:table-cell table:style-name="ce315" table:formula="of:=[$Admin.K7]" office:value-type="float" office:value="2011">
            <text:p>2011</text:p>
          </table:table-cell>
          <table:table-cell table:style-name="ce323" table:formula="of:=IF([.K28]&gt;0;[.K28]*[.A34]/[.A35];0)" office:value-type="float" office:value="0">
            <text:p>0</text:p>
          </table:table-cell>
          <table:table-cell table:style-name="ce331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336" table:formula="of:=[.F34]*[.G34]/100" office:value-type="float" office:value="0">
            <text:p>0.00</text:p>
          </table:table-cell>
          <table:table-cell table:style-name="ce342"/>
          <table:table-cell table:style-name="ce319"/>
          <table:table-cell table:style-name="ce285"/>
          <table:table-cell table:number-columns-repeated="1012"/>
        </table:table-row>
        <table:table-row table:style-name="ro24">
          <table:table-cell table:style-name="ce274" table:formula="of:=[.D34]-[.C33]+1" office:value-type="float" office:value="365">
            <text:p>365</text:p>
          </table:table-cell>
          <table:table-cell table:style-name="ce287"/>
          <table:table-cell table:style-name="ce294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7" table:number-columns-repeated="2"/>
          <table:table-cell table:style-name="ce349" table:formula="of:=SUM([.I33:.I34])" office:value-type="float" office:value="0">
            <text:p>0.00</text:p>
          </table:table-cell>
          <table:table-cell table:style-name="ce280"/>
          <table:table-cell table:style-name="ce231"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80"/>
          <table:table-cell table:style-name="ce294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19" table:number-columns-repeated="2"/>
          <table:table-cell table:style-name="ce350" table:formula="of:=[$TrialBalance.EH35]" office:value-type="float" office:value="-0">
            <text:p>0.00</text:p>
          </table:table-cell>
          <table:table-cell table:style-name="ce280"/>
          <table:table-cell table:style-name="ce231" table:number-columns-repeated="1012"/>
        </table:table-row>
        <table:table-row table:style-name="ro7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4">
          <table:table-cell table:style-name="ce273"/>
          <table:table-cell table:style-name="ce297"/>
          <table:table-cell table:style-name="ce294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8"/>
          <table:table-cell table:style-name="ce319"/>
          <table:table-cell table:style-name="ce351" table:formula="of:=[.K35]-[.K37]" office:value-type="float" office:value="0">
            <text:p>0.00 </text:p>
          </table:table-cell>
          <table:table-cell table:style-name="ce280"/>
          <table:table-cell table:style-name="ce231" table:number-columns-repeated="1012"/>
        </table:table-row>
        <table:table-row table:style-name="ro6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32" table:number-rows-repeated="2">
          <table:table-cell table:style-name="ce275" table:number-columns-repeated="2"/>
          <table:table-cell table:style-name="ce305" table:number-columns-repeated="2"/>
          <table:table-cell table:style-name="ce275" table:number-columns-repeated="8"/>
          <table:table-cell table:style-name="ce305" table:number-columns-repeated="1012"/>
        </table:table-row>
        <table:table-row table:style-name="ro32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32">
          <table:table-cell table:style-name="ce273"/>
          <table:table-cell table:style-name="ce294" office:value-type="string" table:number-columns-spanned="2" table:number-rows-spanned="1">
            <text:p><text:s/>CAPITAL ALLOWANCES DEDUCTED </text:p>
          </table:table-cell>
          <table:covered-table-cell/>
          <table:table-cell table:style-name="ce280" table:number-columns-repeated="2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24" office:value-type="string" table:number-columns-spanned="1" table:number-rows-spanned="2">
            <text:p>Capital Expenditure</text:p>
          </table:table-cell>
          <table:table-cell table:style-name="ce319"/>
          <table:table-cell table:style-name="ce322"/>
          <table:table-cell table:style-name="ce324" office:value-type="string" table:number-columns-spanned="1" table:number-rows-spanned="2">
            <text:p>Annual Investment Allowances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33">
          <table:table-cell table:style-name="ce276" office:value-type="string">
            <text:p>Note 1</text:p>
          </table:table-cell>
          <table:table-cell table:style-name="ce298" office:value-type="string" table:number-columns-spanned="2" table:number-rows-spanned="1">
            <text:p>Annual Investment Allowances</text:p>
          </table:table-cell>
          <table:covered-table-cell/>
          <table:table-cell table:style-name="ce285"/>
          <table:table-cell table:style-name="ce315"/>
          <table:covered-table-cell/>
          <table:table-cell table:style-name="ce319"/>
          <table:table-cell table:style-name="ce322"/>
          <table:covered-table-cell/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99"/>
          <table:table-cell table:style-name="ce285" table:number-columns-repeated="2"/>
          <table:table-cell table:style-name="ce315"/>
          <table:table-cell table:style-name="ce325" office:value-type="string">
            <text:p>£</text:p>
          </table:table-cell>
          <table:table-cell table:style-name="ce319"/>
          <table:table-cell table:style-name="ce322"/>
          <table:table-cell table:style-name="ce339" office:value-type="string">
            <text:p>£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296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6" table:formula="of:=[.E5]" office:value-type="date" office:date-value="2010-12-01">
            <text:p>01-Dec-10</text:p>
          </table:table-cell>
          <table:table-cell table:style-name="ce306" table:formula="of:=[.H5]" office:value-type="date" office:date-value="2011-11-30">
            <text:p>30-Nov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67]&gt;0;['file:///C:/Users/acartwright/Personal/diy/GB%20Accounts/GB%20Accounts%202011/GB%20Accounts%20Company%202011-11-30%20(Nov11)%20OpenOffice/Fixedassets.ods'#$Schedule.$B$67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67]&gt;0;['file:///C:/Users/acartwright/Personal/diy/GB%20Accounts/GB%20Accounts%202011/GB%20Accounts%20Company%202011-11-30%20(Nov11)%20OpenOffice/Fixedassets.ods'#$Schedule.$C$6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67]&gt;0;['file:///C:/Users/acartwright/Personal/diy/GB%20Accounts/GB%20Accounts%202011/GB%20Accounts%20Company%202011-11-30%20(Nov11)%20OpenOffice/Fixedassets.ods'#$Schedule.$E$6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67]&gt;0;['file:///C:/Users/acartwright/Personal/diy/GB%20Accounts/GB%20Accounts%202011/GB%20Accounts%20Company%202011-11-30%20(Nov11)%20OpenOffice/Fixedassets.ods'#$Schedule.$Q$6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68]&gt;0;['file:///C:/Users/acartwright/Personal/diy/GB%20Accounts/GB%20Accounts%202011/GB%20Accounts%20Company%202011-11-30%20(Nov11)%20OpenOffice/Fixedassets.ods'#$Schedule.$B$68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68]&gt;0;['file:///C:/Users/acartwright/Personal/diy/GB%20Accounts/GB%20Accounts%202011/GB%20Accounts%20Company%202011-11-30%20(Nov11)%20OpenOffice/Fixedassets.ods'#$Schedule.$C$6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68]&gt;0;['file:///C:/Users/acartwright/Personal/diy/GB%20Accounts/GB%20Accounts%202011/GB%20Accounts%20Company%202011-11-30%20(Nov11)%20OpenOffice/Fixedassets.ods'#$Schedule.$E$6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68]&gt;0;['file:///C:/Users/acartwright/Personal/diy/GB%20Accounts/GB%20Accounts%202011/GB%20Accounts%20Company%202011-11-30%20(Nov11)%20OpenOffice/Fixedassets.ods'#$Schedule.$Q$6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69]&gt;0;['file:///C:/Users/acartwright/Personal/diy/GB%20Accounts/GB%20Accounts%202011/GB%20Accounts%20Company%202011-11-30%20(Nov11)%20OpenOffice/Fixedassets.ods'#$Schedule.$B$69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69]&gt;0;['file:///C:/Users/acartwright/Personal/diy/GB%20Accounts/GB%20Accounts%202011/GB%20Accounts%20Company%202011-11-30%20(Nov11)%20OpenOffice/Fixedassets.ods'#$Schedule.$C$6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69]&gt;0;['file:///C:/Users/acartwright/Personal/diy/GB%20Accounts/GB%20Accounts%202011/GB%20Accounts%20Company%202011-11-30%20(Nov11)%20OpenOffice/Fixedassets.ods'#$Schedule.$E$6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69]&gt;0;['file:///C:/Users/acartwright/Personal/diy/GB%20Accounts/GB%20Accounts%202011/GB%20Accounts%20Company%202011-11-30%20(Nov11)%20OpenOffice/Fixedassets.ods'#$Schedule.$Q$6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0]&gt;0;['file:///C:/Users/acartwright/Personal/diy/GB%20Accounts/GB%20Accounts%202011/GB%20Accounts%20Company%202011-11-30%20(Nov11)%20OpenOffice/Fixedassets.ods'#$Schedule.$B$70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0]&gt;0;['file:///C:/Users/acartwright/Personal/diy/GB%20Accounts/GB%20Accounts%202011/GB%20Accounts%20Company%202011-11-30%20(Nov11)%20OpenOffice/Fixedassets.ods'#$Schedule.$C$7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0]&gt;0;['file:///C:/Users/acartwright/Personal/diy/GB%20Accounts/GB%20Accounts%202011/GB%20Accounts%20Company%202011-11-30%20(Nov11)%20OpenOffice/Fixedassets.ods'#$Schedule.$E$7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0]&gt;0;['file:///C:/Users/acartwright/Personal/diy/GB%20Accounts/GB%20Accounts%202011/GB%20Accounts%20Company%202011-11-30%20(Nov11)%20OpenOffice/Fixedassets.ods'#$Schedule.$Q$7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1]&gt;0;['file:///C:/Users/acartwright/Personal/diy/GB%20Accounts/GB%20Accounts%202011/GB%20Accounts%20Company%202011-11-30%20(Nov11)%20OpenOffice/Fixedassets.ods'#$Schedule.$B$71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1]&gt;0;['file:///C:/Users/acartwright/Personal/diy/GB%20Accounts/GB%20Accounts%202011/GB%20Accounts%20Company%202011-11-30%20(Nov11)%20OpenOffice/Fixedassets.ods'#$Schedule.$C$7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1]&gt;0;['file:///C:/Users/acartwright/Personal/diy/GB%20Accounts/GB%20Accounts%202011/GB%20Accounts%20Company%202011-11-30%20(Nov11)%20OpenOffice/Fixedassets.ods'#$Schedule.$E$7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1]&gt;0;['file:///C:/Users/acartwright/Personal/diy/GB%20Accounts/GB%20Accounts%202011/GB%20Accounts%20Company%202011-11-30%20(Nov11)%20OpenOffice/Fixedassets.ods'#$Schedule.$Q$7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2]&gt;0;['file:///C:/Users/acartwright/Personal/diy/GB%20Accounts/GB%20Accounts%202011/GB%20Accounts%20Company%202011-11-30%20(Nov11)%20OpenOffice/Fixedassets.ods'#$Schedule.$B$72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2]&gt;0;['file:///C:/Users/acartwright/Personal/diy/GB%20Accounts/GB%20Accounts%202011/GB%20Accounts%20Company%202011-11-30%20(Nov11)%20OpenOffice/Fixedassets.ods'#$Schedule.$C$7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2]&gt;0;['file:///C:/Users/acartwright/Personal/diy/GB%20Accounts/GB%20Accounts%202011/GB%20Accounts%20Company%202011-11-30%20(Nov11)%20OpenOffice/Fixedassets.ods'#$Schedule.$E$7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2]&gt;0;['file:///C:/Users/acartwright/Personal/diy/GB%20Accounts/GB%20Accounts%202011/GB%20Accounts%20Company%202011-11-30%20(Nov11)%20OpenOffice/Fixedassets.ods'#$Schedule.$Q$7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3]&gt;0;['file:///C:/Users/acartwright/Personal/diy/GB%20Accounts/GB%20Accounts%202011/GB%20Accounts%20Company%202011-11-30%20(Nov11)%20OpenOffice/Fixedassets.ods'#$Schedule.$B$73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3]&gt;0;['file:///C:/Users/acartwright/Personal/diy/GB%20Accounts/GB%20Accounts%202011/GB%20Accounts%20Company%202011-11-30%20(Nov11)%20OpenOffice/Fixedassets.ods'#$Schedule.$C$7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3]&gt;0;['file:///C:/Users/acartwright/Personal/diy/GB%20Accounts/GB%20Accounts%202011/GB%20Accounts%20Company%202011-11-30%20(Nov11)%20OpenOffice/Fixedassets.ods'#$Schedule.$E$7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3]&gt;0;['file:///C:/Users/acartwright/Personal/diy/GB%20Accounts/GB%20Accounts%202011/GB%20Accounts%20Company%202011-11-30%20(Nov11)%20OpenOffice/Fixedassets.ods'#$Schedule.$Q$7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4]&gt;0;['file:///C:/Users/acartwright/Personal/diy/GB%20Accounts/GB%20Accounts%202011/GB%20Accounts%20Company%202011-11-30%20(Nov11)%20OpenOffice/Fixedassets.ods'#$Schedule.$B$74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4]&gt;0;['file:///C:/Users/acartwright/Personal/diy/GB%20Accounts/GB%20Accounts%202011/GB%20Accounts%20Company%202011-11-30%20(Nov11)%20OpenOffice/Fixedassets.ods'#$Schedule.$C$74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4]&gt;0;['file:///C:/Users/acartwright/Personal/diy/GB%20Accounts/GB%20Accounts%202011/GB%20Accounts%20Company%202011-11-30%20(Nov11)%20OpenOffice/Fixedassets.ods'#$Schedule.$E$74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4]&gt;0;['file:///C:/Users/acartwright/Personal/diy/GB%20Accounts/GB%20Accounts%202011/GB%20Accounts%20Company%202011-11-30%20(Nov11)%20OpenOffice/Fixedassets.ods'#$Schedule.$Q$74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8"/>
          <table:table-cell table:style-name="ce296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6" table:formula="of:=[.E5]" office:value-type="date" office:date-value="2010-12-01">
            <text:p>01-Dec-10</text:p>
          </table:table-cell>
          <table:table-cell table:style-name="ce306" table:formula="of:=[.H5]" office:value-type="date" office:date-value="2011-11-30">
            <text:p>30-Nov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8]&gt;0;['file:///C:/Users/acartwright/Personal/diy/GB%20Accounts/GB%20Accounts%202011/GB%20Accounts%20Company%202011-11-30%20(Nov11)%20OpenOffice/Fixedassets.ods'#$Schedule.$B$78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8]&gt;0;['file:///C:/Users/acartwright/Personal/diy/GB%20Accounts/GB%20Accounts%202011/GB%20Accounts%20Company%202011-11-30%20(Nov11)%20OpenOffice/Fixedassets.ods'#$Schedule.$C$7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8]&gt;0;['file:///C:/Users/acartwright/Personal/diy/GB%20Accounts/GB%20Accounts%202011/GB%20Accounts%20Company%202011-11-30%20(Nov11)%20OpenOffice/Fixedassets.ods'#$Schedule.$E$7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8]&gt;0;['file:///C:/Users/acartwright/Personal/diy/GB%20Accounts/GB%20Accounts%202011/GB%20Accounts%20Company%202011-11-30%20(Nov11)%20OpenOffice/Fixedassets.ods'#$Schedule.$Q$7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79]&gt;0;['file:///C:/Users/acartwright/Personal/diy/GB%20Accounts/GB%20Accounts%202011/GB%20Accounts%20Company%202011-11-30%20(Nov11)%20OpenOffice/Fixedassets.ods'#$Schedule.$B$79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79]&gt;0;['file:///C:/Users/acartwright/Personal/diy/GB%20Accounts/GB%20Accounts%202011/GB%20Accounts%20Company%202011-11-30%20(Nov11)%20OpenOffice/Fixedassets.ods'#$Schedule.$C$7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79]&gt;0;['file:///C:/Users/acartwright/Personal/diy/GB%20Accounts/GB%20Accounts%202011/GB%20Accounts%20Company%202011-11-30%20(Nov11)%20OpenOffice/Fixedassets.ods'#$Schedule.$E$7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79]&gt;0;['file:///C:/Users/acartwright/Personal/diy/GB%20Accounts/GB%20Accounts%202011/GB%20Accounts%20Company%202011-11-30%20(Nov11)%20OpenOffice/Fixedassets.ods'#$Schedule.$Q$7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0]&gt;0;['file:///C:/Users/acartwright/Personal/diy/GB%20Accounts/GB%20Accounts%202011/GB%20Accounts%20Company%202011-11-30%20(Nov11)%20OpenOffice/Fixedassets.ods'#$Schedule.$B$80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0]&gt;0;['file:///C:/Users/acartwright/Personal/diy/GB%20Accounts/GB%20Accounts%202011/GB%20Accounts%20Company%202011-11-30%20(Nov11)%20OpenOffice/Fixedassets.ods'#$Schedule.$C$8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0]&gt;0;['file:///C:/Users/acartwright/Personal/diy/GB%20Accounts/GB%20Accounts%202011/GB%20Accounts%20Company%202011-11-30%20(Nov11)%20OpenOffice/Fixedassets.ods'#$Schedule.$E$8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0]&gt;0;['file:///C:/Users/acartwright/Personal/diy/GB%20Accounts/GB%20Accounts%202011/GB%20Accounts%20Company%202011-11-30%20(Nov11)%20OpenOffice/Fixedassets.ods'#$Schedule.$Q$8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1]&gt;0;['file:///C:/Users/acartwright/Personal/diy/GB%20Accounts/GB%20Accounts%202011/GB%20Accounts%20Company%202011-11-30%20(Nov11)%20OpenOffice/Fixedassets.ods'#$Schedule.$B$81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1]&gt;0;['file:///C:/Users/acartwright/Personal/diy/GB%20Accounts/GB%20Accounts%202011/GB%20Accounts%20Company%202011-11-30%20(Nov11)%20OpenOffice/Fixedassets.ods'#$Schedule.$C$8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1]&gt;0;['file:///C:/Users/acartwright/Personal/diy/GB%20Accounts/GB%20Accounts%202011/GB%20Accounts%20Company%202011-11-30%20(Nov11)%20OpenOffice/Fixedassets.ods'#$Schedule.$E$8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1]&gt;0;['file:///C:/Users/acartwright/Personal/diy/GB%20Accounts/GB%20Accounts%202011/GB%20Accounts%20Company%202011-11-30%20(Nov11)%20OpenOffice/Fixedassets.ods'#$Schedule.$Q$8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2]&gt;0;['file:///C:/Users/acartwright/Personal/diy/GB%20Accounts/GB%20Accounts%202011/GB%20Accounts%20Company%202011-11-30%20(Nov11)%20OpenOffice/Fixedassets.ods'#$Schedule.$B$82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2]&gt;0;['file:///C:/Users/acartwright/Personal/diy/GB%20Accounts/GB%20Accounts%202011/GB%20Accounts%20Company%202011-11-30%20(Nov11)%20OpenOffice/Fixedassets.ods'#$Schedule.$C$8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2]&gt;0;['file:///C:/Users/acartwright/Personal/diy/GB%20Accounts/GB%20Accounts%202011/GB%20Accounts%20Company%202011-11-30%20(Nov11)%20OpenOffice/Fixedassets.ods'#$Schedule.$E$8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2]&gt;0;['file:///C:/Users/acartwright/Personal/diy/GB%20Accounts/GB%20Accounts%202011/GB%20Accounts%20Company%202011-11-30%20(Nov11)%20OpenOffice/Fixedassets.ods'#$Schedule.$Q$8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9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6" table:formula="of:=[.E5]" office:value-type="date" office:date-value="2010-12-01">
            <text:p>01-Dec-10</text:p>
          </table:table-cell>
          <table:table-cell table:style-name="ce306" table:formula="of:=[.H5]" office:value-type="date" office:date-value="2011-11-30">
            <text:p>30-Nov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6]&gt;0;['file:///C:/Users/acartwright/Personal/diy/GB%20Accounts/GB%20Accounts%202011/GB%20Accounts%20Company%202011-11-30%20(Nov11)%20OpenOffice/Fixedassets.ods'#$Schedule.$B$86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6]&gt;0;['file:///C:/Users/acartwright/Personal/diy/GB%20Accounts/GB%20Accounts%202011/GB%20Accounts%20Company%202011-11-30%20(Nov11)%20OpenOffice/Fixedassets.ods'#$Schedule.$C$86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6]&gt;0;['file:///C:/Users/acartwright/Personal/diy/GB%20Accounts/GB%20Accounts%202011/GB%20Accounts%20Company%202011-11-30%20(Nov11)%20OpenOffice/Fixedassets.ods'#$Schedule.$E$86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6]&gt;0;['file:///C:/Users/acartwright/Personal/diy/GB%20Accounts/GB%20Accounts%202011/GB%20Accounts%20Company%202011-11-30%20(Nov11)%20OpenOffice/Fixedassets.ods'#$Schedule.$Q$86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7]&gt;0;['file:///C:/Users/acartwright/Personal/diy/GB%20Accounts/GB%20Accounts%202011/GB%20Accounts%20Company%202011-11-30%20(Nov11)%20OpenOffice/Fixedassets.ods'#$Schedule.$B$87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7]&gt;0;['file:///C:/Users/acartwright/Personal/diy/GB%20Accounts/GB%20Accounts%202011/GB%20Accounts%20Company%202011-11-30%20(Nov11)%20OpenOffice/Fixedassets.ods'#$Schedule.$C$8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7]&gt;0;['file:///C:/Users/acartwright/Personal/diy/GB%20Accounts/GB%20Accounts%202011/GB%20Accounts%20Company%202011-11-30%20(Nov11)%20OpenOffice/Fixedassets.ods'#$Schedule.$E$8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7]&gt;0;['file:///C:/Users/acartwright/Personal/diy/GB%20Accounts/GB%20Accounts%202011/GB%20Accounts%20Company%202011-11-30%20(Nov11)%20OpenOffice/Fixedassets.ods'#$Schedule.$Q$8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18">
          <table:table-cell table:style-name="ce277" table:formula="of:=IF(['file:///C:/Users/acartwright/Personal/diy/GB%20Accounts/GB%20Accounts%202011/GB%20Accounts%20Company%202011-11-30%20(Nov11)%20OpenOffice/Fixedassets.ods'#$Schedule.$E$88]&gt;0;['file:///C:/Users/acartwright/Personal/diy/GB%20Accounts/GB%20Accounts%202011/GB%20Accounts%20Company%202011-11-30%20(Nov11)%20OpenOffice/Fixedassets.ods'#$Schedule.$B$88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8]&gt;0;['file:///C:/Users/acartwright/Personal/diy/GB%20Accounts/GB%20Accounts%202011/GB%20Accounts%20Company%202011-11-30%20(Nov11)%20OpenOffice/Fixedassets.ods'#$Schedule.$C$8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8]&gt;0;['file:///C:/Users/acartwright/Personal/diy/GB%20Accounts/GB%20Accounts%202011/GB%20Accounts%20Company%202011-11-30%20(Nov11)%20OpenOffice/Fixedassets.ods'#$Schedule.$E$8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8]&gt;0;['file:///C:/Users/acartwright/Personal/diy/GB%20Accounts/GB%20Accounts%202011/GB%20Accounts%20Company%202011-11-30%20(Nov11)%20OpenOffice/Fixedassets.ods'#$Schedule.$Q$8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89]&gt;0;['file:///C:/Users/acartwright/Personal/diy/GB%20Accounts/GB%20Accounts%202011/GB%20Accounts%20Company%202011-11-30%20(Nov11)%20OpenOffice/Fixedassets.ods'#$Schedule.$B$89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89]&gt;0;['file:///C:/Users/acartwright/Personal/diy/GB%20Accounts/GB%20Accounts%202011/GB%20Accounts%20Company%202011-11-30%20(Nov11)%20OpenOffice/Fixedassets.ods'#$Schedule.$C$8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89]&gt;0;['file:///C:/Users/acartwright/Personal/diy/GB%20Accounts/GB%20Accounts%202011/GB%20Accounts%20Company%202011-11-30%20(Nov11)%20OpenOffice/Fixedassets.ods'#$Schedule.$E$8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89]&gt;0;['file:///C:/Users/acartwright/Personal/diy/GB%20Accounts/GB%20Accounts%202011/GB%20Accounts%20Company%202011-11-30%20(Nov11)%20OpenOffice/Fixedassets.ods'#$Schedule.$Q$8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90]&gt;0;['file:///C:/Users/acartwright/Personal/diy/GB%20Accounts/GB%20Accounts%202011/GB%20Accounts%20Company%202011-11-30%20(Nov11)%20OpenOffice/Fixedassets.ods'#$Schedule.$B$90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0]&gt;0;['file:///C:/Users/acartwright/Personal/diy/GB%20Accounts/GB%20Accounts%202011/GB%20Accounts%20Company%202011-11-30%20(Nov11)%20OpenOffice/Fixedassets.ods'#$Schedule.$C$9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0]&gt;0;['file:///C:/Users/acartwright/Personal/diy/GB%20Accounts/GB%20Accounts%202011/GB%20Accounts%20Company%202011-11-30%20(Nov11)%20OpenOffice/Fixedassets.ods'#$Schedule.$E$9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0]&gt;0;['file:///C:/Users/acartwright/Personal/diy/GB%20Accounts/GB%20Accounts%202011/GB%20Accounts%20Company%202011-11-30%20(Nov11)%20OpenOffice/Fixedassets.ods'#$Schedule.$Q$9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91]&gt;0;['file:///C:/Users/acartwright/Personal/diy/GB%20Accounts/GB%20Accounts%202011/GB%20Accounts%20Company%202011-11-30%20(Nov11)%20OpenOffice/Fixedassets.ods'#$Schedule.$B$91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1]&gt;0;['file:///C:/Users/acartwright/Personal/diy/GB%20Accounts/GB%20Accounts%202011/GB%20Accounts%20Company%202011-11-30%20(Nov11)%20OpenOffice/Fixedassets.ods'#$Schedule.$C$9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1]&gt;0;['file:///C:/Users/acartwright/Personal/diy/GB%20Accounts/GB%20Accounts%202011/GB%20Accounts%20Company%202011-11-30%20(Nov11)%20OpenOffice/Fixedassets.ods'#$Schedule.$E$9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1]&gt;0;['file:///C:/Users/acartwright/Personal/diy/GB%20Accounts/GB%20Accounts%202011/GB%20Accounts%20Company%202011-11-30%20(Nov11)%20OpenOffice/Fixedassets.ods'#$Schedule.$Q$9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92]&gt;0;['file:///C:/Users/acartwright/Personal/diy/GB%20Accounts/GB%20Accounts%202011/GB%20Accounts%20Company%202011-11-30%20(Nov11)%20OpenOffice/Fixedassets.ods'#$Schedule.$B$92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2]&gt;0;['file:///C:/Users/acartwright/Personal/diy/GB%20Accounts/GB%20Accounts%202011/GB%20Accounts%20Company%202011-11-30%20(Nov11)%20OpenOffice/Fixedassets.ods'#$Schedule.$C$9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2]&gt;0;['file:///C:/Users/acartwright/Personal/diy/GB%20Accounts/GB%20Accounts%202011/GB%20Accounts%20Company%202011-11-30%20(Nov11)%20OpenOffice/Fixedassets.ods'#$Schedule.$E$9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2]&gt;0;['file:///C:/Users/acartwright/Personal/diy/GB%20Accounts/GB%20Accounts%202011/GB%20Accounts%20Company%202011-11-30%20(Nov11)%20OpenOffice/Fixedassets.ods'#$Schedule.$Q$9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93]&gt;0;['file:///C:/Users/acartwright/Personal/diy/GB%20Accounts/GB%20Accounts%202011/GB%20Accounts%20Company%202011-11-30%20(Nov11)%20OpenOffice/Fixedassets.ods'#$Schedule.$B$93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3]&gt;0;['file:///C:/Users/acartwright/Personal/diy/GB%20Accounts/GB%20Accounts%202011/GB%20Accounts%20Company%202011-11-30%20(Nov11)%20OpenOffice/Fixedassets.ods'#$Schedule.$C$9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3]&gt;0;['file:///C:/Users/acartwright/Personal/diy/GB%20Accounts/GB%20Accounts%202011/GB%20Accounts%20Company%202011-11-30%20(Nov11)%20OpenOffice/Fixedassets.ods'#$Schedule.$E$9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3]&gt;0;['file:///C:/Users/acartwright/Personal/diy/GB%20Accounts/GB%20Accounts%202011/GB%20Accounts%20Company%202011-11-30%20(Nov11)%20OpenOffice/Fixedassets.ods'#$Schedule.$Q$9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8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6" table:formula="of:=[.E5]" office:value-type="date" office:date-value="2010-12-01">
            <text:p>01-Dec-10</text:p>
          </table:table-cell>
          <table:table-cell table:style-name="ce306" table:formula="of:=[.H5]" office:value-type="date" office:date-value="2011-11-30">
            <text:p>30-Nov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103]&gt;0;['file:///C:/Users/acartwright/Personal/diy/GB%20Accounts/GB%20Accounts%202011/GB%20Accounts%20Company%202011-11-30%20(Nov11)%20OpenOffice/Fixedassets.ods'#$Schedule.$B$103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3]&gt;0;['file:///C:/Users/acartwright/Personal/diy/GB%20Accounts/GB%20Accounts%202011/GB%20Accounts%20Company%202011-11-30%20(Nov11)%20OpenOffice/Fixedassets.ods'#$Schedule.$C$10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3]&gt;0;['file:///C:/Users/acartwright/Personal/diy/GB%20Accounts/GB%20Accounts%202011/GB%20Accounts%20Company%202011-11-30%20(Nov11)%20OpenOffice/Fixedassets.ods'#$Schedule.$E$10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3]&gt;0;['file:///C:/Users/acartwright/Personal/diy/GB%20Accounts/GB%20Accounts%202011/GB%20Accounts%20Company%202011-11-30%20(Nov11)%20OpenOffice/Fixedassets.ods'#$Schedule.$Q$10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104]&gt;0;['file:///C:/Users/acartwright/Personal/diy/GB%20Accounts/GB%20Accounts%202011/GB%20Accounts%20Company%202011-11-30%20(Nov11)%20OpenOffice/Fixedassets.ods'#$Schedule.$B$104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4]&gt;0;['file:///C:/Users/acartwright/Personal/diy/GB%20Accounts/GB%20Accounts%202011/GB%20Accounts%20Company%202011-11-30%20(Nov11)%20OpenOffice/Fixedassets.ods'#$Schedule.$C$104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4]&gt;0;['file:///C:/Users/acartwright/Personal/diy/GB%20Accounts/GB%20Accounts%202011/GB%20Accounts%20Company%202011-11-30%20(Nov11)%20OpenOffice/Fixedassets.ods'#$Schedule.$E$104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4]&gt;0;['file:///C:/Users/acartwright/Personal/diy/GB%20Accounts/GB%20Accounts%202011/GB%20Accounts%20Company%202011-11-30%20(Nov11)%20OpenOffice/Fixedassets.ods'#$Schedule.$Q$104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105]&gt;0;['file:///C:/Users/acartwright/Personal/diy/GB%20Accounts/GB%20Accounts%202011/GB%20Accounts%20Company%202011-11-30%20(Nov11)%20OpenOffice/Fixedassets.ods'#$Schedule.$B$105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5]&gt;0;['file:///C:/Users/acartwright/Personal/diy/GB%20Accounts/GB%20Accounts%202011/GB%20Accounts%20Company%202011-11-30%20(Nov11)%20OpenOffice/Fixedassets.ods'#$Schedule.$C$105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5]&gt;0;['file:///C:/Users/acartwright/Personal/diy/GB%20Accounts/GB%20Accounts%202011/GB%20Accounts%20Company%202011-11-30%20(Nov11)%20OpenOffice/Fixedassets.ods'#$Schedule.$E$105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5]&gt;0;['file:///C:/Users/acartwright/Personal/diy/GB%20Accounts/GB%20Accounts%202011/GB%20Accounts%20Company%202011-11-30%20(Nov11)%20OpenOffice/Fixedassets.ods'#$Schedule.$Q$105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106]&gt;0;['file:///C:/Users/acartwright/Personal/diy/GB%20Accounts/GB%20Accounts%202011/GB%20Accounts%20Company%202011-11-30%20(Nov11)%20OpenOffice/Fixedassets.ods'#$Schedule.$B$106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6]&gt;0;['file:///C:/Users/acartwright/Personal/diy/GB%20Accounts/GB%20Accounts%202011/GB%20Accounts%20Company%202011-11-30%20(Nov11)%20OpenOffice/Fixedassets.ods'#$Schedule.$C$106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6]&gt;0;['file:///C:/Users/acartwright/Personal/diy/GB%20Accounts/GB%20Accounts%202011/GB%20Accounts%20Company%202011-11-30%20(Nov11)%20OpenOffice/Fixedassets.ods'#$Schedule.$E$106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6]&gt;0;['file:///C:/Users/acartwright/Personal/diy/GB%20Accounts/GB%20Accounts%202011/GB%20Accounts%20Company%202011-11-30%20(Nov11)%20OpenOffice/Fixedassets.ods'#$Schedule.$Q$106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7" table:formula="of:=IF(['file:///C:/Users/acartwright/Personal/diy/GB%20Accounts/GB%20Accounts%202011/GB%20Accounts%20Company%202011-11-30%20(Nov11)%20OpenOffice/Fixedassets.ods'#$Schedule.$E$107]&gt;0;['file:///C:/Users/acartwright/Personal/diy/GB%20Accounts/GB%20Accounts%202011/GB%20Accounts%20Company%202011-11-30%20(Nov11)%20OpenOffice/Fixedassets.ods'#$Schedule.$B$107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7]&gt;0;['file:///C:/Users/acartwright/Personal/diy/GB%20Accounts/GB%20Accounts%202011/GB%20Accounts%20Company%202011-11-30%20(Nov11)%20OpenOffice/Fixedassets.ods'#$Schedule.$C$10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7]&gt;0;['file:///C:/Users/acartwright/Personal/diy/GB%20Accounts/GB%20Accounts%202011/GB%20Accounts%20Company%202011-11-30%20(Nov11)%20OpenOffice/Fixedassets.ods'#$Schedule.$E$10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7]&gt;0;['file:///C:/Users/acartwright/Personal/diy/GB%20Accounts/GB%20Accounts%202011/GB%20Accounts%20Company%202011-11-30%20(Nov11)%20OpenOffice/Fixedassets.ods'#$Schedule.$Q$10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6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3"/>
          <table:table-cell table:style-name="ce301" office:value-type="string" table:number-columns-spanned="2" table:number-rows-spanned="1">
            <text:p>Total Capital Expenditure between</text:p>
          </table:table-cell>
          <table:covered-table-cell/>
          <table:table-cell table:style-name="ce278" table:formula="of:=[.E5]" office:value-type="date" office:date-value="2010-12-01">
            <text:p>01-Dec-10</text:p>
          </table:table-cell>
          <table:table-cell table:style-name="ce317" table:formula="of:=[.H5]" office:value-type="date" office:date-value="2011-11-30">
            <text:p>30-Nov-11</text:p>
          </table:table-cell>
          <table:table-cell table:style-name="ce327" table:formula="of:=SUM([.F48:.F78])" office:value-type="float" office:value="0">
            <text:p>0</text:p>
          </table:table-cell>
          <table:table-cell table:style-name="ce319"/>
          <table:table-cell table:style-name="ce322"/>
          <table:table-cell table:style-name="ce326" table:formula="of:=SUM([.I48:.I78])" office:value-type="float" office:value="0">
            <text:p>0</text:p>
          </table:table-cell>
          <table:table-cell table:style-name="ce319"/>
          <table:table-cell table:style-name="ce326" table:formula="of:=[.I79]" office:value-type="float" office:value="0">
            <text:p>0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280"/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7">
          <table:table-cell table:style-name="ce273"/>
          <table:table-cell table:style-name="ce302" table:number-columns-spanned="2" table:number-rows-spanned="1"/>
          <table:covered-table-cell/>
          <table:table-cell table:style-name="ce280" table:number-columns-repeated="2"/>
          <table:table-cell table:style-name="ce324" office:value-type="string" table:number-columns-spanned="1" table:number-rows-spanned="2">
            <text:p>Capital Expenditure</text:p>
          </table:table-cell>
          <table:table-cell table:style-name="ce319"/>
          <table:table-cell table:style-name="ce322"/>
          <table:table-cell table:style-name="ce324" office:value-type="string" table:number-columns-spanned="1" table:number-rows-spanned="2">
            <text:p>Writing Down Allowances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7">
          <table:table-cell table:style-name="ce280"/>
          <table:table-cell table:style-name="ce298" office:value-type="string" table:number-columns-spanned="2" table:number-rows-spanned="1">
            <text:p>WRITING DOWN ALLOWANCES</text:p>
          </table:table-cell>
          <table:covered-table-cell/>
          <table:table-cell table:style-name="ce280"/>
          <table:table-cell table:style-name="ce315"/>
          <table:covered-table-cell/>
          <table:table-cell table:style-name="ce319"/>
          <table:table-cell table:style-name="ce322"/>
          <table:covered-table-cell/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7">
          <table:table-cell table:style-name="ce280"/>
          <table:table-cell table:style-name="ce299"/>
          <table:table-cell table:style-name="ce280" table:number-columns-repeated="2"/>
          <table:table-cell table:style-name="ce315"/>
          <table:table-cell table:style-name="ce325" office:value-type="string">
            <text:p>£</text:p>
          </table:table-cell>
          <table:table-cell table:style-name="ce319"/>
          <table:table-cell table:style-name="ce322"/>
          <table:table-cell table:style-name="ce339" office:value-type="string">
            <text:p>£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7">
          <table:table-cell table:style-name="ce281" office:value-type="string">
            <text:p>Note 2</text:p>
          </table:table-cell>
          <table:table-cell table:style-name="ce279" office:value-type="string" table:number-columns-spanned="2" table:number-rows-spanned="1">
            <text:p>Expenditure on Cars between</text:p>
          </table:table-cell>
          <table:covered-table-cell/>
          <table:table-cell table:style-name="ce307" table:formula="of:=[.E5]" office:value-type="date" office:date-value="2010-12-01">
            <text:p>01-Dec-10</text:p>
          </table:table-cell>
          <table:table-cell table:style-name="ce307" table:formula="of:=[.H5]" office:value-type="date" office:date-value="2011-11-30">
            <text:p>30-Nov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7">
          <table:table-cell table:style-name="ce277" table:formula="of:=IF(['file:///C:/Users/acartwright/Personal/diy/GB%20Accounts/GB%20Accounts%202011/GB%20Accounts%20Company%202011-11-30%20(Nov11)%20OpenOffice/Fixedassets.ods'#$Schedule.$E$97]&gt;0;['file:///C:/Users/acartwright/Personal/diy/GB%20Accounts/GB%20Accounts%202011/GB%20Accounts%20Company%202011-11-30%20(Nov11)%20OpenOffice/Fixedassets.ods'#$Schedule.$B$97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7]&gt;0;['file:///C:/Users/acartwright/Personal/diy/GB%20Accounts/GB%20Accounts%202011/GB%20Accounts%20Company%202011-11-30%20(Nov11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7]&gt;0;['file:///C:/Users/acartwright/Personal/diy/GB%20Accounts/GB%20Accounts%202011/GB%20Accounts%20Company%202011-11-30%20(Nov11)%20OpenOffice/Fixedassets.ods'#$Schedule.$E$9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7]&gt;0;['file:///C:/Users/acartwright/Personal/diy/GB%20Accounts/GB%20Accounts%202011/GB%20Accounts%20Company%202011-11-30%20(Nov11)%20OpenOffice/Fixedassets.ods'#$Schedule.$R$97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77" table:formula="of:=IF(['file:///C:/Users/acartwright/Personal/diy/GB%20Accounts/GB%20Accounts%202011/GB%20Accounts%20Company%202011-11-30%20(Nov11)%20OpenOffice/Fixedassets.ods'#$Schedule.$E$98]&gt;0;['file:///C:/Users/acartwright/Personal/diy/GB%20Accounts/GB%20Accounts%202011/GB%20Accounts%20Company%202011-11-30%20(Nov11)%20OpenOffice/Fixedassets.ods'#$Schedule.$B$98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8]&gt;0;['file:///C:/Users/acartwright/Personal/diy/GB%20Accounts/GB%20Accounts%202011/GB%20Accounts%20Company%202011-11-30%20(Nov11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8]&gt;0;['file:///C:/Users/acartwright/Personal/diy/GB%20Accounts/GB%20Accounts%202011/GB%20Accounts%20Company%202011-11-30%20(Nov11)%20OpenOffice/Fixedassets.ods'#$Schedule.$E$9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8]&gt;0;['file:///C:/Users/acartwright/Personal/diy/GB%20Accounts/GB%20Accounts%202011/GB%20Accounts%20Company%202011-11-30%20(Nov11)%20OpenOffice/Fixedassets.ods'#$Schedule.$R$98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77" table:formula="of:=IF(['file:///C:/Users/acartwright/Personal/diy/GB%20Accounts/GB%20Accounts%202011/GB%20Accounts%20Company%202011-11-30%20(Nov11)%20OpenOffice/Fixedassets.ods'#$Schedule.$E$99]&gt;0;['file:///C:/Users/acartwright/Personal/diy/GB%20Accounts/GB%20Accounts%202011/GB%20Accounts%20Company%202011-11-30%20(Nov11)%20OpenOffice/Fixedassets.ods'#$Schedule.$B$99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99]&gt;0;['file:///C:/Users/acartwright/Personal/diy/GB%20Accounts/GB%20Accounts%202011/GB%20Accounts%20Company%202011-11-30%20(Nov11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99]&gt;0;['file:///C:/Users/acartwright/Personal/diy/GB%20Accounts/GB%20Accounts%202011/GB%20Accounts%20Company%202011-11-30%20(Nov11)%20OpenOffice/Fixedassets.ods'#$Schedule.$E$9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99]&gt;0;['file:///C:/Users/acartwright/Personal/diy/GB%20Accounts/GB%20Accounts%202011/GB%20Accounts%20Company%202011-11-30%20(Nov11)%20OpenOffice/Fixedassets.ods'#$Schedule.$R$99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77" table:formula="of:=IF(['file:///C:/Users/acartwright/Personal/diy/GB%20Accounts/GB%20Accounts%202011/GB%20Accounts%20Company%202011-11-30%20(Nov11)%20OpenOffice/Fixedassets.ods'#$Schedule.$E$100]&gt;0;['file:///C:/Users/acartwright/Personal/diy/GB%20Accounts/GB%20Accounts%202011/GB%20Accounts%20Company%202011-11-30%20(Nov11)%20OpenOffice/Fixedassets.ods'#$Schedule.$B$100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0]&gt;0;['file:///C:/Users/acartwright/Personal/diy/GB%20Accounts/GB%20Accounts%202011/GB%20Accounts%20Company%202011-11-30%20(Nov11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0]&gt;0;['file:///C:/Users/acartwright/Personal/diy/GB%20Accounts/GB%20Accounts%202011/GB%20Accounts%20Company%202011-11-30%20(Nov11)%20OpenOffice/Fixedassets.ods'#$Schedule.$E$10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0]&gt;0;['file:///C:/Users/acartwright/Personal/diy/GB%20Accounts/GB%20Accounts%202011/GB%20Accounts%20Company%202011-11-30%20(Nov11)%20OpenOffice/Fixedassets.ods'#$Schedule.$R$100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77" table:formula="of:=IF(['file:///C:/Users/acartwright/Personal/diy/GB%20Accounts/GB%20Accounts%202011/GB%20Accounts%20Company%202011-11-30%20(Nov11)%20OpenOffice/Fixedassets.ods'#$Schedule.$E$101]&gt;0;['file:///C:/Users/acartwright/Personal/diy/GB%20Accounts/GB%20Accounts%202011/GB%20Accounts%20Company%202011-11-30%20(Nov11)%20OpenOffice/Fixedassets.ods'#$Schedule.$B$101];&quot; &quot;)" office:value-type="string" office:string-value=" ">
            <text:p><text:s/></text:p>
          </table:table-cell>
          <table:table-cell table:style-name="ce300" table:formula="of:=IF(['file:///C:/Users/acartwright/Personal/diy/GB%20Accounts/GB%20Accounts%202011/GB%20Accounts%20Company%202011-11-30%20(Nov11)%20OpenOffice/Fixedassets.ods'#$Schedule.$E$101]&gt;0;['file:///C:/Users/acartwright/Personal/diy/GB%20Accounts/GB%20Accounts%202011/GB%20Accounts%20Company%202011-11-30%20(Nov11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cartwright/Personal/diy/GB%20Accounts/GB%20Accounts%202011/GB%20Accounts%20Company%202011-11-30%20(Nov11)%20OpenOffice/Fixedassets.ods'#$Schedule.$E$101]&gt;0;['file:///C:/Users/acartwright/Personal/diy/GB%20Accounts/GB%20Accounts%202011/GB%20Accounts%20Company%202011-11-30%20(Nov11)%20OpenOffice/Fixedassets.ods'#$Schedule.$E$10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cartwright/Personal/diy/GB%20Accounts/GB%20Accounts%202011/GB%20Accounts%20Company%202011-11-30%20(Nov11)%20OpenOffice/Fixedassets.ods'#$Schedule.$E$101]&gt;0;['file:///C:/Users/acartwright/Personal/diy/GB%20Accounts/GB%20Accounts%202011/GB%20Accounts%20Company%202011-11-30%20(Nov11)%20OpenOffice/Fixedassets.ods'#$Schedule.$R$10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6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303" office:value-type="string" table:number-columns-spanned="2" table:number-rows-spanned="1">
            <text:p>Writing Down Allowance on Cars bought</text:p>
          </table:table-cell>
          <table:covered-table-cell/>
          <table:table-cell table:style-name="ce308" table:formula="of:=[.E5]" office:value-type="date" office:date-value="2010-12-01">
            <text:p>01-Dec-10</text:p>
          </table:table-cell>
          <table:table-cell table:style-name="ce308" table:formula="of:=[.H5]" office:value-type="date" office:date-value="2011-11-30">
            <text:p>30-Nov-11</text:p>
          </table:table-cell>
          <table:table-cell table:style-name="ce328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19"/>
          <table:table-cell table:style-name="ce352" table:formula="of:=SUM([.I84:.I90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94"/>
          <table:table-cell table:style-name="ce285" table:number-columns-repeated="2"/>
          <table:table-cell table:style-name="ce287"/>
          <table:table-cell table:style-name="ce323"/>
          <table:table-cell table:style-name="ce319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82" office:value-type="string">
            <text:p>Note 3</text:p>
          </table:table-cell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8" table:formula="of:=[.E5]" office:value-type="date" office:date-value="2010-12-01">
            <text:p>01-Dec-10</text:p>
          </table:table-cell>
          <table:table-cell table:style-name="ce329" table:formula="of:=[$Admin.G6]/100" office:value-type="percentage" office:value="0.2">
            <text:p>20%</text:p>
          </table:table-cell>
          <table:table-cell table:style-name="ce319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93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09" table:formula="of:=[.E5]" office:value-type="date" office:date-value="2010-12-01">
            <text:p>01-Dec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cartwright/Personal/diy/GB%20Accounts/GB%20Accounts%202011/GB%20Accounts%20Company%202011-11-30%20(Nov11)%20OpenOffice/Fixedassets.ods'#$Schedule.$R$22]&gt;0;['file:///C:/Users/acartwright/Personal/diy/GB%20Accounts/GB%20Accounts%202011/GB%20Accounts%20Company%202011-11-30%20(Nov11)%20OpenOffice/Fixedassets.ods'#$Schedule.$R$22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3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09" table:formula="of:=[.E5]" office:value-type="date" office:date-value="2010-12-01">
            <text:p>01-Dec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cartwright/Personal/diy/GB%20Accounts/GB%20Accounts%202011/GB%20Accounts%20Company%202011-11-30%20(Nov11)%20OpenOffice/Fixedassets.ods'#$Schedule.$R$30]&gt;0;['file:///C:/Users/acartwright/Personal/diy/GB%20Accounts/GB%20Accounts%202011/GB%20Accounts%20Company%202011-11-30%20(Nov11)%20OpenOffice/Fixedassets.ods'#$Schedule.$R$30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3" office:value-type="string" table:number-columns-spanned="2" table:number-rows-spanned="1">
            <text:p>Computer Equipment purchased prior to</text:p>
          </table:table-cell>
          <table:covered-table-cell/>
          <table:table-cell table:style-name="ce309" table:formula="of:=[.E5]" office:value-type="date" office:date-value="2010-12-01">
            <text:p>01-Dec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cartwright/Personal/diy/GB%20Accounts/GB%20Accounts%202011/GB%20Accounts%20Company%202011-11-30%20(Nov11)%20OpenOffice/Fixedassets.ods'#$Schedule.$R$41]&gt;0;['file:///C:/Users/acartwright/Personal/diy/GB%20Accounts/GB%20Accounts%202011/GB%20Accounts%20Company%202011-11-30%20(Nov11)%20OpenOffice/Fixedassets.ods'#$Schedule.$R$4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2"/>
          <table:table-cell table:style-name="ce293" office:value-type="string" table:number-columns-spanned="2" table:number-rows-spanned="1">
            <text:p>Motor Vehicles purchased prior to</text:p>
          </table:table-cell>
          <table:covered-table-cell/>
          <table:table-cell table:style-name="ce309" table:formula="of:=[.E5]" office:value-type="date" office:date-value="2010-12-01">
            <text:p>01-Dec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cartwright/Personal/diy/GB%20Accounts/GB%20Accounts%202011/GB%20Accounts%20Company%202011-11-30%20(Nov11)%20OpenOffice/Fixedassets.ods'#$Schedule.$R$55]&gt;0;['file:///C:/Users/acartwright/Personal/diy/GB%20Accounts/GB%20Accounts%202011/GB%20Accounts%20Company%202011-11-30%20(Nov11)%20OpenOffice/Fixedassets.ods'#$Schedule.$R$55];&quot; &quot;)" office:value-type="string" office:string-value=" ">
            <text:p><text:s/></text:p>
          </table:table-cell>
          <table:table-cell table:style-name="ce319"/>
          <table:table-cell table:style-name="ce285" table:number-columns-repeated="2"/>
          <table:table-cell table:number-columns-repeated="1012"/>
        </table:table-row>
        <table:table-row table:style-name="ro6">
          <table:table-cell table:style-name="ce271"/>
          <table:table-cell table:style-name="ce285" table:number-columns-repeated="4"/>
          <table:table-cell table:style-name="ce322"/>
          <table:table-cell table:style-name="ce319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7">
          <table:table-cell table:style-name="ce283"/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8" table:formula="of:=[.E5]" office:value-type="date" office:date-value="2010-12-01">
            <text:p>01-Dec-10</text:p>
          </table:table-cell>
          <table:table-cell table:style-name="ce329" table:formula="of:=[.F93]" office:value-type="percentage" office:value="0.2">
            <text:p>20%</text:p>
          </table:table-cell>
          <table:table-cell table:style-name="ce319"/>
          <table:table-cell table:style-name="ce322"/>
          <table:table-cell table:style-name="ce332"/>
          <table:table-cell table:style-name="ce319"/>
          <table:table-cell table:style-name="ce326" table:formula="of:=SUM([.I93:.I98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7">
          <table:table-cell table:style-name="ce271"/>
          <table:table-cell table:style-name="ce294" table:number-columns-spanned="3" table:number-rows-spanned="1"/>
          <table:covered-table-cell table:number-columns-repeated="2"/>
          <table:table-cell table:style-name="ce278" table:number-columns-repeated="2"/>
          <table:table-cell table:style-name="ce319"/>
          <table:table-cell table:style-name="ce322"/>
          <table:table-cell table:style-name="ce319" table:formula="of:=IF(['file:///C:/Users/acartwright/Personal/diy/GB%20Accounts/GB%20Accounts%202011/GB%20Accounts%20Company%202011-11-30%20(Nov11)%20OpenOffice/Fixedassets.ods'#$Schedule.$W$1]&gt;0;['file:///C:/Users/acartwright/Personal/diy/GB%20Accounts/GB%20Accounts%202011/GB%20Accounts%20Company%202011-11-30%20(Nov11)%20OpenOffice/Fixedassets.ods'#$Schedule.$Z$1]-['file:///C:/Users/acartwright/Personal/diy/GB%20Accounts/GB%20Accounts%202011/GB%20Accounts%20Company%202011-11-30%20(Nov11)%20OpenOffice/Fixedassets.ods'#$Schedule.$Y$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7">
          <table:table-cell table:style-name="ce281" office:value-type="string">
            <text:p>Note 4</text:p>
          </table:table-cell>
          <table:table-cell table:style-name="ce29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8" table:formula="of:=[.E5]" office:value-type="date" office:date-value="2010-12-01">
            <text:p>01-Dec-10</text:p>
          </table:table-cell>
          <table:table-cell table:style-name="ce318" table:formula="of:=[.H5]" office:value-type="date" office:date-value="2011-11-30">
            <text:p>30-Nov-11</text:p>
          </table:table-cell>
          <table:table-cell table:style-name="ce332" table:number-columns-repeated="3"/>
          <table:table-cell table:style-name="ce319"/>
          <table:table-cell table:style-name="ce352" table:formula="of:=SUM([.I100:.I101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83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24">
          <table:table-cell table:style-name="ce283"/>
          <table:table-cell table:style-name="ce297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7" table:number-columns-repeated="3"/>
          <table:table-cell table:style-name="ce319"/>
          <table:table-cell table:style-name="ce353" table:formula="of:=[.K79]+[.K99]+[.K91]-[.K102]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7">
          <table:table-cell table:style-name="ce283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 table:number-rows-repeated="654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T600" table:style-name="ta14" table:protected="true">
        <table:table-column table:style-name="co75" table:default-cell-style-name="ce239"/>
        <table:table-column table:style-name="co72" table:number-columns-repeated="2" table:default-cell-style-name="ce239"/>
        <table:table-column table:style-name="co74" table:default-cell-style-name="ce239"/>
        <table:table-column table:style-name="co72" table:number-columns-repeated="2" table:default-cell-style-name="ce239"/>
        <table:table-column table:style-name="co74" table:default-cell-style-name="ce239"/>
        <table:table-column table:style-name="co72" table:number-columns-repeated="7" table:default-cell-style-name="ce239"/>
        <table:table-column table:style-name="co74" table:default-cell-style-name="ce239"/>
        <table:table-column table:style-name="co72" table:number-columns-repeated="2" table:default-cell-style-name="ce239"/>
        <table:table-column table:style-name="co74" table:default-cell-style-name="ce239"/>
        <table:table-column table:style-name="co72" table:number-columns-repeated="5" table:default-cell-style-name="ce239"/>
        <table:table-column table:style-name="co1" table:default-cell-style-name="ce239"/>
        <table:table-column table:style-name="co76" table:default-cell-style-name="ce239"/>
        <table:table-column table:style-name="co72" table:number-columns-repeated="4" table:default-cell-style-name="ce239"/>
        <table:table-column table:style-name="co1" table:default-cell-style-name="ce239"/>
        <table:table-column table:style-name="co72" table:number-columns-repeated="2" table:default-cell-style-name="ce239"/>
        <table:table-column table:style-name="co75" table:default-cell-style-name="ce239"/>
        <table:table-column table:style-name="co48" table:default-cell-style-name="ce239"/>
        <table:table-column table:style-name="co72" table:number-columns-repeated="9" table:default-cell-style-name="ce239"/>
        <table:table-column table:style-name="co77" table:default-cell-style-name="ce239"/>
        <table:table-column table:style-name="co6" table:number-columns-repeated="980" table:default-cell-style-name="ce239"/>
        <table:table-row table:style-name="ro34">
          <table:table-cell table:style-name="ce354" table:number-columns-spanned="5" table:number-rows-spanned="2"/>
          <table:covered-table-cell table:number-columns-repeated="4"/>
          <table:table-cell table:style-name="ce430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4" table:number-columns-spanned="4" table:number-rows-spanned="2"/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5"/>
          <table:table-cell table:style-name="ce431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7">
          <table:table-cell table:style-name="ce275" table:number-columns-spanned="2" table:number-rows-spanned="5"/>
          <table:covered-table-cell/>
          <table:table-cell table:style-name="ce414" table:number-columns-spanned="38" table:number-rows-spanned="1"/>
          <table:covered-table-cell table:number-columns-repeated="37"/>
          <table:table-cell table:style-name="ce520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2">
          <table:covered-table-cell table:number-columns-repeated="2"/>
          <table:table-cell table:style-name="ce415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5" table:number-columns-spanned="12" table:number-rows-spanned="4"/>
          <table:covered-table-cell table:number-columns-repeated="11"/>
          <table:table-cell table:style-name="ce451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44"/>
          <table:table-cell table:number-columns-repeated="980"/>
        </table:table-row>
        <table:table-row table:style-name="ro24">
          <table:covered-table-cell table:number-columns-repeated="23"/>
          <table:table-cell table:style-name="ce452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23"/>
          <table:table-cell table:style-name="ce453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5">
          <table:table-cell table:style-name="ce354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4">
          <table:table-cell table:style-name="ce355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56"/>
          <table:table-cell table:style-name="ce356" office:value-type="string">
            <text:p>If the revenue send the company a Notice to deliver a company tax return (form CT603) it has to comply by the filing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date, or the revenue charge a penalty, even if there is no tax to pay. A return includes a company tax return form, any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Supplementary Pages, accounts, computations and any relevant information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In this the right form for the company? Read the advice on pages 3 to 6 of the Company tax return guide before you start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The forms in the CT600 series set out the information we need and provide a standard format for calculations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Use the Guide which contains general information you may need and box by box advice to help complete the return form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6">
          <table:table-cell table:style-name="ce275" table:number-columns-spanned="11" table:number-rows-spanned="1"/>
          <table:covered-table-cell table:number-columns-repeated="10"/>
          <table:table-cell table:style-name="ce354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4">
          <table:table-cell table:style-name="ce357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9">
          <table:table-cell table:style-name="ce356"/>
          <table:table-cell table:style-name="ce373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6" table:number-columns-repeated="35"/>
          <table:table-cell table:style-name="ce207" table:number-columns-repeated="980"/>
        </table:table-row>
        <table:table-row table:style-name="ro24">
          <table:table-cell table:style-name="ce356"/>
          <table:table-cell table:style-name="ce379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9">
          <table:table-cell table:style-name="ce358"/>
          <table:table-cell table:style-name="ce358" office:value-type="string">
            <text:p>Company registration number</text:p>
          </table:table-cell>
          <table:table-cell table:style-name="ce358" table:number-columns-repeated="18"/>
          <table:table-cell table:style-name="ce358" office:value-type="string">
            <text:p>Tax Reference as shown on the CT603</text:p>
          </table:table-cell>
          <table:table-cell table:style-name="ce358" table:number-columns-repeated="16"/>
          <table:table-cell table:style-name="ce358" office:value-type="string">
            <text:p>Type of company</text:p>
          </table:table-cell>
          <table:table-cell table:style-name="ce358" table:number-columns-repeated="6"/>
          <table:table-cell table:style-name="ce231" table:number-columns-repeated="980"/>
        </table:table-row>
        <table:table-row table:style-name="ro24">
          <table:table-cell table:style-name="ce356"/>
          <table:table-cell table:style-name="ce380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6" table:number-columns-repeated="7"/>
          <table:table-cell table:style-name="ce418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4"/>
          <table:table-cell table:style-name="ce418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4"/>
          <table:table-cell table:style-name="ce418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456" table:number-columns-spanned="2" table:number-rows-spanned="1"/>
          <table:covered-table-cell/>
          <table:table-cell table:style-name="ce356" table:number-columns-repeated="5"/>
          <table:table-cell table:style-name="ce207" table:number-columns-repeated="980"/>
        </table:table-row>
        <table:table-row table:style-name="ro9">
          <table:table-cell table:style-name="ce358"/>
          <table:table-cell table:style-name="ce358" office:value-type="string">
            <text:p>Registered office address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7">
          <table:table-cell table:style-name="ce356"/>
          <table:table-cell table:style-name="ce379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7">
          <table:table-cell table:style-name="ce356"/>
          <table:table-cell table:style-name="ce379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7">
          <table:table-cell table:style-name="ce356"/>
          <table:table-cell table:style-name="ce381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7">
          <table:table-cell table:style-name="ce356"/>
          <table:table-cell table:style-name="ce382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4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4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6"/>
          <table:table-cell table:style-name="ce207" table:number-columns-repeated="980"/>
        </table:table-row>
        <table:table-row table:style-name="ro6">
          <table:table-cell table:style-name="ce359" table:number-columns-repeated="44"/>
          <table:table-cell table:number-columns-repeated="980"/>
        </table:table-row>
        <table:table-row table:style-name="ro38">
          <table:table-cell table:style-name="ce360" table:number-columns-spanned="10" table:number-rows-spanned="1"/>
          <table:covered-table-cell table:number-columns-repeated="9"/>
          <table:table-cell table:style-name="ce354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4">
          <table:table-cell table:style-name="ce357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7" table:number-columns-repeated="980"/>
        </table:table-row>
        <table:table-row table:style-name="ro39">
          <table:table-cell table:style-name="ce361" table:number-columns-spanned="23" table:number-rows-spanned="1"/>
          <table:covered-table-cell table:number-columns-repeated="22"/>
          <table:table-cell table:style-name="ce360" table:number-columns-spanned="1" table:number-rows-spanned="31"/>
          <table:table-cell table:style-name="ce433" table:number-columns-spanned="20" table:number-rows-spanned="1"/>
          <table:covered-table-cell table:number-columns-repeated="19"/>
          <table:table-cell table:style-name="ce257" table:number-columns-repeated="980"/>
        </table:table-row>
        <table:table-row table:style-name="ro9">
          <table:table-cell table:style-name="ce358"/>
          <table:table-cell table:style-name="ce358" office:value-type="string">
            <text:p>This is the above company's return for the period</text:p>
          </table:table-cell>
          <table:table-cell table:style-name="ce358" table:number-columns-repeated="21"/>
          <table:covered-table-cell/>
          <table:table-cell table:style-name="ce358"/>
          <table:table-cell table:style-name="ce358" office:value-type="string">
            <text:p>Accounts</text:p>
          </table:table-cell>
          <table:table-cell table:style-name="ce358" table:number-columns-repeated="18"/>
          <table:table-cell table:style-name="ce231" table:number-columns-repeated="980"/>
        </table:table-row>
        <table:table-row table:style-name="ro10">
          <table:table-cell table:style-name="ce356"/>
          <table:table-cell table:style-name="ce356" office:value-type="string">
            <text:p>from <text:span text:style-name="T2">(dd / mm / yyyy)</text:span></text:p>
          </table:table-cell>
          <table:table-cell table:style-name="ce356" table:number-columns-repeated="10"/>
          <table:table-cell table:style-name="ce356" office:value-type="string">
            <text:p>to<text:span text:style-name="T2"> (dd / mm / yyyy)</text:span></text:p>
          </table:table-cell>
          <table:table-cell table:style-name="ce356" table:number-columns-repeated="10"/>
          <table:covered-table-cell/>
          <table:table-cell table:style-name="ce356"/>
          <table:table-cell table:style-name="ce356" office:value-type="string">
            <text:p>I attach accounts and computations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24">
          <table:table-cell table:style-name="ce356"/>
          <table:table-cell table:style-name="ce383" table:formula="of:=[$Admin.L6]" office:value-type="float" office:value="40513" table:number-columns-spanned="10" table:number-rows-spanned="1">
            <text:p>01/12/2010</text:p>
          </table:table-cell>
          <table:covered-table-cell table:number-columns-repeated="9"/>
          <table:table-cell table:style-name="ce356"/>
          <table:table-cell table:style-name="ce383" table:formula="of:=[$Admin.N7]" office:value-type="float" office:value="40877" table:number-columns-spanned="10" table:number-rows-spanned="1">
            <text:p>30/11/2011</text:p>
          </table:table-cell>
          <table:covered-table-cell table:number-columns-repeated="9"/>
          <table:table-cell table:style-name="ce356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8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 the period to which this return relates</text:p>
          </table:table-cell>
          <table:table-cell table:style-name="ce356" table:number-columns-repeated="16"/>
          <table:table-cell table:style-name="ce521" office:value-type="string">
            <text:p>X</text:p>
          </table:table-cell>
          <table:table-cell table:style-name="ce356"/>
          <table:table-cell table:style-name="ce207" table:number-columns-repeated="980"/>
        </table:table-row>
        <table:table-row table:style-name="ro10">
          <table:table-cell table:style-name="ce356"/>
          <table:table-cell table:style-name="ce384" office:value-type="string">
            <text:p>Put an 'X' in the appropriate box(es) below</text:p>
          </table:table-cell>
          <table:table-cell table:style-name="ce384" table:number-columns-repeated="15"/>
          <table:table-cell table:style-name="ce356" table:number-columns-repeated="6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 a different period</text:p>
          </table:table-cell>
          <table:table-cell table:style-name="ce356" table:number-columns-repeated="16"/>
          <table:table-cell table:style-name="ce456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A repayment is due for this return period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38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A repayment is due for an earlier period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If you are not attaching accounts and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computations, say why not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Making more than one return for the</text:p>
          </table:table-cell>
          <table:table-cell table:style-name="ce356" table:number-columns-repeated="21"/>
          <table:covered-table-cell/>
          <table:table-cell table:style-name="ce356"/>
          <table:table-cell table:style-name="ce456" table:number-columns-spanned="18" table:number-rows-spanned="6"/>
          <table:covered-table-cell table:number-columns-repeated="17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company now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38">
          <table:table-cell table:style-name="ce356" table:number-columns-repeated="23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This return contains estimated figures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38">
          <table:table-cell table:style-name="ce356" table:number-columns-repeated="23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Company part of a group that is not small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/>
          <table:table-cell table:style-name="ce358" office:value-type="string">
            <text:p>Supplementary Pages</text:p>
          </table:table-cell>
          <table:table-cell table:style-name="ce358" table:number-columns-repeated="8"/>
          <table:table-cell table:style-name="ce356" table:number-columns-repeated="10"/>
          <table:table-cell table:style-name="ce207" table:number-columns-repeated="980"/>
        </table:table-row>
        <table:table-row table:style-name="ro9">
          <table:table-cell table:style-name="ce356"/>
          <table:table-cell table:style-name="ce358" office:value-type="string">
            <text:p>Disclosure of tax avoidance schemes</text:p>
          </table:table-cell>
          <table:table-cell table:style-name="ce358" table:number-columns-repeated="14"/>
          <table:table-cell table:style-name="ce356" table:number-columns-repeated="7"/>
          <table:covered-table-cell/>
          <table:table-cell table:style-name="ce356"/>
          <table:table-cell table:style-name="ce384" office:value-type="string">
            <text:p>If you are enclosing any Supplementary Pages put</text:p>
          </table:table-cell>
          <table:table-cell table:style-name="ce384" table:number-columns-repeated="17"/>
          <table:table-cell table:style-name="ce356"/>
          <table:table-cell table:style-name="ce207" table:number-columns-repeated="980"/>
        </table:table-row>
        <table:table-row table:style-name="ro10">
          <table:table-cell table:style-name="ce356" table:number-columns-repeated="23"/>
          <table:covered-table-cell/>
          <table:table-cell table:style-name="ce356"/>
          <table:table-cell table:style-name="ce384" office:value-type="string">
            <text:p>an 'X' in the appropriate box(es)</text:p>
          </table:table-cell>
          <table:table-cell table:style-name="ce384" table:number-columns-repeated="17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Notice of disclosure avoidance schemes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Loans to participation by close companies,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0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m <text:span text:style-name="T2">CT600A</text:span></text:p>
          </table:table-cell>
          <table:table-cell table:style-name="ce356" table:number-columns-repeated="16"/>
          <table:table-cell table:style-name="ce448"/>
          <table:table-cell table:style-name="ce356"/>
          <table:table-cell table:style-name="ce207" table:number-columns-repeated="980"/>
        </table:table-row>
        <table:table-row table:style-name="ro40">
          <table:table-cell table:style-name="ce356"/>
          <table:table-cell table:style-name="ce358" office:value-type="string">
            <text:p>Transfer pricing</text:p>
          </table:table-cell>
          <table:table-cell table:style-name="ce358" table:number-columns-repeated="7"/>
          <table:table-cell table:style-name="ce356" table:number-columns-repeated="14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Charities and Community Amateur Sports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0">
          <table:table-cell table:style-name="ce356"/>
          <table:table-cell table:style-name="ce356" office:value-type="string">
            <text:p>Compensating adjustment claimed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Clubs (CASCs) form <text:span text:style-name="T2">CT600E</text:span></text:p>
          </table:table-cell>
          <table:table-cell table:style-name="ce356" table:number-columns-repeated="16"/>
          <table:table-cell table:style-name="ce448"/>
          <table:table-cell table:style-name="ce356"/>
          <table:table-cell table:style-name="ce207" table:number-columns-repeated="980"/>
        </table:table-row>
        <table:table-row table:style-name="ro38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9">
          <table:table-cell table:style-name="ce356"/>
          <table:table-cell table:style-name="ce356" office:value-type="string">
            <text:p>Company qualifies for SME exemption</text:p>
          </table:table-cell>
          <table:table-cell table:style-name="ce356" table:number-columns-repeated="18"/>
          <table:table-cell table:style-name="ce448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Disclosure of tax avoidance schemes,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0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m <text:span text:style-name="T2">CT600J</text:span></text:p>
          </table:table-cell>
          <table:table-cell table:style-name="ce356" table:number-columns-repeated="16"/>
          <table:table-cell table:style-name="ce448"/>
          <table:table-cell table:style-name="ce356"/>
          <table:table-cell table:style-name="ce207" table:number-columns-repeated="980"/>
        </table:table-row>
        <table:table-row table:style-name="ro17">
          <table:table-cell table:style-name="ce359" table:number-columns-repeated="23"/>
          <table:covered-table-cell/>
          <table:table-cell table:style-name="ce359" table:number-columns-repeated="20"/>
          <table:table-cell table:number-columns-repeated="980"/>
        </table:table-row>
        <table:table-row table:style-name="ro17">
          <table:table-cell table:style-name="ce275" table:number-columns-spanned="44" table:number-rows-spanned="1"/>
          <table:covered-table-cell table:number-columns-repeated="43"/>
          <table:table-cell table:style-name="ce523" table:number-columns-repeated="980"/>
        </table:table-row>
        <table:table-row table:style-name="ro17">
          <table:table-cell table:style-name="ce362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5" table:number-columns-spanned="39" table:number-rows-spanned="1"/>
          <table:covered-table-cell table:number-columns-repeated="38"/>
          <table:table-cell table:style-name="ce523" table:number-columns-repeated="980"/>
        </table:table-row>
        <table:table-row table:style-name="ro34">
          <table:table-cell table:style-name="ce363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1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364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59"/>
          <table:table-cell table:style-name="ce275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1">
          <table:table-cell table:style-name="ce365" office:value-type="float" office:value="111">
            <text:p>111</text:p>
          </table:table-cell>
          <table:table-cell table:style-name="ce365" table:number-columns-repeated="5"/>
          <table:table-cell table:style-name="ce359"/>
          <table:table-cell table:style-name="ce433" table:number-columns-repeated="37"/>
          <table:table-cell table:number-columns-repeated="980"/>
        </table:table-row>
        <table:table-row table:style-name="ro24">
          <table:table-cell table:style-name="ce356"/>
          <table:table-cell table:style-name="ce358" office:value-type="float" office:value="1">
            <text:p>1</text:p>
          </table:table-cell>
          <table:table-cell table:style-name="ce358" office:value-type="string">
            <text:p>Total turnover from trade or profession</text:p>
          </table:table-cell>
          <table:table-cell table:style-name="ce358" table:number-columns-repeated="13"/>
          <table:table-cell table:style-name="ce356" table:number-columns-repeated="18"/>
          <table:table-cell table:style-name="ce403" office:value-type="float" office:value="1">
            <text:p>1</text:p>
          </table:table-cell>
          <table:table-cell table:style-name="ce439" office:value-type="string">
            <text:p>£</text:p>
          </table:table-cell>
          <table:table-cell table:style-name="ce515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6"/>
          <table:table-cell table:style-name="ce207" table:number-columns-repeated="980"/>
        </table:table-row>
        <table:table-row table:style-name="ro43">
          <table:table-cell table:style-name="ce359" table:number-columns-repeated="44"/>
          <table:table-cell table:number-columns-repeated="980"/>
        </table:table-row>
        <table:table-row table:style-name="ro34">
          <table:table-cell table:style-name="ce357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5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1">
          <table:table-cell table:style-name="ce359" table:number-columns-repeated="44"/>
          <table:table-cell table:number-columns-repeated="980"/>
        </table:table-row>
        <table:table-row table:style-name="ro24">
          <table:table-cell table:style-name="ce356"/>
          <table:table-cell table:style-name="ce358" office:value-type="float" office:value="3">
            <text:p>3</text:p>
          </table:table-cell>
          <table:table-cell table:style-name="ce358" office:value-type="string">
            <text:p>Trading and professional profits</text:p>
          </table:table-cell>
          <table:table-cell table:style-name="ce358" table:number-columns-repeated="19"/>
          <table:table-cell table:style-name="ce403" office:value-type="float" office:value="3" table:number-columns-spanned="2" table:number-rows-spanned="1">
            <text:p>3</text:p>
          </table:table-cell>
          <table:covered-table-cell/>
          <table:table-cell table:style-name="ce439" office:value-type="string">
            <text:p>£</text:p>
          </table:table-cell>
          <table:table-cell table:style-name="ce499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8" table:number-columns-repeated="2"/>
          <table:table-cell table:style-name="ce356" table:number-columns-repeated="10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1"/>
          <table:table-cell table:style-name="ce356" table:number-columns-repeated="22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4">
            <text:p>4</text:p>
          </table:table-cell>
          <table:table-cell table:style-name="ce358" office:value-type="string">
            <text:p>Trading losses brought forward claimed against profits</text:p>
          </table:table-cell>
          <table:table-cell table:style-name="ce358" table:number-columns-repeated="19"/>
          <table:table-cell table:style-name="ce403" office:value-type="float" office:value="4" table:number-columns-spanned="2" table:number-rows-spanned="1">
            <text:p>4</text:p>
          </table:table-cell>
          <table:covered-table-cell/>
          <table:table-cell table:style-name="ce439" office:value-type="string">
            <text:p>£</text:p>
          </table:table-cell>
          <table:table-cell table:style-name="ce499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8" table:number-columns-repeated="2"/>
          <table:table-cell table:style-name="ce356" table:number-columns-repeated="10"/>
          <table:table-cell table:style-name="ce207" table:number-columns-repeated="980"/>
        </table:table-row>
        <table:table-row table:style-name="ro44">
          <table:table-cell table:style-name="ce356" table:number-columns-repeated="33"/>
          <table:table-cell table:style-name="ce507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72" office:value-type="float" office:value="5">
            <text:p>5</text:p>
          </table:table-cell>
          <table:table-cell table:style-name="ce372" office:value-type="string">
            <text:p>Net trading and professional profits</text:p>
          </table:table-cell>
          <table:table-cell table:style-name="ce372" table:number-columns-repeated="16"/>
          <table:table-cell table:style-name="ce358" table:number-columns-repeated="4"/>
          <table:table-cell table:style-name="ce356" table:number-columns-repeated="10"/>
          <table:table-cell table:style-name="ce403" office:value-type="float" office:value="5">
            <text:p>5</text:p>
          </table:table-cell>
          <table:table-cell table:style-name="ce449" office:value-type="string">
            <text:p>£</text:p>
          </table:table-cell>
          <table:table-cell table:style-name="ce499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7">
          <table:table-cell table:style-name="ce356"/>
          <table:table-cell table:style-name="ce358" office:value-type="float" office:value="6">
            <text:p>6</text:p>
          </table:table-cell>
          <table:table-cell table:style-name="ce358" office:value-type="string">
            <text:p>Bank, building society or other interest, and profits and</text:p>
          </table:table-cell>
          <table:table-cell table:style-name="ce358" table:number-columns-repeated="20"/>
          <table:table-cell table:style-name="ce356" table:number-columns-repeated="21"/>
          <table:table-cell table:style-name="ce207" table:number-columns-repeated="980"/>
        </table:table-row>
        <table:table-row table:style-name="ro24">
          <table:table-cell table:style-name="ce356"/>
          <table:table-cell table:style-name="ce358"/>
          <table:table-cell table:style-name="ce372" office:value-type="string">
            <text:p>gains from ono-trading loan relationships</text:p>
          </table:table-cell>
          <table:table-cell table:style-name="ce372" table:number-columns-repeated="17"/>
          <table:table-cell table:style-name="ce358" table:number-columns-repeated="3"/>
          <table:table-cell table:style-name="ce356" table:number-columns-repeated="10"/>
          <table:table-cell table:style-name="ce508" office:value-type="float" office:value="6">
            <text:p>6</text:p>
          </table:table-cell>
          <table:table-cell table:style-name="ce439" office:value-type="string">
            <text:p>£</text:p>
          </table:table-cell>
          <table:table-cell table:style-name="ce499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11">
            <text:p>11</text:p>
          </table:table-cell>
          <table:table-cell table:style-name="ce358" office:value-type="string">
            <text:p>Income from UK land and buildings</text:p>
          </table:table-cell>
          <table:table-cell table:style-name="ce358" table:number-columns-repeated="20"/>
          <table:table-cell table:style-name="ce356" table:number-columns-repeated="10"/>
          <table:table-cell table:style-name="ce403" office:value-type="float" office:value="11">
            <text:p>11</text:p>
          </table:table-cell>
          <table:table-cell table:style-name="ce439" office:value-type="string">
            <text:p>£</text:p>
          </table:table-cell>
          <table:table-cell table:style-name="ce499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12">
            <text:p>12</text:p>
          </table:table-cell>
          <table:table-cell table:style-name="ce358" office:value-type="string">
            <text:p>Annual profits and gains not falling under any other heading</text:p>
          </table:table-cell>
          <table:table-cell table:style-name="ce358" table:number-columns-repeated="20"/>
          <table:table-cell table:style-name="ce356" table:number-columns-repeated="10"/>
          <table:table-cell table:style-name="ce403" office:value-type="float" office:value="14">
            <text:p>14</text:p>
          </table:table-cell>
          <table:table-cell table:style-name="ce439" office:value-type="string">
            <text:p>£</text:p>
          </table:table-cell>
          <table:table-cell table:style-name="ce499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36" table:number-columns-spanned="34" table:number-rows-spanned="1"/>
          <table:covered-table-cell table:number-columns-repeated="33"/>
          <table:table-cell table:style-name="ce524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16">
            <text:p>16</text:p>
          </table:table-cell>
          <table:table-cell table:style-name="ce358" office:value-type="string">
            <text:p>Gross chargeable gains</text:p>
          </table:table-cell>
          <table:table-cell table:style-name="ce358" table:number-columns-repeated="18"/>
          <table:table-cell table:style-name="ce356"/>
          <table:table-cell table:style-name="ce403" office:value-type="float" office:value="16" table:number-columns-spanned="2" table:number-rows-spanned="1">
            <text:p>16</text:p>
          </table:table-cell>
          <table:covered-table-cell/>
          <table:table-cell table:style-name="ce439" office:value-type="string">
            <text:p>£</text:p>
          </table:table-cell>
          <table:table-cell table:style-name="ce446" table:number-columns-spanned="7" table:number-rows-spanned="1"/>
          <table:covered-table-cell table:number-columns-repeated="6"/>
          <table:table-cell table:style-name="ce368"/>
          <table:table-cell table:style-name="ce356" table:number-columns-repeated="11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0"/>
          <table:table-cell table:style-name="ce356" table:number-columns-repeated="23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17">
            <text:p>17</text:p>
          </table:table-cell>
          <table:table-cell table:style-name="ce358" office:value-type="string">
            <text:p>Allowable losses including losses brought forward</text:p>
          </table:table-cell>
          <table:table-cell table:style-name="ce358" table:number-columns-repeated="18"/>
          <table:table-cell table:style-name="ce356"/>
          <table:table-cell table:style-name="ce403" office:value-type="float" office:value="17" table:number-columns-spanned="2" table:number-rows-spanned="1">
            <text:p>17</text:p>
          </table:table-cell>
          <table:covered-table-cell/>
          <table:table-cell table:style-name="ce439" office:value-type="string">
            <text:p>£</text:p>
          </table:table-cell>
          <table:table-cell table:style-name="ce446" table:number-columns-spanned="7" table:number-rows-spanned="1"/>
          <table:covered-table-cell table:number-columns-repeated="6"/>
          <table:table-cell table:style-name="ce368"/>
          <table:table-cell table:style-name="ce356" table:number-columns-repeated="11"/>
          <table:table-cell table:style-name="ce207" table:number-columns-repeated="980"/>
        </table:table-row>
        <table:table-row table:style-name="ro44">
          <table:table-cell table:style-name="ce356"/>
          <table:table-cell table:style-name="ce358" table:number-columns-repeated="20"/>
          <table:table-cell table:style-name="ce356" table:number-columns-repeated="12"/>
          <table:table-cell table:style-name="ce507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402" office:value-type="float" office:value="18">
            <text:p>18</text:p>
          </table:table-cell>
          <table:table-cell table:style-name="ce402" office:value-type="string">
            <text:p>Net chargeable gains</text:p>
          </table:table-cell>
          <table:table-cell table:style-name="ce402" table:number-columns-repeated="9"/>
          <table:table-cell table:style-name="ce358" table:number-columns-repeated="9"/>
          <table:table-cell table:style-name="ce356" table:number-columns-repeated="12"/>
          <table:table-cell table:style-name="ce403" office:value-type="float" office:value="18">
            <text:p>18</text:p>
          </table:table-cell>
          <table:table-cell table:style-name="ce449" office:value-type="string">
            <text:p>£</text:p>
          </table:table-cell>
          <table:table-cell table:style-name="ce446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9">
          <table:table-cell table:style-name="ce367" table:number-columns-spanned="44" table:number-rows-spanned="1"/>
          <table:covered-table-cell table:number-columns-repeated="43"/>
          <table:table-cell table:style-name="ce207" table:number-columns-repeated="980"/>
        </table:table-row>
        <table:table-row table:style-name="ro44">
          <table:table-cell table:style-name="ce356" table:number-columns-repeated="33"/>
          <table:table-cell table:style-name="ce507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402" office:value-type="float" office:value="21">
            <text:p>21</text:p>
          </table:table-cell>
          <table:table-cell table:style-name="ce378" office:value-type="string">
            <text:p>Profits before other deductions and reliefs</text:p>
          </table:table-cell>
          <table:table-cell table:style-name="ce378" table:number-columns-repeated="16"/>
          <table:table-cell table:style-name="ce372"/>
          <table:table-cell table:style-name="ce358"/>
          <table:table-cell table:style-name="ce356" table:number-columns-repeated="12"/>
          <table:table-cell table:style-name="ce403" office:value-type="float" office:value="21">
            <text:p>21</text:p>
          </table:table-cell>
          <table:table-cell table:style-name="ce449" office:value-type="string">
            <text:p>£</text:p>
          </table:table-cell>
          <table:table-cell table:style-name="ce499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1">
          <table:table-cell table:style-name="ce368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34">
          <table:table-cell table:style-name="ce366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38" table:number-columns-spanned="32" table:number-rows-spanned="1"/>
          <table:covered-table-cell table:number-columns-repeated="31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24">
            <text:p>24</text:p>
          </table:table-cell>
          <table:table-cell table:style-name="ce358" office:value-type="string">
            <text:p>Management expenses under S75 ICTA 1988</text:p>
          </table:table-cell>
          <table:table-cell table:style-name="ce358" table:number-columns-repeated="17"/>
          <table:table-cell table:style-name="ce356" table:number-columns-repeated="2"/>
          <table:table-cell table:style-name="ce403" office:value-type="float" office:value="24" table:number-columns-spanned="2" table:number-rows-spanned="1">
            <text:p>24</text:p>
          </table:table-cell>
          <table:covered-table-cell/>
          <table:table-cell table:style-name="ce439" office:value-type="string">
            <text:p>£</text:p>
          </table:table-cell>
          <table:table-cell table:style-name="ce446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office:value-type="float" office:value="30">
            <text:p>30</text:p>
          </table:table-cell>
          <table:table-cell table:style-name="ce358" office:value-type="string">
            <text:p>Trading losses of this or a later accounting period</text:p>
          </table:table-cell>
          <table:table-cell table:style-name="ce358" table:number-columns-repeated="17"/>
          <table:table-cell table:style-name="ce356" table:number-columns-repeated="2"/>
          <table:table-cell table:style-name="ce403" office:value-type="float" office:value="30" table:number-columns-spanned="2" table:number-rows-spanned="2">
            <text:p>30</text:p>
          </table:table-cell>
          <table:covered-table-cell/>
          <table:table-cell table:style-name="ce439" office:value-type="string" table:number-columns-spanned="1" table:number-rows-spanned="2">
            <text:p>£</text:p>
          </table:table-cell>
          <table:table-cell table:style-name="ce446" table:number-columns-spanned="7" table:number-rows-spanned="2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5">
          <table:table-cell table:style-name="ce356"/>
          <table:table-cell table:style-name="ce358"/>
          <table:table-cell table:style-name="ce358" office:value-type="string">
            <text:p>under S383A ICTA 1988</text:p>
          </table:table-cell>
          <table:table-cell table:style-name="ce358" table:number-columns-repeated="17"/>
          <table:table-cell table:style-name="ce356" table:number-columns-repeated="2"/>
          <table:covered-table-cell table:number-columns-repeated="10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office:value-type="float" office:value="31">
            <text:p>31</text:p>
          </table:table-cell>
          <table:table-cell table:style-name="ce384" office:value-type="string">
            <text:p>Put an 'X' in box 31 if amounts carried back from later</text:p>
          </table:table-cell>
          <table:table-cell table:style-name="ce384" table:number-columns-repeated="18"/>
          <table:table-cell table:style-name="ce356"/>
          <table:table-cell table:style-name="ce403" office:value-type="float" office:value="31" table:number-columns-spanned="2" table:number-rows-spanned="2">
            <text:p>31</text:p>
          </table:table-cell>
          <table:covered-table-cell/>
          <table:table-cell table:style-name="ce423" table:number-columns-spanned="2" table:number-rows-spanned="2"/>
          <table:covered-table-cell/>
          <table:table-cell table:style-name="ce368" table:number-columns-repeated="5"/>
          <table:table-cell table:style-name="ce356" table:number-columns-repeated="13"/>
          <table:table-cell table:style-name="ce207" table:number-columns-repeated="980"/>
        </table:table-row>
        <table:table-row table:style-name="ro45">
          <table:table-cell table:style-name="ce356" table:number-columns-repeated="2"/>
          <table:table-cell table:style-name="ce384" office:value-type="string">
            <text:p>accounting periods are included in box 30</text:p>
          </table:table-cell>
          <table:table-cell table:style-name="ce384" table:number-columns-repeated="18"/>
          <table:table-cell table:style-name="ce356"/>
          <table:covered-table-cell table:number-columns-repeated="4"/>
          <table:table-cell table:style-name="ce433" table:number-columns-repeated="5"/>
          <table:table-cell table:style-name="ce356" table:number-columns-repeated="13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32">
            <text:p>32</text:p>
          </table:table-cell>
          <table:table-cell table:style-name="ce358" office:value-type="string">
            <text:p>Non-trade capital allowances</text:p>
          </table:table-cell>
          <table:table-cell table:style-name="ce358" table:number-columns-repeated="10"/>
          <table:table-cell table:style-name="ce356" table:number-columns-repeated="9"/>
          <table:table-cell table:style-name="ce403" office:value-type="float" office:value="32" table:number-columns-spanned="2" table:number-rows-spanned="1">
            <text:p>32</text:p>
          </table:table-cell>
          <table:covered-table-cell/>
          <table:table-cell table:style-name="ce439" office:value-type="string">
            <text:p>£</text:p>
          </table:table-cell>
          <table:table-cell table:style-name="ce446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35">
            <text:p>35</text:p>
          </table:table-cell>
          <table:table-cell table:style-name="ce358" office:value-type="string">
            <text:p>Charges paid</text:p>
          </table:table-cell>
          <table:table-cell table:style-name="ce358" table:number-columns-repeated="6"/>
          <table:table-cell table:style-name="ce356" table:number-columns-repeated="13"/>
          <table:table-cell table:style-name="ce403" office:value-type="float" office:value="35" table:number-columns-spanned="2" table:number-rows-spanned="2">
            <text:p>35</text:p>
          </table:table-cell>
          <table:covered-table-cell/>
          <table:table-cell table:style-name="ce439" office:value-type="string" table:number-columns-spanned="1" table:number-rows-spanned="2">
            <text:p>£</text:p>
          </table:table-cell>
          <table:table-cell table:style-name="ce446" table:number-columns-spanned="7" table:number-rows-spanned="2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3">
          <table:table-cell table:style-name="ce356" table:number-columns-repeated="22"/>
          <table:covered-table-cell table:number-columns-repeated="10"/>
          <table:table-cell table:style-name="ce356" table:number-columns-repeated="12"/>
          <table:table-cell table:style-name="ce207" table:number-columns-repeated="980"/>
        </table:table-row>
        <table:table-row table:style-name="ro39">
          <table:table-cell table:style-name="ce367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45">
          <table:table-cell table:style-name="ce356" table:number-columns-repeated="33"/>
          <table:table-cell table:style-name="ce507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4">
          <table:table-cell table:style-name="ce356"/>
          <table:table-cell table:style-name="ce376" office:value-type="float" office:value="37">
            <text:p>37</text:p>
          </table:table-cell>
          <table:table-cell table:style-name="ce416" office:value-type="string">
            <text:p>Profits chargeable to corporation tax</text:p>
          </table:table-cell>
          <table:table-cell table:style-name="ce416" table:number-columns-repeated="11"/>
          <table:table-cell table:style-name="ce444" table:number-columns-repeated="5"/>
          <table:table-cell table:style-name="ce374" table:number-columns-repeated="3"/>
          <table:table-cell table:style-name="ce356" table:number-columns-repeated="11"/>
          <table:table-cell table:style-name="ce403" office:value-type="float" office:value="37">
            <text:p>37</text:p>
          </table:table-cell>
          <table:table-cell table:style-name="ce449" office:value-type="string">
            <text:p>£</text:p>
          </table:table-cell>
          <table:table-cell table:style-name="ce499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4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38">
            <text:p>38</text:p>
          </table:table-cell>
          <table:table-cell table:style-name="ce358" office:value-type="string">
            <text:p>Franked investment income</text:p>
          </table:table-cell>
          <table:table-cell table:style-name="ce358" table:number-columns-repeated="17"/>
          <table:table-cell table:style-name="ce356" table:number-columns-repeated="2"/>
          <table:table-cell table:style-name="ce403" office:value-type="float" office:value="38" table:number-columns-spanned="2" table:number-rows-spanned="1">
            <text:p>38</text:p>
          </table:table-cell>
          <table:covered-table-cell/>
          <table:table-cell table:style-name="ce439" office:value-type="string">
            <text:p>£</text:p>
          </table:table-cell>
          <table:table-cell table:style-name="ce446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39">
            <text:p>39</text:p>
          </table:table-cell>
          <table:table-cell table:style-name="ce358" office:value-type="string">
            <text:p>Number or associated companies in this period</text:p>
          </table:table-cell>
          <table:table-cell table:style-name="ce358" table:number-columns-repeated="19"/>
          <table:table-cell table:style-name="ce403" office:value-type="float" office:value="39" table:number-columns-spanned="2" table:number-rows-spanned="1">
            <text:p>39</text:p>
          </table:table-cell>
          <table:covered-table-cell/>
          <table:table-cell table:style-name="ce49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38">
          <table:table-cell table:style-name="ce356"/>
          <table:table-cell table:style-name="ce358"/>
          <table:table-cell table:style-name="ce358" office:value-type="string">
            <text:p>or</text:p>
          </table:table-cell>
          <table:table-cell table:style-name="ce358" table:number-columns-repeated="19"/>
          <table:table-cell table:style-name="ce356" table:number-columns-repeated="22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40">
            <text:p>40</text:p>
          </table:table-cell>
          <table:table-cell table:style-name="ce358" office:value-type="string">
            <text:p>Associated companies in the first financial year</text:p>
          </table:table-cell>
          <table:table-cell table:style-name="ce358" table:number-columns-repeated="19"/>
          <table:table-cell table:style-name="ce403" office:value-type="float" office:value="40" table:number-columns-spanned="2" table:number-rows-spanned="1">
            <text:p>40</text:p>
          </table:table-cell>
          <table:covered-table-cell/>
          <table:table-cell table:style-name="ce456" table:number-columns-spanned="3" table:number-rows-spanned="1"/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1"/>
          <table:table-cell table:style-name="ce356" table:number-columns-repeated="22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41">
            <text:p>41</text:p>
          </table:table-cell>
          <table:table-cell table:style-name="ce358" office:value-type="string">
            <text:p>Associated companies in the second financial year</text:p>
          </table:table-cell>
          <table:table-cell table:style-name="ce358" table:number-columns-repeated="19"/>
          <table:table-cell table:style-name="ce403" office:value-type="float" office:value="41" table:number-columns-spanned="2" table:number-rows-spanned="1">
            <text:p>41</text:p>
          </table:table-cell>
          <table:covered-table-cell/>
          <table:table-cell table:style-name="ce456" table:number-columns-spanned="3" table:number-rows-spanned="1"/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office:value-type="float" office:value="42">
            <text:p>42</text:p>
          </table:table-cell>
          <table:table-cell table:style-name="ce384" office:value-type="string">
            <text:p>Put an 'X' in box 22 if the company claims to be charged at the starting rate or the</text:p>
          </table:table-cell>
          <table:table-cell table:style-name="ce356" table:number-columns-repeated="30"/>
          <table:table-cell table:style-name="ce437" office:value-type="float" office:value="42" table:number-columns-spanned="1" table:number-rows-spanned="2">
            <text:p>42</text:p>
          </table:table-cell>
          <table:table-cell table:style-name="ce510" office:value-type="string" table:number-columns-spanned="2" table:number-rows-spanned="2">
            <text:p>X</text:p>
          </table:table-cell>
          <table:covered-table-cell/>
          <table:table-cell table:style-name="ce356" table:number-columns-repeated="8"/>
          <table:table-cell table:style-name="ce207" table:number-columns-repeated="980"/>
        </table:table-row>
        <table:table-row table:style-name="ro45">
          <table:table-cell table:style-name="ce356" table:number-columns-repeated="2"/>
          <table:table-cell table:style-name="ce417" office:value-type="string">
            <text:p>small companies' rate on any part of its profits, or is claiming marginal rate relief</text:p>
          </table:table-cell>
          <table:table-cell table:style-name="ce422" table:number-columns-repeated="26"/>
          <table:table-cell table:style-name="ce356" table:number-columns-repeated="4"/>
          <table:covered-table-cell table:number-columns-repeated="3"/>
          <table:table-cell table:style-name="ce356" table:number-columns-repeated="8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Enter how much profits has to be charged and at what rate of tax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24">
          <table:table-cell table:style-name="ce358"/>
          <table:table-cell table:style-name="ce358" office:value-type="string">
            <text:p>Financial year <text:span text:style-name="T2">(yyyy)</text:span></text:p>
          </table:table-cell>
          <table:table-cell table:style-name="ce358" table:number-columns-repeated="9"/>
          <table:table-cell table:style-name="ce358" office:value-type="string">
            <text:p>Amount of profit</text:p>
          </table:table-cell>
          <table:table-cell table:style-name="ce358" table:number-columns-repeated="12"/>
          <table:table-cell table:style-name="ce358" office:value-type="string">
            <text:p>Rate of tax</text:p>
          </table:table-cell>
          <table:table-cell table:style-name="ce358" table:number-columns-repeated="8"/>
          <table:table-cell table:style-name="ce358" office:value-type="string">
            <text:p>Tax</text:p>
          </table:table-cell>
          <table:table-cell table:style-name="ce358" table:number-columns-repeated="10"/>
          <table:table-cell table:style-name="ce231" table:number-columns-repeated="980"/>
        </table:table-row>
        <table:table-row table:style-name="ro24">
          <table:table-cell table:style-name="ce356"/>
          <table:table-cell table:style-name="ce403" office:value-type="float" office:value="43">
            <text:p>43</text:p>
          </table:table-cell>
          <table:table-cell table:style-name="ce418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6" table:number-columns-repeated="3"/>
          <table:table-cell table:style-name="ce403" office:value-type="float" office:value="44">
            <text:p>44</text:p>
          </table:table-cell>
          <table:table-cell table:style-name="ce439" office:value-type="string">
            <text:p>£</text:p>
          </table:table-cell>
          <table:table-cell table:style-name="ce442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6" table:number-columns-repeated="4"/>
          <table:table-cell table:style-name="ce403" office:value-type="float" office:value="45" table:number-columns-spanned="2" table:number-rows-spanned="1">
            <text:p>45</text:p>
          </table:table-cell>
          <table:covered-table-cell/>
          <table:table-cell table:style-name="ce500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6" table:number-columns-repeated="5"/>
          <table:table-cell table:style-name="ce403" office:value-type="float" office:value="46">
            <text:p>46</text:p>
          </table:table-cell>
          <table:table-cell table:style-name="ce449" office:value-type="string">
            <text:p>£</text:p>
          </table:table-cell>
          <table:table-cell table:style-name="ce513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2"/>
          <table:table-cell table:style-name="ce419" table:number-columns-repeated="6"/>
          <table:table-cell table:style-name="ce356" table:number-columns-repeated="36"/>
          <table:table-cell table:style-name="ce207" table:number-columns-repeated="980"/>
        </table:table-row>
        <table:table-row table:style-name="ro24">
          <table:table-cell table:style-name="ce356"/>
          <table:table-cell table:style-name="ce403" office:value-type="float" office:value="53">
            <text:p>53</text:p>
          </table:table-cell>
          <table:table-cell table:style-name="ce418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56" table:number-columns-repeated="3"/>
          <table:table-cell table:style-name="ce403" office:value-type="float" office:value="54">
            <text:p>54</text:p>
          </table:table-cell>
          <table:table-cell table:style-name="ce439" office:value-type="string">
            <text:p>£</text:p>
          </table:table-cell>
          <table:table-cell table:style-name="ce442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6" table:number-columns-repeated="4"/>
          <table:table-cell table:style-name="ce403" office:value-type="float" office:value="55" table:number-columns-spanned="2" table:number-rows-spanned="1">
            <text:p>55</text:p>
          </table:table-cell>
          <table:covered-table-cell/>
          <table:table-cell table:style-name="ce500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56" table:number-columns-repeated="5"/>
          <table:table-cell table:style-name="ce403" office:value-type="float" office:value="56">
            <text:p>56</text:p>
          </table:table-cell>
          <table:table-cell table:style-name="ce449" office:value-type="string">
            <text:p>£</text:p>
          </table:table-cell>
          <table:table-cell table:style-name="ce513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4">
          <table:table-cell table:style-name="ce356" table:number-columns-repeated="33"/>
          <table:table-cell table:style-name="ce507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1">
            <text:p>61</text:p>
          </table:table-cell>
          <table:table-cell table:style-name="ce358" office:value-type="string">
            <text:p>Corporation tax</text:p>
          </table:table-cell>
          <table:table-cell table:style-name="ce358" table:number-columns-repeated="17"/>
          <table:table-cell table:style-name="ce356" table:number-columns-repeated="13"/>
          <table:table-cell table:style-name="ce403" office:value-type="float" office:value="63">
            <text:p>63</text:p>
          </table:table-cell>
          <table:table-cell table:style-name="ce449" office:value-type="string">
            <text:p>£</text:p>
          </table:table-cell>
          <table:table-cell table:style-name="ce513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4">
            <text:p>64</text:p>
          </table:table-cell>
          <table:table-cell table:style-name="ce358" office:value-type="string">
            <text:p>Marginal rate relief</text:p>
          </table:table-cell>
          <table:table-cell table:style-name="ce358" table:number-columns-repeated="17"/>
          <table:table-cell table:style-name="ce356"/>
          <table:table-cell table:style-name="ce403" office:value-type="float" office:value="64">
            <text:p>64</text:p>
          </table:table-cell>
          <table:table-cell table:style-name="ce449" office:value-type="string">
            <text:p>£</text:p>
          </table:table-cell>
          <table:table-cell table:style-name="ce455"/>
          <table:table-cell table:style-name="ce498" table:number-columns-spanned="5" table:number-rows-spanned="1"/>
          <table:covered-table-cell table:number-columns-repeated="4"/>
          <table:table-cell table:style-name="ce455"/>
          <table:table-cell table:style-name="ce501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5">
            <text:p>65</text:p>
          </table:table-cell>
          <table:table-cell table:style-name="ce358" office:value-type="string">
            <text:p>Corporation tax net of marginal rate relief</text:p>
          </table:table-cell>
          <table:table-cell table:style-name="ce358" table:number-columns-repeated="17"/>
          <table:table-cell table:style-name="ce356"/>
          <table:table-cell table:style-name="ce403" office:value-type="float" office:value="65">
            <text:p>65</text:p>
          </table:table-cell>
          <table:table-cell table:style-name="ce449" office:value-type="string">
            <text:p>£</text:p>
          </table:table-cell>
          <table:table-cell table:style-name="ce455"/>
          <table:table-cell table:style-name="ce498" table:number-columns-spanned="5" table:number-rows-spanned="1"/>
          <table:covered-table-cell table:number-columns-repeated="4"/>
          <table:table-cell table:style-name="ce455"/>
          <table:table-cell table:style-name="ce501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6">
            <text:p>66</text:p>
          </table:table-cell>
          <table:table-cell table:style-name="ce358" office:value-type="string">
            <text:p>Underlying rate of corporation tax</text:p>
          </table:table-cell>
          <table:table-cell table:style-name="ce358" table:number-columns-repeated="17"/>
          <table:table-cell table:style-name="ce356"/>
          <table:table-cell table:style-name="ce403" office:value-type="float" office:value="66">
            <text:p>66</text:p>
          </table:table-cell>
          <table:table-cell table:style-name="ce450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1" office:value-type="string">
            <text:p>%</text:p>
          </table:table-cell>
          <table:table-cell table:style-name="ce356" table:number-columns-repeated="17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7">
            <text:p>67</text:p>
          </table:table-cell>
          <table:table-cell table:style-name="ce358" office:value-type="string">
            <text:p>Profits matched with non-corporate distribution</text:p>
          </table:table-cell>
          <table:table-cell table:style-name="ce358" table:number-columns-repeated="17"/>
          <table:table-cell table:style-name="ce356"/>
          <table:table-cell table:style-name="ce403" office:value-type="float" office:value="67">
            <text:p>67</text:p>
          </table:table-cell>
          <table:table-cell table:style-name="ce423" table:number-columns-spanned="7" table:number-rows-spanned="1"/>
          <table:covered-table-cell table:number-columns-repeated="6"/>
          <table:table-cell table:style-name="ce356" table:number-columns-repeated="15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8">
            <text:p>68</text:p>
          </table:table-cell>
          <table:table-cell table:style-name="ce358" office:value-type="string">
            <text:p>Tax at non-corporate distribution rate</text:p>
          </table:table-cell>
          <table:table-cell table:style-name="ce358" table:number-columns-repeated="17"/>
          <table:table-cell table:style-name="ce356"/>
          <table:table-cell table:style-name="ce403" office:value-type="float" office:value="68">
            <text:p>68</text:p>
          </table:table-cell>
          <table:table-cell table:style-name="ce449" office:value-type="string">
            <text:p>£</text:p>
          </table:table-cell>
          <table:table-cell table:style-name="ce455"/>
          <table:table-cell table:style-name="ce498" table:number-columns-spanned="5" table:number-rows-spanned="1"/>
          <table:covered-table-cell table:number-columns-repeated="4"/>
          <table:table-cell table:style-name="ce455"/>
          <table:table-cell table:style-name="ce501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69">
            <text:p>69</text:p>
          </table:table-cell>
          <table:table-cell table:style-name="ce358" office:value-type="string">
            <text:p>Tax at underlying rate on remaining profits</text:p>
          </table:table-cell>
          <table:table-cell table:style-name="ce358" table:number-columns-repeated="17"/>
          <table:table-cell table:style-name="ce356"/>
          <table:table-cell table:style-name="ce403" office:value-type="float" office:value="69">
            <text:p>69</text:p>
          </table:table-cell>
          <table:table-cell table:style-name="ce449" office:value-type="string">
            <text:p>£</text:p>
          </table:table-cell>
          <table:table-cell table:style-name="ce455"/>
          <table:table-cell table:style-name="ce498" table:number-columns-spanned="5" table:number-rows-spanned="1"/>
          <table:covered-table-cell table:number-columns-repeated="4"/>
          <table:table-cell table:style-name="ce455"/>
          <table:table-cell table:style-name="ce501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4">
          <table:table-cell table:style-name="ce356"/>
          <table:table-cell table:style-name="ce358" table:number-columns-repeated="19"/>
          <table:table-cell table:style-name="ce356" table:number-columns-repeated="13"/>
          <table:table-cell table:style-name="ce507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4">
          <table:table-cell table:style-name="ce356"/>
          <table:table-cell table:style-name="ce402" office:value-type="float" office:value="70">
            <text:p>70</text:p>
          </table:table-cell>
          <table:table-cell table:style-name="ce420" office:value-type="string">
            <text:p>Corporation tax chargeable</text:p>
          </table:table-cell>
          <table:table-cell table:style-name="ce420" table:number-columns-repeated="11"/>
          <table:table-cell table:style-name="ce402" table:number-columns-repeated="3"/>
          <table:table-cell table:style-name="ce358" table:number-columns-repeated="3"/>
          <table:table-cell table:style-name="ce356" table:number-columns-repeated="13"/>
          <table:table-cell table:style-name="ce403" office:value-type="float" office:value="70">
            <text:p>70</text:p>
          </table:table-cell>
          <table:table-cell table:style-name="ce449" office:value-type="string">
            <text:p>£</text:p>
          </table:table-cell>
          <table:table-cell table:style-name="ce513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6">
          <table:table-cell table:style-name="ce356" table:number-columns-repeated="44"/>
          <table:table-cell table:style-name="ce207" table:number-columns-repeated="980"/>
        </table:table-row>
        <table:table-row table:style-name="ro17">
          <table:table-cell table:style-name="ce367" table:number-columns-spanned="40" table:number-rows-spanned="1"/>
          <table:covered-table-cell table:number-columns-repeated="39"/>
          <table:table-cell table:style-name="ce520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79">
            <text:p>79</text:p>
          </table:table-cell>
          <table:table-cell table:style-name="ce358" office:value-type="string">
            <text:p>Tax payable under S419 ICTA 1988</text:p>
          </table:table-cell>
          <table:table-cell table:style-name="ce358" table:number-columns-repeated="16"/>
          <table:table-cell table:style-name="ce356" table:number-columns-repeated="13"/>
          <table:table-cell table:style-name="ce403" office:value-type="float" office:value="79" table:number-columns-spanned="2" table:number-rows-spanned="1">
            <text:p>79</text:p>
          </table:table-cell>
          <table:covered-table-cell/>
          <table:table-cell table:style-name="ce449" office:value-type="string">
            <text:p>£</text:p>
          </table:table-cell>
          <table:table-cell table:style-name="ce498" table:number-columns-spanned="7" table:number-rows-spanned="1"/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58"/>
          <table:table-cell table:style-name="ce356" table:number-columns-repeated="42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office:value-type="float" office:value="80">
            <text:p>80</text:p>
          </table:table-cell>
          <table:table-cell table:style-name="ce384" office:value-type="string">
            <text:p>Put an 'X' in box 80 if you completed box A11 in the</text:p>
          </table:table-cell>
          <table:table-cell table:style-name="ce384" table:number-columns-repeated="18"/>
          <table:table-cell table:style-name="ce356"/>
          <table:table-cell table:style-name="ce403" office:value-type="float" office:value="80" table:number-columns-spanned="1" table:number-rows-spanned="2">
            <text:p>80</text:p>
          </table:table-cell>
          <table:table-cell table:style-name="ce456" table:number-columns-spanned="3" table:number-rows-spanned="2"/>
          <table:covered-table-cell table:number-columns-repeated="2"/>
          <table:table-cell table:style-name="ce356" table:number-columns-repeated="18"/>
          <table:table-cell table:style-name="ce207" table:number-columns-repeated="980"/>
        </table:table-row>
        <table:table-row table:style-name="ro45">
          <table:table-cell table:style-name="ce356" table:number-columns-repeated="2"/>
          <table:table-cell table:style-name="ce384" office:value-type="string">
            <text:p>Supplementary Pages CT600A</text:p>
          </table:table-cell>
          <table:table-cell table:style-name="ce384" table:number-columns-repeated="18"/>
          <table:table-cell table:style-name="ce356"/>
          <table:covered-table-cell table:number-columns-repeated="4"/>
          <table:table-cell table:style-name="ce356" table:number-columns-repeated="18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float" office:value="84">
            <text:p>84</text:p>
          </table:table-cell>
          <table:table-cell table:style-name="ce358" office:value-type="string">
            <text:p>Income tax deducted from gross income included in profits</text:p>
          </table:table-cell>
          <table:table-cell table:style-name="ce358" table:number-columns-repeated="20"/>
          <table:table-cell table:style-name="ce356" table:number-columns-repeated="10"/>
          <table:table-cell table:style-name="ce403" office:value-type="float" office:value="84">
            <text:p>84</text:p>
          </table:table-cell>
          <table:table-cell table:style-name="ce449" office:value-type="string">
            <text:p>£</text:p>
          </table:table-cell>
          <table:table-cell table:style-name="ce513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17">
          <table:table-cell table:style-name="ce356"/>
          <table:table-cell table:style-name="ce358" office:value-type="float" office:value="85">
            <text:p>85</text:p>
          </table:table-cell>
          <table:table-cell table:style-name="ce358" office:value-type="string">
            <text:p>Income tax repayable to the company</text:p>
          </table:table-cell>
          <table:table-cell table:style-name="ce358" table:number-columns-repeated="20"/>
          <table:table-cell table:style-name="ce356" table:number-columns-repeated="10"/>
          <table:table-cell table:style-name="ce403" office:value-type="float" office:value="85">
            <text:p>85</text:p>
          </table:table-cell>
          <table:table-cell table:style-name="ce449" office:value-type="string">
            <text:p>£</text:p>
          </table:table-cell>
          <table:table-cell table:style-name="ce498" table:number-columns-spanned="7" table:number-rows-spanned="1"/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9">
          <table:table-cell table:style-name="ce356" table:number-columns-repeated="33"/>
          <table:table-cell table:style-name="ce507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8">
          <table:table-cell table:style-name="ce356"/>
          <table:table-cell table:style-name="ce402" office:value-type="float" office:value="86">
            <text:p>86</text:p>
          </table:table-cell>
          <table:table-cell table:style-name="ce421" office:value-type="string">
            <text:p>Tax payable - this is your self-assessment of tax payable</text:p>
          </table:table-cell>
          <table:table-cell table:style-name="ce421" table:number-columns-repeated="20"/>
          <table:table-cell table:style-name="ce422" table:number-columns-repeated="6"/>
          <table:table-cell table:style-name="ce356" table:number-columns-repeated="4"/>
          <table:table-cell table:style-name="ce403" office:value-type="float" office:value="86">
            <text:p>86</text:p>
          </table:table-cell>
          <table:table-cell table:style-name="ce449" office:value-type="string">
            <text:p>£</text:p>
          </table:table-cell>
          <table:table-cell table:style-name="ce513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7" table:number-columns-spanned="34" table:number-rows-spanned="1"/>
          <table:covered-table-cell table:number-columns-repeated="33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47">
          <table:table-cell table:style-name="ce356"/>
          <table:table-cell table:style-name="ce358" office:value-type="float" office:value="91">
            <text:p>91</text:p>
          </table:table-cell>
          <table:table-cell table:style-name="ce358" office:value-type="string">
            <text:p>Tax already paid (and not already repaid)</text:p>
          </table:table-cell>
          <table:table-cell table:style-name="ce358" table:number-columns-repeated="14"/>
          <table:table-cell table:style-name="ce356" table:number-columns-repeated="16"/>
          <table:table-cell table:style-name="ce403" office:value-type="float" office:value="91">
            <text:p>91</text:p>
          </table:table-cell>
          <table:table-cell table:style-name="ce449" office:value-type="string">
            <text:p>£</text:p>
          </table:table-cell>
          <table:table-cell table:style-name="ce513" table:number-columns-spanned="7" table:number-rows-spanned="1"/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7">
          <table:table-cell table:style-name="ce356"/>
          <table:table-cell table:style-name="ce402" office:value-type="float" office:value="92" table:number-columns-spanned="1" table:number-rows-spanned="2">
            <text:p>92</text:p>
          </table:table-cell>
          <table:table-cell table:style-name="ce402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6" table:number-columns-repeated="23"/>
          <table:table-cell table:style-name="ce507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covered-table-cell table:number-columns-repeated="9"/>
          <table:table-cell table:style-name="ce356" table:number-columns-repeated="23"/>
          <table:table-cell table:style-name="ce403" office:value-type="float" office:value="92">
            <text:p>92</text:p>
          </table:table-cell>
          <table:table-cell table:style-name="ce449" office:value-type="string">
            <text:p>£</text:p>
          </table:table-cell>
          <table:table-cell table:style-name="ce513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7">
          <table:table-cell table:style-name="ce356"/>
          <table:table-cell table:style-name="ce358" office:value-type="float" office:value="93">
            <text:p>93</text:p>
          </table:table-cell>
          <table:table-cell table:style-name="ce358" office:value-type="string">
            <text:p>Tax overpaid</text:p>
          </table:table-cell>
          <table:table-cell table:style-name="ce358" table:number-columns-repeated="6"/>
          <table:table-cell table:style-name="ce356" table:number-columns-repeated="24"/>
          <table:table-cell table:style-name="ce507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4">
          <table:table-cell table:style-name="ce356" table:number-columns-repeated="33"/>
          <table:table-cell table:style-name="ce403" office:value-type="float" office:value="93">
            <text:p>93</text:p>
          </table:table-cell>
          <table:table-cell table:style-name="ce449" office:value-type="string">
            <text:p>£</text:p>
          </table:table-cell>
          <table:table-cell table:style-name="ce513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1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48">
          <table:table-cell table:style-name="ce369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38" table:number-columns-spanned="12" table:number-rows-spanned="1"/>
          <table:covered-table-cell table:number-columns-repeated="11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8" table:number-columns-repeated="22"/>
          <table:table-cell table:style-name="ce358" office:value-type="string">
            <text:p>Capital allowances</text:p>
          </table:table-cell>
          <table:table-cell table:style-name="ce358" table:number-columns-repeated="11"/>
          <table:table-cell table:style-name="ce358" office:value-type="string">
            <text:p>Balancing charges</text:p>
          </table:table-cell>
          <table:table-cell table:style-name="ce358" table:number-columns-repeated="9"/>
          <table:table-cell table:style-name="ce231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Machinery and plant - long life assets</text:p>
          </table:table-cell>
          <table:table-cell table:style-name="ce358" table:number-columns-repeated="13"/>
          <table:table-cell table:style-name="ce356"/>
          <table:table-cell table:style-name="ce437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502" table:number-columns-spanned="6" table:number-rows-spanned="1"/>
          <table:covered-table-cell table:number-columns-repeated="5"/>
          <table:table-cell table:style-name="ce356" table:number-columns-repeated="2"/>
          <table:table-cell table:style-name="ce437" office:value-type="float" office:value="106" table:number-columns-spanned="2" table:number-rows-spanned="1">
            <text:p>106</text:p>
          </table:table-cell>
          <table:covered-table-cell/>
          <table:table-cell table:style-name="ce445" office:value-type="string">
            <text:p>£</text:p>
          </table:table-cell>
          <table:table-cell table:style-name="ce51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503" table:number-columns-repeated="6"/>
          <table:table-cell table:style-name="ce356" table:number-columns-repeated="5"/>
          <table:table-cell table:style-name="ce517" table:number-columns-repeated="6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Machinery and plant - other (general pool)</text:p>
          </table:table-cell>
          <table:table-cell table:style-name="ce358" table:number-columns-repeated="13"/>
          <table:table-cell table:style-name="ce356"/>
          <table:table-cell table:style-name="ce437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2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 table:number-columns-repeated="2"/>
          <table:table-cell table:style-name="ce437" office:value-type="float" office:value="108" table:number-columns-spanned="2" table:number-rows-spanned="1">
            <text:p>108</text:p>
          </table:table-cell>
          <table:covered-table-cell/>
          <table:table-cell table:style-name="ce445" office:value-type="string">
            <text:p>£</text:p>
          </table:table-cell>
          <table:table-cell table:style-name="ce442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503" table:number-columns-repeated="6"/>
          <table:table-cell table:style-name="ce356" table:number-columns-repeated="5"/>
          <table:table-cell table:style-name="ce517" table:number-columns-repeated="6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Cars outside general pool</text:p>
          </table:table-cell>
          <table:table-cell table:style-name="ce358" table:number-columns-repeated="13"/>
          <table:table-cell table:style-name="ce356"/>
          <table:table-cell table:style-name="ce437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2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 table:number-columns-repeated="2"/>
          <table:table-cell table:style-name="ce437" office:value-type="float" office:value="110" table:number-columns-spanned="2" table:number-rows-spanned="1">
            <text:p>110</text:p>
          </table:table-cell>
          <table:covered-table-cell/>
          <table:table-cell table:style-name="ce445" office:value-type="string">
            <text:p>£</text:p>
          </table:table-cell>
          <table:table-cell table:style-name="ce51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503" table:number-columns-repeated="6"/>
          <table:table-cell table:style-name="ce356" table:number-columns-repeated="5"/>
          <table:table-cell table:style-name="ce517" table:number-columns-repeated="6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Industrial buildings and structures</text:p>
          </table:table-cell>
          <table:table-cell table:style-name="ce358" table:number-columns-repeated="13"/>
          <table:table-cell table:style-name="ce356"/>
          <table:table-cell table:style-name="ce437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502" table:number-columns-spanned="6" table:number-rows-spanned="1"/>
          <table:covered-table-cell table:number-columns-repeated="5"/>
          <table:table-cell table:style-name="ce356" table:number-columns-repeated="2"/>
          <table:table-cell table:style-name="ce437" office:value-type="float" office:value="112" table:number-columns-spanned="2" table:number-rows-spanned="1">
            <text:p>112</text:p>
          </table:table-cell>
          <table:covered-table-cell/>
          <table:table-cell table:style-name="ce445" office:value-type="string">
            <text:p>£</text:p>
          </table:table-cell>
          <table:table-cell table:style-name="ce51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503" table:number-columns-repeated="6"/>
          <table:table-cell table:style-name="ce356" table:number-columns-repeated="5"/>
          <table:table-cell table:style-name="ce517" table:number-columns-repeated="6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Other charges and allowances</text:p>
          </table:table-cell>
          <table:table-cell table:style-name="ce358" table:number-columns-repeated="13"/>
          <table:table-cell table:style-name="ce356"/>
          <table:table-cell table:style-name="ce437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502" table:number-columns-spanned="6" table:number-rows-spanned="1"/>
          <table:covered-table-cell table:number-columns-repeated="5"/>
          <table:table-cell table:style-name="ce356" table:number-columns-repeated="2"/>
          <table:table-cell table:style-name="ce437" office:value-type="float" office:value="114" table:number-columns-spanned="2" table:number-rows-spanned="1">
            <text:p>114</text:p>
          </table:table-cell>
          <table:covered-table-cell/>
          <table:table-cell table:style-name="ce445" office:value-type="string">
            <text:p>£</text:p>
          </table:table-cell>
          <table:table-cell table:style-name="ce51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6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38" table:number-columns-repeated="9"/>
          <table:table-cell table:style-name="ce207" table:number-columns-repeated="980"/>
        </table:table-row>
        <table:table-row table:style-name="ro24">
          <table:table-cell table:style-name="ce358" table:number-columns-repeated="22"/>
          <table:table-cell table:style-name="ce358" office:value-type="string">
            <text:p>Capital allowances</text:p>
          </table:table-cell>
          <table:table-cell table:style-name="ce358" table:number-columns-repeated="11"/>
          <table:table-cell table:style-name="ce358" office:value-type="string">
            <text:p>Balancing charges</text:p>
          </table:table-cell>
          <table:table-cell table:style-name="ce358" table:number-columns-repeated="9"/>
          <table:table-cell table:style-name="ce231" table:number-columns-repeated="980"/>
        </table:table-row>
        <table:table-row table:style-name="ro24">
          <table:table-cell table:style-name="ce356"/>
          <table:table-cell table:style-name="ce373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Non-trading charges and allowances</text:p>
          </table:table-cell>
          <table:table-cell table:style-name="ce358" table:number-columns-repeated="13"/>
          <table:table-cell table:style-name="ce356"/>
          <table:table-cell table:style-name="ce437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 table:number-columns-repeated="2"/>
          <table:table-cell table:style-name="ce437" office:value-type="float" office:value="116" table:number-columns-spanned="2" table:number-rows-spanned="1">
            <text:p>116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9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/>
          <table:table-cell table:style-name="ce404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6" table:number-columns-repeated="2"/>
          <table:table-cell table:style-name="ce384" office:value-type="string">
            <text:p>Put an 'X' in box 117 if box 115</text:p>
          </table:table-cell>
          <table:table-cell table:style-name="ce384" table:number-columns-repeated="12"/>
          <table:table-cell table:style-name="ce356" table:number-columns-repeated="2"/>
          <table:table-cell table:style-name="ce437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3" table:number-columns-spanned="2" table:number-rows-spanned="2"/>
          <table:covered-table-cell/>
          <table:table-cell table:style-name="ce356" table:number-columns-repeated="17"/>
          <table:table-cell table:style-name="ce207" table:number-columns-repeated="980"/>
        </table:table-row>
        <table:table-row table:style-name="ro45">
          <table:table-cell table:style-name="ce356" table:number-columns-repeated="7"/>
          <table:table-cell table:style-name="ce384" office:value-type="string">
            <text:p>includes flat conversion allowances</text:p>
          </table:table-cell>
          <table:table-cell table:style-name="ce384" table:number-columns-repeated="12"/>
          <table:table-cell table:style-name="ce356" table:number-columns-repeated="2"/>
          <table:covered-table-cell table:number-columns-repeated="5"/>
          <table:table-cell table:style-name="ce356" table:number-columns-repeated="17"/>
          <table:table-cell table:style-name="ce207" table:number-columns-repeated="980"/>
        </table:table-row>
        <table:table-row table:style-name="ro36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4" table:number-columns-spanned="36" table:number-rows-spanned="1"/>
          <table:covered-table-cell table:number-columns-repeated="35"/>
          <table:table-cell table:style-name="ce207" table:number-columns-repeated="980"/>
        </table:table-row>
        <table:table-row table:style-name="ro36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404" office:value-type="float" office:value="118" table:number-columns-spanned="2" table:number-rows-spanned="1">
            <text:p>118</text:p>
          </table:table-cell>
          <table:covered-table-cell/>
          <table:table-cell table:style-name="ce356"/>
          <table:table-cell table:style-name="ce358" office:value-type="string">
            <text:p>Expenditure on machinery and plant on which first year allowance is claimed</text:p>
          </table:table-cell>
          <table:table-cell table:style-name="ce356" table:number-columns-repeated="29"/>
          <table:table-cell table:style-name="ce437" office:value-type="float" office:value="118" table:number-columns-spanned="2" table:number-rows-spanned="1">
            <text:p>118</text:p>
          </table:table-cell>
          <table:covered-table-cell/>
          <table:table-cell table:style-name="ce445" office:value-type="string">
            <text:p>£</text:p>
          </table:table-cell>
          <table:table-cell table:style-name="ce442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5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/>
          <table:table-cell table:style-name="ce405" office:value-type="float" office:value="119" table:number-columns-spanned="2" table:number-rows-spanned="2">
            <text:p>119</text:p>
          </table:table-cell>
          <table:covered-table-cell/>
          <table:table-cell table:style-name="ce404"/>
          <table:table-cell table:style-name="ce427" office:value-type="string">
            <text:p>Put an 'X' in box 119 if claim includes enhanced capital</text:p>
          </table:table-cell>
          <table:table-cell table:style-name="ce356" table:number-columns-repeated="2"/>
          <table:table-cell table:style-name="ce384" table:number-columns-repeated="13"/>
          <table:table-cell table:style-name="ce356" table:number-columns-repeated="2"/>
          <table:table-cell table:style-name="ce437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3" table:number-columns-spanned="2" table:number-rows-spanned="2"/>
          <table:covered-table-cell/>
          <table:table-cell table:style-name="ce356" table:number-columns-repeated="17"/>
          <table:table-cell table:style-name="ce207" table:number-columns-repeated="980"/>
        </table:table-row>
        <table:table-row table:style-name="ro45">
          <table:table-cell table:style-name="ce356"/>
          <table:covered-table-cell table:number-columns-repeated="2"/>
          <table:table-cell table:style-name="ce356"/>
          <table:table-cell table:style-name="ce428" office:value-type="string">
            <text:p>allowances for designated energy-saving investments</text:p>
          </table:table-cell>
          <table:table-cell table:style-name="ce356" table:number-columns-repeated="2"/>
          <table:table-cell table:style-name="ce384" table:number-columns-repeated="13"/>
          <table:table-cell table:style-name="ce356" table:number-columns-repeated="2"/>
          <table:covered-table-cell table:number-columns-repeated="5"/>
          <table:table-cell table:style-name="ce356" table:number-columns-repeated="17"/>
          <table:table-cell table:style-name="ce207" table:number-columns-repeated="980"/>
        </table:table-row>
        <table:table-row table:style-name="ro34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404" office:value-type="float" office:value="120" table:number-columns-spanned="2" table:number-rows-spanned="1">
            <text:p>120</text:p>
          </table:table-cell>
          <table:covered-table-cell/>
          <table:table-cell table:style-name="ce356"/>
          <table:table-cell table:style-name="ce358" office:value-type="string">
            <text:p>Qualifying expenditure on machinery and plant on long life assets</text:p>
          </table:table-cell>
          <table:table-cell table:style-name="ce356" table:number-columns-repeated="29"/>
          <table:table-cell table:style-name="ce437" office:value-type="float" office:value="120" table:number-columns-spanned="2" table:number-rows-spanned="1">
            <text:p>120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404" office:value-type="float" office:value="121" table:number-columns-spanned="2" table:number-rows-spanned="1">
            <text:p>121</text:p>
          </table:table-cell>
          <table:covered-table-cell/>
          <table:table-cell table:style-name="ce356"/>
          <table:table-cell table:style-name="ce358" office:value-type="string">
            <text:p>Qualifying expenditure on machinery and plant on other assets</text:p>
          </table:table-cell>
          <table:table-cell table:style-name="ce356" table:number-columns-repeated="29"/>
          <table:table-cell table:style-name="ce437" office:value-type="float" office:value="121" table:number-columns-spanned="2" table:number-rows-spanned="1">
            <text:p>121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8">
          <table:table-cell table:style-name="ce369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7">
          <table:table-cell table:style-name="ce356"/>
          <table:table-cell table:style-name="ce404" office:value-type="float" office:value="122" table:number-columns-spanned="2" table:number-rows-spanned="1">
            <text:p>122</text:p>
          </table:table-cell>
          <table:covered-table-cell/>
          <table:table-cell table:style-name="ce358" office:value-type="string">
            <text:p>Trading losses Case 1</text:p>
          </table:table-cell>
          <table:table-cell table:style-name="ce358" table:number-columns-repeated="4"/>
          <table:table-cell table:style-name="ce356" table:number-columns-repeated="4"/>
          <table:table-cell table:style-name="ce440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6"/>
          <table:table-cell table:style-name="ce358" office:value-type="string">
            <text:p>124 Trading losses</text:p>
          </table:table-cell>
          <table:table-cell table:style-name="ce358" table:number-columns-repeated="8"/>
          <table:table-cell table:style-name="ce511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table:number-columns-repeated="7"/>
          <table:table-cell table:style-name="ce356" table:number-columns-repeated="4"/>
          <table:table-cell table:style-name="ce437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2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6"/>
          <table:table-cell table:style-name="ce372" office:value-type="string">
            <text:p>Case V</text:p>
          </table:table-cell>
          <table:table-cell table:style-name="ce372" table:number-columns-repeated="2"/>
          <table:table-cell table:style-name="ce358" table:number-columns-repeated="6"/>
          <table:table-cell table:style-name="ce437" office:value-type="float" office:value="124" table:number-columns-spanned="2" table:number-rows-spanned="1">
            <text:p>124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7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7">
          <table:table-cell table:style-name="ce356"/>
          <table:table-cell table:style-name="ce404" office:value-type="float" office:value="125" table:number-columns-spanned="2" table:number-rows-spanned="1">
            <text:p>125</text:p>
          </table:table-cell>
          <table:covered-table-cell/>
          <table:table-cell table:style-name="ce358" office:value-type="string">
            <text:p>Non-trade deficits on</text:p>
          </table:table-cell>
          <table:table-cell table:style-name="ce358" table:number-columns-repeated="8"/>
          <table:table-cell table:style-name="ce440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6"/>
          <table:table-cell table:style-name="ce358" office:value-type="string">
            <text:p>127 Schedule A losses</text:p>
          </table:table-cell>
          <table:table-cell table:style-name="ce404"/>
          <table:table-cell table:style-name="ce358" table:number-columns-repeated="7"/>
          <table:table-cell table:style-name="ce511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table:number-columns-repeated="2"/>
          <table:table-cell table:style-name="ce402" office:value-type="string">
            <text:p>loan relationships and</text:p>
          </table:table-cell>
          <table:table-cell table:style-name="ce372" table:number-columns-repeated="8"/>
          <table:table-cell table:style-name="ce437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6" table:number-columns-spanned="8" table:number-rows-spanned="1"/>
          <table:covered-table-cell table:number-columns-repeated="7"/>
          <table:table-cell table:style-name="ce356"/>
          <table:table-cell table:style-name="ce358" table:number-columns-repeated="9"/>
          <table:table-cell table:style-name="ce437" office:value-type="float" office:value="127" table:number-columns-spanned="2" table:number-rows-spanned="1">
            <text:p>127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table:number-columns-repeated="2"/>
          <table:table-cell table:style-name="ce358" office:value-type="string">
            <text:p>derivative contracts</text:p>
          </table:table-cell>
          <table:table-cell table:style-name="ce372" table:number-columns-repeated="7"/>
          <table:table-cell table:style-name="ce358"/>
          <table:table-cell table:style-name="ce356" table:number-columns-repeated="13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6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7">
          <table:table-cell table:style-name="ce356"/>
          <table:table-cell table:style-name="ce404" office:value-type="float" office:value="129" table:number-columns-spanned="2" table:number-rows-spanned="1">
            <text:p>129</text:p>
          </table:table-cell>
          <table:covered-table-cell/>
          <table:table-cell table:style-name="ce373" office:value-type="string">
            <text:p>Overseas property</text:p>
          </table:table-cell>
          <table:table-cell table:style-name="ce373" table:number-columns-repeated="4"/>
          <table:table-cell table:style-name="ce368" table:number-columns-repeated="4"/>
          <table:table-cell table:style-name="ce440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6"/>
          <table:table-cell table:style-name="ce358" office:value-type="string">
            <text:p>130 <text:s/>Losses Case VI</text:p>
          </table:table-cell>
          <table:table-cell table:style-name="ce404"/>
          <table:table-cell table:style-name="ce358" table:number-columns-repeated="7"/>
          <table:table-cell table:style-name="ce511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table:number-columns-repeated="2"/>
          <table:table-cell table:style-name="ce358" office:value-type="string">
            <text:p>business loss Case V</text:p>
          </table:table-cell>
          <table:table-cell table:style-name="ce372" table:number-columns-repeated="4"/>
          <table:table-cell table:style-name="ce374" table:number-columns-repeated="4"/>
          <table:table-cell table:style-name="ce437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6" table:number-columns-spanned="8" table:number-rows-spanned="1"/>
          <table:covered-table-cell table:number-columns-repeated="7"/>
          <table:table-cell table:style-name="ce356"/>
          <table:table-cell table:style-name="ce358" table:number-columns-repeated="9"/>
          <table:table-cell table:style-name="ce437" office:value-type="float" office:value="130" table:number-columns-spanned="2" table:number-rows-spanned="1">
            <text:p>130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7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7">
          <table:table-cell table:style-name="ce356"/>
          <table:table-cell table:style-name="ce404" office:value-type="float" office:value="131" table:number-columns-spanned="2" table:number-rows-spanned="1">
            <text:p>131</text:p>
          </table:table-cell>
          <table:covered-table-cell/>
          <table:table-cell table:style-name="ce358" office:value-type="string">
            <text:p>Capital losses</text:p>
          </table:table-cell>
          <table:table-cell table:style-name="ce358" table:number-columns-repeated="4"/>
          <table:table-cell table:style-name="ce356" table:number-columns-repeated="4"/>
          <table:table-cell table:style-name="ce440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6"/>
          <table:table-cell table:style-name="ce358" office:value-type="string">
            <text:p>136 Excess</text:p>
          </table:table-cell>
          <table:table-cell table:style-name="ce404"/>
          <table:table-cell table:style-name="ce358" table:number-columns-repeated="7"/>
          <table:table-cell table:style-name="ce511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24">
          <table:table-cell table:style-name="ce356" table:number-columns-repeated="12"/>
          <table:table-cell table:style-name="ce437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5" office:value-type="string">
            <text:p>£</text:p>
          </table:table-cell>
          <table:table-cell table:style-name="ce446" table:number-columns-spanned="8" table:number-rows-spanned="1"/>
          <table:covered-table-cell table:number-columns-repeated="7"/>
          <table:table-cell table:style-name="ce356"/>
          <table:table-cell table:style-name="ce372" office:value-type="string">
            <text:p>management expenses</text:p>
          </table:table-cell>
          <table:table-cell table:style-name="ce372" table:number-columns-repeated="8"/>
          <table:table-cell table:style-name="ce437" office:value-type="float" office:value="136" table:number-columns-spanned="2" table:number-rows-spanned="1">
            <text:p>136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70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7" table:number-columns-spanned="41" table:number-rows-spanned="1"/>
          <table:covered-table-cell table:number-columns-repeated="40"/>
          <table:table-cell table:style-name="ce207" table:number-columns-repeated="980"/>
        </table:table-row>
        <table:table-row table:style-name="ro48">
          <table:table-cell table:style-name="ce363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7" table:number-columns-repeated="980"/>
        </table:table-row>
        <table:table-row table:style-name="ro34">
          <table:table-cell table:style-name="ce371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5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37">
          <table:table-cell table:style-name="ce358"/>
          <table:table-cell table:style-name="ce358" office:value-type="string">
            <text:p>If you do not want us to make small repayments please either put an 'X' in box 139 or complete box 140 below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7">
          <table:table-cell table:style-name="ce372"/>
          <table:table-cell table:style-name="ce372" office:value-type="string">
            <text:p>Repayments' here include tax, interest, and late filing penalties or any combination of them.</text:p>
          </table:table-cell>
          <table:table-cell table:style-name="ce372" table:number-columns-repeated="42"/>
          <table:table-cell table:style-name="ce525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string">
            <text:p>Do not repay £20 or less</text:p>
          </table:table-cell>
          <table:table-cell table:style-name="ce358" table:number-columns-repeated="8"/>
          <table:table-cell table:style-name="ce356"/>
          <table:table-cell table:style-name="ce437" office:value-type="float" office:value="139" table:number-columns-spanned="2" table:number-rows-spanned="1">
            <text:p>139</text:p>
          </table:table-cell>
          <table:covered-table-cell/>
          <table:table-cell table:style-name="ce443" table:number-columns-spanned="3" table:number-rows-spanned="1"/>
          <table:covered-table-cell table:number-columns-repeated="2"/>
          <table:table-cell table:style-name="ce356" table:number-columns-repeated="2"/>
          <table:table-cell table:style-name="ce358" office:value-type="string">
            <text:p>Do not repay sums of </text:p>
          </table:table-cell>
          <table:table-cell table:style-name="ce356" table:number-columns-repeated="7"/>
          <table:table-cell table:style-name="ce437" office:value-type="float" office:value="140" table:number-columns-spanned="2" table:number-rows-spanned="1">
            <text:p>140</text:p>
          </table:table-cell>
          <table:covered-table-cell/>
          <table:table-cell table:style-name="ce445" office:value-type="string">
            <text:p>£</text:p>
          </table:table-cell>
          <table:table-cell table:style-name="ce446" table:number-columns-spanned="5" table:number-rows-spanned="1"/>
          <table:covered-table-cell table:number-columns-repeated="4"/>
          <table:table-cell table:style-name="ce358" office:value-type="string">
            <text:p><text:s/>or less,<text:span text:style-name="T1"> Enter whole figure only</text:span></text:p>
          </table:table-cell>
          <table:table-cell table:style-name="ce356" table:number-columns-repeated="9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38" table:number-columns-spanned="17" table:number-rows-spanned="1"/>
          <table:covered-table-cell table:number-columns-repeated="16"/>
          <table:table-cell table:style-name="ce207" table:number-columns-repeated="980"/>
        </table:table-row>
        <table:table-row table:style-name="ro37">
          <table:table-cell table:style-name="ce358"/>
          <table:table-cell table:style-name="ce358" office:value-type="string">
            <text:p>Repayment is made quickly and safely by direct credit to a bank or building society account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7">
          <table:table-cell table:style-name="ce372"/>
          <table:table-cell table:style-name="ce372" office:value-type="string">
            <text:p>Please complete the following details</text:p>
          </table:table-cell>
          <table:table-cell table:style-name="ce372" table:number-columns-repeated="42"/>
          <table:table-cell table:style-name="ce525" table:number-columns-repeated="980"/>
        </table:table-row>
        <table:table-row table:style-name="ro24">
          <table:table-cell table:style-name="ce358"/>
          <table:table-cell table:style-name="ce358" office:value-type="string">
            <text:p>Name of bank or building society</text:p>
          </table:table-cell>
          <table:table-cell table:style-name="ce358" table:number-columns-repeated="33"/>
          <table:table-cell table:style-name="ce358" office:value-type="string">
            <text:p>Branch sort code</text:p>
          </table:table-cell>
          <table:table-cell table:style-name="ce358" table:number-columns-repeated="8"/>
          <table:table-cell table:style-name="ce231" table:number-columns-repeated="980"/>
        </table:table-row>
        <table:table-row table:style-name="ro24">
          <table:table-cell table:style-name="ce356"/>
          <table:table-cell table:style-name="ce406" office:value-type="float" office:value="149" table:number-columns-spanned="2" table:number-rows-spanned="1">
            <text:p>149</text:p>
          </table:table-cell>
          <table:covered-table-cell/>
          <table:table-cell table:style-name="ce423" table:number-columns-spanned="29" table:number-rows-spanned="1"/>
          <table:covered-table-cell table:number-columns-repeated="28"/>
          <table:table-cell table:style-name="ce356" table:number-columns-repeated="3"/>
          <table:table-cell table:style-name="ce407" office:value-type="float" office:value="150" table:number-columns-spanned="2" table:number-rows-spanned="1">
            <text:p>150</text:p>
          </table:table-cell>
          <table:covered-table-cell/>
          <table:table-cell table:style-name="ce429"/>
          <table:table-cell table:style-name="ce518"/>
          <table:table-cell table:style-name="ce519"/>
          <table:table-cell table:style-name="ce518"/>
          <table:table-cell table:style-name="ce519"/>
          <table:table-cell table:style-name="ce429"/>
          <table:table-cell table:style-name="ce356"/>
          <table:table-cell table:style-name="ce524" table:number-columns-repeated="2"/>
          <table:table-cell table:style-name="ce207" table:number-columns-repeated="978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Account number</text:p>
          </table:table-cell>
          <table:table-cell table:style-name="ce358" table:number-columns-repeated="18"/>
          <table:table-cell table:style-name="ce358" office:value-type="string">
            <text:p>Name of account</text:p>
          </table:table-cell>
          <table:table-cell table:style-name="ce358" table:number-columns-repeated="23"/>
          <table:table-cell table:style-name="ce305" table:number-columns-repeated="2"/>
          <table:table-cell table:style-name="ce231" table:number-columns-repeated="978"/>
        </table:table-row>
        <table:table-row table:style-name="ro24">
          <table:table-cell table:style-name="ce356"/>
          <table:table-cell table:style-name="ce407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29" table:number-columns-repeated="2"/>
          <table:table-cell table:style-name="ce432" table:number-columns-spanned="2" table:number-rows-spanned="1"/>
          <table:covered-table-cell/>
          <table:table-cell table:style-name="ce429" table:number-columns-repeated="5"/>
          <table:table-cell table:style-name="ce356" table:number-columns-repeated="7"/>
          <table:table-cell table:style-name="ce437" office:value-type="float" office:value="152" table:number-columns-spanned="2" table:number-rows-spanned="1">
            <text:p>152</text:p>
          </table:table-cell>
          <table:covered-table-cell/>
          <table:table-cell table:style-name="ce423" table:number-columns-spanned="21" table:number-rows-spanned="1"/>
          <table:covered-table-cell table:number-columns-repeated="20"/>
          <table:table-cell table:style-name="ce522"/>
          <table:table-cell table:style-name="ce367"/>
          <table:table-cell table:style-name="ce524"/>
          <table:table-cell table:style-name="ce207" table:number-columns-repeated="978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Building society referenc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24">
          <table:table-cell table:style-name="ce356"/>
          <table:table-cell table:style-name="ce407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29" table:number-columns-repeated="2"/>
          <table:table-cell table:style-name="ce432" table:number-columns-spanned="2" table:number-rows-spanned="1"/>
          <table:covered-table-cell/>
          <table:table-cell table:style-name="ce429" table:number-columns-repeated="5"/>
          <table:table-cell table:style-name="ce423" table:number-columns-spanned="2" table:number-rows-spanned="1"/>
          <table:covered-table-cell/>
          <table:table-cell table:style-name="ce429"/>
          <table:table-cell table:style-name="ce423" table:number-columns-spanned="2" table:number-rows-spanned="1"/>
          <table:covered-table-cell/>
          <table:table-cell table:style-name="ce429" table:number-columns-repeated="5"/>
          <table:table-cell table:style-name="ce423" table:number-columns-spanned="2" table:number-rows-spanned="1"/>
          <table:covered-table-cell/>
          <table:table-cell table:style-name="ce429"/>
          <table:table-cell table:style-name="ce356" table:number-columns-repeated="18"/>
          <table:table-cell table:style-name="ce207" table:number-columns-repeated="980"/>
        </table:table-row>
        <table:table-row table:style-name="ro6">
          <table:table-cell table:style-name="ce356" table:number-columns-repeated="44"/>
          <table:table-cell table:style-name="ce207" table:number-columns-repeated="980"/>
        </table:table-row>
        <table:table-row table:style-name="ro34">
          <table:table-cell table:style-name="ce366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4" table:number-columns-spanned="23" table:number-rows-spanned="1"/>
          <table:covered-table-cell table:number-columns-repeated="22"/>
          <table:table-cell table:style-name="ce207" table:number-columns-repeated="980"/>
        </table:table-row>
        <table:table-row table:style-name="ro24">
          <table:table-cell table:style-name="ce373"/>
          <table:table-cell table:style-name="ce373" office:value-type="string">
            <text:p>Complete the authority below if you want the repayment to be made to a person other than the company.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24">
          <table:table-cell table:style-name="ce374"/>
          <table:table-cell table:style-name="ce372" office:value-type="string">
            <text:p>1, as<text:span text:style-name="T1"> </text:span><text:span text:style-name="T2">(enter status - company </text:span><text:span text:style-name="T2">secretary, treasurer, liquidator or </text:span><text:span text:style-name="T2">authorised agent, etc..)</text:span></text:p>
          </table:table-cell>
          <table:table-cell table:style-name="ce374" table:number-columns-repeated="42"/>
          <table:table-cell table:style-name="ce527" table:number-columns-repeated="980"/>
        </table:table-row>
        <table:table-row table:style-name="ro24">
          <table:table-cell table:style-name="ce356"/>
          <table:table-cell table:style-name="ce406" office:value-type="float" office:value="154" table:number-columns-spanned="2" table:number-rows-spanned="1">
            <text:p>154</text:p>
          </table:table-cell>
          <table:covered-table-cell/>
          <table:table-cell table:style-name="ce423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string">
            <text:p>of<text:span text:style-name="T2"> (enter name of company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4">
          <table:table-cell table:style-name="ce356"/>
          <table:table-cell table:style-name="ce406" office:value-type="float" office:value="155" table:number-columns-spanned="2" table:number-rows-spanned="1">
            <text:p>155</text:p>
          </table:table-cell>
          <table:covered-table-cell/>
          <table:table-cell table:style-name="ce423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string">
            <text:p>authorise<text:span text:style-name="T2"> (enter name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4">
          <table:table-cell table:style-name="ce356"/>
          <table:table-cell table:style-name="ce407" office:value-type="float" office:value="156" table:number-columns-spanned="2" table:number-rows-spanned="1">
            <text:p>156</text:p>
          </table:table-cell>
          <table:covered-table-cell/>
          <table:table-cell table:style-name="ce423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384" office:value-type="string">
            <text:p>(enter address)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4">
          <table:table-cell table:style-name="ce356"/>
          <table:table-cell table:style-name="ce408" office:value-type="float" office:value="157" table:number-columns-spanned="2" table:number-rows-spanned="1">
            <text:p>157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409" table:number-columns-spanned="31" table:number-rows-spanned="1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409" table:number-columns-spanned="31" table:number-rows-spanned="1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410" table:number-columns-spanned="16" table:number-rows-spanned="1"/>
          <table:covered-table-cell table:number-columns-repeated="15"/>
          <table:table-cell table:style-name="ce44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96" table:number-columns-spanned="9" table:number-rows-spanned="1"/>
          <table:covered-table-cell table:number-columns-repeated="8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Nominee referenc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24">
          <table:table-cell table:style-name="ce356"/>
          <table:table-cell table:style-name="ce407" office:value-type="float" office:value="158" table:number-columns-spanned="2" table:number-rows-spanned="1">
            <text:p>158</text:p>
          </table:table-cell>
          <table:covered-table-cell/>
          <table:table-cell table:style-name="ce423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to receive payment on the company's behalf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6">
          <table:table-cell table:style-name="ce356" table:number-columns-repeated="44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Signatur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24">
          <table:table-cell table:style-name="ce356"/>
          <table:table-cell table:style-name="ce406" office:value-type="float" office:value="159" table:number-columns-spanned="2" table:number-rows-spanned="1">
            <text:p>159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7">
          <table:table-cell table:style-name="ce356"/>
          <table:table-cell table:style-name="ce411" table:number-columns-spanned="31" table:number-rows-spanned="2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37">
          <table:table-cell table:style-name="ce356"/>
          <table:covered-table-cell table:number-columns-repeated="31"/>
          <table:table-cell table:style-name="ce356" table:number-columns-repeated="12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string">
            <text:p>Name<text:span text:style-name="T1"> </text:span><text:span text:style-name="T2">(in capitals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4">
          <table:table-cell table:style-name="ce356"/>
          <table:table-cell table:style-name="ce406" office:value-type="float" office:value="160" table:number-columns-spanned="2" table:number-rows-spanned="1">
            <text:p>160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48">
          <table:table-cell table:style-name="ce369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7" table:number-columns-repeated="980"/>
        </table:table-row>
        <table:table-row table:style-name="ro24">
          <table:table-cell table:style-name="ce375"/>
          <table:table-cell table:style-name="ce375" office:value-type="string">
            <text:p>Warning - Giving false information in the return, or exceeding any part of the company's profits or tax</text:p>
          </table:table-cell>
          <table:table-cell table:style-name="ce375" table:number-columns-repeated="42"/>
          <table:table-cell table:style-name="ce257" table:number-columns-repeated="980"/>
        </table:table-row>
        <table:table-row table:style-name="ro24">
          <table:table-cell table:style-name="ce376"/>
          <table:table-cell table:style-name="ce376" office:value-type="string">
            <text:p>payable, can lead to both the company and yourself being prosecuted.</text:p>
          </table:table-cell>
          <table:table-cell table:style-name="ce376" table:number-columns-repeated="42"/>
          <table:table-cell table:style-name="ce528" table:number-columns-repeated="980"/>
        </table:table-row>
        <table:table-row table:style-name="ro24">
          <table:table-cell table:style-name="ce377"/>
          <table:table-cell table:style-name="ce377" office:value-type="string">
            <text:p>Declaration</text:p>
          </table:table-cell>
          <table:table-cell table:style-name="ce377" table:number-columns-repeated="42"/>
          <table:table-cell table:style-name="ce529" table:number-columns-repeated="980"/>
        </table:table-row>
        <table:table-row table:style-name="ro24">
          <table:table-cell table:style-name="ce375"/>
          <table:table-cell table:style-name="ce375" office:value-type="string">
            <text:p>The information I have given in this company tax return is correct and complete to the best of my</text:p>
          </table:table-cell>
          <table:table-cell table:style-name="ce375" table:number-columns-repeated="42"/>
          <table:table-cell table:style-name="ce257" table:number-columns-repeated="980"/>
        </table:table-row>
        <table:table-row table:style-name="ro24">
          <table:table-cell table:style-name="ce378"/>
          <table:table-cell table:style-name="ce378" office:value-type="string">
            <text:p>knowledge and belief.</text:p>
          </table:table-cell>
          <table:table-cell table:style-name="ce378" table:number-columns-repeated="42"/>
          <table:table-cell table:style-name="ce530" table:number-columns-repeated="980"/>
        </table:table-row>
        <table:table-row table:style-name="ro24">
          <table:table-cell table:style-name="ce358"/>
          <table:table-cell table:style-name="ce358" office:value-type="string">
            <text:p>Signatur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7">
          <table:table-cell table:style-name="ce358"/>
          <table:table-cell table:style-name="ce412" table:number-columns-spanned="32" table:number-rows-spanned="3"/>
          <table:covered-table-cell table:number-columns-repeated="31"/>
          <table:table-cell table:style-name="ce358" table:number-columns-repeated="11"/>
          <table:table-cell table:style-name="ce231" table:number-columns-repeated="980"/>
        </table:table-row>
        <table:table-row table:style-name="ro37">
          <table:table-cell table:style-name="ce356"/>
          <table:covered-table-cell table:number-columns-repeated="32"/>
          <table:table-cell table:style-name="ce356" table:number-columns-repeated="11"/>
          <table:table-cell table:style-name="ce207" table:number-columns-repeated="980"/>
        </table:table-row>
        <table:table-row table:style-name="ro37">
          <table:table-cell table:style-name="ce356"/>
          <table:covered-table-cell table:number-columns-repeated="32"/>
          <table:table-cell table:style-name="ce356" table:number-columns-repeated="11"/>
          <table:table-cell table:style-name="ce207" table:number-columns-repeated="980"/>
        </table:table-row>
        <table:table-row table:style-name="ro24">
          <table:table-cell table:style-name="ce356"/>
          <table:table-cell table:style-name="ce358" office:value-type="string">
            <text:p>Name<text:span text:style-name="T1"> </text:span><text:span text:style-name="T2">(in capitals)</text:span></text:p>
          </table:table-cell>
          <table:table-cell table:style-name="ce356" table:number-columns-repeated="28"/>
          <table:table-cell table:style-name="ce358" office:value-type="string">
            <text:p>Date<text:span text:style-name="T1"> </text:span><text:span text:style-name="T2">(dd / mm / yyyy)</text:span>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24">
          <table:table-cell table:style-name="ce356"/>
          <table:table-cell table:style-name="ce413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6" table:number-columns-repeated="4"/>
          <table:table-cell table:style-name="ce505"/>
          <table:table-cell table:style-name="ce506" table:number-columns-spanned="2" table:number-rows-spanned="1"/>
          <table:covered-table-cell/>
          <table:table-cell table:style-name="ce509"/>
          <table:table-cell table:style-name="ce512"/>
          <table:table-cell table:style-name="ce509"/>
          <table:table-cell table:style-name="ce505" table:number-columns-repeated="3"/>
          <table:table-cell table:style-name="ce356" table:number-columns-repeated="5"/>
          <table:table-cell table:style-name="ce207" table:number-columns-repeated="980"/>
        </table:table-row>
        <table:table-row table:style-name="ro24">
          <table:table-cell table:style-name="ce358"/>
          <table:table-cell table:style-name="ce358" office:value-type="string">
            <text:p>Status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24">
          <table:table-cell table:style-name="ce356"/>
          <table:table-cell table:style-name="ce413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6" table:number-columns-repeated="18"/>
          <table:table-cell table:style-name="ce207" table:number-columns-repeated="980"/>
        </table:table-row>
        <table:table-row table:style-name="ro39">
          <table:table-cell table:style-name="ce356" table:number-columns-repeated="44"/>
          <table:table-cell table:style-name="ce207" table:number-columns-repeated="980"/>
        </table:table-row>
        <table:table-row table:style-name="ro17" table:number-rows-repeated="6525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WagesInterface" table:style-name="ta10">
        <table:table-column table:style-name="co50" table:default-cell-style-name="ce44"/>
        <table:table-column table:style-name="co6" table:default-cell-style-name="ce52"/>
        <table:table-column table:style-name="co10" table:number-columns-repeated="7" table:default-cell-style-name="ce59"/>
        <table:table-column table:style-name="co50" table:default-cell-style-name="ce44"/>
        <table:table-column table:style-name="co51" table:default-cell-style-name="ce44"/>
        <table:table-column table:style-name="co50" table:default-cell-style-name="ce44"/>
        <table:table-column table:style-name="co6" table:number-columns-repeated="1012" table:default-cell-style-name="ce44"/>
        <table:table-row table:style-name="ro13">
          <table:table-cell table:style-name="ce385"/>
          <table:table-cell table:style-name="ce389"/>
          <table:table-cell table:style-name="ce395" table:number-columns-repeated="7"/>
          <table:table-cell table:style-name="ce398" table:number-columns-repeated="2"/>
          <table:table-cell table:style-name="ce87"/>
          <table:table-cell table:number-columns-repeated="1012"/>
        </table:table-row>
        <table:table-row table:style-name="ro42">
          <table:table-cell table:style-name="ce386"/>
          <table:table-cell table:style-name="ce390" office:value-type="string">
            <text:p>Month</text:p>
          </table:table-cell>
          <table:table-cell table:style-name="ce396" office:value-type="string">
            <text:p>Gross Wages paid</text:p>
          </table:table-cell>
          <table:table-cell table:style-name="ce396" office:value-type="string">
            <text:p>Income Tax deducted</text:p>
          </table:table-cell>
          <table:table-cell table:style-name="ce396" office:value-type="string">
            <text:p>Employees National Insurance deducted</text:p>
          </table:table-cell>
          <table:table-cell table:style-name="ce396" office:value-type="string">
            <text:p>Other Deductions</text:p>
          </table:table-cell>
          <table:table-cell table:style-name="ce396" office:value-type="string">
            <text:p>Net Wages Paid</text:p>
          </table:table-cell>
          <table:table-cell table:style-name="ce396" office:value-type="string">
            <text:p>Employers National Insurance</text:p>
          </table:table-cell>
          <table:table-cell table:style-name="ce396" office:value-type="string">
            <text:p>Recoverable Statutory Payments</text:p>
          </table:table-cell>
          <table:table-cell table:style-name="ce42"/>
          <table:table-cell table:style-name="ce390" office:value-type="string">
            <text:p>WAGES INTERFACE</text:p>
          </table:table-cell>
          <table:table-cell table:style-name="ce401"/>
          <table:table-cell table:style-name="ce67" table:number-columns-repeated="1012"/>
        </table:table-row>
        <table:table-row table:style-name="ro24">
          <table:table-cell table:style-name="ce386"/>
          <table:table-cell table:style-name="ce391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1"/>
          <table:table-cell table:style-name="ce67" table:number-columns-repeated="1012"/>
        </table:table-row>
        <table:table-row table:style-name="ro9">
          <table:table-cell table:style-name="ce387"/>
          <table:table-cell table:style-name="ce392" table:formula="of:=[$Admin.B25]" office:value-type="date" office:date-value="2010-12-01">
            <text:p>Dec-10</text:p>
          </table:table-cell>
          <table:table-cell table:formula="of:=['file:///C:/Users/acartwright/Personal/diy/UK/UK%202010-2011%20Company/UK%202011-11-30%20(Nov11)%20Company%20OO/Payrollyearto050411.ods'#$Dec10.$M$1]-[.C1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N$1]-[.D1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O$1]-[.E1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P$1]+['file:///C:/Users/acartwright/Personal/diy/UK/UK%202010-2011%20Company/UK%202011-11-30%20(Nov11)%20Company%20OO/Payrollyearto050411.ods'#$Dec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T$1]-[.H1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G$1]" office:value-type="float" office:value="0">
            <text:p>0.00 </text:p>
          </table:table-cell>
          <table:table-cell table:style-name="ce43"/>
          <table:table-cell table:style-name="ce400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27]" office:value-type="date" office:date-value="2011-01-01">
            <text:p>Jan-11</text:p>
          </table:table-cell>
          <table:table-cell table:formula="of:=['file:///C:/Users/acartwright/Personal/diy/UK/UK%202010-2011%20Company/UK%202011-11-30%20(Nov11)%20Company%20OO/Payrollyearto050411.ods'#$Jan11.$M$1]-[.C1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N$1]-[.D1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O$1]-[.E1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P$1]+['file:///C:/Users/acartwright/Personal/diy/UK/UK%202010-2011%20Company/UK%202011-11-30%20(Nov11)%20Company%20OO/Payrollyearto050411.ods'#$Jan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T$1]-[.H1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$Admin.B29]" office:value-type="date" office:date-value="2011-02-01">
            <text:p>Feb-11</text:p>
          </table:table-cell>
          <table:table-cell table:formula="of:=['file:///C:/Users/acartwright/Personal/diy/UK/UK%202010-2011%20Company/UK%202011-11-30%20(Nov11)%20Company%20OO/Payrollyearto050411.ods'#$Feb11.$M$1]-[.C19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N$1]-[.D19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O$1]-[.E19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P$1]+['file:///C:/Users/acartwright/Personal/diy/UK/UK%202010-2011%20Company/UK%202011-11-30%20(Nov11)%20Company%20OO/Payrollyearto050411.ods'#$Feb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T$1]-[.H19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$Admin.B31]" office:value-type="date" office:date-value="2011-03-01">
            <text:p>Mar-11</text:p>
          </table:table-cell>
          <table:table-cell table:formula="of:=['file:///C:/Users/acartwright/Personal/diy/UK/UK%202010-2011%20Company/UK%202011-11-30%20(Nov11)%20Company%20OO/Payrollyearto050411.ods'#$Mar11.$M$1]-[.C20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N$1]-[.D20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O$1]-[.E20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P$1]+['file:///C:/Users/acartwright/Personal/diy/UK/UK%202010-2011%20Company/UK%202011-11-30%20(Nov11)%20Company%20OO/Payrollyearto050411.ods'#$Mar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T$1]-[.H20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33]" office:value-type="date" office:date-value="2011-04-01">
            <text:p>Apr-11</text:p>
          </table:table-cell>
          <table:table-cell table:formula="of:=['file:///C:/Users/acartwright/Personal/diy/UK/UK%202010-2011%20Company/UK%202011-11-30%20(Nov11)%20Company%20OO/Payrollyearto050412.ods'#$Apr11.$M$1]-[.C21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N$1]-[.D21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O$1]-[.E21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P$1]+['file:///C:/Users/acartwright/Personal/diy/UK/UK%202010-2011%20Company/UK%202011-11-30%20(Nov11)%20Company%20OO/Payrollyearto050412.ods'#$Apr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T$1]-[.H21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G$1]" office:value-type="float" office:value="0">
            <text:p>0.00 </text:p>
          </table:table-cell>
          <table:table-cell table:style-name="ce43"/>
          <table:table-cell table:style-name="ce400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35]" office:value-type="date" office:date-value="2011-05-01">
            <text:p>May-11</text:p>
          </table:table-cell>
          <table:table-cell table:formula="of:=['file:///C:/Users/acartwright/Personal/diy/UK/UK%202010-2011%20Company/UK%202011-11-30%20(Nov11)%20Company%20OO/Payrollyearto050412.ods'#$May11.$M$1]-[.C2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N$1]-[.D2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O$1]-[.E2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P$1]+['file:///C:/Users/acartwright/Personal/diy/UK/UK%202010-2011%20Company/UK%202011-11-30%20(Nov11)%20Company%20OO/Payrollyearto050412.ods'#$May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T$1]-[.H2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37]" office:value-type="date" office:date-value="2011-06-01">
            <text:p>Jun-11</text:p>
          </table:table-cell>
          <table:table-cell table:formula="of:=['file:///C:/Users/acartwright/Personal/diy/UK/UK%202010-2011%20Company/UK%202011-11-30%20(Nov11)%20Company%20OO/Payrollyearto050412.ods'#$Jun11.$M$1]-[.C23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N$1]-[.D23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O$1]-[.E23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P$1]+['file:///C:/Users/acartwright/Personal/diy/UK/UK%202010-2011%20Company/UK%202011-11-30%20(Nov11)%20Company%20OO/Payrollyearto050412.ods'#$Jun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T$1]-[.H23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39]" office:value-type="date" office:date-value="2011-07-01">
            <text:p>Jul-11</text:p>
          </table:table-cell>
          <table:table-cell table:formula="of:=['file:///C:/Users/acartwright/Personal/diy/UK/UK%202010-2011%20Company/UK%202011-11-30%20(Nov11)%20Company%20OO/Payrollyearto050412.ods'#$Jul11.$M$1]-[.C24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N$1]-[.D24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O$1]-[.E24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P$1]+['file:///C:/Users/acartwright/Personal/diy/UK/UK%202010-2011%20Company/UK%202011-11-30%20(Nov11)%20Company%20OO/Payrollyearto050412.ods'#$Jul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T$1]-[.H24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7"/>
          <table:table-cell table:style-name="ce392" table:formula="of:=[$Admin.B41]" office:value-type="date" office:date-value="2011-08-01">
            <text:p>Aug-11</text:p>
          </table:table-cell>
          <table:table-cell table:formula="of:=['file:///C:/Users/acartwright/Personal/diy/UK/UK%202010-2011%20Company/UK%202011-11-30%20(Nov11)%20Company%20OO/Payrollyearto050412.ods'#$Aug11.$M$1]-[.C25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N$1]-[.D25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O$1]-[.E25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P$1]+['file:///C:/Users/acartwright/Personal/diy/UK/UK%202010-2011%20Company/UK%202011-11-30%20(Nov11)%20Company%20OO/Payrollyearto050412.ods'#$Aug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T$1]-[.H25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G$1]" office:value-type="float" office:value="0">
            <text:p>0.00 </text:p>
          </table:table-cell>
          <table:table-cell table:style-name="ce43"/>
          <table:table-cell table:style-name="ce400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$Admin.B43]" office:value-type="date" office:date-value="2011-09-01">
            <text:p>Sep-11</text:p>
          </table:table-cell>
          <table:table-cell table:formula="of:=['file:///C:/Users/acartwright/Personal/diy/UK/UK%202010-2011%20Company/UK%202011-11-30%20(Nov11)%20Company%20OO/Payrollyearto050412.ods'#$Sep11.$M$1]-[.C26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N$1]-[.D26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O$1]-[.E26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P$1]+['file:///C:/Users/acartwright/Personal/diy/UK/UK%202010-2011%20Company/UK%202011-11-30%20(Nov11)%20Company%20OO/Payrollyearto050412.ods'#$Sep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T$1]-[.H26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$Admin.B45]" office:value-type="date" office:date-value="2011-10-01">
            <text:p>Oct-11</text:p>
          </table:table-cell>
          <table:table-cell table:formula="of:=['file:///C:/Users/acartwright/Personal/diy/UK/UK%202010-2011%20Company/UK%202011-11-30%20(Nov11)%20Company%20OO/Payrollyearto050412.ods'#$Oct11.$M$1]-[.C2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Oct11.$N$1]-[.D2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Oct11.$O$1]-[.E2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Oct11.$P$1]+['file:///C:/Users/acartwright/Personal/diy/UK/UK%202010-2011%20Company/UK%202011-11-30%20(Nov11)%20Company%20OO/Payrollyearto050412.ods'#$Oct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Oct11.$T$1]-[.H27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Oct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$Admin.B47]" office:value-type="date" office:date-value="2011-11-01">
            <text:p>Nov-11</text:p>
          </table:table-cell>
          <table:table-cell table:formula="of:=['file:///C:/Users/acartwright/Personal/diy/UK/UK%202010-2011%20Company/UK%202011-11-30%20(Nov11)%20Company%20OO/Payrollyearto050412.ods'#$Nov11.$M$1]-[.C2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N$1]-[.D2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O$1]-[.E2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P$1]+['file:///C:/Users/acartwright/Personal/diy/UK/UK%202010-2011%20Company/UK%202011-11-30%20(Nov11)%20Company%20OO/Payrollyearto050412.ods'#$Nov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T$1]-[.H28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4">
          <table:table-cell table:style-name="ce387"/>
          <table:table-cell table:style-name="ce393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4]" office:value-type="date" office:date-value="2010-12-01">
            <text:p>Dec-10</text:p>
          </table:table-cell>
          <table:table-cell table:formula="of:=['file:///C:/Users/acartwright/Personal/diy/UK/UK%202010-2011%20Company/UK%202011-11-30%20(Nov11)%20Company%20OO/Payrollyearto050411.ods'#$Dec10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P$2]+['file:///C:/Users/acartwright/Personal/diy/UK/UK%202010-2011%20Company/UK%202011-11-30%20(Nov11)%20Company%20OO/Payrollyearto050411.ods'#$Dec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Dec10.$T$2]" office:value-type="float" office:value="0">
            <text:p>0.00 </text:p>
          </table:table-cell>
          <table:table-cell/>
          <table:table-cell table:style-name="ce43"/>
          <table:table-cell table:style-name="ce400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5]" office:value-type="date" office:date-value="2011-01-01">
            <text:p>Jan-11</text:p>
          </table:table-cell>
          <table:table-cell table:formula="of:=['file:///C:/Users/acartwright/Personal/diy/UK/UK%202010-2011%20Company/UK%202011-11-30%20(Nov11)%20Company%20OO/Payrollyearto050411.ods'#$Jan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P$2]+['file:///C:/Users/acartwright/Personal/diy/UK/UK%202010-2011%20Company/UK%202011-11-30%20(Nov11)%20Company%20OO/Payrollyearto050411.ods'#$Jan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Jan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6]" office:value-type="date" office:date-value="2011-02-01">
            <text:p>Feb-11</text:p>
          </table:table-cell>
          <table:table-cell table:formula="of:=['file:///C:/Users/acartwright/Personal/diy/UK/UK%202010-2011%20Company/UK%202011-11-30%20(Nov11)%20Company%20OO/Payrollyearto050411.ods'#$Feb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P$2]+['file:///C:/Users/acartwright/Personal/diy/UK/UK%202010-2011%20Company/UK%202011-11-30%20(Nov11)%20Company%20OO/Payrollyearto050411.ods'#$Feb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Feb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7]" office:value-type="date" office:date-value="2011-03-01">
            <text:p>Mar-11</text:p>
          </table:table-cell>
          <table:table-cell table:formula="of:=['file:///C:/Users/acartwright/Personal/diy/UK/UK%202010-2011%20Company/UK%202011-11-30%20(Nov11)%20Company%20OO/Payrollyearto050411.ods'#$Mar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P$2]+['file:///C:/Users/acartwright/Personal/diy/UK/UK%202010-2011%20Company/UK%202011-11-30%20(Nov11)%20Company%20OO/Payrollyearto050411.ods'#$Mar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1.ods'#$Mar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8]" office:value-type="date" office:date-value="2011-04-01">
            <text:p>Apr-11</text:p>
          </table:table-cell>
          <table:table-cell table:formula="of:=['file:///C:/Users/acartwright/Personal/diy/UK/UK%202010-2011%20Company/UK%202011-11-30%20(Nov11)%20Company%20OO/Payrollyearto050412.ods'#$Apr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P$2]+['file:///C:/Users/acartwright/Personal/diy/UK/UK%202010-2011%20Company/UK%202011-11-30%20(Nov11)%20Company%20OO/Payrollyearto050412.ods'#$Apr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pr11.$T$2]" office:value-type="float" office:value="0">
            <text:p>0.00 </text:p>
          </table:table-cell>
          <table:table-cell/>
          <table:table-cell table:style-name="ce43"/>
          <table:table-cell table:style-name="ce400" table:number-columns-spanned="1" table:number-rows-spanned="4"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9]" office:value-type="date" office:date-value="2011-05-01">
            <text:p>May-11</text:p>
          </table:table-cell>
          <table:table-cell table:formula="of:=['file:///C:/Users/acartwright/Personal/diy/UK/UK%202010-2011%20Company/UK%202011-11-30%20(Nov11)%20Company%20OO/Payrollyearto050412.ods'#$May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P$2]+['file:///C:/Users/acartwright/Personal/diy/UK/UK%202010-2011%20Company/UK%202011-11-30%20(Nov11)%20Company%20OO/Payrollyearto050412.ods'#$May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May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0]" office:value-type="date" office:date-value="2011-06-01">
            <text:p>Jun-11</text:p>
          </table:table-cell>
          <table:table-cell table:formula="of:=['file:///C:/Users/acartwright/Personal/diy/UK/UK%202010-2011%20Company/UK%202011-11-30%20(Nov11)%20Company%20OO/Payrollyearto050412.ods'#$Jun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P$2]+['file:///C:/Users/acartwright/Personal/diy/UK/UK%202010-2011%20Company/UK%202011-11-30%20(Nov11)%20Company%20OO/Payrollyearto050412.ods'#$Jun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n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1]" office:value-type="date" office:date-value="2011-07-01">
            <text:p>Jul-11</text:p>
          </table:table-cell>
          <table:table-cell table:formula="of:=['file:///C:/Users/acartwright/Personal/diy/UK/UK%202010-2011%20Company/UK%202011-11-30%20(Nov11)%20Company%20OO/Payrollyearto050412.ods'#$Jul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P$2]+['file:///C:/Users/acartwright/Personal/diy/UK/UK%202010-2011%20Company/UK%202011-11-30%20(Nov11)%20Company%20OO/Payrollyearto050412.ods'#$Jul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Jul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2]" office:value-type="date" office:date-value="2011-08-01">
            <text:p>Aug-11</text:p>
          </table:table-cell>
          <table:table-cell table:formula="of:=['file:///C:/Users/acartwright/Personal/diy/UK/UK%202010-2011%20Company/UK%202011-11-30%20(Nov11)%20Company%20OO/Payrollyearto050412.ods'#$Aug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P$2]+['file:///C:/Users/acartwright/Personal/diy/UK/UK%202010-2011%20Company/UK%202011-11-30%20(Nov11)%20Company%20OO/Payrollyearto050412.ods'#$Aug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Aug11.$T$2]" office:value-type="float" office:value="0">
            <text:p>0.00 </text:p>
          </table:table-cell>
          <table:table-cell/>
          <table:table-cell table:style-name="ce43"/>
          <table:table-cell table:style-name="ce400" table:number-columns-spanned="1" table:number-rows-spanned="3"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3]" office:value-type="date" office:date-value="2011-09-01">
            <text:p>Sep-11</text:p>
          </table:table-cell>
          <table:table-cell table:formula="of:=['file:///C:/Users/acartwright/Personal/diy/UK/UK%202010-2011%20Company/UK%202011-11-30%20(Nov11)%20Company%20OO/Payrollyearto050412.ods'#$Sep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P$2]+['file:///C:/Users/acartwright/Personal/diy/UK/UK%202010-2011%20Company/UK%202011-11-30%20(Nov11)%20Company%20OO/Payrollyearto050412.ods'#$Sep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4]" office:value-type="date" office:date-value="2011-10-01">
            <text:p>Oct-11</text:p>
          </table:table-cell>
          <table:table-cell table:formula="of:=['file:///C:/Users/acartwright/Personal/diy/UK/UK%202010-2011%20Company/UK%202011-11-30%20(Nov11)%20Company%20OO/Payrollyearto050412.ods'#$Sep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P$2]+['file:///C:/Users/acartwright/Personal/diy/UK/UK%202010-2011%20Company/UK%202011-11-30%20(Nov11)%20Company%20OO/Payrollyearto050412.ods'#$Sep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Sep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7"/>
          <table:table-cell table:style-name="ce392" table:formula="of:=[.B15]" office:value-type="date" office:date-value="2011-11-01">
            <text:p>Nov-11</text:p>
          </table:table-cell>
          <table:table-cell table:formula="of:=['file:///C:/Users/acartwright/Personal/diy/UK/UK%202010-2011%20Company/UK%202011-11-30%20(Nov11)%20Company%20OO/Payrollyearto050412.ods'#$Nov11.$M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N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O$2]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P$2]+['file:///C:/Users/acartwright/Personal/diy/UK/UK%202010-2011%20Company/UK%202011-11-30%20(Nov11)%20Company%20OO/Payrollyearto050412.ods'#$Nov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UK/UK%202010-2011%20Company/UK%202011-11-30%20(Nov11)%20Company%20OO/Payrollyearto050412.ods'#$Nov11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4"/>
          <table:table-cell table:style-name="ce397" table:number-columns-repeated="7"/>
          <table:table-cell table:style-name="ce399" table:number-columns-repeated="2"/>
          <table:table-cell table:style-name="ce90"/>
          <table:table-cell table:number-columns-repeated="1012"/>
        </table:table-row>
        <table:table-row table:style-name="ro9" table:number-rows-repeated="65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ock" table:style-name="ta15">
        <table:table-column table:style-name="co78" table:default-cell-style-name="ce44"/>
        <table:table-column table:style-name="co10" table:default-cell-style-name="ce540"/>
        <table:table-column table:style-name="co1" table:default-cell-style-name="ce542"/>
        <table:table-column table:style-name="co13" table:default-cell-style-name="ce83"/>
        <table:table-column table:style-name="co1" table:default-cell-style-name="ce549"/>
        <table:table-column table:style-name="co13" table:default-cell-style-name="ce83"/>
        <table:table-column table:style-name="co1" table:default-cell-style-name="ce83"/>
        <table:table-column table:style-name="co79" table:default-cell-style-name="ce558"/>
        <table:table-column table:style-name="co1" table:default-cell-style-name="ce83"/>
        <table:table-column table:style-name="co80" table:default-cell-style-name="ce83"/>
        <table:table-column table:style-name="co1" table:default-cell-style-name="ce83"/>
        <table:table-column table:style-name="co79" table:default-cell-style-name="ce83"/>
        <table:table-column table:style-name="co1" table:default-cell-style-name="ce83"/>
        <table:table-column table:style-name="co79" table:default-cell-style-name="ce562"/>
        <table:table-column table:style-name="co1" table:default-cell-style-name="ce83"/>
        <table:table-column table:style-name="co80" table:default-cell-style-name="ce83"/>
        <table:table-column table:style-name="co1" table:default-cell-style-name="ce83"/>
        <table:table-column table:style-name="co79" table:default-cell-style-name="ce563"/>
        <table:table-column table:style-name="co1" table:default-cell-style-name="ce83"/>
        <table:table-column table:style-name="co79" table:default-cell-style-name="ce562"/>
        <table:table-column table:style-name="co1" table:default-cell-style-name="ce83"/>
        <table:table-column table:style-name="co80" table:default-cell-style-name="ce83"/>
        <table:table-column table:style-name="co1" table:default-cell-style-name="ce83"/>
        <table:table-column table:style-name="co79" table:default-cell-style-name="ce563"/>
        <table:table-column table:style-name="co1" table:default-cell-style-name="ce83"/>
        <table:table-column table:style-name="co25" table:default-cell-style-name="ce83"/>
        <table:table-column table:style-name="co1" table:default-cell-style-name="ce83"/>
        <table:table-column table:style-name="co10" table:default-cell-style-name="ce83"/>
        <table:table-column table:style-name="co50" table:default-cell-style-name="ce44"/>
        <table:table-column table:style-name="co30" table:number-columns-repeated="3" table:default-cell-style-name="ce577"/>
        <table:table-column table:style-name="co81" table:default-cell-style-name="ce577"/>
        <table:table-column table:style-name="co72" table:default-cell-style-name="ce44"/>
        <table:table-column table:style-name="co6" table:number-columns-repeated="990" table:default-cell-style-name="ce44"/>
        <table:table-row table:style-name="ro10">
          <table:table-cell table:style-name="ce385"/>
          <table:table-cell table:style-name="ce532" table:number-columns-repeated="2"/>
          <table:table-cell table:style-name="ce543" table:number-columns-repeated="4"/>
          <table:table-cell table:style-name="ce55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3"/>
          <table:table-cell table:style-name="ce55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3"/>
          <table:table-cell table:style-name="ce56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6"/>
          <table:table-cell table:style-name="ce543" table:number-columns-repeated="3"/>
          <table:table-cell table:style-name="ce87"/>
          <table:table-cell table:style-name="ce574"/>
          <table:table-cell table:style-name="ce581" table:number-columns-repeated="3"/>
          <table:table-cell table:style-name="ce87"/>
          <table:table-cell table:number-columns-repeated="990"/>
        </table:table-row>
        <table:table-row table:style-name="ro21">
          <table:table-cell table:style-name="ce531"/>
          <table:table-cell table:style-name="ce533" office:value-type="string">
            <text:p>Date</text:p>
          </table:table-cell>
          <table:table-cell table:style-name="ce541"/>
          <table:table-cell table:style-name="ce544" office:value-type="string">
            <text:p>Calculated Stock value</text:p>
          </table:table-cell>
          <table:table-cell table:style-name="ce548"/>
          <table:table-cell table:style-name="ce544" office:value-type="string">
            <text:p>Direct Material BOUGHT</text:p>
          </table:table-cell>
          <table:table-cell table:style-name="ce548"/>
          <table:table-cell table:style-name="ce552" office:value-type="string">
            <text:p>Stock % Prod A</text:p>
          </table:table-cell>
          <table:table-cell table:style-name="ce548"/>
          <table:table-cell table:style-name="ce544" office:value-type="string">
            <text:p>Net Sales Product A</text:p>
          </table:table-cell>
          <table:table-cell table:style-name="ce548"/>
          <table:table-cell table:style-name="ce544" office:value-type="string">
            <text:p>Direct Material SOLD</text:p>
          </table:table-cell>
          <table:table-cell table:style-name="ce548"/>
          <table:table-cell table:style-name="ce552" office:value-type="string">
            <text:p>Stock % Prod B</text:p>
          </table:table-cell>
          <table:table-cell table:style-name="ce548"/>
          <table:table-cell table:style-name="ce544" office:value-type="string">
            <text:p>Net Sales Product B</text:p>
          </table:table-cell>
          <table:table-cell table:style-name="ce548"/>
          <table:table-cell table:style-name="ce544" office:value-type="string">
            <text:p>Direct Material SOLD</text:p>
          </table:table-cell>
          <table:table-cell table:style-name="ce548"/>
          <table:table-cell table:style-name="ce552" office:value-type="string">
            <text:p>Stock % Prod C</text:p>
          </table:table-cell>
          <table:table-cell table:style-name="ce548"/>
          <table:table-cell table:style-name="ce544" office:value-type="string">
            <text:p>Net Sales Product C</text:p>
          </table:table-cell>
          <table:table-cell table:style-name="ce548"/>
          <table:table-cell table:style-name="ce565" office:value-type="string">
            <text:p>Direct Material SOLD</text:p>
          </table:table-cell>
          <table:table-cell table:style-name="ce567"/>
          <table:table-cell table:style-name="ce544" office:value-type="string">
            <text:p>Stock Loss Adjustment</text:p>
          </table:table-cell>
          <table:table-cell table:style-name="ce548"/>
          <table:table-cell table:style-name="ce544" office:value-type="string">
            <text:p>ACTUAL STOCK VALUE</text:p>
          </table:table-cell>
          <table:table-cell table:style-name="ce573"/>
          <table:table-cell table:style-name="ce575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3"/>
          <table:table-cell table:style-name="ce585" table:number-columns-repeated="990"/>
        </table:table-row>
        <table:table-row table:style-name="ro9">
          <table:table-cell table:style-name="ce387"/>
          <table:table-cell table:style-name="ce534" table:number-columns-repeated="2"/>
          <table:table-cell table:style-name="ce545" table:number-columns-repeated="2"/>
          <table:table-cell table:style-name="ce550" table:number-columns-repeated="2"/>
          <table:table-cell table:style-name="ce553"/>
          <table:table-cell table:style-name="ce550" table:number-columns-repeated="3"/>
          <table:table-cell table:style-name="ce559"/>
          <table:table-cell table:style-name="ce550"/>
          <table:table-cell table:style-name="ce553"/>
          <table:table-cell table:style-name="ce550" table:number-columns-repeated="3"/>
          <table:table-cell table:style-name="ce559"/>
          <table:table-cell table:style-name="ce550"/>
          <table:table-cell table:style-name="ce553"/>
          <table:table-cell table:style-name="ce550" table:number-columns-repeated="4"/>
          <table:table-cell table:style-name="ce568"/>
          <table:table-cell table:style-name="ce550" table:number-columns-repeated="3"/>
          <table:table-cell table:style-name="ce88"/>
          <table:table-cell table:style-name="ce576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7"/>
          <table:table-cell table:style-name="ce535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3"/>
          <table:table-cell table:style-name="ce559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3"/>
          <table:table-cell table:style-name="ce559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4"/>
          <table:table-cell table:style-name="ce568"/>
          <table:table-cell table:style-name="ce55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6" table:number-columns-repeated="2"/>
          <table:table-cell table:style-name="ce80" table:number-columns-repeated="4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9]" office:value-type="date" office:date-value="2010-04-01">
            <text:p>01-Apr-10</text:p>
          </table:table-cell>
          <table:table-cell table:style-name="ce538"/>
          <table:table-cell table:style-name="ce546" table:formula="of:=[$OpenAccounts.$E$15]" office:value-type="float" office:value="0">
            <text:p>0 </text:p>
          </table:table-cell>
          <table:table-cell table:style-name="ce547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/>
          <table:table-cell table:style-name="ce80"/>
          <table:table-cell table:style-name="ce571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10]" office:value-type="date" office:date-value="2010-04-30">
            <text:p>30-Apr-10</text:p>
          </table:table-cell>
          <table:table-cell table:style-name="ce538"/>
          <table:table-cell table:style-name="ce546" table:formula="of:=[.D6]+[.F8]-[.L8]-[.R8]-[.X8]+[.Z6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Dec10.O$1])" office:value-type="float" office:value="0">
            <text:p>0 </text:p>
          </table:table-cell>
          <table:table-cell table:style-name="ce80"/>
          <table:table-cell table:style-name="ce556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Dec10.$O$1]" office:value-type="float" office:value="0">
            <text:p>0 </text:p>
          </table:table-cell>
          <table:table-cell table:style-name="ce80"/>
          <table:table-cell table:style-name="ce560" table:formula="of:=[.J8]*[.H8]" office:value-type="float" office:value="0">
            <text:p>0 </text:p>
          </table:table-cell>
          <table:table-cell table:style-name="ce80"/>
          <table:table-cell table:style-name="ce556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Dec10.$P$1]" office:value-type="float" office:value="0">
            <text:p>0 </text:p>
          </table:table-cell>
          <table:table-cell table:style-name="ce80"/>
          <table:table-cell table:style-name="ce560" table:formula="of:=[.P8]*[.N8]" office:value-type="float" office:value="0">
            <text:p>0 </text:p>
          </table:table-cell>
          <table:table-cell table:style-name="ce80"/>
          <table:table-cell table:style-name="ce556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Dec10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69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2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7">
          <table:table-cell table:style-name="ce387"/>
          <table:table-cell table:style-name="ce537" table:formula="of:=[$Admin.B12]" office:value-type="date" office:date-value="2010-05-31">
            <text:p>31-May-10</text:p>
          </table:table-cell>
          <table:table-cell table:style-name="ce538"/>
          <table:table-cell table:style-name="ce546" table:formula="of:=[.D8]+[.F10]-[.L10]-[.R10]-[.X10]+[.Z8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Jan11.O$1])" office:value-type="float" office:value="0">
            <text:p>0 </text:p>
          </table:table-cell>
          <table:table-cell table:style-name="ce80"/>
          <table:table-cell table:style-name="ce556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an11.$O$1]" office:value-type="float" office:value="0">
            <text:p>0 </text:p>
          </table:table-cell>
          <table:table-cell table:style-name="ce80"/>
          <table:table-cell table:style-name="ce560" table:formula="of:=[.J10]*[.H10]" office:value-type="float" office:value="0">
            <text:p>0 </text:p>
          </table:table-cell>
          <table:table-cell table:style-name="ce80"/>
          <table:table-cell table:style-name="ce556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an11.$P$1]" office:value-type="float" office:value="0">
            <text:p>0 </text:p>
          </table:table-cell>
          <table:table-cell table:style-name="ce80"/>
          <table:table-cell table:style-name="ce560" table:formula="of:=[.P10]*[.N10]" office:value-type="float" office:value="0">
            <text:p>0 </text:p>
          </table:table-cell>
          <table:table-cell table:style-name="ce80"/>
          <table:table-cell table:style-name="ce556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an11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69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2" table:formula="of:=[.AB8]+[.F10]-[.L10]-[.R10]-[.X10]" office:value-type="float" office:value="0">
            <text:p>0 </text:p>
          </table:table-cell>
          <table:table-cell table:style-name="ce88"/>
          <table:table-cell table:style-name="ce578"/>
          <table:table-cell table:style-name="ce582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table-cell table:style-name="ce576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14]" office:value-type="date" office:date-value="2010-06-30">
            <text:p>30-Jun-10</text:p>
          </table:table-cell>
          <table:table-cell table:style-name="ce538"/>
          <table:table-cell table:style-name="ce546" table:formula="of:=[.D10]+[.F12]-[.L12]-[.R12]-[.X12]+[.Z10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Feb11.O$1])" office:value-type="float" office:value="0">
            <text:p>0 </text:p>
          </table:table-cell>
          <table:table-cell table:style-name="ce80"/>
          <table:table-cell table:style-name="ce556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Feb11.$O$1]" office:value-type="float" office:value="0">
            <text:p>0 </text:p>
          </table:table-cell>
          <table:table-cell table:style-name="ce80"/>
          <table:table-cell table:style-name="ce560" table:formula="of:=[.J12]*[.H12]" office:value-type="float" office:value="0">
            <text:p>0 </text:p>
          </table:table-cell>
          <table:table-cell table:style-name="ce80"/>
          <table:table-cell table:style-name="ce556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Feb11.$P$1]" office:value-type="float" office:value="0">
            <text:p>0 </text:p>
          </table:table-cell>
          <table:table-cell table:style-name="ce80"/>
          <table:table-cell table:style-name="ce560" table:formula="of:=[.P12]*[.N12]" office:value-type="float" office:value="0">
            <text:p>0 </text:p>
          </table:table-cell>
          <table:table-cell table:style-name="ce80"/>
          <table:table-cell table:style-name="ce556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Feb11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69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2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7" table:formula="of:=[$Admin.B16]" office:value-type="date" office:date-value="2010-07-31">
            <text:p>31-Jul-10</text:p>
          </table:table-cell>
          <table:table-cell table:style-name="ce538"/>
          <table:table-cell table:style-name="ce546" table:formula="of:=[.D12]+[.F14]-[.L14]-[.R14]-[.X14]+[.Z12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Mar11.O$1])" office:value-type="float" office:value="0">
            <text:p>0 </text:p>
          </table:table-cell>
          <table:table-cell table:style-name="ce80"/>
          <table:table-cell table:style-name="ce556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r11.$O$1]" office:value-type="float" office:value="0">
            <text:p>0 </text:p>
          </table:table-cell>
          <table:table-cell table:style-name="ce80"/>
          <table:table-cell table:style-name="ce560" table:formula="of:=[.J14]*[.H14]" office:value-type="float" office:value="0">
            <text:p>0 </text:p>
          </table:table-cell>
          <table:table-cell table:style-name="ce80"/>
          <table:table-cell table:style-name="ce556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r11.$P$1]" office:value-type="float" office:value="0">
            <text:p>0 </text:p>
          </table:table-cell>
          <table:table-cell table:style-name="ce80"/>
          <table:table-cell table:style-name="ce560" table:formula="of:=[.P14]*[.N14]" office:value-type="float" office:value="0">
            <text:p>0 </text:p>
          </table:table-cell>
          <table:table-cell table:style-name="ce80"/>
          <table:table-cell table:style-name="ce556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r11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69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2" table:formula="of:=[.AB12]+[.F14]-[.L14]-[.R14]-[.X14]" office:value-type="float" office:value="0">
            <text:p>0 </text:p>
          </table:table-cell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table-cell table:style-name="ce576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7" table:formula="of:=[$Admin.B18]" office:value-type="date" office:date-value="2010-08-31">
            <text:p>31-Aug-10</text:p>
          </table:table-cell>
          <table:table-cell table:style-name="ce538"/>
          <table:table-cell table:style-name="ce546" table:formula="of:=[.D14]+[.F16]-[.L16]-[.R16]-[.X16]+[.Z14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Apr11.O$1])" office:value-type="float" office:value="0">
            <text:p>0 </text:p>
          </table:table-cell>
          <table:table-cell table:style-name="ce80"/>
          <table:table-cell table:style-name="ce556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pr11.$O$1]" office:value-type="float" office:value="0">
            <text:p>0 </text:p>
          </table:table-cell>
          <table:table-cell table:style-name="ce80"/>
          <table:table-cell table:style-name="ce560" table:formula="of:=[.J16]*[.H16]" office:value-type="float" office:value="0">
            <text:p>0 </text:p>
          </table:table-cell>
          <table:table-cell table:style-name="ce80"/>
          <table:table-cell table:style-name="ce556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pr11.$P$1]" office:value-type="float" office:value="0">
            <text:p>0 </text:p>
          </table:table-cell>
          <table:table-cell table:style-name="ce80"/>
          <table:table-cell table:style-name="ce560" table:formula="of:=[.P16]*[.N16]" office:value-type="float" office:value="0">
            <text:p>0 </text:p>
          </table:table-cell>
          <table:table-cell table:style-name="ce80"/>
          <table:table-cell table:style-name="ce556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pr11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69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2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7" table:formula="of:=[$Admin.B20]" office:value-type="date" office:date-value="2010-09-30">
            <text:p>30-Sep-10</text:p>
          </table:table-cell>
          <table:table-cell table:style-name="ce538"/>
          <table:table-cell table:style-name="ce546" table:formula="of:=[.D16]+[.F18]-[.L18]-[.R18]-[.X18]+[.Z16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May11.O$1])" office:value-type="float" office:value="0">
            <text:p>0 </text:p>
          </table:table-cell>
          <table:table-cell table:style-name="ce80"/>
          <table:table-cell table:style-name="ce556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y11.$O$1]" office:value-type="float" office:value="0">
            <text:p>0 </text:p>
          </table:table-cell>
          <table:table-cell table:style-name="ce80"/>
          <table:table-cell table:style-name="ce560" table:formula="of:=[.J18]*[.H18]" office:value-type="float" office:value="0">
            <text:p>0 </text:p>
          </table:table-cell>
          <table:table-cell table:style-name="ce80"/>
          <table:table-cell table:style-name="ce556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y11.$P$1]" office:value-type="float" office:value="0">
            <text:p>0 </text:p>
          </table:table-cell>
          <table:table-cell table:style-name="ce80"/>
          <table:table-cell table:style-name="ce560" table:formula="of:=[.P18]*[.N18]" office:value-type="float" office:value="0">
            <text:p>0 </text:p>
          </table:table-cell>
          <table:table-cell table:style-name="ce80"/>
          <table:table-cell table:style-name="ce556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May11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69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2" table:formula="of:=[.AB16]+[.F18]-[.L18]-[.R18]-[.X18]" office:value-type="float" office:value="0">
            <text:p>0 </text:p>
          </table:table-cell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table-cell table:style-name="ce576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7" table:formula="of:=[$Admin.B22]" office:value-type="date" office:date-value="2010-10-31">
            <text:p>31-Oct-10</text:p>
          </table:table-cell>
          <table:table-cell table:style-name="ce538"/>
          <table:table-cell table:style-name="ce546" table:formula="of:=[.D18]+[.F20]-[.L20]-[.R20]-[.X20]+[.Z18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Jun11.O$1])" office:value-type="float" office:value="0">
            <text:p>0 </text:p>
          </table:table-cell>
          <table:table-cell table:style-name="ce80"/>
          <table:table-cell table:style-name="ce556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n11.$O$1]" office:value-type="float" office:value="0">
            <text:p>0 </text:p>
          </table:table-cell>
          <table:table-cell table:style-name="ce80"/>
          <table:table-cell table:style-name="ce560" table:formula="of:=[.J20]*[.H20]" office:value-type="float" office:value="0">
            <text:p>0 </text:p>
          </table:table-cell>
          <table:table-cell table:style-name="ce80"/>
          <table:table-cell table:style-name="ce556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n11.$P$1]" office:value-type="float" office:value="0">
            <text:p>0 </text:p>
          </table:table-cell>
          <table:table-cell table:style-name="ce80"/>
          <table:table-cell table:style-name="ce560" table:formula="of:=[.P20]*[.N20]" office:value-type="float" office:value="0">
            <text:p>0 </text:p>
          </table:table-cell>
          <table:table-cell table:style-name="ce80"/>
          <table:table-cell table:style-name="ce556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n11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69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2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7"/>
          <table:table-cell table:style-name="ce537" table:formula="of:=[$Admin.B24]" office:value-type="date" office:date-value="2010-11-30">
            <text:p>30-Nov-10</text:p>
          </table:table-cell>
          <table:table-cell table:style-name="ce538"/>
          <table:table-cell table:style-name="ce546" table:formula="of:=[.D20]+[.F22]-[.L22]-[.R22]-[.X22]+[.Z20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Jul11.O$1])" office:value-type="float" office:value="0">
            <text:p>0 </text:p>
          </table:table-cell>
          <table:table-cell table:style-name="ce80"/>
          <table:table-cell table:style-name="ce556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l11.$O$1]" office:value-type="float" office:value="0">
            <text:p>0 </text:p>
          </table:table-cell>
          <table:table-cell table:style-name="ce80"/>
          <table:table-cell table:style-name="ce560" table:formula="of:=[.J22]*[.H22]" office:value-type="float" office:value="0">
            <text:p>0 </text:p>
          </table:table-cell>
          <table:table-cell table:style-name="ce80"/>
          <table:table-cell table:style-name="ce556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l11.$P$1]" office:value-type="float" office:value="0">
            <text:p>0 </text:p>
          </table:table-cell>
          <table:table-cell table:style-name="ce80"/>
          <table:table-cell table:style-name="ce560" table:formula="of:=[.P22]*[.N22]" office:value-type="float" office:value="0">
            <text:p>0 </text:p>
          </table:table-cell>
          <table:table-cell table:style-name="ce80"/>
          <table:table-cell table:style-name="ce556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Jul11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69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2" table:formula="of:=[.AB20]+[.F22]-[.L22]-[.R22]-[.X22]" office:value-type="float" office:value="0">
            <text:p>0 </text:p>
          </table:table-cell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table-cell table:style-name="ce576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26]" office:value-type="date" office:date-value="2010-12-31">
            <text:p>31-Dec-10</text:p>
          </table:table-cell>
          <table:table-cell table:style-name="ce538"/>
          <table:table-cell table:style-name="ce546" table:formula="of:=[.D22]+[.F24]-[.L24]-[.R24]-[.X24]+[.Z22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Aug11.O$1])" office:value-type="float" office:value="0">
            <text:p>0 </text:p>
          </table:table-cell>
          <table:table-cell table:style-name="ce80"/>
          <table:table-cell table:style-name="ce556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ug11.$O$1]" office:value-type="float" office:value="0">
            <text:p>0 </text:p>
          </table:table-cell>
          <table:table-cell table:style-name="ce80"/>
          <table:table-cell table:style-name="ce560" table:formula="of:=[.J24]*[.H24]" office:value-type="float" office:value="0">
            <text:p>0 </text:p>
          </table:table-cell>
          <table:table-cell table:style-name="ce80"/>
          <table:table-cell table:style-name="ce556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ug11.$P$1]" office:value-type="float" office:value="0">
            <text:p>0 </text:p>
          </table:table-cell>
          <table:table-cell table:style-name="ce80"/>
          <table:table-cell table:style-name="ce560" table:formula="of:=[.P24]*[.N24]" office:value-type="float" office:value="0">
            <text:p>0 </text:p>
          </table:table-cell>
          <table:table-cell table:style-name="ce80"/>
          <table:table-cell table:style-name="ce556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Aug11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69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2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28]" office:value-type="date" office:date-value="2011-01-31">
            <text:p>31-Jan-11</text:p>
          </table:table-cell>
          <table:table-cell table:style-name="ce538"/>
          <table:table-cell table:style-name="ce546" table:formula="of:=[.D24]+[.F26]-[.L26]-[.R26]-[.X26]+[.Z24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Sep11.O$1])" office:value-type="float" office:value="0">
            <text:p>0 </text:p>
          </table:table-cell>
          <table:table-cell table:style-name="ce80"/>
          <table:table-cell table:style-name="ce556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Sep11.$O$1]" office:value-type="float" office:value="0">
            <text:p>0 </text:p>
          </table:table-cell>
          <table:table-cell table:style-name="ce80"/>
          <table:table-cell table:style-name="ce560" table:formula="of:=[.J26]*[.H26]" office:value-type="float" office:value="0">
            <text:p>0 </text:p>
          </table:table-cell>
          <table:table-cell table:style-name="ce80"/>
          <table:table-cell table:style-name="ce556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Sep11.$P$1]" office:value-type="float" office:value="0">
            <text:p>0 </text:p>
          </table:table-cell>
          <table:table-cell table:style-name="ce80"/>
          <table:table-cell table:style-name="ce560" table:formula="of:=[.P26]*[.N26]" office:value-type="float" office:value="0">
            <text:p>0 </text:p>
          </table:table-cell>
          <table:table-cell table:style-name="ce80"/>
          <table:table-cell table:style-name="ce556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Sep11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69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2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30]" office:value-type="date" office:date-value="2011-02-28">
            <text:p>28-Feb-11</text:p>
          </table:table-cell>
          <table:table-cell table:style-name="ce538"/>
          <table:table-cell table:style-name="ce546" table:formula="of:=[.D26]+[.F28]-[.L28]-[.R28]-[.X28]+[.Z26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Oct11.O$1])" office:value-type="float" office:value="0">
            <text:p>0 </text:p>
          </table:table-cell>
          <table:table-cell table:style-name="ce80"/>
          <table:table-cell table:style-name="ce556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Oct11.$O$1]" office:value-type="float" office:value="0">
            <text:p>0 </text:p>
          </table:table-cell>
          <table:table-cell table:style-name="ce80"/>
          <table:table-cell table:style-name="ce560" table:formula="of:=[.J28]*[.H28]" office:value-type="float" office:value="0">
            <text:p>0 </text:p>
          </table:table-cell>
          <table:table-cell table:style-name="ce80"/>
          <table:table-cell table:style-name="ce556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Oct11.$P$1]" office:value-type="float" office:value="0">
            <text:p>0 </text:p>
          </table:table-cell>
          <table:table-cell table:style-name="ce80"/>
          <table:table-cell table:style-name="ce560" table:formula="of:=[.P28]*[.N28]" office:value-type="float" office:value="0">
            <text:p>0 </text:p>
          </table:table-cell>
          <table:table-cell table:style-name="ce80"/>
          <table:table-cell table:style-name="ce556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Oct11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69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2" table:formula="of:=[.AB26]+[.F28]-[.L28]-[.R28]-[.X28]" office:value-type="float" office:value="0">
            <text:p>0 </text:p>
          </table:table-cell>
          <table:table-cell table:style-name="ce88"/>
          <table:table-cell table:style-name="ce576" office:value-type="string" table:number-columns-spanned="4" table:number-rows-spanned="3">
            <text:p>6. If the % of stock sold in net sales is correct then Column Z should be zero unless stock has been lost.. <text:s text:c="21"/><text:s text:c="14"/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8" table:number-columns-repeated="2"/>
          <table:table-cell table:style-name="ce547" table:number-columns-repeated="2"/>
          <table:table-cell table:style-name="ce80" table:number-columns-repeated="2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3"/>
          <table:table-cell table:style-name="ce560"/>
          <table:table-cell table:style-name="ce80"/>
          <table:table-cell table:style-name="ce555"/>
          <table:table-cell table:style-name="ce80" table:number-columns-repeated="4"/>
          <table:table-cell table:style-name="ce569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7"/>
          <table:table-cell table:style-name="ce537" table:formula="of:=[$Admin.B32]" office:value-type="date" office:date-value="2011-03-31">
            <text:p>31-Mar-11</text:p>
          </table:table-cell>
          <table:table-cell table:style-name="ce538"/>
          <table:table-cell table:style-name="ce546" table:formula="of:=[.D28]+[.F30]-[.L30]-[.R30]-[.X30]+[.Z28]" office:value-type="float" office:value="0">
            <text:p>0 </text:p>
          </table:table-cell>
          <table:table-cell table:style-name="ce547"/>
          <table:table-cell table:style-name="ce80" table:formula="of:=IF(([.H$4]+[.N$4]+[.T$4])=0;0;['file:///C:/Users/acartwright/Personal/diy/GB%20Accounts/GB%20Accounts%202011/GB%20Accounts%20Company%202011-11-30%20(Nov11)%20OpenOffice/Purchases.ods'#$Nov11.O$1])" office:value-type="float" office:value="0">
            <text:p>0 </text:p>
          </table:table-cell>
          <table:table-cell table:style-name="ce80"/>
          <table:table-cell table:style-name="ce556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Nov11.$O$1]" office:value-type="float" office:value="0">
            <text:p>0 </text:p>
          </table:table-cell>
          <table:table-cell table:style-name="ce80"/>
          <table:table-cell table:style-name="ce560" table:formula="of:=[.J30]*[.H30]" office:value-type="float" office:value="0">
            <text:p>0 </text:p>
          </table:table-cell>
          <table:table-cell table:style-name="ce80"/>
          <table:table-cell table:style-name="ce556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Nov11.$P$1]" office:value-type="float" office:value="0">
            <text:p>0 </text:p>
          </table:table-cell>
          <table:table-cell table:style-name="ce80"/>
          <table:table-cell table:style-name="ce560" table:formula="of:=[.P30]*[.N30]" office:value-type="float" office:value="0">
            <text:p>0 </text:p>
          </table:table-cell>
          <table:table-cell table:style-name="ce80"/>
          <table:table-cell table:style-name="ce556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1-30%20(Nov11)%20OpenOffice/Sales.ods'#$Nov11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69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2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81" table:number-columns-repeated="4"/>
          <table:table-cell table:style-name="ce557"/>
          <table:table-cell table:style-name="ce81" table:number-columns-repeated="3"/>
          <table:table-cell table:style-name="ce561"/>
          <table:table-cell table:style-name="ce81"/>
          <table:table-cell table:style-name="ce557"/>
          <table:table-cell table:style-name="ce81" table:number-columns-repeated="3"/>
          <table:table-cell table:style-name="ce561"/>
          <table:table-cell table:style-name="ce81"/>
          <table:table-cell table:style-name="ce557"/>
          <table:table-cell table:style-name="ce81" table:number-columns-repeated="4"/>
          <table:table-cell table:style-name="ce570"/>
          <table:table-cell table:style-name="ce81" table:number-columns-repeated="3"/>
          <table:table-cell table:style-name="ce90"/>
          <table:table-cell table:style-name="ce580"/>
          <table:table-cell table:style-name="ce584" table:number-columns-repeated="3"/>
          <table:table-cell table:style-name="ce90"/>
          <table:table-cell table:number-columns-repeated="990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6" table:default-cell-style-name="ce458"/>
        <table:table-column table:style-name="co44" table:default-cell-style-name="ce463"/>
        <table:table-column table:style-name="co57" table:default-cell-style-name="ce458"/>
        <table:table-column table:style-name="co58" table:default-cell-style-name="ce458"/>
        <table:table-column table:style-name="co59" table:default-cell-style-name="ce458"/>
        <table:table-column table:style-name="co60" table:default-cell-style-name="ce458"/>
        <table:table-column table:style-name="co6" table:default-cell-style-name="ce478"/>
        <table:table-column table:style-name="co57" table:default-cell-style-name="ce458"/>
        <table:table-column table:style-name="co6" table:default-cell-style-name="ce458"/>
        <table:table-column table:style-name="co61" table:default-cell-style-name="ce458"/>
        <table:table-column table:style-name="co62" table:default-cell-style-name="ce458"/>
        <table:table-column table:style-name="co6" table:default-cell-style-name="ce458"/>
        <table:table-column table:style-name="co63" table:default-cell-style-name="ce458"/>
        <table:table-column table:style-name="co6" table:default-cell-style-name="ce458"/>
        <table:table-column table:style-name="co64" table:default-cell-style-name="ce458"/>
        <table:table-column table:style-name="co6" table:default-cell-style-name="ce458"/>
        <table:table-column table:style-name="co48" table:default-cell-style-name="ce458"/>
        <table:table-column table:style-name="co6" table:number-columns-repeated="1007" table:default-cell-style-name="ce458"/>
        <table:table-row table:style-name="ro9">
          <table:table-cell table:style-name="ce457"/>
          <table:table-cell table:style-name="ce459" office:value-type="string">
            <text:p>Dates</text:p>
          </table:table-cell>
          <table:table-cell table:style-name="ce457" table:number-columns-repeated="4"/>
          <table:table-cell table:style-name="ce470"/>
          <table:table-cell table:style-name="ce457" table:number-columns-repeated="10"/>
          <table:table-cell table:number-columns-repeated="1007"/>
        </table:table-row>
        <table:table-row table:style-name="ro7">
          <table:table-cell table:style-name="ce457"/>
          <table:table-cell table:style-name="ce460" office:value-type="date" office:date-value="2009-12-31">
            <text:p>31-Dec-09</text:p>
          </table:table-cell>
          <table:table-cell table:style-name="ce457"/>
          <table:table-cell table:style-name="ce465" table:number-columns-spanned="3" table:number-rows-spanned="1"/>
          <table:covered-table-cell table:number-columns-repeated="2"/>
          <table:table-cell table:style-name="ce465"/>
          <table:table-cell table:style-name="ce457" table:number-columns-repeated="10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1-01">
            <text:p>01-Jan-10</text:p>
          </table:table-cell>
          <table:table-cell table:style-name="ce457"/>
          <table:table-cell table:style-name="ce46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4" office:value-type="string">
            <text:p>2010-11</text:p>
          </table:table-cell>
          <table:table-cell table:style-name="ce457" table:number-columns-repeated="3"/>
          <table:table-cell table:style-name="ce481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6" table:formula="of:=[.G3]" office:value-type="string" office:string-value="2010-11">
            <text:p>2010-11</text:p>
          </table:table-cell>
          <table:table-cell table:style-name="ce457" table:number-columns-repeated="3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1-31">
            <text:p>31-Jan-10</text:p>
          </table:table-cell>
          <table:table-cell table:style-name="ce457" table:number-columns-repeated="3"/>
          <table:table-cell table:style-name="ce470" office:value-type="string">
            <text:p>Year to</text:p>
          </table:table-cell>
          <table:table-cell table:style-name="ce470" office:value-type="string">
            <text:p>%</text:p>
          </table:table-cell>
          <table:table-cell table:style-name="ce457" table:number-columns-repeated="3"/>
          <table:table-cell table:style-name="ce482" table:number-columns-repeated="3"/>
          <table:table-cell table:style-name="ce465"/>
          <table:table-cell table:style-name="ce457" table:number-columns-repeated="3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2-01">
            <text:p>01-Feb-10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8]" office:value-type="date" office:date-value="2010-03-31">
            <text:p>31-Mar-10</text:p>
          </table:table-cell>
          <table:table-cell table:style-name="ce475" office:value-type="float" office:value="100">
            <text:p>100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2-28">
            <text:p>28-Feb-10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8]" office:value-type="date" office:date-value="2010-03-31">
            <text:p>31-Mar-10</text:p>
          </table:table-cell>
          <table:table-cell table:style-name="ce475" office:value-type="float" office:value="20">
            <text:p>20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10">
            <text:p>2010</text:p>
          </table:table-cell>
          <table:table-cell table:style-name="ce483" table:formula="of:=[.B25]" office:value-type="date" office:date-value="2010-12-01" table:number-columns-spanned="2" table:number-rows-spanned="1">
            <text:p>Wednesday, December 01, 2010</text:p>
          </table:table-cell>
          <table:covered-table-cell/>
          <table:table-cell table:style-name="ce487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475" office:value-type="float" office:value="21">
            <text:p>21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3-01">
            <text:p>01-Mar-10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32]" office:value-type="date" office:date-value="2011-03-31">
            <text:p>31-Mar-11</text:p>
          </table:table-cell>
          <table:table-cell table:style-name="ce475" office:value-type="float" office:value="100">
            <text:p>100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11">
            <text:p>2011</text:p>
          </table:table-cell>
          <table:table-cell table:style-name="ce483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487" table:formula="of:=[.B48]" office:value-type="date" office:date-value="2011-11-30" table:number-columns-spanned="2" table:number-rows-spanned="1">
            <text:p>Wednesday, November 30, 2011</text:p>
          </table:table-cell>
          <table:covered-table-cell/>
          <table:table-cell table:style-name="ce475" office:value-type="float" office:value="20">
            <text:p>20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3-31">
            <text:p>31-Mar-10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32]" office:value-type="date" office:date-value="2011-03-31">
            <text:p>31-Mar-11</text:p>
          </table:table-cell>
          <table:table-cell table:style-name="ce475" office:value-type="float" office:value="20">
            <text:p>20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4-01">
            <text:p>01-Apr-10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4" table:number-columns-repeated="3"/>
          <table:table-cell table:style-name="ce484" office:value-type="string">
            <text:p>Date</text:p>
          </table:table-cell>
          <table:table-cell table:style-name="ce464"/>
          <table:table-cell table:style-name="ce488" office:value-type="string">
            <text:p>Number</text:p>
          </table:table-cell>
          <table:table-cell table:style-name="ce491"/>
          <table:table-cell table:style-name="ce495"/>
          <table:table-cell table:style-name="ce470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4-30">
            <text:p>30-Apr-10</text:p>
          </table:table-cell>
          <table:table-cell table:style-name="ce457"/>
          <table:table-cell table:style-name="ce46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0"/>
          <table:table-cell table:style-name="ce457" table:number-columns-repeated="4"/>
          <table:table-cell table:style-name="ce471" table:formula="of:=[.B8]" office:value-type="date" office:date-value="2010-03-31">
            <text:p>31-Mar-10</text:p>
          </table:table-cell>
          <table:table-cell table:style-name="ce470" office:value-type="string">
            <text:p>=</text:p>
          </table:table-cell>
          <table:table-cell table:style-name="ce489" table:formula="of:=[.B8]" office:value-type="float" office:value="40268">
            <text:p>40268</text:p>
          </table:table-cell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5-01">
            <text:p>01-May-10</text:p>
          </table:table-cell>
          <table:table-cell table:style-name="ce457"/>
          <table:table-cell table:style-name="ce457" office:value-type="string">
            <text:p>Costing over </text:p>
          </table:table-cell>
          <table:table-cell table:style-name="ce469" office:value-type="float" office:value="12000">
            <text:p>12000</text:p>
          </table:table-cell>
          <table:table-cell table:style-name="ce457" office:value-type="string">
            <text:p>Restricted to</text:p>
          </table:table-cell>
          <table:table-cell table:style-name="ce469" office:value-type="float" office:value="3000">
            <text:p>3000</text:p>
          </table:table-cell>
          <table:table-cell table:style-name="ce457" table:number-columns-repeated="4"/>
          <table:table-cell table:style-name="ce471" table:formula="of:=[.B32]" office:value-type="date" office:date-value="2011-03-31">
            <text:p>31-Mar-11</text:p>
          </table:table-cell>
          <table:table-cell table:style-name="ce485" office:value-type="string">
            <text:p>=</text:p>
          </table:table-cell>
          <table:table-cell table:style-name="ce489" table:formula="of:=[.B32]" office:value-type="float" office:value="40633">
            <text:p>40633</text:p>
          </table:table-cell>
          <table:table-cell table:style-name="ce470" table:number-columns-repeated="3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5-31">
            <text:p>31-May-10</text:p>
          </table:table-cell>
          <table:table-cell table:style-name="ce457" table:number-columns-repeated="2"/>
          <table:table-cell table:style-name="ce470"/>
          <table:table-cell table:style-name="ce457"/>
          <table:table-cell table:style-name="ce470"/>
          <table:table-cell table:style-name="ce457" table:number-columns-repeated="5"/>
          <table:table-cell table:style-name="ce485"/>
          <table:table-cell table:style-name="ce470"/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6-01">
            <text:p>01-Jun-10</text:p>
          </table:table-cell>
          <table:table-cell table:style-name="ce457"/>
          <table:table-cell table:style-name="ce46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0" office:value-type="string">
            <text:p>%</text:p>
          </table:table-cell>
          <table:table-cell table:style-name="ce457" table:number-columns-repeated="10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6-30">
            <text:p>30-Jun-10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6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5"/>
          <table:table-cell table:style-name="ce457"/>
          <table:table-cell table:style-name="ce470" office:value-type="string">
            <text:p>Miles</text:p>
          </table:table-cell>
          <table:table-cell table:style-name="ce470" office:value-type="string">
            <text:p>p per mile</text:p>
          </table:table-cell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7-01">
            <text:p>01-Jul-10</text:p>
          </table:table-cell>
          <table:table-cell table:style-name="ce457"/>
          <table:table-cell table:style-name="ce46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6" office:value-type="percentage" office:value="0">
            <text:p>0%</text:p>
          </table:table-cell>
          <table:table-cell table:style-name="ce457"/>
          <table:table-cell table:style-name="ce465" table:number-columns-repeated="4"/>
          <table:table-cell table:style-name="ce457"/>
          <table:table-cell table:style-name="ce470" table:number-columns-repeated="2"/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7-31">
            <text:p>31-Jul-10</text:p>
          </table:table-cell>
          <table:table-cell table:style-name="ce457"/>
          <table:table-cell table:style-name="ce46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6" office:value-type="percentage" office:value="0.1">
            <text:p>10%</text:p>
          </table:table-cell>
          <table:table-cell table:style-name="ce457"/>
          <table:table-cell table:style-name="ce464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69" office:value-type="float" office:value="10000">
            <text:p>10000</text:p>
          </table:table-cell>
          <table:table-cell table:style-name="ce492" office:value-type="float" office:value="0.4">
            <text:p>0.40</text:p>
          </table:table-cell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8-01">
            <text:p>01-Aug-10</text:p>
          </table:table-cell>
          <table:table-cell table:style-name="ce457"/>
          <table:table-cell table:style-name="ce46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6" office:value-type="percentage" office:value="0.2">
            <text:p>20%</text:p>
          </table:table-cell>
          <table:table-cell table:style-name="ce457"/>
          <table:table-cell table:style-name="ce464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69" office:value-type="float" office:value="10001">
            <text:p>10001</text:p>
          </table:table-cell>
          <table:table-cell table:style-name="ce492" office:value-type="float" office:value="0.25">
            <text:p>0.25</text:p>
          </table:table-cell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8-31">
            <text:p>31-Aug-10</text:p>
          </table:table-cell>
          <table:table-cell table:style-name="ce457"/>
          <table:table-cell table:style-name="ce46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6" office:value-type="percentage" office:value="0.33">
            <text:p>33%</text:p>
          </table:table-cell>
          <table:table-cell table:style-name="ce464" table:number-columns-repeated="8"/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9-01">
            <text:p>01-Sep-10</text:p>
          </table:table-cell>
          <table:table-cell table:style-name="ce464"/>
          <table:table-cell table:style-name="ce46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6" office:value-type="percentage" office:value="0.25">
            <text:p>25%</text:p>
          </table:table-cell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6" office:value-type="float" office:value="17.5">
            <text:p>17.5</text:p>
          </table:table-cell>
          <table:table-cell table:style-name="ce459" table:formula="of:=[.B9]" office:value-type="date" office:date-value="2010-04-01">
            <text:p>01-Apr-10</text:p>
          </table:table-cell>
          <table:table-cell table:style-name="ce493" table:formula="of:=[.B26]" office:value-type="date" office:date-value="2010-12-31">
            <text:p>31-Dec-10</text:p>
          </table:table-cell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09-30">
            <text:p>30-Sep-10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90"/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0-01">
            <text:p>01-Oct-10</text:p>
          </table:table-cell>
          <table:table-cell table:style-name="ce464" table:number-columns-repeated="4"/>
          <table:table-cell table:style-name="ce470"/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0" office:value-type="float" office:value="20">
            <text:p>20</text:p>
          </table:table-cell>
          <table:table-cell table:style-name="ce459" table:formula="of:=[.B27]" office:value-type="date" office:date-value="2011-01-01">
            <text:p>01-Jan-11</text:p>
          </table:table-cell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0-31">
            <text:p>31-Oct-10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85"/>
          <table:table-cell table:style-name="ce464"/>
          <table:table-cell table:style-name="ce457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1-01">
            <text:p>01-Nov-10</text:p>
          </table:table-cell>
          <table:table-cell table:style-name="ce464"/>
          <table:table-cell table:style-name="ce467" table:number-columns-repeated="2"/>
          <table:table-cell table:style-name="ce472"/>
          <table:table-cell table:style-name="ce473"/>
          <table:table-cell table:style-name="ce467" table:number-columns-repeated="8"/>
          <table:table-cell table:style-name="ce468" table:number-columns-repeated="2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1-30">
            <text:p>30-Nov-10</text:p>
          </table:table-cell>
          <table:table-cell table:style-name="ce464"/>
          <table:table-cell table:style-name="ce467" table:number-columns-repeated="3"/>
          <table:table-cell table:style-name="ce473"/>
          <table:table-cell table:style-name="ce468" table:number-columns-repeated="10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2-01">
            <text:p>01-Dec-10</text:p>
          </table:table-cell>
          <table:table-cell table:style-name="ce457"/>
          <table:table-cell table:style-name="ce467" table:number-columns-repeated="2"/>
          <table:table-cell table:style-name="ce473"/>
          <table:table-cell table:style-name="ce477"/>
          <table:table-cell table:style-name="ce468" table:number-columns-repeated="10"/>
          <table:table-cell table:number-columns-repeated="1007"/>
        </table:table-row>
        <table:table-row table:style-name="ro7">
          <table:table-cell table:style-name="ce457"/>
          <table:table-cell table:style-name="ce461" office:value-type="date" office:date-value="2010-12-31">
            <text:p>31-Dec-10</text:p>
          </table:table-cell>
          <table:table-cell table:style-name="ce457"/>
          <table:table-cell table:style-name="ce468" table:number-columns-repeated="4"/>
          <table:table-cell/>
          <table:table-cell table:style-name="ce468" table:number-columns-repeated="9"/>
          <table:table-cell table:number-columns-repeated="1007"/>
        </table:table-row>
        <table:table-row table:style-name="ro9">
          <table:table-cell table:style-name="ce457"/>
          <table:table-cell table:style-name="ce461" office:value-type="date" office:date-value="2011-01-01">
            <text:p>01-Jan-11</text:p>
          </table:table-cell>
          <table:table-cell table:style-name="ce457"/>
          <table:table-cell table:style-name="ce468" table:number-columns-repeated="4"/>
          <table:table-cell table:number-columns-repeated="1017"/>
        </table:table-row>
        <table:table-row table:style-name="ro9">
          <table:table-cell table:style-name="ce457"/>
          <table:table-cell table:style-name="ce461" office:value-type="date" office:date-value="2011-01-31">
            <text:p>31-Jan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2-01">
            <text:p>01-Feb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2-28">
            <text:p>28-Feb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3-01">
            <text:p>01-Mar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3-31">
            <text:p>31-Mar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4-01">
            <text:p>01-Apr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4-30">
            <text:p>30-Apr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5-01">
            <text:p>01-May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5-31">
            <text:p>31-May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6-01">
            <text:p>01-Jun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6-30">
            <text:p>30-Jun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7-01">
            <text:p>01-Jul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7-31">
            <text:p>31-Jul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8-01">
            <text:p>01-Aug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8-31">
            <text:p>31-Aug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9-01">
            <text:p>01-Sep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09-30">
            <text:p>30-Sep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0-01">
            <text:p>01-Oct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0-31">
            <text:p>31-Oct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1-01">
            <text:p>01-Nov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1-30">
            <text:p>30-Nov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2-01">
            <text:p>01-Dec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1-12-31">
            <text:p>31-Dec-11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2-01-01">
            <text:p>01-Jan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2-01-31">
            <text:p>31-Jan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2-02-01">
            <text:p>01-Feb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2-02-28">
            <text:p>28-Feb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1" office:value-type="date" office:date-value="2012-03-01">
            <text:p>01-Mar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62" office:value-type="date" office:date-value="2012-03-31">
            <text:p>31-Mar-12</text:p>
          </table:table-cell>
          <table:table-cell table:style-name="ce457"/>
          <table:table-cell table:number-columns-repeated="1021"/>
        </table:table-row>
        <table:table-row table:style-name="ro9">
          <table:table-cell table:style-name="ce457"/>
          <table:table-cell table:style-name="ce459"/>
          <table:table-cell table:style-name="ce457"/>
          <table:table-cell table:number-columns-repeated="1021"/>
        </table:table-row>
        <table:table-row table:style-name="ro9" table:number-rows-repeated="654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'file:///C:/Users/acartwright/Personal/diy/GB%20Accounts/GB%20Accounts%202011/GB%20Accounts%20Company%202011-11-30%20(Nov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Oct11" table:print="false" table:style-name="ta_extref">
        <table:table-source xlink:href="../Sales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les.ods'#Nov11" table:print="false" table:style-name="ta_extref">
        <table:table-source xlink:href="../Sales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Oct11" table:print="false" table:style-name="ta_extref">
        <table:table-source xlink:href="../Purchases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urchases.ods'#Nov11" table:print="false" table:style-name="ta_extref">
        <table:table-source xlink:href="../Purchases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Dec10" table:print="false" table:style-name="ta_extref">
        <table:table-source xlink:href="../Creditcard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Jan11" table:print="false" table:style-name="ta_extref">
        <table:table-source xlink:href="../Creditcard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Feb11" table:print="false" table:style-name="ta_extref">
        <table:table-source xlink:href="../Creditcard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Mar11" table:print="false" table:style-name="ta_extref">
        <table:table-source xlink:href="../Creditcard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Apr11" table:print="false" table:style-name="ta_extref">
        <table:table-source xlink:href="../Creditcard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May11" table:print="false" table:style-name="ta_extref">
        <table:table-source xlink:href="../Creditcard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Jun11" table:print="false" table:style-name="ta_extref">
        <table:table-source xlink:href="../Creditcard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Jul11" table:print="false" table:style-name="ta_extref">
        <table:table-source xlink:href="../Creditcard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Aug11" table:print="false" table:style-name="ta_extref">
        <table:table-source xlink:href="../Creditcard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Sep11" table:print="false" table:style-name="ta_extref">
        <table:table-source xlink:href="../Creditcard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Oct11" table:print="false" table:style-name="ta_extref">
        <table:table-source xlink:href="../Creditcard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reditcardaccount.ods'#Nov11" table:print="false" table:style-name="ta_extref">
        <table:table-source xlink:href="../Creditcardaccount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Dec10" table:print="false" table:style-name="ta_extref">
        <table:table-source xlink:href="../Cash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Jan11" table:print="false" table:style-name="ta_extref">
        <table:table-source xlink:href="../Cash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Feb11" table:print="false" table:style-name="ta_extref">
        <table:table-source xlink:href="../Cash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Mar11" table:print="false" table:style-name="ta_extref">
        <table:table-source xlink:href="../Cash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Apr11" table:print="false" table:style-name="ta_extref">
        <table:table-source xlink:href="../Cash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May11" table:print="false" table:style-name="ta_extref">
        <table:table-source xlink:href="../Cash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Jun11" table:print="false" table:style-name="ta_extref">
        <table:table-source xlink:href="../Cash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Jul11" table:print="false" table:style-name="ta_extref">
        <table:table-source xlink:href="../Cash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Aug11" table:print="false" table:style-name="ta_extref">
        <table:table-source xlink:href="../Cash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Sep11" table:print="false" table:style-name="ta_extref">
        <table:table-source xlink:href="../Cash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Oct11" table:print="false" table:style-name="ta_extref">
        <table:table-source xlink:href="../Cash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ashaccount.ods'#Nov11" table:print="false" table:style-name="ta_extref">
        <table:table-source xlink:href="../Cashaccount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1/GB%20Accounts%20Company%202011-11-30%20(Nov11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1/GB%20Accounts%20Company%202011-11-30%20(Nov11)%20OpenOffice/Currentaccount.ods'#Dec10" table:print="false" table:style-name="ta_extref">
        <table:table-source xlink:href="../Current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Jan11" table:print="false" table:style-name="ta_extref">
        <table:table-source xlink:href="../Current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Feb11" table:print="false" table:style-name="ta_extref">
        <table:table-source xlink:href="../Current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Mar11" table:print="false" table:style-name="ta_extref">
        <table:table-source xlink:href="../Current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Apr11" table:print="false" table:style-name="ta_extref">
        <table:table-source xlink:href="../Current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May11" table:print="false" table:style-name="ta_extref">
        <table:table-source xlink:href="../Current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Jun11" table:print="false" table:style-name="ta_extref">
        <table:table-source xlink:href="../Current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Jul11" table:print="false" table:style-name="ta_extref">
        <table:table-source xlink:href="../Current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Aug11" table:print="false" table:style-name="ta_extref">
        <table:table-source xlink:href="../Current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Sep11" table:print="false" table:style-name="ta_extref">
        <table:table-source xlink:href="../Current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Oct11" table:print="false" table:style-name="ta_extref">
        <table:table-source xlink:href="../Current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Currentaccount.ods'#Nov11" table:print="false" table:style-name="ta_extref">
        <table:table-source xlink:href="../Currentaccount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Dec10" table:print="false" table:style-name="ta_extref">
        <table:table-source xlink:href="../Saving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Jan11" table:print="false" table:style-name="ta_extref">
        <table:table-source xlink:href="../Saving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Feb11" table:print="false" table:style-name="ta_extref">
        <table:table-source xlink:href="../Saving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Mar11" table:print="false" table:style-name="ta_extref">
        <table:table-source xlink:href="../Saving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Apr11" table:print="false" table:style-name="ta_extref">
        <table:table-source xlink:href="../Saving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May11" table:print="false" table:style-name="ta_extref">
        <table:table-source xlink:href="../Saving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Jun11" table:print="false" table:style-name="ta_extref">
        <table:table-source xlink:href="../Saving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Jul11" table:print="false" table:style-name="ta_extref">
        <table:table-source xlink:href="../Saving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Aug11" table:print="false" table:style-name="ta_extref">
        <table:table-source xlink:href="../Saving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Sep11" table:print="false" table:style-name="ta_extref">
        <table:table-source xlink:href="../Saving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Oct11" table:print="false" table:style-name="ta_extref">
        <table:table-source xlink:href="../Saving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Savingaccount.ods'#Nov11" table:print="false" table:style-name="ta_extref">
        <table:table-source xlink:href="../Savingaccount.ods" table:table-name="Nov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1.ods'#Dec10" table:print="false" table:style-name="ta_extref">
        <table:table-source xlink:href="../Payrollyearto050411.ods" table:table-name="Dec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1.ods'#Jan11" table:print="false" table:style-name="ta_extref">
        <table:table-source xlink:href="../Payrollyearto050411.ods" table:table-name="Ja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1.ods'#Feb11" table:print="false" table:style-name="ta_extref">
        <table:table-source xlink:href="../Payrollyearto050411.ods" table:table-name="Feb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1.ods'#Mar11" table:print="false" table:style-name="ta_extref">
        <table:table-source xlink:href="../Payrollyearto050411.ods" table:table-name="Ma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Apr11" table:print="false" table:style-name="ta_extref">
        <table:table-source xlink:href="../Payrollyearto050412.ods" table:table-name="Ap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May11" table:print="false" table:style-name="ta_extref">
        <table:table-source xlink:href="../Payrollyearto050412.ods" table:table-name="May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Jun11" table:print="false" table:style-name="ta_extref">
        <table:table-source xlink:href="../Payrollyearto050412.ods" table:table-name="Ju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Jul11" table:print="false" table:style-name="ta_extref">
        <table:table-source xlink:href="../Payrollyearto050412.ods" table:table-name="Jul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Aug11" table:print="false" table:style-name="ta_extref">
        <table:table-source xlink:href="../Payrollyearto050412.ods" table:table-name="Aug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Sep11" table:print="false" table:style-name="ta_extref">
        <table:table-source xlink:href="../Payrollyearto050412.ods" table:table-name="Sep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Oct11" table:print="false" table:style-name="ta_extref">
        <table:table-source xlink:href="../Payrollyearto050412.ods" table:table-name="Oct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1-30%20(Nov11)%20OpenOffice/Payrollyearto050412.ods'#Nov11" table:print="false" table:style-name="ta_extref">
        <table:table-source xlink:href="../Payrollyearto050412.ods" table:table-name="Nov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2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28:41.06</dc:date>
    <meta:print-date>2008-12-27T16:06:52Z</meta:print-date>
    <meta:editing-duration>PT00H49M29S</meta:editing-duration>
    <meta:editing-cycles>12</meta:editing-cycles>
    <meta:document-statistic meta:table-count="12" meta:cell-count="5270" meta:object-count="0"/>
  </office:meta>
</office:document-meta>
</file>